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_54364__51456__32_3" style:data-style-name="N0">
      <style:table-cell-properties fo:border="thin solid #000000" style:vertical-align="middle" fo:background-color="transparent"/>
    </style:style>
    <style:style style:name="ce3" style:family="table-cell" style:parent-style-name="_54364__51456__32_2_32_2" style:data-style-name="N0">
      <style:table-cell-properties fo:border="thin solid #000000" style:vertical-align="middle" fo:background-color="transparent"/>
    </style:style>
    <style:style style:name="ce4" style:family="table-cell" style:parent-style-name="_54364__51456__32_2_32_2" style:data-style-name="N48">
      <style:table-cell-properties fo:border="thin solid #000000" style:vertical-align="middle" fo:wrap-option="wrap" fo:background-color="transparent" style:repeat-content="false"/>
      <style:paragraph-properties fo:text-align="end" fo:margin-right="0cm"/>
      <style:text-properties fo:font-weight="bold" style:font-weight-asian="bold" style:font-weight-complex="bold"/>
    </style:style>
    <style:style style:name="ce5" style:family="table-cell" style:parent-style-name="_54364__51456__32_2_32_2" style:data-style-name="N49">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_54364__51456__32_2_32_2" style:data-style-name="N51">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_54364__51456__32_2_32_2" style:data-style-name="N48">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_54364__51456__32_2_32_2" style:data-style-name="N0">
      <style:table-cell-properties fo:border="thin solid #000000" style:vertical-align="automatic" fo:background-color="transparent"/>
    </style:style>
    <style:style style:name="ce11" style:family="table-cell" style:parent-style-name="_54364__51456__32_2_32_2" style:data-style-name="N48">
      <style:table-cell-properties fo:border="thin solid #000000" style:vertical-align="middle" fo:background-color="transparent" style:repeat-content="false"/>
      <style:paragraph-properties fo:text-align="end" fo:margin-right="0cm"/>
    </style:style>
    <style:style style:name="ce12" style:family="table-cell" style:parent-style-name="_54364__51456__32_2_32_2" style:data-style-name="N49">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3"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4" style:family="table-cell" style:parent-style-name="_54364__51456__32_2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5" style:family="table-cell" style:parent-style-name="_54364__51456__32_2_32_2" style:data-style-name="N51">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6"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7" style:family="table-cell" style:parent-style-name="_54364__51456__32_2_32_2" style:data-style-name="N0">
      <style:table-cell-properties fo:border="thin solid #000000" style:vertical-align="middle" fo:background-color="transparent"/>
      <style:text-properties fo:font-size="10pt" style:font-size-asian="10pt" style:font-size-complex="10pt"/>
    </style:style>
    <style:style style:name="ce18" style:family="table-cell" style:parent-style-name="_54364__51456__32_2_32_2" style:data-style-name="N51">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19" style:family="table-cell" style:parent-style-name="_54364__51456__32_2_32_2" style:data-style-name="N0">
      <style:table-cell-properties fo:border="thin solid #000000" style:vertical-align="middle" fo:background-color="#FFC000"/>
    </style:style>
    <style:style style:name="ce20" style:family="table-cell" style:parent-style-name="_54364__51456__32_2_32_2" style:data-style-name="N0">
      <style:table-cell-properties fo:border="thin solid #000000" style:vertical-align="automatic" fo:background-color="#FFC000"/>
    </style:style>
    <style:style style:name="ce21" style:family="table-cell" style:parent-style-name="_54364__51456__32_2_32_2" style:data-style-name="N49">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22" style:family="table-cell" style:parent-style-name="_54364__51456__32_2_32_2" style:data-style-name="N5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23" style:family="table-cell" style:parent-style-name="_54364__51456__32_2_32_2" style:data-style-name="N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24" style:family="table-cell" style:parent-style-name="_54364__51456__32_2_32_2" style:data-style-name="N51">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25" style:family="table-cell" style:parent-style-name="_54364__51456__32_2_32_2" style:data-style-name="N48">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26" style:family="table-cell" style:parent-style-name="_54364__51456__32_2_32_2" style:data-style-name="N0">
      <style:table-cell-properties fo:border="thin solid #000000" style:vertical-align="middle" fo:background-color="#FFC000"/>
      <style:text-properties fo:font-size="10pt" style:font-size-asian="10pt" style:font-size-complex="10pt"/>
    </style:style>
    <style:style style:name="ce27" style:family="table-cell" style:parent-style-name="_54364__51456__32_2_32_2" style:data-style-name="N0">
      <style:table-cell-properties fo:border="thin solid #000000" style:vertical-align="middle" fo:wrap-option="wrap" fo:background-color="transparent"/>
      <style:text-properties fo:font-size="10pt" style:font-size-asian="10pt" style:font-size-complex="10pt"/>
    </style:style>
    <style:style style:name="ce28" style:family="table-cell" style:parent-style-name="_54364__51456__32_2_32_2" style:data-style-name="N51">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29" style:family="table-cell" style:parent-style-name="_54364__51456__32_2_32_2" style:data-style-name="N0">
      <style:table-cell-properties fo:border="thin solid #000000" style:vertical-align="middle" fo:background-color="#F2F2F2"/>
    </style:style>
    <style:style style:name="ce30" style:family="table-cell" style:parent-style-name="_54364__51456__32_2_32_2" style:data-style-name="N0">
      <style:table-cell-properties fo:border="thin solid #000000" style:vertical-align="automatic" fo:background-color="#F2F2F2"/>
    </style:style>
    <style:style style:name="ce31" style:family="table-cell" style:parent-style-name="_54364__51456__32_2_32_2" style:data-style-name="N49">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32" style:family="table-cell" style:parent-style-name="_54364__51456__32_2_32_2" style:data-style-name="N5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33" style:family="table-cell" style:parent-style-name="_54364__51456__32_2_32_2" style:data-style-name="N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34" style:family="table-cell" style:parent-style-name="_54364__51456__32_2_32_2" style:data-style-name="N51">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35" style:family="table-cell" style:parent-style-name="_54364__51456__32_2_32_2" style:data-style-name="N48">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36" style:family="table-cell" style:parent-style-name="_54364__51456__32_2_32_2" style:data-style-name="N0">
      <style:table-cell-properties fo:border="thin solid #000000" style:vertical-align="middle" fo:background-color="#F2F2F2"/>
      <style:text-properties fo:font-size="10pt" style:font-size-asian="10pt" style:font-size-complex="10pt"/>
    </style:style>
    <style:style style:name="ce37" style:family="table-cell" style:parent-style-name="_54364__51456__32_3" style:data-style-name="N0">
      <style:table-cell-properties fo:border="thin solid #000000" style:vertical-align="middle" fo:background-color="#F2F2F2"/>
    </style:style>
    <style:style style:name="ce38"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39" style:family="table-cell" style:parent-style-name="Default" style:data-style-name="N0">
      <style:table-cell-properties fo:border="thin solid #000000"/>
    </style:style>
    <style:style style:name="ce40" style:family="table-cell" style:parent-style-name="_54364__51456__32_2_32_2" style:data-style-name="N0">
      <style:table-cell-properties fo:border="thin solid #000000" style:vertical-align="middle" fo:background-color="transparent"/>
      <style:text-properties fo:color="#222222" fo:font-size="10pt" style:font-size-asian="10pt" style:font-size-complex="10pt"/>
    </style:style>
    <style:style style:name="ce41" style:family="table-cell" style:parent-style-name="Default" style:data-style-name="N0">
      <style:table-cell-properties fo:border="thin solid #000000" fo:background-color="#FFC000"/>
    </style:style>
    <style:style style:name="ce42" style:family="table-cell" style:parent-style-name="_54364__51456__32_2_32_2" style:data-style-name="N51">
      <style:table-cell-properties fo:border="thin solid #000000" style:vertical-align="middle" fo:background-color="transparent" style:repeat-content="false"/>
      <style:paragraph-properties fo:text-align="center"/>
      <style:text-properties fo:color="#FF0000" fo:font-size="10pt" style:font-size-asian="10pt" style:font-size-complex="10pt"/>
    </style:style>
    <style:style style:name="ce43" style:family="table-cell" style:parent-style-name="_54364__51456__32_2_32_2" style:data-style-name="N0">
      <style:table-cell-properties fo:border="thin solid #000000" style:vertical-align="top" fo:background-color="transparent"/>
    </style:style>
    <style:style style:name="ce44" style:family="table-cell" style:parent-style-name="_54364__51456__32_2_32_2" style:data-style-name="N0">
      <style:table-cell-properties fo:border="thin solid #000000" style:vertical-align="middle" fo:background-color="transparent"/>
      <style:text-properties fo:font-size="12pt" style:font-size-asian="12pt" style:font-size-complex="12pt"/>
    </style:style>
    <style:style style:name="ce45" style:family="table-cell" style:parent-style-name="Default" style:data-style-name="N49">
      <style:table-cell-properties fo:border="thin solid #000000" style:vertical-align="middle" style:repeat-content="false"/>
      <style:paragraph-properties fo:text-align="center"/>
      <style:text-properties fo:font-size="10pt" style:font-size-asian="10pt" style:font-size-complex="10pt"/>
    </style:style>
    <style:style style:name="ce46"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47"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48" style:family="table-cell" style:parent-style-name="Default" style:data-style-name="N51">
      <style:table-cell-properties fo:border="thin solid #000000" style:vertical-align="middle" style:repeat-content="false"/>
      <style:paragraph-properties fo:text-align="center"/>
      <style:text-properties fo:font-size="10pt" style:font-size-asian="10pt" style:font-size-complex="10pt"/>
    </style:style>
    <style:style style:name="ce49" style:family="table-cell" style:parent-style-name="Default" style:data-style-name="N0">
      <style:table-cell-properties fo:border="thin solid #000000"/>
      <style:text-properties fo:font-size="10pt" style:font-size-asian="10pt" style:font-size-complex="10pt"/>
    </style:style>
    <style:style style:name="ce50" style:family="table-cell" style:parent-style-name="_54364__51456__32_3" style:data-style-name="N0">
      <style:table-cell-properties fo:border="thin solid #000000" style:vertical-align="middle" fo:background-color="#FFC000"/>
    </style:style>
    <style:style style:name="ce51" style:family="table-cell" style:parent-style-name="Default" style:data-style-name="N49">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52" style:family="table-cell" style:parent-style-name="Default" style:data-style-name="N5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53"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54" style:family="table-cell" style:parent-style-name="Default" style:data-style-name="N51">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55" style:family="table-cell" style:parent-style-name="Default" style:data-style-name="N52">
      <style:table-cell-properties fo:border="thin solid #000000" fo:background-color="#FFFFFF"/>
      <style:text-properties fo:font-size="10pt" style:font-size-asian="10pt" style:font-size-complex="10pt"/>
    </style:style>
    <style:style style:name="ce56" style:family="table-cell" style:parent-style-name="Default" style:data-style-name="N0">
      <style:table-cell-properties fo:border="thin solid #000000" style:vertical-align="middle" fo:wrap-option="wrap" fo:background-color="#FFFFFF"/>
      <style:text-properties fo:font-size="10pt" style:font-size-asian="10pt" style:font-size-complex="10pt"/>
    </style:style>
    <style:style style:name="ce57" style:family="table-cell" style:parent-style-name="Default" style:data-style-name="N0">
      <style:table-cell-properties fo:border="thin solid #000000" fo:background-color="#FFFFFF"/>
      <style:text-properties fo:font-size="10pt" style:font-size-asian="10pt" style:font-size-complex="10pt"/>
    </style:style>
    <style:style style:name="ce58"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59"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60" style:family="table-cell" style:parent-style-name="_54364__51456__32_2_32_2" style:data-style-name="N0">
      <style:table-cell-properties fo:border="thin solid #000000" style:vertical-align="middle" fo:background-color="transparent"/>
      <style:text-properties fo:color="#222222"/>
    </style:style>
    <style:style style:name="ce61" style:family="table-cell" style:parent-style-name="_54364__51456__32_2_32_2" style:data-style-name="N0">
      <style:table-cell-properties fo:border="thin solid #000000" style:vertical-align="middle" fo:wrap-option="wrap" fo:background-color="#FFC000"/>
      <style:text-properties fo:font-size="10pt" style:font-size-asian="10pt" style:font-size-complex="10pt"/>
    </style:style>
    <style:style style:name="ce62" style:family="table-cell" style:parent-style-name="_54616__51060__54140__47553__53356_" style:data-style-name="N0">
      <style:table-cell-properties fo:border="thin solid #000000" fo:background-color="#FFC000"/>
      <style:text-properties fo:color="#000000" style:text-underline-style="solid" style:text-underline-type="single"/>
    </style:style>
    <style:style style:name="ce63" style:family="table-cell" style:parent-style-name="Default" style:data-style-name="N48">
      <style:table-cell-properties fo:border="thin solid #000000" style:vertical-align="middle" style:repeat-content="false"/>
      <style:paragraph-properties fo:text-align="end" fo:margin-right="0cm"/>
    </style:style>
    <style:style style:name="ce64"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65" style:family="table-cell" style:parent-style-name="Default" style:data-style-name="N53">
      <style:table-cell-properties fo:border="thin solid #000000" style:vertical-align="middle" style:repeat-content="false"/>
      <style:paragraph-properties fo:text-align="center"/>
      <style:text-properties fo:font-size="10pt" style:font-size-asian="10pt" style:font-size-complex="10pt"/>
    </style:style>
    <style:style style:name="ce66" style:family="table-cell" style:parent-style-name="_54364__51456__32_2_32_2" style:data-style-name="N48">
      <style:table-cell-properties fo:border="thin solid #000000" style:vertical-align="automatic" fo:background-color="transparent"/>
    </style:style>
    <style:style style:name="ce67" style:family="table-cell" style:parent-style-name="Default" style:data-style-name="N54">
      <style:table-cell-properties fo:border="thin solid #000000" style:vertical-align="middle" style:repeat-content="false"/>
      <style:paragraph-properties fo:text-align="center"/>
      <style:text-properties fo:font-size="10pt" style:font-size-asian="10pt" style:font-size-complex="10pt"/>
    </style:style>
    <style:style style:name="ce68" style:family="table-cell" style:parent-style-name="Default" style:data-style-name="N0">
      <style:table-cell-properties fo:border="thin solid #000000"/>
      <style:text-properties style:font-name="Arial" style:font-name-asian="Arial" style:font-name-complex="Arial" fo:font-size="10pt" style:font-size-asian="10pt" style:font-size-complex="10pt" style:font-family-generic="swiss"/>
    </style:style>
    <style:style style:name="ce69" style:family="table-cell" style:parent-style-name="Default" style:data-style-name="N54">
      <style:table-cell-properties fo:border="thin solid #000000" style:vertical-align="top" style:repeat-content="false"/>
      <style:paragraph-properties fo:text-align="start" fo:margin-left="0cm"/>
      <style:text-properties fo:font-size="10pt" style:font-size-asian="10pt" style:font-size-complex="10pt"/>
    </style:style>
    <style:style style:name="ce70" style:family="table-cell" style:parent-style-name="_54364__51456__32_2_32_2" style:data-style-name="N51">
      <style:table-cell-properties fo:border="thin solid #000000" style:vertical-align="automatic" fo:background-color="transparen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05cm"/>
    </style:style>
    <style:style style:name="co2" style:family="table-column">
      <style:table-column-properties fo:break-before="auto" style:column-width="2.778125cm"/>
    </style:style>
    <style:style style:name="co3" style:family="table-column">
      <style:table-column-properties fo:break-before="auto" style:column-width="1.95791666666667cm"/>
    </style:style>
    <style:style style:name="co4" style:family="table-column">
      <style:table-column-properties fo:break-before="auto" style:column-width="2.301875cm"/>
    </style:style>
    <style:style style:name="co5" style:family="table-column">
      <style:table-column-properties fo:break-before="auto" style:column-width="7.03791666666667cm"/>
    </style:style>
    <style:style style:name="co6" style:family="table-column">
      <style:table-column-properties fo:break-before="auto" style:column-width="5.66208333333333cm"/>
    </style:style>
    <style:style style:name="co7" style:family="table-column">
      <style:table-column-properties fo:break-before="auto" style:column-width="4.47145833333333cm"/>
    </style:style>
    <style:style style:name="co8" style:family="table-column">
      <style:table-column-properties fo:break-before="auto" style:column-width="3.83645833333333cm"/>
    </style:style>
    <style:style style:name="co9" style:family="table-column">
      <style:table-column-properties fo:break-before="auto" style:column-width="23.415625cm" style:use-optimal-column-width="true"/>
    </style:style>
    <style:style style:name="co10" style:family="table-column">
      <style:table-column-properties fo:break-before="auto" style:column-width="21.986875cm" style:use-optimal-column-width="true"/>
    </style:style>
    <style:style style:name="co11" style:family="table-column">
      <style:table-column-properties fo:break-before="auto" style:column-width="3.20145833333333cm" style:use-optimal-column-width="true"/>
    </style:style>
    <style:style style:name="co12" style:family="table-column">
      <style:table-column-properties fo:break-before="auto" style:column-width="2.69875cm"/>
    </style:style>
    <style:style style:name="co13" style:family="table-column">
      <style:table-column-properties fo:break-before="auto" style:column-width="3.22791666666667cm"/>
    </style:style>
    <style:style style:name="co14" style:family="table-column">
      <style:table-column-properties fo:break-before="auto" style:column-width="36.3802083333333cm" style:use-optimal-column-width="true"/>
    </style:style>
    <style:style style:name="ro1" style:family="table-row">
      <style:table-row-properties style:row-height="27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컨택여부)" table:base-cell-address="7월집계.U2">
          <table:help-message table:display="true"/>
          <table:error-message table:display="true"/>
        </table:content-validation>
        <table:content-validation table:name="val2" table:condition="of:cell-content-is-in-list($$당직자)" table:base-cell-address="7월집계.J2">
          <table:help-message table:display="true"/>
          <table:error-message table:display="true"/>
        </table:content-validation>
        <table:content-validation table:name="val3" table:condition="of:cell-content-is-in-list($$acacacacac)" table:base-cell-address="7월집계.J5">
          <table:help-message table:display="true"/>
          <table:error-message table:display="true"/>
        </table:content-validation>
      </table:content-validations>
      <table:table table:name="7월집계" table:style-name="ta1">
        <table:table-column table:style-name="co1" table:number-columns-repeated="6"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70"/>
        <table:table-column table:style-name="co7" table:default-cell-style-name="ce66"/>
        <table:table-column table:style-name="co8" table:default-cell-style-name="ce10"/>
        <table:table-column table:style-name="co7" table:default-cell-style-name="ce7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 table:number-columns-repeated="16361" table:default-cell-style-name="ce10"/>
        <table:table-row table:style-name="ro1">
          <table:table-cell office:value-type="string" table:style-name="ce2">
            <text:p>년도</text:p>
          </table:table-cell>
          <table:table-cell office:value-type="string" table:style-name="ce3">
            <text:p>월</text:p>
          </table:table-cell>
          <table:table-cell office:value-type="string" table:style-name="ce3">
            <text:p>리전</text:p>
          </table:table-cell>
          <table:table-cell office:value-type="string" table:style-name="ce3">
            <text:p>AZ</text:p>
          </table:table-cell>
          <table:table-cell office:value-type="string" table:style-name="ce3">
            <text:p>테넌트</text:p>
          </table:table-cell>
          <table:table-cell office:value-type="string" table:style-name="ce3">
            <text:p>진행상태</text:p>
          </table:table-cell>
          <table:table-cell office:value-type="string" table:style-name="ce4">
            <text:p>장애전파시간</text:p>
          </table:table-cell>
          <table:table-cell office:value-type="string" table:style-name="ce5">
            <text:p>날짜</text:p>
          </table:table-cell>
          <table:table-cell office:value-type="string" table:style-name="ce6">
            <text:p>KST</text:p>
          </table:table-cell>
          <table:table-cell office:value-type="string" table:style-name="ce7">
            <office:annotation office:display="true" draw:style-name="a0" svg:x="10.1354166666667in" svg:y="0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able:table-cell>
          <table:table-cell office:value-type="string" table:style-name="ce7">
            <office:annotation office:display="true" draw:style-name="a1" svg:x="12.3541666666667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_L1</text:p>
          </table:table-cell>
          <table:table-cell office:value-type="string" table:style-name="ce7">
            <office:annotation office:display="true" draw:style-name="a2" svg:x="14.1354166666667in" svg:y="0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_L2</text:p>
          </table:table-cell>
          <table:table-cell office:value-type="string" table:style-name="ce8">
            <text:p>발생인지시간</text:p>
          </table:table-cell>
          <table:table-cell office:value-type="string" table:style-name="ce8">
            <text:p>장애전파시간</text:p>
          </table:table-cell>
          <table:table-cell office:value-type="string" table:style-name="ce9">
            <text:p>장애 전파 소요 시간</text:p>
          </table:table-cell>
          <table:table-cell office:value-type="string" table:style-name="ce7">
            <text:p>공유 방법</text:p>
            <text:p>(How to share)</text:p>
          </table:table-cell>
          <table:table-cell office:value-type="string" table:style-name="ce8">
            <text:p>해결 일시(Resolved Time)</text:p>
          </table:table-cell>
          <table:table-cell office:value-type="string" table:style-name="ce7">
            <text:p>장애이벤트</text:p>
          </table:table-cell>
          <table:table-cell office:value-type="string" table:style-name="ce7">
            <text:p>조치내용</text:p>
          </table:table-cell>
          <table:table-cell office:value-type="string" table:style-name="ce7">
            <text:p>JIRA_Ticket_No</text:p>
          </table:table-cell>
          <table:table-cell office:value-type="string" table:style-name="ce7">
            <text:p>해결여부</text:p>
          </table:table-cell>
          <table:table-cell office:value-type="string" table:style-name="ce7">
            <text:p>3선컨택여부</text:p>
          </table:table-cell>
          <table:table-cell office:value-type="string" table:style-name="ce7">
            <text:p>기타</text:p>
          </table:table-cell>
          <table:table-cell office:value-type="string" table:style-name="ce2">
            <text:p>주간</text:p>
          </table:table-cell>
          <table:table-cell office:value-type="string" table:style-name="ce2">
            <text:p>월간</text:p>
          </table:table-cell>
          <table:table-cell office:value-type="string" table:style-name="ce2">
            <text:p>연간</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quot;진행중&quot;;&quot;완료&quot;)" table:style-name="ce10">
            <text:p>완료</text:p>
          </table:table-cell>
          <table:table-cell office:value-type="time" office:time-value="PT0H5M0S"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N2]-[.M2]"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3]);&quot;진행중&quot;;&quot;완료&quot;)" table:style-name="ce10">
            <text:p>완료</text:p>
          </table:table-cell>
          <table:table-cell office:value-type="time" office:time-value="PT0H1M0S"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N3]-[.M3]"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office:string-value="완료" table:formula="of:=IF(ISBLANK([.Q4]);&quot;진행중&quot;;&quot;완료&quot;)" table:style-name="ce10">
            <text:p>완료</text:p>
          </table:table-cell>
          <table:table-cell office:value-type="time" office:time-value="PT0H7M0S" table:style-name="ce11">
            <text:p>0:07:00</text:p>
          </table:table-cell>
          <table:table-cell office:value-type="string" table:style-name="ce12">
            <text:p>2022.05.17</text:p>
          </table:table-cell>
          <table:table-cell office:value-type="string" table:style-name="ce13">
            <text:p>08~15</text:p>
          </table:table-cell>
          <table:table-cell office:value-type="string" table:content-validation-name="val2" table:style-name="ce14">
            <text:p>이후승</text:p>
          </table:table-cell>
          <table:table-cell table:content-validation-name="val2" table:style-name="ce14"/>
          <table:table-cell office:value-type="string" table:style-name="ce14">
            <text:p>채한길</text:p>
          </table:table-cell>
          <table:table-cell office:value-type="date" office:date-value="2022-05-17T09:17:00" table:style-name="ce15">
            <text:p>22-5-17 9:17</text:p>
          </table:table-cell>
          <table:table-cell office:value-type="date" office:date-value="2022-05-17T09:24:00" table:style-name="ce15">
            <text:p>22-5-17 9:24</text:p>
          </table:table-cell>
          <table:table-cell office:value-type="time" office:time-value="PT0H7M0S" table:formula="of:=[.N4]-[.M4]" table:style-name="ce16">
            <text:p>0:07:00</text:p>
          </table:table-cell>
          <table:table-cell office:value-type="string" table:style-name="ce14">
            <text:p>Kakao, M+</text:p>
          </table:table-cell>
          <table:table-cell office:value-type="date" office:date-value="2022-05-17T09:40:00" table:style-name="ce15">
            <text:p>22-5-17 9:40</text:p>
          </table:table-cell>
          <table:table-cell office:value-type="string" table:style-name="ce17">
            <text:p>Postgres DB instance down port down</text:p>
          </table:table-cell>
          <table:table-cell office:value-type="string" table:style-name="ce17">
            <text:p>DB 재기동</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office:string-value="완료" table:formula="of:=IF(ISBLANK([.Q5]);&quot;진행중&quot;;&quot;완료&quot;)" table:style-name="ce10">
            <text:p>완료</text:p>
          </table:table-cell>
          <table:table-cell office:value-type="time" office:time-value="PT0H1M0S" table:style-name="ce11">
            <text:p>0:01:00</text:p>
          </table:table-cell>
          <table:table-cell office:value-type="string" table:style-name="ce12">
            <text:p>2022.05.17</text:p>
          </table:table-cell>
          <table:table-cell office:value-type="string" table:style-name="ce13">
            <text:p>08~15</text:p>
          </table:table-cell>
          <table:table-cell office:value-type="string" table:content-validation-name="val3" table:style-name="ce14">
            <text:p>이후승</text:p>
          </table:table-cell>
          <table:table-cell table:style-name="ce14"/>
          <table:table-cell office:value-type="string" table:style-name="ce14">
            <text:p>김의현</text:p>
          </table:table-cell>
          <table:table-cell office:value-type="date" office:date-value="2022-05-17T13:11:00" table:style-name="ce15">
            <text:p>22-5-17 13:11</text:p>
          </table:table-cell>
          <table:table-cell office:value-type="date" office:date-value="2022-05-17T13:12:00" table:style-name="ce15">
            <text:p>22-5-17 13:12</text:p>
          </table:table-cell>
          <table:table-cell office:value-type="time" office:time-value="PT0H1M0S" table:formula="of:=[.N5]-[.M5]" table:style-name="ce16">
            <text:p>0:01:00</text:p>
          </table:table-cell>
          <table:table-cell office:value-type="string" table:style-name="ce14">
            <text:p>Kakao</text:p>
          </table:table-cell>
          <table:table-cell office:value-type="date" office:date-value="2022-05-17T13:13:00" table:style-name="ce15">
            <text:p>22-5-17 13:13</text:p>
          </table:table-cell>
          <table:table-cell office:value-type="string" table:style-name="ce17">
            <text:p>unavailable by ICMP ping</text:p>
          </table:table-cell>
          <table:table-cell office:value-type="string" table:style-name="ce17">
            <text:p>자빅스 서버와 네트워크의 일시적 순단 - 1분안에 resorved</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6]);&quot;진행중&quot;;&quot;완료&quot;)" table:style-name="ce10">
            <text:p>완료</text:p>
          </table:table-cell>
          <table:table-cell office:value-type="time" office:time-value="PT1H55M0S" table:style-name="ce11">
            <text:p>1:55:00</text:p>
          </table:table-cell>
          <table:table-cell office:value-type="string" table:style-name="ce12">
            <text:p>2022.05.06</text:p>
          </table:table-cell>
          <table:table-cell office:value-type="string" table:style-name="ce13">
            <text:p>08~15</text:p>
          </table:table-cell>
          <table:table-cell office:value-type="string" table:content-validation-name="val2" table:style-name="ce14">
            <text:p>오창민</text:p>
          </table:table-cell>
          <table:table-cell table:style-name="ce14"/>
          <table:table-cell office:value-type="string" table:style-name="ce14">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N6]-[.M6]"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17">
            <text:p>gcseugomswasp01 -&gt; not on service yet. Maintenance setting requested to VM owner</text:p>
          </table:table-cell>
          <table:table-cell office:value-type="string" table:style-name="ce17">
            <text:p>EUCLOUD-2199</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7]);&quot;진행중&quot;;&quot;완료&quot;)" table:style-name="ce10">
            <text:p>완료</text:p>
          </table:table-cell>
          <table:table-cell office:value-type="time" office:time-value="PT0H6M0S" table:style-name="ce11">
            <text:p>0:06:00</text:p>
          </table:table-cell>
          <table:table-cell office:value-type="string" table:style-name="ce12">
            <text:p>2022.05.06</text:p>
          </table:table-cell>
          <table:table-cell office:value-type="string" table:style-name="ce13">
            <text:p>17~22</text:p>
          </table:table-cell>
          <table:table-cell office:value-type="string" table:content-validation-name="val2" table:style-name="ce14">
            <text:p>이시형</text:p>
          </table:table-cell>
          <table:table-cell table:style-name="ce14"/>
          <table:table-cell office:value-type="string" table:style-name="ce14">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N7]-[.M7]"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17">
            <text:p>확인결과 VM CPU 사용률이 높아, 오탐 발생한것으로 보여지며 CPU 사용률에 관해 VM owner에게 메일 발송<text: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12">
            <text:p>2022.05.06</text:p>
          </table:table-cell>
          <table:table-cell office:value-type="string" table:style-name="ce13">
            <text:p>22~11</text:p>
          </table:table-cell>
          <table:table-cell office:value-type="string" table:content-validation-name="val2" table:style-name="ce14">
            <text:p>Radhika</text:p>
          </table:table-cell>
          <table:table-cell office:value-type="string" table:style-name="ce14">
            <text:p>Ashok</text:p>
          </table:table-cell>
          <table:table-cell table:style-name="ce14"/>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N8]-[.M8]" table:style-name="ce16">
            <text:p>0:30:00</text:p>
          </table:table-cell>
          <table:table-cell office:value-type="string" table:style-name="ce14">
            <text:p>Mail, M+</text:p>
          </table:table-cell>
          <table:table-cell table:style-name="ce18"/>
          <table:table-cell office:value-type="string" table:style-name="ce17">
            <text:p>ccseutomtomgwp-loadbalancer 10.115.189.26 VIP is down/High</text:p>
          </table:table-cell>
          <table:table-cell office:value-type="string" table:style-name="ce17">
            <text:p>Joined meeting with EU members(Microsoft Teams) scale out ccseutomtomgwp03 and ccseutomtomgwp04</text:p>
          </table:table-cell>
          <table:table-cell office:value-type="string" table:style-name="ce17">
            <text:p>EUCLOUD-2209</text:p>
          </table:table-cell>
          <table:table-cell office:value-type="string" table:content-validation-name="val1" table:style-name="ce14">
            <text:p>X</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12">
            <text:p>2022.05.06</text:p>
          </table:table-cell>
          <table:table-cell office:value-type="string" table:style-name="ce13">
            <text:p>22~11</text:p>
          </table:table-cell>
          <table:table-cell office:value-type="string" table:content-validation-name="val2" table:style-name="ce14">
            <text:p>Radhika</text:p>
          </table:table-cell>
          <table:table-cell office:value-type="string" table:style-name="ce14">
            <text:p>Ashok</text:p>
          </table:table-cell>
          <table:table-cell table:style-name="ce14"/>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18"/>
          <table:table-cell office:value-type="string" table:style-name="ce17">
            <text:p>ccseutomtomgwp-loadbalancer 10.115.189.26 VIP is down/High</text:p>
          </table:table-cell>
          <table:table-cell office:value-type="string" table:style-name="ce17">
            <text:p>Joined meeting with EU members(Microsoft Teams) scale out ccseutomtomgwp03 and ccseutomtomgwp04</text:p>
          </table:table-cell>
          <table:table-cell office:value-type="string" table:style-name="ce17">
            <text:p>EUCLOUD-2209</text:p>
          </table:table-cell>
          <table:table-cell office:value-type="string" table:content-validation-name="val1" table:style-name="ce14">
            <text:p>X</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quot;진행중&quot;;&quot;완료&quot;)" table:style-name="ce10">
            <text:p>완료</text:p>
          </table:table-cell>
          <table:table-cell office:value-type="time" office:time-value="PT0H7M0S" table:style-name="ce11">
            <text:p>0:07:00</text:p>
          </table:table-cell>
          <table:table-cell office:value-type="string" table:style-name="ce12">
            <text:p>2022.05.10</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Thulasiraj</text:p>
          </table:table-cell>
          <table:table-cell table:style-name="ce14"/>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N10]-[.M10]"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17">
            <text:p><text:s/>Disk size is over 90%: ccseusbsp01 and <text:s/>Disk size is over 90%: ccseusbsp02</text:p>
          </table:table-cell>
          <table:table-cell office:value-type="string" table:style-name="ce17">
            <text:p><text:s/>Sent mail to vm owner</text:p>
          </table:table-cell>
          <table:table-cell table:style-name="ce17"/>
          <table:table-cell table:content-validation-name="val1" table:style-name="ce14"/>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quot;진행중&quot;;&quot;완료&quot;)" table:style-name="ce10">
            <text:p>완료</text:p>
          </table:table-cell>
          <table:table-cell office:value-type="time" office:time-value="PT25H9M0S"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N11]-[.M11]"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19">
            <text:p>5월</text:p>
          </table:table-cell>
          <table:table-cell office:value-type="string" table:style-name="ce19">
            <text:p>EU</text:p>
          </table:table-cell>
          <table:table-cell office:value-type="string" table:style-name="ce3">
            <text:p>1센터</text:p>
          </table:table-cell>
          <table:table-cell office:value-type="string" table:style-name="ce20">
            <text:p>PRD</text:p>
          </table:table-cell>
          <table:table-cell office:value-type="string" table:style-name="ce20">
            <text:p>완료</text:p>
          </table:table-cell>
          <table:table-cell office:value-type="time" office:time-value="PT2H26M0S" table:style-name="ce11">
            <text:p>2:26:00</text:p>
          </table:table-cell>
          <table:table-cell office:value-type="string" table:style-name="ce21">
            <text:p>2022.05.13</text:p>
          </table:table-cell>
          <table:table-cell office:value-type="string" table:style-name="ce22">
            <text:p>21~9</text:p>
          </table:table-cell>
          <table:table-cell office:value-type="string" table:content-validation-name="val2" table:style-name="ce23">
            <text:p>Radhika</text:p>
          </table:table-cell>
          <table:table-cell office:value-type="string" table:style-name="ce23">
            <text:p>Radhika</text:p>
          </table:table-cell>
          <table:table-cell table:style-name="ce23"/>
          <table:table-cell office:value-type="date" office:date-value="2022-05-13T02:34:00" table:style-name="ce24">
            <text:p>22-5-13 2:34</text:p>
          </table:table-cell>
          <table:table-cell office:value-type="date" office:date-value="2022-05-13T05:00:00" table:style-name="ce24">
            <text:p>22-5-13 5:00</text:p>
          </table:table-cell>
          <table:table-cell office:value-type="time" office:time-value="PT2H26M0S" table:formula="of:=[.N12]-[.M12]" table:style-name="ce25">
            <text:p>2:26:00</text:p>
          </table:table-cell>
          <table:table-cell office:value-type="string" table:style-name="ce23">
            <text:p>Mail</text:p>
          </table:table-cell>
          <table:table-cell table:style-name="ce24"/>
          <table:table-cell office:value-type="string" table:style-name="ce26">
            <text:p>disk size is over 90% : ccseupartnerp01</text:p>
          </table:table-cell>
          <table:table-cell office:value-type="string" table:style-name="ce26">
            <text:p>Mail sent to vm owner</text:p>
          </table:table-cell>
          <table:table-cell table:style-name="ce26"/>
          <table:table-cell office:value-type="string" table:content-validation-name="val1" table:style-name="ce23">
            <text:p>X</text:p>
          </table:table-cell>
          <table:table-cell office:value-type="string" table:content-validation-name="val1" table:style-name="ce23">
            <text:p>X</text:p>
          </table:table-cell>
          <table:table-cell table:style-name="ce2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quot;진행중&quot;;&quot;완료&quot;)" table:style-name="ce10">
            <text:p>완료</text:p>
          </table:table-cell>
          <table:table-cell office:value-type="time" office:time-value="PT0H18M0S" table:style-name="ce11">
            <text:p>0:18:00</text:p>
          </table:table-cell>
          <table:table-cell office:value-type="string" table:style-name="ce12">
            <text:p>2022.05.14</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Saju</text:p>
          </table:table-cell>
          <table:table-cell table:style-name="ce14"/>
          <table:table-cell office:value-type="date" office:date-value="2022-05-14T07:00:00" table:style-name="ce15">
            <text:p>22-5-14 7:00</text:p>
          </table:table-cell>
          <table:table-cell office:value-type="date" office:date-value="2022-05-14T07:18:00" table:style-name="ce15">
            <text:p>22-5-14 7:18</text:p>
          </table:table-cell>
          <table:table-cell office:value-type="time" office:time-value="PT0H18M0S" table:formula="of:=[.N13]-[.M13]" table:style-name="ce16">
            <text:p>0:18:00</text:p>
          </table:table-cell>
          <table:table-cell office:value-type="string" table:style-name="ce14">
            <text:p>Kakao</text:p>
          </table:table-cell>
          <table:table-cell office:value-type="date" office:date-value="2022-05-14T07:01:00" table:style-name="ce15">
            <text:p>22-5-14 7:01</text:p>
          </table:table-cell>
          <table:table-cell office:value-type="string" table:style-name="ce17">
            <text:p>VIP down : 10.115.189.15, 10.115.189.17</text:p>
          </table:table-cell>
          <table:table-cell office:value-type="string" table:style-name="ce17">
            <text:p>Checked, confirmed UP status, shared in kakao COC room</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office:string-value="완료" table:formula="of:=IF(ISBLANK([.Q14]);&quot;진행중&quot;;&quot;완료&quot;)" table:style-name="ce10">
            <text:p>완료</text:p>
          </table:table-cell>
          <table:table-cell office:value-type="time" office:time-value="PT0H3M0S" table:style-name="ce11">
            <text:p>0:03:00</text:p>
          </table:table-cell>
          <table:table-cell office:value-type="string" table:style-name="ce12">
            <text:p>2022.05.18</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Radhika</text:p>
          </table:table-cell>
          <table:table-cell table:style-name="ce14"/>
          <table:table-cell office:value-type="date" office:date-value="2022-05-18T00:02:00" table:style-name="ce15">
            <text:p>22-5-18 0:02</text:p>
          </table:table-cell>
          <table:table-cell office:value-type="date" office:date-value="2022-05-18T00:05:00" table:style-name="ce15">
            <text:p>22-5-18 0:05</text:p>
          </table:table-cell>
          <table:table-cell office:value-type="time" office:time-value="PT0H3M0S" table:formula="of:=[.N14]-[.M14]" table:style-name="ce16">
            <text:p>0:03:00</text:p>
          </table:table-cell>
          <table:table-cell office:value-type="string" table:style-name="ce14">
            <text:p>Kakao</text:p>
          </table:table-cell>
          <table:table-cell office:value-type="date" office:date-value="2022-05-18T00:12:00" table:style-name="ce15">
            <text:p>22-5-18 0:12</text:p>
          </table:table-cell>
          <table:table-cell office:value-type="string" table:style-name="ce17">
            <text:p>Free Size on aggr_node02_data less than 5%</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19">
            <text:p>5월</text:p>
          </table:table-cell>
          <table:table-cell office:value-type="string" table:style-name="ce19">
            <text:p>EU</text:p>
          </table:table-cell>
          <table:table-cell office:value-type="string" table:style-name="ce3">
            <text:p>1센터</text:p>
          </table:table-cell>
          <table:table-cell office:value-type="string" table:style-name="ce20">
            <text:p>PRD</text:p>
          </table:table-cell>
          <table:table-cell office:value-type="string" table:style-name="ce20">
            <text:p>완료</text:p>
          </table:table-cell>
          <table:table-cell office:value-type="time" office:time-value="PT2H0M0S" table:style-name="ce11">
            <text:p>2:00:00</text:p>
          </table:table-cell>
          <table:table-cell office:value-type="string" table:style-name="ce21">
            <text:p>2022.05.19</text:p>
          </table:table-cell>
          <table:table-cell office:value-type="string" table:style-name="ce22">
            <text:p>21~09</text:p>
          </table:table-cell>
          <table:table-cell office:value-type="string" table:content-validation-name="val2" table:style-name="ce23">
            <text:p>Subramanya</text:p>
          </table:table-cell>
          <table:table-cell office:value-type="string" table:style-name="ce23">
            <text:p>Thulasiraj</text:p>
          </table:table-cell>
          <table:table-cell table:style-name="ce23"/>
          <table:table-cell office:value-type="date" office:date-value="2022-05-20T03:10:00" table:style-name="ce24">
            <text:p>22-5-20 3:10</text:p>
          </table:table-cell>
          <table:table-cell office:value-type="date" office:date-value="2022-05-20T05:10:00" table:style-name="ce24">
            <text:p>22-5-20 5:10</text:p>
          </table:table-cell>
          <table:table-cell office:value-type="time" office:time-value="PT2H0M0S" table:formula="of:=[.N15]-[.M15]" table:style-name="ce25">
            <text:p>2:00:00</text:p>
          </table:table-cell>
          <table:table-cell office:value-type="string" table:style-name="ce23">
            <text:p>mail</text:p>
          </table:table-cell>
          <table:table-cell table:style-name="ce24"/>
          <table:table-cell office:value-type="string" table:style-name="ce26">
            <text:p>/ Disk size is over 90%: ccseupartnerp01</text:p>
          </table:table-cell>
          <table:table-cell office:value-type="string" table:style-name="ce26">
            <text:p>It was fluctuating near the treshold, waited for sometime and sent a mail to the owner with details</text:p>
          </table:table-cell>
          <table:table-cell table:style-name="ce26"/>
          <table:table-cell office:value-type="string" table:content-validation-name="val1" table:style-name="ce23">
            <text:p>X</text:p>
          </table:table-cell>
          <table:table-cell table:content-validation-name="val1" table:style-name="ce23"/>
          <table:table-cell table:style-name="ce2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office:string-value="완료" table:formula="of:=IF(ISBLANK([.Q16]);&quot;진행중&quot;;&quot;완료&quot;)" table:style-name="ce10">
            <text:p>완료</text:p>
          </table:table-cell>
          <table:table-cell office:value-type="time" office:time-value="PT0H5M0S" table:style-name="ce11">
            <text:p>0:05:00</text:p>
          </table:table-cell>
          <table:table-cell office:value-type="string" table:style-name="ce12">
            <text:p>2022.05.20</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Ashok</text:p>
          </table:table-cell>
          <table:table-cell table:style-name="ce14"/>
          <table:table-cell office:value-type="date" office:date-value="2022-05-20T22:05:00" table:style-name="ce15">
            <text:p>22-5-20 22:05</text:p>
          </table:table-cell>
          <table:table-cell office:value-type="date" office:date-value="2022-05-20T22:10:00" table:style-name="ce15">
            <text:p>22-5-20 22:10</text:p>
          </table:table-cell>
          <table:table-cell office:value-type="time" office:time-value="PT0H5M0S" table:formula="of:=[.N16]-[.M16]" table:style-name="ce16">
            <text:p>0:05:00</text:p>
          </table:table-cell>
          <table:table-cell office:value-type="string" table:style-name="ce14">
            <text:p>Kakao</text:p>
          </table:table-cell>
          <table:table-cell office:value-type="string" table:style-name="ce15">
            <text:p><text:s text:c="9"/>2022-05-20 <text:s/>22:15:00 PM</text:p>
          </table:table-cell>
          <table:table-cell office:value-type="string" table:style-name="ce17">
            <text:p>Free Size on aggr_node02_data less than 10%</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7]);&quot;진행중&quot;;&quot;완료&quot;)" table:style-name="ce10">
            <text:p>완료</text:p>
          </table:table-cell>
          <table:table-cell office:value-type="time" office:time-value="PT0H1M0S" table:style-name="ce11">
            <text:p>0:01: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Ashok</text:p>
          </table:table-cell>
          <table:table-cell office:value-type="string" table:style-name="ce14">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N17]-[.M17]"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17">
            <text:p>Checked, confirmed false alert, shared statu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8]);&quot;진행중&quot;;&quot;완료&quot;)" table:style-name="ce10">
            <text:p>완료</text:p>
          </table:table-cell>
          <table:table-cell office:value-type="time" office:time-value="PT0H1M0S" table:style-name="ce11">
            <text:p>0:01: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Ashok</text:p>
          </table:table-cell>
          <table:table-cell office:value-type="string" table:style-name="ce14">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N18]-[.M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17">
            <text:p>Checked, confirmed false alert, shared statu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quot;진행중&quot;;&quot;완료&quot;)" table:style-name="ce10">
            <text:p>완료</text:p>
          </table:table-cell>
          <table:table-cell office:value-type="time" office:time-value="PT0H1M0S" table:style-name="ce11">
            <text:p>0:01: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Ashok</text:p>
          </table:table-cell>
          <table:table-cell office:value-type="string" table:style-name="ce14">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N19]-[.M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17">
            <text:p>Checked, confirmed false alert, shared statu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quot;진행중&quot;;&quot;완료&quot;)" table:style-name="ce10">
            <text:p>완료</text:p>
          </table:table-cell>
          <table:table-cell office:value-type="time" office:time-value="PT1H3M0S" table:style-name="ce11">
            <text:p>1:03: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Saju</text:p>
          </table:table-cell>
          <table:table-cell office:value-type="string" table:style-name="ce14">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N20]-[.M20]"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17">
            <text:p>Checked, confirmed status, shared status, messag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1]);&quot;진행중&quot;;&quot;완료&quot;)" table:style-name="ce10">
            <text:p>완료</text:p>
          </table:table-cell>
          <table:table-cell office:value-type="time" office:time-value="PT0H46M0S" table:style-name="ce11">
            <text:p>0:46: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김의현</text:p>
          </table:table-cell>
          <table:table-cell table:style-name="ce14"/>
          <table:table-cell office:value-type="string" table:style-name="ce14">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N21]-[.M21]"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27">
            <text:p>정종인, 우전성매니저 확인 및 대응, ccseutomtomgwp 커넥션이 30k오버되면서 문제발생</text:p>
            <text:p>sbs담당자(정슬기책임), tomtomgw(김기원책임)에 의한 서비스 재기동</text:p>
          </table:table-cell>
          <table:table-cell table:style-name="ce17"/>
          <table:table-cell office:value-type="string" table:content-validation-name="val1" table:style-name="ce14">
            <text:p>x</text:p>
          </table:table-cell>
          <table:table-cell table:content-validation-name="val1" table:style-name="ce14"/>
          <table:table-cell office:value-type="string" table:style-name="ce17">
            <text:p>인프라(FW,A10)문제는 아니며 AWS 및 어플리케이션 문제로 확인</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2]);&quot;진행중&quot;;&quot;완료&quot;)" table:style-name="ce10">
            <text:p>완료</text:p>
          </table:table-cell>
          <table:table-cell office:value-type="time" office:time-value="PT0H1M0S"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허원범</text:p>
          </table:table-cell>
          <table:table-cell table:style-name="ce14"/>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N22]-[.M22]"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17">
            <text:p>Failover from ccseudb01 to ccseudb02</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N23]-[.M23]"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17">
            <text:p><text:s/>Sent mail to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4]);&quot;진행중&quot;;&quot;완료&quot;)" table:style-name="ce10">
            <text:p>완료</text:p>
          </table:table-cell>
          <table:table-cell office:value-type="time" office:time-value="PT0H1M0S" table:style-name="ce11">
            <text:p>0:01:00</text:p>
          </table:table-cell>
          <table:table-cell office:value-type="string" table:style-name="ce12">
            <text:p>2022.05.26</text:p>
          </table:table-cell>
          <table:table-cell office:value-type="string" table:style-name="ce13">
            <text:p>15~22</text:p>
          </table:table-cell>
          <table:table-cell office:value-type="string" table:content-validation-name="val2" table:style-name="ce14">
            <text:p>오창민</text:p>
          </table:table-cell>
          <table:table-cell table:style-name="ce14"/>
          <table:table-cell office:value-type="string" table:style-name="ce14">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N24]-[.M24]"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5.26</text:p>
          </table:table-cell>
          <table:table-cell office:value-type="string" table:style-name="ce13">
            <text:p>08~15</text:p>
          </table:table-cell>
          <table:table-cell office:value-type="string" table:content-validation-name="val2" table:style-name="ce14">
            <text:p>심명보</text:p>
          </table:table-cell>
          <table:table-cell table:style-name="ce14"/>
          <table:table-cell office:value-type="string" table:style-name="ce14">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N25]-[.M25]" table:style-name="ce16">
            <text:p>0:01:00</text:p>
          </table:table-cell>
          <table:table-cell office:value-type="string" table:style-name="ce14">
            <text:p>Kakao, M+</text:p>
          </table:table-cell>
          <table:table-cell table:style-name="ce15"/>
          <table:table-cell office:value-type="string" table:style-name="ce2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27">
            <text:p>ccseuccspdbp 작업 시 DB 마스터 변경 속도가 느려서, WAS쪽 서비스 내리면서 알람발생</text:p>
            <text:p>긴급 건으로 메인터넌스 미등록 하여 작업 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IN</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7M0S" table:style-name="ce11">
            <text:p>0:27:00</text:p>
          </table:table-cell>
          <table:table-cell office:value-type="string" table:style-name="ce12">
            <text:p>2022.05.17</text:p>
          </table:table-cell>
          <table:table-cell office:value-type="string" table:style-name="ce13">
            <text:p>08~15</text:p>
          </table:table-cell>
          <table:table-cell office:value-type="string" table:content-validation-name="val2" table:style-name="ce14">
            <text:p>이후승</text:p>
          </table:table-cell>
          <table:table-cell table:style-name="ce14"/>
          <table:table-cell office:value-type="string" table:style-name="ce14">
            <text:p>Ahmed</text:p>
          </table:table-cell>
          <table:table-cell office:value-type="date" office:date-value="2022-05-17T10:10:00" table:style-name="ce15">
            <text:p>22-5-17 10:10</text:p>
          </table:table-cell>
          <table:table-cell office:value-type="date" office:date-value="2022-05-17T10:37:00" table:style-name="ce15">
            <text:p>22-5-17 10:37</text:p>
          </table:table-cell>
          <table:table-cell office:value-type="time" office:time-value="PT0H27M0S" table:formula="of:=[.N26]-[.M26]" table:style-name="ce16">
            <text:p>0:27:00</text:p>
          </table:table-cell>
          <table:table-cell office:value-type="string" table:style-name="ce14">
            <text:p>Kakao, Mail</text:p>
          </table:table-cell>
          <table:table-cell table:style-name="ce28"/>
          <table:table-cell office:value-type="string" table:style-name="ce17">
            <text:p>Eth64[InterLink] 회선 down</text:p>
          </table:table-cell>
          <table:table-cell office:value-type="string" table:style-name="ce17">
            <text:p>인도 담당자에게 mail 하여 notice</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I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7]);&quot;진행중&quot;;&quot;완료&quot;)" table:style-name="ce10">
            <text:p>완료</text:p>
          </table:table-cell>
          <table:table-cell office:value-type="time" office:time-value="PT0H11M0S"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content-validation-name="val2"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N27]-[.M27]"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8]);&quot;진행중&quot;;&quot;완료&quot;)" table:style-name="ce10">
            <text:p>완료</text:p>
          </table:table-cell>
          <table:table-cell office:value-type="time" office:time-value="PT0H8M0S" table:style-name="ce11">
            <text:p>0:08:00</text:p>
          </table:table-cell>
          <table:table-cell office:value-type="string" table:style-name="ce12">
            <text:p>2022.05.17</text:p>
          </table:table-cell>
          <table:table-cell office:value-type="string" table:style-name="ce13">
            <text:p>08~15</text:p>
          </table:table-cell>
          <table:table-cell office:value-type="string" table:content-validation-name="val2"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N28]-[.M28]"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1" table:style-name="ce14">
            <text:p>O</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9]);&quot;진행중&quot;;&quot;완료&quot;)" table:style-name="ce10">
            <text:p>완료</text:p>
          </table:table-cell>
          <table:table-cell office:value-type="time" office:time-value="PT1H35M0S"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2"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N29]-[.M29]"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30]);&quot;진행중&quot;;&quot;완료&quot;)" table:style-name="ce10">
            <text:p>완료</text:p>
          </table:table-cell>
          <table:table-cell office:value-type="time" office:time-value="PT0H3M0S"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2"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N30]-[.M30]"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31]);&quot;진행중&quot;;&quot;완료&quot;)" table:style-name="ce10">
            <text:p>완료</text:p>
          </table:table-cell>
          <table:table-cell office:value-type="time" office:time-value="PT0H1M0S"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N31]-[.M31]"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32]);&quot;진행중&quot;;&quot;완료&quot;)" table:style-name="ce10">
            <text:p>완료</text:p>
          </table:table-cell>
          <table:table-cell office:value-type="time" office:time-value="PT0H25M0S"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content-validation-name="val2"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N32]-[.M32]"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N33]-[.M33]"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N34]-[.M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N35]-[.M35]"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N36]-[.M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3">
            <text:p>PRD</text:p>
          </table:table-cell>
          <table:table-cell office:value-type="string" office:string-value="완료" table:formula="of:=IF(ISBLANK([.Q37]);&quot;진행중&quot;;&quot;완료&quot;)" table:style-name="ce10">
            <text:p>완료</text:p>
          </table:table-cell>
          <table:table-cell office:value-type="time" office:time-value="PT0H8M0S" table:style-name="ce11">
            <text:p>0:08:00</text:p>
          </table:table-cell>
          <table:table-cell office:value-type="string" table:style-name="ce12">
            <text:p>2022.05.24</text:p>
          </table:table-cell>
          <table:table-cell office:value-type="string" table:style-name="ce13">
            <text:p>08~15</text:p>
          </table:table-cell>
          <table:table-cell office:value-type="string" table:content-validation-name="val2" table:style-name="ce14">
            <text:p>심명보</text:p>
          </table:table-cell>
          <table:table-cell table:style-name="ce14"/>
          <table:table-cell office:value-type="string" table:style-name="ce14">
            <text:p>정종인, 임정현, 남재하</text:p>
          </table:table-cell>
          <table:table-cell office:value-type="date" office:date-value="2022-05-24T10:55:00" table:style-name="ce15">
            <text:p>22-5-24 10:55</text:p>
          </table:table-cell>
          <table:table-cell office:value-type="date" office:date-value="2022-05-24T11:03:00" table:style-name="ce15">
            <text:p>22-5-24 11:03</text:p>
          </table:table-cell>
          <table:table-cell office:value-type="time" office:time-value="PT0H8M0S" table:formula="of:=[.N37]-[.M37]" table:style-name="ce16">
            <text:p>0:08:00</text:p>
          </table:table-cell>
          <table:table-cell office:value-type="string" table:style-name="ce14">
            <text:p>Kakao</text:p>
          </table:table-cell>
          <table:table-cell office:value-type="string" table:style-name="ce15">
            <text:p>2022-05-24-11:56:00 AM</text:p>
          </table:table-cell>
          <table:table-cell office:value-type="string" table:style-name="ce17">
            <text:p>F5 big-IP: There are errors on the network interface (2.1)</text:p>
          </table:table-cell>
          <table:table-cell office:value-type="string" table:style-name="ce17">
            <text:p>인터페이스 에러 알람 발생, 확인 시 해당 인터페이스 정상 확인, 벤더 긴급 점검 진행 중</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office:value-type="string" table:style-name="ce27">
            <text:p>10:55 분경 error 카운터 8개 발생 확인</text:p>
            <text:p>엔지니어 확인 결과 서비스에는 문제 없음 확인</text:p>
            <text:p>지속적발생시 해당 시간에 dump 생성 하여 원인 분석 요청 필요</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5.27</text:p>
          </table:table-cell>
          <table:table-cell office:value-type="string" table:style-name="ce13">
            <text:p>15~22</text:p>
          </table:table-cell>
          <table:table-cell office:value-type="string" table:content-validation-name="val2" table:style-name="ce14">
            <text:p>오창민</text:p>
          </table:table-cell>
          <table:table-cell table:style-name="ce14"/>
          <table:table-cell office:value-type="string" table:style-name="ce14">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N38]-[.M38]"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17">
            <text:p>새 백업 디렉터리 생성하여 로그 파일 옮김. 공승현 책임 연락하여 확인 요청하였음.</text:p>
          </table:table-cell>
          <table:table-cell office:value-type="string" table:style-name="ce17">
            <text:p>KRCLOUD-4958</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39]);&quot;진행중&quot;;&quot;완료&quot;)" table:style-name="ce10">
            <text:p>완료</text:p>
          </table:table-cell>
          <table:table-cell office:value-type="time" office:time-value="PT0H0M0S" table:style-name="ce11">
            <text:p>0:00: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N39]-[.M39]"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17">
            <text:p>Emailed and contacted through phon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40]);&quot;진행중&quot;;&quot;완료&quot;)" table:style-name="ce10">
            <text:p>완료</text:p>
          </table:table-cell>
          <table:table-cell office:value-type="time" office:time-value="PT0H10M0S" table:style-name="ce11">
            <text:p>0:10: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siraj</text:p>
          </table:table-cell>
          <table:table-cell table:style-name="ce14"/>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N40]-[.M40]"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17">
            <text:p>Automatically it got resolved. Informed owner through messager &amp; email.</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9</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N41]-[.M41]"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17">
            <text:p>RMA request on Monday and then proceed to hardware change.</text:p>
          </table:table-cell>
          <table:table-cell office:value-type="string" table:style-name="ce17">
            <text:p>KRCLOUD-4962</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42]);&quot;진행중&quot;;&quot;완료&quot;)" table:style-name="ce10">
            <text:p>완료</text:p>
          </table:table-cell>
          <table:table-cell office:value-type="time" office:time-value="PT0H1M0S" table:style-name="ce11">
            <text:p>0:01:00</text:p>
          </table:table-cell>
          <table:table-cell office:value-type="string" table:style-name="ce12">
            <text:p>2022.05.30</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N42]-[.M42]"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17">
            <text:p>KRCLOUD-4967</text:p>
          </table:table-cell>
          <table:table-cell office:value-type="string" table:content-validation-name="val1" table:style-name="ce14">
            <text:p>O</text:p>
          </table:table-cell>
          <table:table-cell table:content-validation-name="val1" table:style-name="ce14"/>
          <table:table-cell office:value-type="string" table:style-name="ce17">
            <text:p>There were 17 containers, all are up and running</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43]);&quot;진행중&quot;;&quot;완료&quot;)" table:style-name="ce10">
            <text:p>완료</text:p>
          </table:table-cell>
          <table:table-cell office:value-type="time" office:time-value="PT0H2M0S" table:style-name="ce11">
            <text:p>0:02:00</text:p>
          </table:table-cell>
          <table:table-cell office:value-type="string" table:style-name="ce12">
            <text:p>2022.05.16</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김의현</text:p>
          </table:table-cell>
          <table:table-cell office:value-type="date" office:date-value="2022-05-16T18:28:00" table:style-name="ce15">
            <text:p>22-5-16 18:28</text:p>
          </table:table-cell>
          <table:table-cell office:value-type="date" office:date-value="2022-05-16T18:30:00" table:style-name="ce15">
            <text:p>22-5-16 18:30</text:p>
          </table:table-cell>
          <table:table-cell office:value-type="time" office:time-value="PT0H2M0S" table:formula="of:=[.N43]-[.M43]" table:style-name="ce16">
            <text:p>0:02:00</text:p>
          </table:table-cell>
          <table:table-cell office:value-type="string" table:style-name="ce14">
            <text:p>Kakao</text:p>
          </table:table-cell>
          <table:table-cell office:value-type="date" office:date-value="2022-05-16T19:14:00" table:style-name="ce15">
            <text:p>22-5-16 19:14</text:p>
          </table:table-cell>
          <table:table-cell office:value-type="string" table:style-name="ce17">
            <text:p>[FIRING:1](Rancher local Disk usage alert dvSgtNX7k)</text:p>
          </table:table-cell>
          <table:table-cell office:value-type="string" table:style-name="ce17">
            <text:p>Grafana 모니터링 변수값 수정</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44]);&quot;진행중&quot;;&quot;완료&quot;)" table:style-name="ce10">
            <text:p>완료</text:p>
          </table:table-cell>
          <table:table-cell office:value-type="time" office:time-value="PT0H1M0S" table:style-name="ce11">
            <text:p>0:01:00</text:p>
          </table:table-cell>
          <table:table-cell office:value-type="string" table:style-name="ce12">
            <text:p>2022.05.17</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장재봉</text:p>
          </table:table-cell>
          <table:table-cell office:value-type="date" office:date-value="2022-05-17T15:30:00" table:style-name="ce15">
            <text:p>22-5-17 15:30</text:p>
          </table:table-cell>
          <table:table-cell office:value-type="date" office:date-value="2022-05-17T15:31:00" table:style-name="ce15">
            <text:p>22-5-17 15:31</text:p>
          </table:table-cell>
          <table:table-cell office:value-type="time" office:time-value="PT0H1M0S" table:formula="of:=[.N44]-[.M44]" table:style-name="ce16">
            <text:p>0:01:00</text:p>
          </table:table-cell>
          <table:table-cell office:value-type="string" table:style-name="ce14">
            <text:p>Kakao</text:p>
          </table:table-cell>
          <table:table-cell office:value-type="date" office:date-value="2022-05-18T10:20:00" table:style-name="ce15">
            <text:p>22-5-18 10:20</text:p>
          </table:table-cell>
          <table:table-cell office:value-type="string" table:style-name="ce17">
            <text:p>cf-ecd9654fb2533ee33b9e.doppler.0 has just been restarted</text:p>
          </table:table-cell>
          <table:table-cell office:value-type="string" table:style-name="ce27">
            <text:p>메가존 계약 만료(4.30)로 RMA진행 불가 오토에버측과 협의후 진행 예정</text:p>
            <text:p>지속적으로 알람 발생하여 Maintenance등록</text:p>
          </table:table-cell>
          <table:table-cell table:style-name="ce17"/>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9M0S" table:style-name="ce11">
            <text:p>0:09:00</text:p>
          </table:table-cell>
          <table:table-cell office:value-type="string" table:style-name="ce12">
            <text:p>2022.05.07</text:p>
          </table:table-cell>
          <table:table-cell office:value-type="string" table:style-name="ce13">
            <text:p>17~22</text:p>
          </table:table-cell>
          <table:table-cell office:value-type="string" table:content-validation-name="val2" table:style-name="ce14">
            <text:p>이한새</text:p>
          </table:table-cell>
          <table:table-cell table:style-name="ce14"/>
          <table:table-cell office:value-type="string" table:style-name="ce14">
            <text:p>정진호</text:p>
          </table:table-cell>
          <table:table-cell office:value-type="date" office:date-value="2022-05-07T20:13:00" table:style-name="ce15">
            <text:p>22-5-7 20:13</text:p>
          </table:table-cell>
          <table:table-cell office:value-type="date" office:date-value="2022-05-07T20:22:00" table:style-name="ce15">
            <text:p>22-5-7 20:22</text:p>
          </table:table-cell>
          <table:table-cell office:value-type="time" office:time-value="PT0H9M0S" table:formula="of:=[.N45]-[.M45]" table:style-name="ce16">
            <text:p>0:09:00</text:p>
          </table:table-cell>
          <table:table-cell office:value-type="string" table:style-name="ce14">
            <text:p>Kakao, Call, SMS</text:p>
          </table:table-cell>
          <table:table-cell table:style-name="ce18"/>
          <table:table-cell office:value-type="string" table:style-name="ce17">
            <text:p>/data Disk size 9.96% capacity left: es02.ap-northeast-2.prd.h53</text:p>
          </table:table-cell>
          <table:table-cell office:value-type="string" table:style-name="ce17">
            <text:p>es02.ap-northeast-2.prd.h53 -&gt; sent SMS and called to VM owner</text:p>
          </table:table-cell>
          <table:table-cell table:style-name="ce17"/>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46]);&quot;진행중&quot;;&quot;완료&quot;)" table:style-name="ce10">
            <text:p>완료</text:p>
          </table:table-cell>
          <table:table-cell office:value-type="time" office:time-value="PT0H9M0S" table:style-name="ce11">
            <text:p>0:09:00</text:p>
          </table:table-cell>
          <table:table-cell office:value-type="string" table:style-name="ce12">
            <text:p>2022.05.10</text:p>
          </table:table-cell>
          <table:table-cell office:value-type="string" table:style-name="ce13">
            <text:p>17~22</text:p>
          </table:table-cell>
          <table:table-cell office:value-type="string" table:content-validation-name="val2" table:style-name="ce14">
            <text:p>이한새</text:p>
          </table:table-cell>
          <table:table-cell table:style-name="ce14"/>
          <table:table-cell office:value-type="string" table:style-name="ce14">
            <text:p>정진호</text:p>
          </table:table-cell>
          <table:table-cell office:value-type="date" office:date-value="2022-05-10T15:16:00" table:style-name="ce15">
            <text:p>22-5-10 15:16</text:p>
          </table:table-cell>
          <table:table-cell office:value-type="date" office:date-value="2022-05-10T15:25:00" table:style-name="ce15">
            <text:p>22-5-10 15:25</text:p>
          </table:table-cell>
          <table:table-cell office:value-type="time" office:time-value="PT0H9M0S" table:formula="of:=[.N46]-[.M46]" table:style-name="ce16">
            <text:p>0:09:00</text:p>
          </table:table-cell>
          <table:table-cell office:value-type="string" table:style-name="ce14">
            <text:p>call, Kakao, mail</text:p>
          </table:table-cell>
          <table:table-cell office:value-type="date" office:date-value="2022-05-10T15:17:00" table:style-name="ce15">
            <text:p>22-5-10 15:17</text:p>
          </table:table-cell>
          <table:table-cell office:value-type="string" table:style-name="ce17">
            <text:p>interface ethernet43(): link down</text:p>
          </table:table-cell>
          <table:table-cell office:value-type="string" table:style-name="ce17">
            <text:p>이한선 책임님께 메일로 전달</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47]);&quot;진행중&quot;;&quot;완료&quot;)" table:style-name="ce10">
            <text:p>완료</text:p>
          </table:table-cell>
          <table:table-cell office:value-type="time" office:time-value="PT0H1M0S" table:style-name="ce11">
            <text:p>0:01:00</text:p>
          </table:table-cell>
          <table:table-cell office:value-type="string" table:style-name="ce12">
            <text:p>2022.05.10</text:p>
          </table:table-cell>
          <table:table-cell office:value-type="string" table:style-name="ce13">
            <text:p>17~22</text:p>
          </table:table-cell>
          <table:table-cell office:value-type="string" table:content-validation-name="val2" table:style-name="ce14">
            <text:p>이한새</text:p>
          </table:table-cell>
          <table:table-cell table:style-name="ce14"/>
          <table:table-cell office:value-type="string" table:style-name="ce14">
            <text:p>정진호</text:p>
          </table:table-cell>
          <table:table-cell office:value-type="date" office:date-value="2022-05-10T16:32:00" table:style-name="ce15">
            <text:p>22-5-10 16:32</text:p>
          </table:table-cell>
          <table:table-cell office:value-type="date" office:date-value="2022-05-10T16:33:00" table:style-name="ce15">
            <text:p>22-5-10 16:33</text:p>
          </table:table-cell>
          <table:table-cell office:value-type="time" office:time-value="PT0H1M0S" table:formula="of:=[.N47]-[.M47]" table:style-name="ce16">
            <text:p>0:01:00</text:p>
          </table:table-cell>
          <table:table-cell office:value-type="string" table:style-name="ce14">
            <text:p>Kakao, mail</text:p>
          </table:table-cell>
          <table:table-cell office:value-type="date" office:date-value="2022-05-10T16:34:00" table:style-name="ce15">
            <text:p>22-5-10 16:34</text:p>
          </table:table-cell>
          <table:table-cell office:value-type="string" table:style-name="ce17">
            <text:p>key cloak alert [Service down]</text:p>
          </table:table-cell>
          <table:table-cell office:value-type="string" table:style-name="ce17">
            <text:p>이준 책임님께 메일로 전달</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48]);&quot;진행중&quot;;&quot;완료&quot;)" table:style-name="ce10">
            <text:p>완료</text:p>
          </table:table-cell>
          <table:table-cell office:value-type="time" office:time-value="PT0H18M0S"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N48]-[.M48]"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49]);&quot;진행중&quot;;&quot;완료&quot;)" table:style-name="ce10">
            <text:p>완료</text:p>
          </table:table-cell>
          <table:table-cell office:value-type="time" office:time-value="PT0H3M0S" table:style-name="ce11">
            <text:p>0:03:00</text:p>
          </table:table-cell>
          <table:table-cell office:value-type="string" table:style-name="ce12">
            <text:p>2022.05.12</text:p>
          </table:table-cell>
          <table:table-cell office:value-type="string" table:style-name="ce13">
            <text:p>08~16</text:p>
          </table:table-cell>
          <table:table-cell office:value-type="string" table:content-validation-name="val2" table:style-name="ce14">
            <text:p>오창민</text:p>
          </table:table-cell>
          <table:table-cell table:style-name="ce14"/>
          <table:table-cell office:value-type="string" table:style-name="ce14">
            <text:p>장재봉, 이순철</text:p>
          </table:table-cell>
          <table:table-cell office:value-type="date" office:date-value="2022-05-12T14:21:00" table:style-name="ce15">
            <text:p>22-5-12 14:21</text:p>
          </table:table-cell>
          <table:table-cell office:value-type="date" office:date-value="2022-05-12T14:24:00" table:style-name="ce15">
            <text:p>22-5-12 14:24</text:p>
          </table:table-cell>
          <table:table-cell office:value-type="time" office:time-value="PT0H3M0S" table:formula="of:=[.N49]-[.M49]" table:style-name="ce16">
            <text:p>0:03:00</text:p>
          </table:table-cell>
          <table:table-cell office:value-type="string" table:style-name="ce14">
            <text:p>Kakao, Mail</text:p>
          </table:table-cell>
          <table:table-cell office:value-type="date" office:date-value="2022-05-12T14:44:00" table:style-name="ce15">
            <text:p>22-5-12 14:44</text:p>
          </table:table-cell>
          <table:table-cell office:value-type="string" table:style-name="ce17">
            <text:p>Unavailable by ICMP ping / diagnostic-mongos01.ap-northeast-2.prd.h53(2center)</text:p>
          </table:table-cell>
          <table:table-cell office:value-type="string" table:style-name="ce27">
            <text:p>이순철 수석님 컨택하여 IaaS 포탈로 담당자 확인(김승진 책임연구원)</text:p>
            <text:p>VM 생성 후 삭제<text:s/></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N50]-[.M50]" table:style-name="ce16">
            <text:p>0:00:00</text:p>
          </table:table-cell>
          <table:table-cell office:value-type="string" table:style-name="ce14">
            <text:p>KaKao</text:p>
          </table:table-cell>
          <table:table-cell table:style-name="ce18"/>
          <table:table-cell office:value-type="string" table:style-name="ce17">
            <text:p>(KR-apne2 Rancher Local Cluster) Etcd reader has been changed</text:p>
          </table:table-cell>
          <table:table-cell office:value-type="string" table:style-name="ce17">
            <text:p>Etcd leader는 정상 UP 상태이며, 랜처2서버는 안진희,안주림 책임님께서 구성중</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장재봉</text:p>
          </table:table-cell>
          <table:table-cell office:value-type="date" office:date-value="2022-05-12T18:13:00" table:style-name="ce15">
            <text:p>22-5-12 18:13</text:p>
          </table:table-cell>
          <table:table-cell office:value-type="date" office:date-value="2022-05-12T18:13:00" table:style-name="ce15">
            <text:p>22-5-12 18:13</text:p>
          </table:table-cell>
          <table:table-cell office:value-type="time" office:time-value="PT0H0M0S" table:formula="of:=[.N51]-[.M51]" table:style-name="ce16">
            <text:p>0:00:00</text:p>
          </table:table-cell>
          <table:table-cell office:value-type="string" table:style-name="ce14">
            <text:p>KaKao</text:p>
          </table:table-cell>
          <table:table-cell table:style-name="ce18"/>
          <table:table-cell office:value-type="string" table:style-name="ce27">
            <text:p>2센터 Rancher 운영계 서비스 안됨</text:p>
          </table:table-cell>
          <table:table-cell office:value-type="string" table:style-name="ce27">
            <text:p>랜처 서버는 정상적으로 복구 되었고, reboot한 vm이 올라오지 않아 인프라개발팀에서 새로 vm할당 받은 후 재구성하여 클러스터와 조인할 예정</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office:value-type="string" table:style-name="ce27">
            <text:p>rancher 접속 시 키 파일이 필요하지만,<text:s/></text:p>
            <text:p>오토에버에서 전달 받지 못해 현대차에서 키 파일을 전달 받아 접속 후 확인을 바로 할 수 없었음.</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2T20:21:00" table:style-name="ce15">
            <text:p>22-5-12 20:21</text:p>
          </table:table-cell>
          <table:table-cell office:value-type="date" office:date-value="2022-05-12T20:22:00" table:style-name="ce15">
            <text:p>22-5-12 20:22</text:p>
          </table:table-cell>
          <table:table-cell office:value-type="time" office:time-value="PT0H1M0S" table:style-name="ce16">
            <text:p>0:01:00</text:p>
          </table:table-cell>
          <table:table-cell office:value-type="string" table:style-name="ce14">
            <text:p>KaKao</text:p>
          </table:table-cell>
          <table:table-cell table:style-name="ce18"/>
          <table:table-cell office:value-type="string" table:style-name="ce17">
            <text:p>iaas-maxscale01-down-alert</text:p>
          </table:table-cell>
          <table:table-cell office:value-type="string" table:style-name="ce17">
            <text:p>실제 서버는 정상적으로 서비스 이상 없으며, 그라파나에서만 발생 작일 확인 필요</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2T20:21:00" table:style-name="ce15">
            <text:p>22-5-12 20:21</text:p>
          </table:table-cell>
          <table:table-cell office:value-type="date" office:date-value="2022-05-12T20:22:00" table:style-name="ce15">
            <text:p>22-5-12 20:22</text:p>
          </table:table-cell>
          <table:table-cell office:value-type="time" office:time-value="PT0H1M0S" table:formula="of:=[.N53]-[.M53]" table:style-name="ce16">
            <text:p>0:01:00</text:p>
          </table:table-cell>
          <table:table-cell office:value-type="string" table:style-name="ce14">
            <text:p>KaKao</text:p>
          </table:table-cell>
          <table:table-cell table:style-name="ce18"/>
          <table:table-cell office:value-type="string" table:style-name="ce17">
            <text:p>iaas-maxscale01-down-alert</text:p>
          </table:table-cell>
          <table:table-cell office:value-type="string" table:style-name="ce17">
            <text:p>실제 서버는 정상적으로 서비스 이상 없으며, 그라파나에서만 발생 작일 확인 필요</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54]);&quot;진행중&quot;;&quot;완료&quot;)" table:style-name="ce10">
            <text:p>완료</text:p>
          </table:table-cell>
          <table:table-cell office:value-type="time" office:time-value="PT0H10M0S" table:style-name="ce11">
            <text:p>0:10:00</text:p>
          </table:table-cell>
          <table:table-cell office:value-type="string" table:style-name="ce12">
            <text:p>2022.05.13</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3T14:48:00" table:style-name="ce15">
            <text:p>22-5-13 14:48</text:p>
          </table:table-cell>
          <table:table-cell office:value-type="date" office:date-value="2022-05-13T14:58:00" table:style-name="ce15">
            <text:p>22-5-13 14:58</text:p>
          </table:table-cell>
          <table:table-cell office:value-type="time" office:time-value="PT0H10M0S" table:formula="of:=[.N54]-[.M54]" table:style-name="ce16">
            <text:p>0:10:00</text:p>
          </table:table-cell>
          <table:table-cell office:value-type="string" table:style-name="ce14">
            <text:p>KaKao</text:p>
          </table:table-cell>
          <table:table-cell office:value-type="date" office:date-value="2022-05-13T15:46:00" table:style-name="ce15">
            <text:p>22-5-13 15:46</text:p>
          </table:table-cell>
          <table:table-cell office:value-type="string" table:style-name="ce17">
            <text:p>Rancher local Etcd has a leader change (1h) alert</text:p>
          </table:table-cell>
          <table:table-cell office:value-type="string" table:style-name="ce17">
            <text:p>Slack 채널에 안진희 책임님께서 신규 노드 Docker Restart 진행 확인</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55]);&quot;진행중&quot;;&quot;완료&quot;)" table:style-name="ce10">
            <text:p>완료</text:p>
          </table:table-cell>
          <table:table-cell office:value-type="time" office:time-value="PT0H1M0S"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2"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N55]-[.M55]"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27">
            <text:p>System Board Inlet Temp: Temperature is above warning threshold: &gt;30</text:p>
            <text:p>Host: krcloudprdcomdr1515, 1613, 1614, 1615</text:p>
          </table:table-cell>
          <table:table-cell office:value-type="string" table:style-name="ce2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1" table:style-name="ce14">
            <text:p>O</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56]);&quot;진행중&quot;;&quot;완료&quot;)" table:style-name="ce10">
            <text:p>완료</text:p>
          </table:table-cell>
          <table:table-cell office:value-type="time" office:time-value="PT24H37M0S" table:style-name="ce11">
            <text:p>0:37:00</text:p>
          </table:table-cell>
          <table:table-cell office:value-type="string" table:style-name="ce12">
            <text:p>2022.05.19</text:p>
          </table:table-cell>
          <table:table-cell office:value-type="string" table:style-name="ce13">
            <text:p>15~22</text:p>
          </table:table-cell>
          <table:table-cell office:value-type="string" table:content-validation-name="val2" table:style-name="ce14">
            <text:p>이후승</text:p>
          </table:table-cell>
          <table:table-cell table:style-name="ce14"/>
          <table:table-cell office:value-type="string" table:style-name="ce14">
            <text:p>김지윤</text:p>
          </table:table-cell>
          <table:table-cell office:value-type="date" office:date-value="2022-05-18T18:33:00" table:style-name="ce15">
            <text:p>22-5-18 18:33</text:p>
          </table:table-cell>
          <table:table-cell office:value-type="date" office:date-value="2022-05-19T19:10:00" table:style-name="ce15">
            <text:p>22-5-19 19:10</text:p>
          </table:table-cell>
          <table:table-cell office:value-type="time" office:time-value="PT24H37M0S" table:formula="of:=[.N56]-[.M56]" table:style-name="ce16">
            <text:p>0:37:00</text:p>
          </table:table-cell>
          <table:table-cell office:value-type="string" table:style-name="ce14">
            <text:p>Kakao, Call</text:p>
          </table:table-cell>
          <table:table-cell office:value-type="date" office:date-value="2022-05-19T18:50:00" table:style-name="ce15">
            <text:p>22-5-19 18:50</text:p>
          </table:table-cell>
          <table:table-cell office:value-type="string" table:style-name="ce17">
            <text:p>2센터 ES02 VM disk size capacity left 9.95</text:p>
          </table:table-cell>
          <table:table-cell office:value-type="string" table:style-name="ce17">
            <text:p>담당자 박상선 책임께 문의 - 금일 알람은 무시해도 된다고 확인받음</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57]);&quot;진행중&quot;;&quot;완료&quot;)" table:style-name="ce10">
            <text:p>완료</text:p>
          </table:table-cell>
          <table:table-cell office:value-type="time" office:time-value="PT24H34M0S" table:style-name="ce11">
            <text:p>0:34:00</text:p>
          </table:table-cell>
          <table:table-cell office:value-type="string" table:style-name="ce12">
            <text:p>2022.05.19</text:p>
          </table:table-cell>
          <table:table-cell office:value-type="string" table:style-name="ce13">
            <text:p>15~22</text:p>
          </table:table-cell>
          <table:table-cell office:value-type="string" table:content-validation-name="val3" table:style-name="ce14">
            <text:p>이후승</text:p>
          </table:table-cell>
          <table:table-cell table:style-name="ce14"/>
          <table:table-cell office:value-type="string" table:style-name="ce14">
            <text:p>김지윤</text:p>
          </table:table-cell>
          <table:table-cell office:value-type="date" office:date-value="2022-05-18T20:50:00" table:style-name="ce15">
            <text:p>22-5-18 20:50</text:p>
          </table:table-cell>
          <table:table-cell office:value-type="date" office:date-value="2022-05-19T21:24:00" table:style-name="ce15">
            <text:p>22-5-19 21:24</text:p>
          </table:table-cell>
          <table:table-cell office:value-type="time" office:time-value="PT24H34M0S" table:formula="of:=[.N57]-[.M57]" table:style-name="ce16">
            <text:p>0:34:00</text:p>
          </table:table-cell>
          <table:table-cell office:value-type="string" table:style-name="ce14">
            <text:p>Kakao, Call</text:p>
          </table:table-cell>
          <table:table-cell office:value-type="date" office:date-value="2022-05-19T21:25:00" table:style-name="ce15">
            <text:p>22-5-19 21:25</text:p>
          </table:table-cell>
          <table:table-cell office:value-type="string" table:style-name="ce17">
            <text:p>vServer prd-ccs-vehicle state down</text:p>
          </table:table-cell>
          <table:table-cell office:value-type="string" table:style-name="ce17">
            <text:p>삭제 예정인 것, CM등록 예정</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58]);&quot;진행중&quot;;&quot;완료&quot;)" table:style-name="ce10">
            <text:p>완료</text:p>
          </table:table-cell>
          <table:table-cell office:value-type="time" office:time-value="PT0H1M0S" table:style-name="ce11">
            <text:p>0:01:00</text:p>
          </table:table-cell>
          <table:table-cell office:value-type="string" table:style-name="ce12">
            <text:p>2022.05.21</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Thulasiraj</text:p>
          </table:table-cell>
          <table:table-cell table:style-name="ce14"/>
          <table:table-cell office:value-type="date" office:date-value="2022-05-22T07:43:00" table:style-name="ce15">
            <text:p>22-5-22 7:43</text:p>
          </table:table-cell>
          <table:table-cell office:value-type="date" office:date-value="2022-05-22T07:44:00" table:style-name="ce15">
            <text:p>22-5-22 7:44</text:p>
          </table:table-cell>
          <table:table-cell office:value-type="time" office:time-value="PT0H1M0S" table:formula="of:=[.N58]-[.M58]" table:style-name="ce16">
            <text:p>0:01:00</text:p>
          </table:table-cell>
          <table:table-cell office:value-type="string" table:style-name="ce14">
            <text:p>Kakao</text:p>
          </table:table-cell>
          <table:table-cell office:value-type="date" office:date-value="2022-05-22T07:48:00" table:style-name="ce15">
            <text:p>22-5-22 7:48</text:p>
          </table:table-cell>
          <table:table-cell office:value-type="string" table:style-name="ce17">
            <text:p>[FIRING:1](Rancher local Disk usage alert dvSgtNX7k)</text:p>
          </table:table-cell>
          <table:table-cell office:value-type="string" table:style-name="ce17">
            <text:p>It got resolved automatically</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3">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59]);&quot;진행중&quot;;&quot;완료&quot;)" table:style-name="ce10">
            <text:p>완료</text:p>
          </table:table-cell>
          <table:table-cell office:value-type="time" office:time-value="PT0H5M0S" table:style-name="ce11">
            <text:p>0:05:00</text:p>
          </table:table-cell>
          <table:table-cell office:value-type="string" table:style-name="ce12">
            <text:p>2022.05.21</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Thulasiraj</text:p>
          </table:table-cell>
          <table:table-cell table:style-name="ce14"/>
          <table:table-cell office:value-type="date" office:date-value="2022-05-22T08:30:00" table:style-name="ce15">
            <text:p>22-5-22 8:30</text:p>
          </table:table-cell>
          <table:table-cell office:value-type="date" office:date-value="2022-05-22T08:35:00" table:style-name="ce15">
            <text:p>22-5-22 8:35</text:p>
          </table:table-cell>
          <table:table-cell office:value-type="time" office:time-value="PT0H5M0S" table:formula="of:=[.N59]-[.M59]" table:style-name="ce16">
            <text:p>0:05:00</text:p>
          </table:table-cell>
          <table:table-cell office:value-type="string" table:style-name="ce14">
            <text:p>Kakao</text:p>
          </table:table-cell>
          <table:table-cell office:value-type="date" office:date-value="2022-05-22T07:48:00" table:style-name="ce15">
            <text:p>22-5-22 7:48</text:p>
          </table:table-cell>
          <table:table-cell office:value-type="string" table:style-name="ce17">
            <text:p>[FIRING:1](Rancher local Disk usage alert dvSgtNX7k)</text:p>
          </table:table-cell>
          <table:table-cell office:value-type="string" table:style-name="ce17">
            <text:p>It got resolved automatically</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29">
            <text:p>5월</text:p>
          </table:table-cell>
          <table:table-cell office:value-type="string" table:style-name="ce29">
            <text:p>KR</text:p>
          </table:table-cell>
          <table:table-cell office:value-type="string" table:style-name="ce29">
            <text:p>2센터</text:p>
          </table:table-cell>
          <table:table-cell office:value-type="string" table:style-name="ce29">
            <text:p>PRD</text:p>
          </table:table-cell>
          <table:table-cell office:value-type="string" office:string-value="완료" table:formula="of:=IF(ISBLANK([.Q60]);&quot;진행중&quot;;&quot;완료&quot;)" table:style-name="ce30">
            <text:p>완료</text:p>
          </table:table-cell>
          <table:table-cell office:value-type="time" office:time-value="PT24H8M0S" table:style-name="ce11">
            <text:p>0:08:00</text:p>
          </table:table-cell>
          <table:table-cell office:value-type="string" table:style-name="ce31">
            <text:p>2022.05.24</text:p>
          </table:table-cell>
          <table:table-cell office:value-type="string" table:style-name="ce32">
            <text:p>21~09</text:p>
          </table:table-cell>
          <table:table-cell office:value-type="string" table:content-validation-name="val2" table:style-name="ce33">
            <text:p>Subramanya</text:p>
          </table:table-cell>
          <table:table-cell office:value-type="string" table:style-name="ce33">
            <text:p>Saju, Ashok</text:p>
          </table:table-cell>
          <table:table-cell table:style-name="ce33"/>
          <table:table-cell office:value-type="date" office:date-value="2022-05-23T11:59:00" table:style-name="ce34">
            <text:p>22-5-23 11:59</text:p>
          </table:table-cell>
          <table:table-cell office:value-type="date" office:date-value="2022-05-24T12:07:00" table:style-name="ce34">
            <text:p>22-5-24 12:07</text:p>
          </table:table-cell>
          <table:table-cell office:value-type="time" office:time-value="PT24H8M0S" table:formula="of:=[.N60]-[.M60]" table:style-name="ce35">
            <text:p>0:08:00</text:p>
          </table:table-cell>
          <table:table-cell office:value-type="string" table:style-name="ce33">
            <text:p>Kakao</text:p>
          </table:table-cell>
          <table:table-cell office:value-type="string" table:style-name="ce34">
            <text:p>2022-05-24-12:05:00 AM</text:p>
          </table:table-cell>
          <table:table-cell office:value-type="string" table:style-name="ce36">
            <text:p>vServer ccs-prd-dataflow state: down</text:p>
          </table:table-cell>
          <table:table-cell office:value-type="string" table:style-name="ce36">
            <text:p>Automatically it got resolved</text:p>
          </table:table-cell>
          <table:table-cell table:style-name="ce36"/>
          <table:table-cell office:value-type="string" table:content-validation-name="val1" table:style-name="ce33">
            <text:p>O</text:p>
          </table:table-cell>
          <table:table-cell table:content-validation-name="val1" table:style-name="ce33"/>
          <table:table-cell table:style-name="ce3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7"/>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61]);&quot;진행중&quot;;&quot;완료&quot;)" table:style-name="ce10">
            <text:p>완료</text:p>
          </table:table-cell>
          <table:table-cell office:value-type="time" office:time-value="PT0H3M0S" table:style-name="ce11">
            <text:p>0:03: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5:10:00" table:style-name="ce15">
            <text:p>22-5-25 5:10</text:p>
          </table:table-cell>
          <table:table-cell office:value-type="date" office:date-value="2022-05-25T05:13:00" table:style-name="ce15">
            <text:p>22-5-25 5:13</text:p>
          </table:table-cell>
          <table:table-cell office:value-type="time" office:time-value="PT0H3M0S" table:formula="of:=[.N61]-[.M61]" table:style-name="ce16">
            <text:p>0:03:00</text:p>
          </table:table-cell>
          <table:table-cell office:value-type="string" table:style-name="ce14">
            <text:p>Kakao</text:p>
          </table:table-cell>
          <table:table-cell office:value-type="date" office:date-value="2022-05-25T05:20:00" table:style-name="ce15">
            <text:p>22-5-25 5:20</text:p>
          </table:table-cell>
          <table:table-cell office:value-type="string" table:style-name="ce17">
            <text:p>openstack status<text:s/></text:p>
          </table:table-cell>
          <table:table-cell office:value-type="string" table:style-name="ce17">
            <text:p>Automatically it got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13M0S" table:style-name="ce11">
            <text:p>0:13:00</text:p>
          </table:table-cell>
          <table:table-cell office:value-type="string" table:style-name="ce12">
            <text:p>2022.05.25</text:p>
          </table:table-cell>
          <table:table-cell office:value-type="string" table:style-name="ce13">
            <text:p>09~21</text:p>
          </table:table-cell>
          <table:table-cell office:value-type="string" table:content-validation-name="val2" table:style-name="ce14">
            <text:p>김의현</text:p>
          </table:table-cell>
          <table:table-cell table:number-columns-repeated="2" table:style-name="ce14"/>
          <table:table-cell office:value-type="date" office:date-value="2022-05-25T17:41:00" table:style-name="ce15">
            <text:p>22-5-25 17:41</text:p>
          </table:table-cell>
          <table:table-cell office:value-type="date" office:date-value="2022-05-25T17:54:00" table:style-name="ce15">
            <text:p>22-5-25 17:54</text:p>
          </table:table-cell>
          <table:table-cell office:value-type="time" office:time-value="PT0H13M0S" table:formula="of:=[.N62]-[.M62]" table:style-name="ce16">
            <text:p>0:13:00</text:p>
          </table:table-cell>
          <table:table-cell office:value-type="string" table:style-name="ce14">
            <text:p>Kakao</text:p>
          </table:table-cell>
          <table:table-cell table:style-name="ce15"/>
          <table:table-cell office:value-type="string" table:style-name="ce17">
            <text:p>iaas-maxsclae01 down alert</text:p>
          </table:table-cell>
          <table:table-cell office:value-type="string" table:style-name="ce17">
            <text:p>오탐으로 확인</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13M0S" table:style-name="ce11">
            <text:p>0:13:00</text:p>
          </table:table-cell>
          <table:table-cell office:value-type="string" table:style-name="ce12">
            <text:p>2022.05.25</text:p>
          </table:table-cell>
          <table:table-cell office:value-type="string" table:style-name="ce13">
            <text:p>09~21</text:p>
          </table:table-cell>
          <table:table-cell office:value-type="string" table:content-validation-name="val2" table:style-name="ce14">
            <text:p>김의현</text:p>
          </table:table-cell>
          <table:table-cell table:number-columns-repeated="2" table:style-name="ce14"/>
          <table:table-cell office:value-type="date" office:date-value="2022-05-25T17:41:00" table:style-name="ce15">
            <text:p>22-5-25 17:41</text:p>
          </table:table-cell>
          <table:table-cell office:value-type="date" office:date-value="2022-05-25T17:54:00" table:style-name="ce15">
            <text:p>22-5-25 17:54</text:p>
          </table:table-cell>
          <table:table-cell office:value-type="time" office:time-value="PT0H13M0S" table:style-name="ce16">
            <text:p>0:13:00</text:p>
          </table:table-cell>
          <table:table-cell office:value-type="string" table:style-name="ce14">
            <text:p>Kakao</text:p>
          </table:table-cell>
          <table:table-cell table:style-name="ce15"/>
          <table:table-cell office:value-type="string" table:style-name="ce17">
            <text:p>iaas-maxsclae01 down alert</text:p>
          </table:table-cell>
          <table:table-cell office:value-type="string" table:style-name="ce17">
            <text:p>오탐으로 확인</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7M0S" table:style-name="ce11">
            <text:p>0:07:00</text:p>
          </table:table-cell>
          <table:table-cell office:value-type="string" table:style-name="ce12">
            <text:p>2022.05.25</text:p>
          </table:table-cell>
          <table:table-cell office:value-type="string" table:style-name="ce13">
            <text:p>08~17</text:p>
          </table:table-cell>
          <table:table-cell office:value-type="string" table:content-validation-name="val2" table:style-name="ce14">
            <text:p>심명보</text:p>
          </table:table-cell>
          <table:table-cell table:style-name="ce14"/>
          <table:table-cell office:value-type="string" table:style-name="ce14">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N64]-[.M64]" table:style-name="ce16">
            <text:p>0:07:00</text:p>
          </table:table-cell>
          <table:table-cell office:value-type="string" table:style-name="ce14">
            <text:p>Kakao, M+</text:p>
          </table:table-cell>
          <table:table-cell table:style-name="ce15"/>
          <table:table-cell office:value-type="string" table:style-name="ce17">
            <text:p>Problem: Interface cali2d83f848bb9: Link down - host : hubble-k8s-worker04.kr.hcloud.h53</text:p>
          </table:table-cell>
          <table:table-cell office:value-type="string" table:style-name="ce17">
            <text:p>Admin 쪽 베어메탈 호스트로 COC 에서 확인 불가 박재민 연구원께 확인 요청</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65]);&quot;진행중&quot;;&quot;완료&quot;)" table:style-name="ce10">
            <text:p>완료</text:p>
          </table:table-cell>
          <table:table-cell office:value-type="time" office:time-value="PT0H2M0S" table:style-name="ce11">
            <text:p>0:02:00</text:p>
          </table:table-cell>
          <table:table-cell office:value-type="string" table:style-name="ce12">
            <text:p>2022.05.28</text:p>
          </table:table-cell>
          <table:table-cell office:value-type="string" table:style-name="ce13">
            <text:p>22~09</text:p>
          </table:table-cell>
          <table:table-cell office:value-type="string" table:content-validation-name="val2" table:style-name="ce14">
            <text:p>Radhika</text:p>
          </table:table-cell>
          <table:table-cell office:value-type="string" table:style-name="ce14">
            <text:p>Radhika, Jiyoon</text:p>
          </table:table-cell>
          <table:table-cell table:style-name="ce14"/>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N65]-[.M65]"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17">
            <text:p>rebooted the host and started up all 10 VM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66]);&quot;진행중&quot;;&quot;완료&quot;)" table:style-name="ce10">
            <text:p>완료</text:p>
          </table:table-cell>
          <table:table-cell office:value-type="time" office:time-value="PT0H4M0S" table:style-name="ce11">
            <text:p>0:04: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N66]-[.M66]" table:style-name="ce16">
            <text:p>0:04:00</text:p>
          </table:table-cell>
          <table:table-cell office:value-type="string" table:style-name="ce14">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17">
            <text:p>Automatically it got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67]);&quot;진행중&quot;;&quot;완료&quot;)" table:style-name="ce10">
            <text:p>완료</text:p>
          </table:table-cell>
          <table:table-cell office:value-type="time" office:time-value="PT0H1M0S" table:style-name="ce11">
            <text:p>0:01: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siraj</text:p>
          </table:table-cell>
          <table:table-cell table:style-name="ce14"/>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N67]-[.M67]"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17">
            <text:p>Unavailable by ICMP ping kr-az2-com05-02r08</text:p>
          </table:table-cell>
          <table:table-cell office:value-type="string" table:style-name="ce17">
            <text:p>rebooted the host and started up all 10 VMS<tex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68]);&quot;진행중&quot;;&quot;완료&quot;)" table:style-name="ce10">
            <text:p>완료</text:p>
          </table:table-cell>
          <table:table-cell office:value-type="time" office:time-value="PT0H0M0S" table:style-name="ce11">
            <text:p>0:00: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siraj</text:p>
          </table:table-cell>
          <table:table-cell table:style-name="ce14"/>
          <table:table-cell office:value-type="date" office:date-value="2022-05-28T18:12:00" table:style-name="ce15">
            <text:p>22-5-28 18:12</text:p>
          </table:table-cell>
          <table:table-cell office:value-type="date" office:date-value="2022-05-28T18:12:00" table:style-name="ce15">
            <text:p>22-5-28 18:12</text:p>
          </table:table-cell>
          <table:table-cell office:value-type="time" office:time-value="PT0H0M0S" table:formula="of:=[.N68]-[.M68]" table:style-name="ce16">
            <text:p>0:00:00</text:p>
          </table:table-cell>
          <table:table-cell office:value-type="string" table:style-name="ce14">
            <text:p>kakao, Call</text:p>
          </table:table-cell>
          <table:table-cell office:value-type="date" office:date-value="2022-05-28T20:35:00" table:style-name="ce15">
            <text:p>22-5-28 20:35</text:p>
          </table:table-cell>
          <table:table-cell office:value-type="string" table:style-name="ce17">
            <text:p>/data disk size 9.98% capacity left: es02.ap-northeast-2prd.h53</text:p>
          </table:table-cell>
          <table:table-cell office:value-type="string" table:style-name="ce17">
            <text:p>Called the owner and he said we can ignore the alert.</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5.28</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Ashok</text:p>
          </table:table-cell>
          <table:table-cell table:style-name="ce14"/>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N69]-[.M69]" table:style-name="ce16">
            <text:p>0:02:00</text:p>
          </table:table-cell>
          <table:table-cell office:value-type="string" table:style-name="ce14">
            <text:p>Kakao</text:p>
          </table:table-cell>
          <table:table-cell table:style-name="ce15"/>
          <table:table-cell office:value-type="string" table:style-name="ce38">
            <text:p>broker01.ap-northeast-2.prd.h53 ICMP ping Unavailable/we have created the ticket to update Zabbix inventory also KRCLOUD-4961</text:p>
          </table:table-cell>
          <table:table-cell office:value-type="string" table:style-name="ce17">
            <text:p>There is a zabbix inventory mismatch, no problem with the server and service.<text:s/></text:p>
          </table:table-cell>
          <table:table-cell office:value-type="string" table:style-name="ce27">
            <text:p>KRCLOUD-4960 &amp; KRCLOUD-4961</text:p>
          </table:table-cell>
          <table:table-cell table:content-validation-name="val1" table:style-name="ce14"/>
          <table:table-cell table:content-validation-name="val1" table:style-name="ce14"/>
          <table:table-cell office:value-type="string" table:style-name="ce17">
            <text:p>Issue is there with Zabbix inventory not with servers.</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70]);&quot;진행중&quot;;&quot;완료&quot;)" table:style-name="ce10">
            <text:p>완료</text:p>
          </table:table-cell>
          <table:table-cell office:value-type="time" office:time-value="PT0H0M0S" table:style-name="ce11">
            <text:p>0:00:00</text:p>
          </table:table-cell>
          <table:table-cell office:value-type="string" table:style-name="ce12">
            <text:p>2022.05.2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siraj</text:p>
          </table:table-cell>
          <table:table-cell table:style-name="ce14"/>
          <table:table-cell office:value-type="date" office:date-value="2022-05-28T18:49:00" table:style-name="ce15">
            <text:p>22-5-28 18:49</text:p>
          </table:table-cell>
          <table:table-cell office:value-type="date" office:date-value="2022-05-28T18:49:00" table:style-name="ce15">
            <text:p>22-5-28 18:49</text:p>
          </table:table-cell>
          <table:table-cell office:value-type="time" office:time-value="PT0H0M0S" table:formula="of:=[.N70]-[.M70]" table:style-name="ce16">
            <text:p>0:00:00</text:p>
          </table:table-cell>
          <table:table-cell office:value-type="string" table:style-name="ce14">
            <text:p>Kakao</text:p>
          </table:table-cell>
          <table:table-cell office:value-type="date" office:date-value="2022-05-28T18:50:00" table:style-name="ce15">
            <text:p>22-5-28 18:50</text:p>
          </table:table-cell>
          <table:table-cell office:value-type="string" table:style-name="ce17">
            <text:p>Gitlab Gitaly Alert service down [hcloud-portal-monitoring]</text:p>
          </table:table-cell>
          <table:table-cell office:value-type="string" table:style-name="ce17">
            <text:p>Automatically it got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71]);&quot;진행중&quot;;&quot;완료&quot;)" table:style-name="ce10">
            <text:p>완료</text:p>
          </table:table-cell>
          <table:table-cell office:value-type="time" office:time-value="PT0H2M0S" table:style-name="ce11">
            <text:p>0:02:00</text:p>
          </table:table-cell>
          <table:table-cell office:value-type="string" table:style-name="ce12">
            <text:p>2022.05.30</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 &amp; Ashok</text:p>
          </table:table-cell>
          <table:table-cell table:style-name="ce14"/>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N71]-[.M71]"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17">
            <text:p>Due to CPU error, server went down.</text:p>
          </table:table-cell>
          <table:table-cell office:value-type="string" table:style-name="ce17">
            <text:p>KRCLOUD-4968</text:p>
          </table:table-cell>
          <table:table-cell office:value-type="string" table:content-validation-name="val1" table:style-name="ce14">
            <text:p>O</text:p>
          </table:table-cell>
          <table:table-cell table:content-validation-name="val1" table:style-name="ce14"/>
          <table:table-cell office:value-type="string" table:style-name="ce17">
            <text:p>There is no evacuation node for this staging server to evacute the instances, we have brought up the server twice but went down again .. Finally it came up and running with all the underlying instances</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72]);&quot;진행중&quot;;&quot;완료&quot;)" table:style-name="ce10">
            <text:p>완료</text:p>
          </table:table-cell>
          <table:table-cell office:value-type="time" office:time-value="PT0H1M0S" table:style-name="ce11">
            <text:p>0:01:00</text:p>
          </table:table-cell>
          <table:table-cell office:value-type="string" table:style-name="ce12">
            <text:p>2022.05.30</text:p>
          </table:table-cell>
          <table:table-cell office:value-type="string" table:style-name="ce13">
            <text:p>08~15</text:p>
          </table:table-cell>
          <table:table-cell office:value-type="string" table:content-validation-name="val2" table:style-name="ce14">
            <text:p>이후승</text:p>
          </table:table-cell>
          <table:table-cell office:value-type="string" table:style-name="ce14">
            <text:p>Ashok</text:p>
          </table:table-cell>
          <table:table-cell office:value-type="string" table:style-name="ce14">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N72]-[.M72]"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27">
            <text:p>Problem: Unavailable by ICMP ping</text:p>
            <text:p>Host: kr-az2-com05-02r08.kr.hcloud.h53</text:p>
          </table:table-cell>
          <table:table-cell office:value-type="string" table:style-name="ce17">
            <text:p>주말에 재부팅 발생한 동일 호스트, 금일 이준 책임께 새로 호스트(172.16.19.157) 할당 받아 마이그레이션 예정</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73]);&quot;진행중&quot;;&quot;완료&quot;)" table:style-name="ce10">
            <text:p>완료</text:p>
          </table:table-cell>
          <table:table-cell office:value-type="time" office:time-value="PT0H1M0S" table:style-name="ce11">
            <text:p>0:01:00</text:p>
          </table:table-cell>
          <table:table-cell office:value-type="string" table:style-name="ce12">
            <text:p>2022.05.30</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 &amp; Ashok</text:p>
          </table:table-cell>
          <table:table-cell table:style-name="ce14"/>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N73]-[.M73]"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17">
            <text:p>It got resolved.</text:p>
          </table:table-cell>
          <table:table-cell table:style-name="ce17"/>
          <table:table-cell office:value-type="string" table:content-validation-name="val1" table:style-name="ce14">
            <text:p>O</text:p>
          </table:table-cell>
          <table:table-cell table:content-validation-name="val1" table:style-name="ce14"/>
          <table:table-cell office:value-type="string" table:style-name="ce17">
            <text:p>Its fluctuating and as observed on the graph <text:s/>from yesterday its consuming more memory</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4">
          <table:table-cell office:value-type="string" table:style-name="ce2">
            <text:p>22년</text:p>
          </table:table-cell>
          <table:table-cell office:value-type="string" table:style-name="ce3">
            <text:p>5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74]);&quot;진행중&quot;;&quot;완료&quot;)" table:style-name="ce10">
            <text:p>완료</text:p>
          </table:table-cell>
          <table:table-cell office:value-type="time" office:time-value="PT0H3M0S" table:style-name="ce11">
            <text:p>0:03:00</text:p>
          </table:table-cell>
          <table:table-cell office:value-type="string" table:style-name="ce12">
            <text:p>2022.05.30</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장재봉</text:p>
          </table:table-cell>
          <table:table-cell office:value-type="date" office:date-value="2022-05-30T19:59:00" table:style-name="ce15">
            <text:p>22-5-30 19:59</text:p>
          </table:table-cell>
          <table:table-cell office:value-type="date" office:date-value="2022-05-30T20:02:00" table:style-name="ce15">
            <text:p>22-5-30 20:02</text:p>
          </table:table-cell>
          <table:table-cell office:value-type="time" office:time-value="PT0H3M0S" table:formula="of:=[.N74]-[.M74]" table:style-name="ce16">
            <text:p>0:03:00</text:p>
          </table:table-cell>
          <table:table-cell office:value-type="string" table:style-name="ce14">
            <text:p>Kakao, SMS</text:p>
          </table:table-cell>
          <table:table-cell office:value-type="date" office:date-value="2022-05-30T20:01:00" table:style-name="ce15">
            <text:p>22-5-30 20:01</text:p>
          </table:table-cell>
          <table:table-cell office:value-type="string" table:style-name="ce27">
            <text:p>Nexus(EXT) service down</text:p>
          </table:table-cell>
          <table:table-cell office:value-type="string" table:style-name="ce27">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75]);&quot;진행중&quot;;&quot;완료&quot;)" table:style-name="ce10">
            <text:p>완료</text:p>
          </table:table-cell>
          <table:table-cell office:value-type="time" office:time-value="PT0H1M0S" table:style-name="ce11">
            <text:p>0:01:00</text:p>
          </table:table-cell>
          <table:table-cell office:value-type="string" table:style-name="ce12">
            <text:p>2022.05.16</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N75]-[.M75]"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27">
            <text:p>Problem: Unavailable by ICMP ping</text:p>
            <text:p>Host: broker-1.ap-northeast-2.prd.h53</text:p>
          </table:table-cell>
          <table:table-cell office:value-type="string" table:style-name="ce27">
            <text:p>쟈빅스 모니터링 및 ping</text:p>
            <text:p>- 해당 VM 담당자 박상선 책임연구원이 확인예정</text:p>
          </table:table-cell>
          <table:table-cell table:style-name="ce17"/>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76]);&quot;진행중&quot;;&quot;완료&quot;)" table:style-name="ce10">
            <text:p>완료</text:p>
          </table:table-cell>
          <table:table-cell office:value-type="time" office:time-value="PT0H6M0S" table:style-name="ce11">
            <text:p>0:06:00</text:p>
          </table:table-cell>
          <table:table-cell office:value-type="string" table:style-name="ce12">
            <text:p>2022.05.17</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Ashok and Saju</text:p>
          </table:table-cell>
          <table:table-cell table:style-name="ce14"/>
          <table:table-cell office:value-type="date" office:date-value="2022-05-17T04:17:00" table:style-name="ce15">
            <text:p>22-5-17 4:17</text:p>
          </table:table-cell>
          <table:table-cell office:value-type="date" office:date-value="2022-05-17T04:23:00" table:style-name="ce15">
            <text:p>22-5-17 4:23</text:p>
          </table:table-cell>
          <table:table-cell office:value-type="time" office:time-value="PT0H6M0S" table:formula="of:=[.N76]-[.M76]" table:style-name="ce16">
            <text:p>0:06:00</text:p>
          </table:table-cell>
          <table:table-cell office:value-type="string" table:style-name="ce14">
            <text:p>Mail</text:p>
          </table:table-cell>
          <table:table-cell office:value-type="date" office:date-value="2022-05-17T00:00:00" table:style-name="ce15">
            <text:p>22-5-17 0:00</text:p>
          </table:table-cell>
          <table:table-cell office:value-type="string" table:style-name="ce17">
            <text:p>/home Disk size 5.24 % capacity left : kmaph00gn001.pus0c01.hcloud.io</text:p>
          </table:table-cell>
          <table:table-cell office:value-type="string" table:style-name="ce40">
            <text:p>Amit Anand Others, he confirmed he will look into the issue.</text:p>
          </table:table-cell>
          <table:table-cell table:style-name="ce17"/>
          <table:table-cell office:value-type="string" table:content-validation-name="val1" table:style-name="ce14">
            <text:p>X</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77]);&quot;진행중&quot;;&quot;완료&quot;)" table:style-name="ce10">
            <text:p>완료</text:p>
          </table:table-cell>
          <table:table-cell office:value-type="time" office:time-value="PT0H7M0S" table:style-name="ce11">
            <text:p>0:07:00</text:p>
          </table:table-cell>
          <table:table-cell office:value-type="string" table:style-name="ce12">
            <text:p>2022.05.10</text:p>
          </table:table-cell>
          <table:table-cell office:value-type="string" table:style-name="ce13">
            <text:p>09~15</text:p>
          </table:table-cell>
          <table:table-cell office:value-type="string" table:content-validation-name="val2" table:style-name="ce14">
            <text:p>이시형</text:p>
          </table:table-cell>
          <table:table-cell table:style-name="ce14"/>
          <table:table-cell office:value-type="string" table:style-name="ce14">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N77]-[.M77]"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17">
            <text:p>ccsnahmadisp01 VM 담당자 작업으로 인한 Restart로 확인 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12">
            <text:p>2022.05.10</text:p>
          </table:table-cell>
          <table:table-cell office:value-type="string" table:style-name="ce13">
            <text:p>17~22</text:p>
          </table:table-cell>
          <table:table-cell office:value-type="string" table:content-validation-name="val2" table:style-name="ce14">
            <text:p>이한새</text:p>
          </table:table-cell>
          <table:table-cell table:style-name="ce14"/>
          <table:table-cell office:value-type="string" table:style-name="ce14">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N78]-[.M78]" table:style-name="ce16">
            <text:p>0:06:00</text:p>
          </table:table-cell>
          <table:table-cell office:value-type="string" table:style-name="ce14">
            <text:p>mail</text:p>
          </table:table-cell>
          <table:table-cell table:style-name="ce18"/>
          <table:table-cell office:value-type="string" table:style-name="ce17">
            <text:p>/data Disk size 10.57% capacity left: ccsnahmacvcmofp01</text:p>
          </table:table-cell>
          <table:table-cell office:value-type="string" table:style-name="ce17">
            <text:p>chuck lee ,denny , noc 에 메일로 전달</text:p>
          </table:table-cell>
          <table:table-cell table:style-name="ce17"/>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79]);&quot;진행중&quot;;&quot;완료&quot;)" table:style-name="ce10">
            <text:p>완료</text:p>
          </table:table-cell>
          <table:table-cell office:value-type="time" office:time-value="PT0H3M0S" table:style-name="ce11">
            <text:p>0:03: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Thulasiraj</text:p>
          </table:table-cell>
          <table:table-cell table:style-name="ce14"/>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N79]-[.M79]"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17">
            <text:p>Inform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0]);&quot;진행중&quot;;&quot;완료&quot;)" table:style-name="ce10">
            <text:p>완료</text:p>
          </table:table-cell>
          <table:table-cell office:value-type="time" office:time-value="PT0H1M0S" table:style-name="ce11">
            <text:p>0:01: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N80]-[.M80]"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17">
            <text:p>Inform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19">
            <text:p>5월</text:p>
          </table:table-cell>
          <table:table-cell office:value-type="string" table:style-name="ce19">
            <text:p>NA</text:p>
          </table:table-cell>
          <table:table-cell office:value-type="string" table:style-name="ce3">
            <text:p>1센터</text:p>
          </table:table-cell>
          <table:table-cell office:value-type="string" table:style-name="ce20">
            <text:p>PRD</text:p>
          </table:table-cell>
          <table:table-cell office:value-type="string" table:style-name="ce20">
            <text:p>완료</text:p>
          </table:table-cell>
          <table:table-cell office:value-type="time" office:time-value="PT1H3M0S" table:style-name="ce11">
            <text:p>1:03:00</text:p>
          </table:table-cell>
          <table:table-cell office:value-type="string" table:style-name="ce21">
            <text:p>2022.05.11</text:p>
          </table:table-cell>
          <table:table-cell office:value-type="string" table:style-name="ce22">
            <text:p>21~09</text:p>
          </table:table-cell>
          <table:table-cell office:value-type="string" table:content-validation-name="val2" table:style-name="ce23">
            <text:p>Lalit</text:p>
          </table:table-cell>
          <table:table-cell office:value-type="string" table:style-name="ce23">
            <text:p>Thulasiraj</text:p>
          </table:table-cell>
          <table:table-cell table:style-name="ce23"/>
          <table:table-cell office:value-type="date" office:date-value="2022-05-11T23:32:00" table:style-name="ce24">
            <text:p>22-5-11 23:32</text:p>
          </table:table-cell>
          <table:table-cell office:value-type="date" office:date-value="2022-05-12T00:35:00" table:style-name="ce24">
            <text:p>22-5-12 0:35</text:p>
          </table:table-cell>
          <table:table-cell office:value-type="time" office:time-value="PT1H3M0S" table:formula="of:=[.N81]-[.M81]" table:style-name="ce25">
            <text:p>1:03:00</text:p>
          </table:table-cell>
          <table:table-cell office:value-type="string" table:style-name="ce23">
            <text:p>M+ Messanger</text:p>
          </table:table-cell>
          <table:table-cell table:style-name="ce24"/>
          <table:table-cell office:value-type="string" table:style-name="ce26">
            <text:p>/data Disk size 10.93 % capacity left : ccsnahmacvcmofp02</text:p>
          </table:table-cell>
          <table:table-cell office:value-type="string" table:style-name="ce26">
            <text:p>Informed VM owner</text:p>
          </table:table-cell>
          <table:table-cell table:style-name="ce26"/>
          <table:table-cell office:value-type="string" table:content-validation-name="val1" table:style-name="ce23">
            <text:p>O</text:p>
          </table:table-cell>
          <table:table-cell office:value-type="string" table:content-validation-name="val1" table:style-name="ce23">
            <text:p>X</text:p>
          </table:table-cell>
          <table:table-cell table:style-name="ce2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2]);&quot;진행중&quot;;&quot;완료&quot;)" table:style-name="ce10">
            <text:p>완료</text:p>
          </table:table-cell>
          <table:table-cell office:value-type="time" office:time-value="PT3H45M0S" table:style-name="ce11">
            <text:p>3:45:00</text:p>
          </table:table-cell>
          <table:table-cell office:value-type="string" table:style-name="ce12">
            <text:p>2022.05.14</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 Ashok</text:p>
          </table:table-cell>
          <table:table-cell table:style-name="ce14"/>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N82]-[.M82]"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17">
            <text:p>Checked and informed on M+ but there wer no action, so informed via phone call then Chuck Lee worked on it</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41"/>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3]);&quot;진행중&quot;;&quot;완료&quot;)" table:style-name="ce10">
            <text:p>완료</text:p>
          </table:table-cell>
          <table:table-cell office:value-type="time" office:time-value="PT2H10M0S" table:style-name="ce11">
            <text:p>2:10: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style-name="ce14">
            <text:p>Ganesh</text:p>
          </table:table-cell>
          <table:table-cell table:style-name="ce14"/>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N83]-[.M83]"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17">
            <text:p>Checked, confirmed status, shared status, Email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41"/>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4]);&quot;진행중&quot;;&quot;완료&quot;)" table:style-name="ce10">
            <text:p>완료</text:p>
          </table:table-cell>
          <table:table-cell office:value-type="time" office:time-value="PT0H1M0S" table:style-name="ce11">
            <text:p>0:01: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이시형</text:p>
          </table:table-cell>
          <table:table-cell table:style-name="ce14"/>
          <table:table-cell office:value-type="string" table:style-name="ce14">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N84]-[.M84]"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17">
            <text:p>Checked, confirmed status, shared status, messag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12">
            <text:p>2022.05.23</text:p>
          </table:table-cell>
          <table:table-cell office:value-type="string" table:style-name="ce13">
            <text:p>09~21</text:p>
          </table:table-cell>
          <table:table-cell office:value-type="string" table:style-name="ce14">
            <text:p>이시형</text:p>
          </table:table-cell>
          <table:table-cell table:style-name="ce14"/>
          <table:table-cell office:value-type="string" table:content-validation-name="val2" table:style-name="ce14">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N85]-[.M85]"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17">
            <text:p>Checked, confirmed status, shared status, messaged VM owner ( 답변:금일 6시쯤 데이터 삭제예정)</text:p>
          </table:table-cell>
          <table:table-cell table:style-name="ce17"/>
          <table:table-cell table:content-validation-name="val1" table:style-name="ce14"/>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6]);&quot;진행중&quot;;&quot;완료&quot;)" table:style-name="ce10">
            <text:p>완료</text:p>
          </table:table-cell>
          <table:table-cell office:value-type="time" office:time-value="PT0H3M0S" table:style-name="ce11">
            <text:p>0:03:00</text:p>
          </table:table-cell>
          <table:table-cell office:value-type="string" table:style-name="ce12">
            <text:p>2022.05.26</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Ganesh</text:p>
          </table:table-cell>
          <table:table-cell table:style-name="ce14"/>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N86]-[.M86]"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17">
            <text:p>Denny and Team confirmed that the have rebooted the server.</text:p>
          </table:table-cell>
          <table:table-cell office:value-type="string" table:style-name="ce17">
            <text:p>NACLOUD-1419</text:p>
          </table:table-cell>
          <table:table-cell office:value-type="string" table:content-validation-name="val1" table:style-name="ce14">
            <text:p>O</text:p>
          </table:table-cell>
          <table:table-cell office:value-type="string" table:content-validation-name="val1" table:style-name="ce14">
            <text:p>X</text:p>
          </table:table-cell>
          <table:table-cell office:value-type="string" table:style-name="ce17">
            <text:p>NACLOUD-1419</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R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87]);&quot;진행중&quot;;&quot;완료&quot;)" table:style-name="ce10">
            <text:p>완료</text:p>
          </table:table-cell>
          <table:table-cell office:value-type="time" office:time-value="PT0H2M0S" table:style-name="ce11">
            <text:p>0:02: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N87]-[.M87]"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17">
            <text:p>Checked and confirmed interface restart, shared in kakao</text:p>
          </table:table-cell>
          <table:table-cell office:value-type="string" table:style-name="ce17">
            <text:p>RUCLOUD-670</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41"/>
        </table:table-row>
        <table:table-row table:style-name="ro2">
          <table:table-cell office:value-type="string" table:style-name="ce2">
            <text:p>22년</text:p>
          </table:table-cell>
          <table:table-cell office:value-type="string" table:style-name="ce3">
            <text:p>5월</text:p>
          </table:table-cell>
          <table:table-cell office:value-type="string" table:style-name="ce3">
            <text:p>RU</text:p>
          </table:table-cell>
          <table:table-cell office:value-type="string" table:style-name="ce3">
            <text:p>1센터</text:p>
          </table:table-cell>
          <table:table-cell office:value-type="string" table:style-name="ce10">
            <text:p>PRD</text:p>
          </table:table-cell>
          <table:table-cell office:value-type="string" table:style-name="ce10">
            <text:p>완료<text:s/></text:p>
          </table:table-cell>
          <table:table-cell office:value-type="time" office:time-value="PT0H24M0S" table:style-name="ce11">
            <text:p>0:24:00</text:p>
          </table:table-cell>
          <table:table-cell office:value-type="string" table:style-name="ce12">
            <text:p>2022.05.27</text:p>
          </table:table-cell>
          <table:table-cell office:value-type="string" table:style-name="ce13">
            <text:p>15~22</text:p>
          </table:table-cell>
          <table:table-cell office:value-type="string" table:content-validation-name="val2" table:style-name="ce14">
            <text:p>오창민</text:p>
          </table:table-cell>
          <table:table-cell table:style-name="ce14"/>
          <table:table-cell office:value-type="string" table:style-name="ce14">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17">
            <text:p>5월27일(금) 오후 6시 메모리 재배치 작업 완료 하였으나 해당 알람 발생하였으며 주간에 담당자 확인 예정</text:p>
          </table:table-cell>
          <table:table-cell office:value-type="string" table:style-name="ce17">
            <text:p>RUCLOUD-692</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SG</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7M0S" table:style-name="ce11">
            <text:p>0:27:00</text:p>
          </table:table-cell>
          <table:table-cell office:value-type="string" table:style-name="ce12">
            <text:p>2022.05.05</text:p>
          </table:table-cell>
          <table:table-cell office:value-type="string" table:style-name="ce13">
            <text:p>21 ~ 09</text:p>
          </table:table-cell>
          <table:table-cell office:value-type="string" table:content-validation-name="val2" table:style-name="ce14">
            <text:p>Subramanya</text:p>
          </table:table-cell>
          <table:table-cell office:value-type="string" table:style-name="ce14">
            <text:p>Ram and Saju</text:p>
          </table:table-cell>
          <table:table-cell table:style-name="ce14"/>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N89]-[.M89]" table:style-name="ce16">
            <text:p>0:27:00</text:p>
          </table:table-cell>
          <table:table-cell office:value-type="string" table:style-name="ce14">
            <text:p>Kakao Chat - COC</text:p>
          </table:table-cell>
          <table:table-cell table:style-name="ce42"/>
          <table:table-cell office:value-type="string" table:style-name="ce17">
            <text:p>System Status is in Critical State</text:p>
          </table:table-cell>
          <table:table-cell office:value-type="string" table:style-name="ce27">
            <text:p>Created the Ticket -&gt; Migrated the all VMs sg-prd-com-d-0205-01.sg.hcloud.io</text:p>
          </table:table-cell>
          <table:table-cell office:value-type="string" table:style-name="ce17">
            <text:p>SGCLOUD-853</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5월</text:p>
          </table:table-cell>
          <table:table-cell office:value-type="string" table:style-name="ce3">
            <text:p>SG</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0]);&quot;진행중&quot;;&quot;완료&quot;)" table:style-name="ce10">
            <text:p>완료</text:p>
          </table:table-cell>
          <table:table-cell office:value-type="time" office:time-value="PT0H1M0S" table:style-name="ce11">
            <text:p>0:01:00</text:p>
          </table:table-cell>
          <table:table-cell office:value-type="string" table:style-name="ce12">
            <text:p>2022.05.26</text:p>
          </table:table-cell>
          <table:table-cell office:value-type="string" table:style-name="ce13">
            <text:p>08~15</text:p>
          </table:table-cell>
          <table:table-cell office:value-type="string" table:content-validation-name="val2" table:style-name="ce14">
            <text:p>심명보</text:p>
          </table:table-cell>
          <table:table-cell table:style-name="ce14"/>
          <table:table-cell office:value-type="string" table:style-name="ce14">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N90]-[.M90]"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17">
            <text:p>Zabbix agent is not available</text:p>
          </table:table-cell>
          <table:table-cell office:value-type="string" table:style-name="ce17">
            <text:p>sg zabbix 작업 중 알람 발생으로 서비스 영향도 없음</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1]);&quot;진행중&quot;;&quot;완료&quot;)" table:style-name="ce10">
            <text:p>완료</text:p>
          </table:table-cell>
          <table:table-cell office:value-type="time" office:time-value="PT0H19M0S" table:style-name="ce11">
            <text:p>0:19:00</text:p>
          </table:table-cell>
          <table:table-cell office:value-type="string" table:style-name="ce12">
            <text:p>2022.06.04</text:p>
          </table:table-cell>
          <table:table-cell office:value-type="string" table:style-name="ce13">
            <text:p>22~09</text:p>
          </table:table-cell>
          <table:table-cell office:value-type="string" table:content-validation-name="val2" table:style-name="ce14">
            <text:p>Radhika</text:p>
          </table:table-cell>
          <table:table-cell office:value-type="string" table:style-name="ce14">
            <text:p>Thulsiraj</text:p>
          </table:table-cell>
          <table:table-cell table:style-name="ce14"/>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N91]-[.M91]"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17">
            <text:p>Deleted old <text:s/>snapshots</text:p>
          </table:table-cell>
          <table:table-cell office:value-type="string" table:style-name="ce17">
            <text:p>CNCLOUD2046</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2]);&quot;진행중&quot;;&quot;완료&quot;)" table:style-name="ce10">
            <text:p>완료</text:p>
          </table:table-cell>
          <table:table-cell office:value-type="time" office:time-value="PT0H30M0S" table:style-name="ce11">
            <text:p>0:30:00</text:p>
          </table:table-cell>
          <table:table-cell office:value-type="string" table:style-name="ce12">
            <text:p>2022.06.08</text:p>
          </table:table-cell>
          <table:table-cell office:value-type="string" table:style-name="ce13">
            <text:p>22~09</text:p>
          </table:table-cell>
          <table:table-cell office:value-type="string" table:content-validation-name="val2" table:style-name="ce14">
            <text:p>Radhika</text:p>
          </table:table-cell>
          <table:table-cell office:value-type="string" table:style-name="ce14">
            <text:p>Ganesh</text:p>
          </table:table-cell>
          <table:table-cell table:style-name="ce14"/>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N92]-[.M92]"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17">
            <text:p>Deleted old snapsho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3]);&quot;진행중&quot;;&quot;완료&quot;)" table:style-name="ce10">
            <text:p>완료</text:p>
          </table:table-cell>
          <table:table-cell office:value-type="time" office:time-value="PT0H0M0S" table:style-name="ce11">
            <text:p>0:00:00</text:p>
          </table:table-cell>
          <table:table-cell office:value-type="string" table:style-name="ce12">
            <text:p>2022.06.09</text:p>
          </table:table-cell>
          <table:table-cell office:value-type="string" table:style-name="ce13">
            <text:p>22~08</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N93]-[.M93]"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17">
            <text:p>Deleted old snapshots</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4]);&quot;진행중&quot;;&quot;완료&quot;)" table:style-name="ce10">
            <text:p>완료</text:p>
          </table:table-cell>
          <table:table-cell office:value-type="time" office:time-value="PT0H1M0S" table:style-name="ce11">
            <text:p>0:01:00</text:p>
          </table:table-cell>
          <table:table-cell office:value-type="string" table:style-name="ce12">
            <text:p>2022.06.11</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Ganesh</text:p>
          </table:table-cell>
          <table:table-cell table:style-name="ce14"/>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N94]-[.M94]"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17">
            <text:p>Deleted old snapsho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5]);&quot;진행중&quot;;&quot;완료&quot;)" table:style-name="ce10">
            <text:p>완료</text:p>
          </table:table-cell>
          <table:table-cell office:value-type="time" office:time-value="PT0H1M0S" table:style-name="ce11">
            <text:p>0:01:00</text:p>
          </table:table-cell>
          <table:table-cell office:value-type="string" table:style-name="ce12">
            <text:p>2022.06.11</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Ganesh</text:p>
          </table:table-cell>
          <table:table-cell table:style-name="ce14"/>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N95]-[.M95]"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17">
            <text:p>Deleted daily snapshot 12062022</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6]);&quot;진행중&quot;;&quot;완료&quot;)" table:style-name="ce10">
            <text:p>완료</text:p>
          </table:table-cell>
          <table:table-cell office:value-type="time" office:time-value="PT0H7M0S" table:style-name="ce11">
            <text:p>0:07:00</text:p>
          </table:table-cell>
          <table:table-cell office:value-type="string" table:style-name="ce12">
            <text:p>2022.06.15</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Radhika</text:p>
          </table:table-cell>
          <table:table-cell table:style-name="ce14"/>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N96]-[.M96]"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27">
            <text:p>Free Size on aggr_node01_data_CNCloud_Gen_SSDless than 10%</text:p>
          </table:table-cell>
          <table:table-cell office:value-type="string" table:style-name="ce17">
            <text:p>Informed in Kakao and deleted the snapshot daily.2022-06-15_0010</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7]);&quot;진행중&quot;;&quot;완료&quot;)"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08~15</text:p>
          </table:table-cell>
          <table:table-cell office:value-type="string" table:content-validation-name="val2" table:style-name="ce14">
            <text:p>고희경</text:p>
          </table:table-cell>
          <table:table-cell table:style-name="ce14"/>
          <table:table-cell office:value-type="string" table:style-name="ce14">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N97]-[.M97]"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17">
            <text:p>오탐으로 확인됨</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8]);&quot;진행중&quot;;&quot;완료&quot;)"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Perthuraj and Ram</text:p>
          </table:table-cell>
          <table:table-cell table:style-name="ce14"/>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N98]-[.M98]"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44">
            <text:p>ccscntmsdbp01 /tibero_arch disk space 20% left issue</text:p>
          </table:table-cell>
          <table:table-cell office:value-type="string" table:style-name="ce44">
            <text:p>Lee Hansea worked on it and Pethuraj monitored and confirmed iisue got resolved.</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43">
            <text:p>CN</text:p>
          </table:table-cell>
          <table:table-cell office:value-type="string" table:style-name="ce3">
            <text:p>1센터</text:p>
          </table:table-cell>
          <table:table-cell office:value-type="string" table:style-name="ce10">
            <text:p>PRD</text:p>
          </table:table-cell>
          <table:table-cell office:value-type="string" office:string-value="완료" table:formula="of:=IF(ISBLANK([.Q99]);&quot;진행중&quot;;&quot;완료&quot;)" table:style-name="ce10">
            <text:p>완료</text:p>
          </table:table-cell>
          <table:table-cell office:value-type="time" office:time-value="PT0H17M0S" table:style-name="ce11">
            <text:p>0:17:00</text:p>
          </table:table-cell>
          <table:table-cell office:value-type="string" table:style-name="ce12">
            <text:p>2022.06.15</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Ashok &amp; Aslam</text:p>
          </table:table-cell>
          <table:table-cell table:style-name="ce14"/>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N99]-[.M99]"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17">
            <text:p>Its known issue, it got resolved automatically</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CN</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3</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Ganesh</text:p>
          </table:table-cell>
          <table:table-cell table:style-name="ce47"/>
          <table:table-cell office:value-type="date" office:date-value="2022-06-24T02:10:00" table:style-name="ce48">
            <text:p>22-6-24 2:10</text:p>
          </table:table-cell>
          <table:table-cell office:value-type="date" office:date-value="2022-06-24T02:11:00" table:style-name="ce48">
            <text:p>22-6-24 2:11</text:p>
          </table:table-cell>
          <table:table-cell office:value-type="time" office:time-value="PT0H1M0S" table:formula="of:=[.N100]-[.M100]" table:style-name="ce16">
            <text:p>0:01:00</text:p>
          </table:table-cell>
          <table:table-cell office:value-type="string" table:style-name="ce47">
            <text:p>KaKao</text:p>
          </table:table-cell>
          <table:table-cell table:style-name="ce48"/>
          <table:table-cell office:value-type="string" table:style-name="ce49">
            <text:p>gcscnvtwinrdbp01: Postgres DB operation scripts not working</text:p>
          </table:table-cell>
          <table:table-cell office:value-type="string" table:style-name="ce49">
            <text:p>It was fluctuating, so we waited but there was no change in the pattern so we have informed the DBA<text:s/></text:p>
          </table:table-cell>
          <table:table-cell table:style-name="ce49"/>
          <table:table-cell table:content-validation-name="val1" table:style-name="ce47"/>
          <table:table-cell office:value-type="string" table:content-validation-name="val1" table:style-name="ce47">
            <text:p>X</text:p>
          </table:table-cell>
          <table:table-cell office:value-type="string" table:style-name="ce49">
            <text:p>As DBA said, he will inform the senior DBA to check on the same.</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CN</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7</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7T17:52:00" table:style-name="ce48">
            <text:p>22-6-27 17:52</text:p>
          </table:table-cell>
          <table:table-cell office:value-type="date" office:date-value="2022-06-27T17:54:00" table:style-name="ce48">
            <text:p>22-6-27 17:54</text:p>
          </table:table-cell>
          <table:table-cell office:value-type="time" office:time-value="PT0H2M0S" table:formula="of:=[.N101]-[.M101]" table:style-name="ce16">
            <text:p>0:02:00</text:p>
          </table:table-cell>
          <table:table-cell office:value-type="string" table:style-name="ce47">
            <text:p>KaKao &amp; Mail</text:p>
          </table:table-cell>
          <table:table-cell office:value-type="date" office:date-value="2022-06-27T17:54:00" table:style-name="ce48">
            <text:p>22-6-27 17:54</text:p>
          </table:table-cell>
          <table:table-cell office:value-type="string" table:style-name="ce49">
            <text:p>CN Cloud PRD Netapp: Fee Size on aggr_node01_data_CNCloud_Gen_SSD less than 10%/High</text:p>
          </table:table-cell>
          <table:table-cell office:value-type="string" table:style-name="ce49">
            <text:p>CN Gen SSD는 DB볼륨 마이그레이션 하여 해소되었으나, 재발생하여 담당자와 일정조율 후 재 진행 예정</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CN</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45">
            <text:p>2022.06.29</text:p>
          </table:table-cell>
          <table:table-cell office:value-type="string" table:style-name="ce46">
            <text:p>21~08</text:p>
          </table:table-cell>
          <table:table-cell office:value-type="string" table:content-validation-name="val2" table:style-name="ce47">
            <text:p>Mohamed</text:p>
          </table:table-cell>
          <table:table-cell office:value-type="string" table:style-name="ce47">
            <text:p>Ashok &amp; Anand</text:p>
          </table:table-cell>
          <table:table-cell table:style-name="ce47"/>
          <table:table-cell office:value-type="date" office:date-value="2022-06-30T01:40:00" table:style-name="ce48">
            <text:p>22-6-30 1:40</text:p>
          </table:table-cell>
          <table:table-cell office:value-type="date" office:date-value="2022-06-30T01:40:00" table:style-name="ce48">
            <text:p>22-6-30 1:40</text:p>
          </table:table-cell>
          <table:table-cell office:value-type="time" office:time-value="PT0H0M0S" table:formula="of:=[.N102]-[.M102]" table:style-name="ce16">
            <text:p>0:00:00</text:p>
          </table:table-cell>
          <table:table-cell office:value-type="string" table:style-name="ce47">
            <text:p>Kakao</text:p>
          </table:table-cell>
          <table:table-cell office:value-type="date" office:date-value="2022-06-30T02:25:00" table:style-name="ce48">
            <text:p>22-6-30 2:25</text:p>
          </table:table-cell>
          <table:table-cell office:value-type="string" table:style-name="ce49">
            <text:p>CN Cloud PRD netapp: Free size on aggr_node02_data_cnCLoud less than 20%</text:p>
          </table:table-cell>
          <table:table-cell office:value-type="string" table:style-name="ce49">
            <text:p>Deleted old snapsho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office:string-value="완료" table:formula="of:=IF(ISBLANK([.Q103]);&quot;진행중&quot;;&quot;완료&quot;)" table:style-name="ce10">
            <text:p>완료</text:p>
          </table:table-cell>
          <table:table-cell office:value-type="time" office:time-value="PT48H1M0S" table:style-name="ce11">
            <text:p>0:01:00</text:p>
          </table:table-cell>
          <table:table-cell office:value-type="string" table:style-name="ce12">
            <text:p>2022.06.02</text:p>
          </table:table-cell>
          <table:table-cell office:value-type="string" table:style-name="ce13">
            <text:p>08~15</text:p>
          </table:table-cell>
          <table:table-cell office:value-type="string" table:content-validation-name="val2" table:style-name="ce14">
            <text:p>고희경</text:p>
          </table:table-cell>
          <table:table-cell table:number-columns-repeated="2" table:style-name="ce14"/>
          <table:table-cell office:value-type="date" office:date-value="2022-06-01T08:29:00" table:style-name="ce15">
            <text:p>22-6-1 8:29</text:p>
          </table:table-cell>
          <table:table-cell office:value-type="date" office:date-value="2022-06-03T08:30:00" table:style-name="ce15">
            <text:p>22-6-3 8:30</text:p>
          </table:table-cell>
          <table:table-cell office:value-type="time" office:time-value="PT48H1M0S" table:formula="of:=[.N103]-[.M103]" table:style-name="ce16">
            <text:p>0:01:00</text:p>
          </table:table-cell>
          <table:table-cell office:value-type="string" table:style-name="ce14">
            <text:p>KaKao</text:p>
          </table:table-cell>
          <table:table-cell office:value-type="date" office:date-value="2022-06-03T08:59:00" table:style-name="ce15">
            <text:p>22-6-3 8:59</text:p>
          </table:table-cell>
          <table:table-cell office:value-type="string" table:style-name="ce17">
            <text:p>Free size on aggr_node02_data less than 10%/Average</text:p>
          </table:table-cell>
          <table:table-cell office:value-type="string" table:style-name="ce17">
            <text:p>오래된 스냅샷 삭제 후 알람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4]);&quot;진행중&quot;;&quot;완료&quot;)" table:style-name="ce10">
            <text:p>완료</text:p>
          </table:table-cell>
          <table:table-cell office:value-type="time" office:time-value="PT0H0M0S" table:style-name="ce11">
            <text:p>0:00:00</text:p>
          </table:table-cell>
          <table:table-cell office:value-type="string" table:style-name="ce12">
            <text:p>2022.06.04</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N104]-[.M104]"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17">
            <text:p>Firewall cpu load was high. Due to that vip down alerts triggers. Email has been send to firewall managers</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5]);&quot;진행중&quot;;&quot;완료&quot;)" table:style-name="ce10">
            <text:p>완료</text:p>
          </table:table-cell>
          <table:table-cell office:value-type="time" office:time-value="PT0H1M0S" table:style-name="ce11">
            <text:p>0:01:00</text:p>
          </table:table-cell>
          <table:table-cell office:value-type="string" table:style-name="ce12">
            <text:p>2022.06.04</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Ram</text:p>
          </table:table-cell>
          <table:table-cell table:style-name="ce14"/>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N105]-[.M105]"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27">
            <text:p>We have deleted the previous weekly snashots (may 29th), its coming down.. It will take time but it will come down below 90%</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04</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2T20:03:00" table:style-name="ce15">
            <text:p>22-6-2 20:03</text:p>
          </table:table-cell>
          <table:table-cell office:value-type="date" office:date-value="2022-06-02T20:03:00" table:style-name="ce15">
            <text:p>22-6-2 20:03</text:p>
          </table:table-cell>
          <table:table-cell office:value-type="time" office:time-value="PT0H0M0S" table:formula="of:=[.N106]-[.M106]" table:style-name="ce16">
            <text:p>0:00:00</text:p>
          </table:table-cell>
          <table:table-cell office:value-type="string" table:style-name="ce14">
            <text:p>Kakao &amp; Email</text:p>
          </table:table-cell>
          <table:table-cell table:style-name="ce15"/>
          <table:table-cell office:value-type="string" table:style-name="ce17">
            <text:p>/postgres_data disk size is 9.87% capacity left</text:p>
          </table:table-cell>
          <table:table-cell office:value-type="string" table:style-name="ce17">
            <text:p>Called &amp; Emailed the owner and he wants to increase the disk siz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7]);&quot;진행중&quot;;&quot;완료&quot;)" table:style-name="ce10">
            <text:p>완료</text:p>
          </table:table-cell>
          <table:table-cell office:value-type="time" office:time-value="PT0H1M0S" table:style-name="ce11">
            <text:p>0:01:00</text:p>
          </table:table-cell>
          <table:table-cell office:value-type="string" table:style-name="ce12">
            <text:p>2022.06.05</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N107]-[.M107]"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17">
            <text:p>Firewall failover from secondary to primary. Verifed no service issu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8]);&quot;진행중&quot;;&quot;완료&quot;)" table:style-name="ce10">
            <text:p>완료</text:p>
          </table:table-cell>
          <table:table-cell office:value-type="time" office:time-value="PT0H0M0S" table:style-name="ce11">
            <text:p>0:00:00</text:p>
          </table:table-cell>
          <table:table-cell office:value-type="string" table:style-name="ce12">
            <text:p>2022.06.06</text:p>
          </table:table-cell>
          <table:table-cell office:value-type="string" table:style-name="ce13">
            <text:p>09~22</text:p>
          </table:table-cell>
          <table:table-cell office:value-type="string" table:content-validation-name="val2" table:style-name="ce14">
            <text:p>Radhika</text:p>
          </table:table-cell>
          <table:table-cell office:value-type="string" table:style-name="ce14">
            <text:p>Radhika</text:p>
          </table:table-cell>
          <table:table-cell table:style-name="ce14"/>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N108]-[.M108]"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17">
            <text:p>Informed in Kakao</text:p>
          </table:table-cell>
          <table:table-cell office:value-type="string" table:style-name="ce17">
            <text:p>EUCLOUD-2341</text:p>
          </table:table-cell>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09]);&quot;진행중&quot;;&quot;완료&quot;)" table:style-name="ce10">
            <text:p>완료</text:p>
          </table:table-cell>
          <table:table-cell office:value-type="time" office:time-value="PT0H0M0S" table:style-name="ce11">
            <text:p>0:00:00</text:p>
          </table:table-cell>
          <table:table-cell office:value-type="string" table:style-name="ce12">
            <text:p>2022.06.06</text:p>
          </table:table-cell>
          <table:table-cell office:value-type="string" table:style-name="ce13">
            <text:p>08~15</text:p>
          </table:table-cell>
          <table:table-cell office:value-type="string" table:content-validation-name="val2" table:style-name="ce14">
            <text:p>고희경</text:p>
          </table:table-cell>
          <table:table-cell office:value-type="string" table:style-name="ce14">
            <text:p>고희경</text:p>
          </table:table-cell>
          <table:table-cell table:style-name="ce14"/>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N109]-[.M109]"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17">
            <text:p>Email has been send to VM owner and called the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0]);&quot;진행중&quot;;&quot;완료&quot;)" table:style-name="ce10">
            <text:p>완료</text:p>
          </table:table-cell>
          <table:table-cell office:value-type="time" office:time-value="PT0H1M0S" table:style-name="ce11">
            <text:p>0:01:00</text:p>
          </table:table-cell>
          <table:table-cell office:value-type="string" table:style-name="ce12">
            <text:p>2022.06.07</text:p>
          </table:table-cell>
          <table:table-cell office:value-type="string" table:style-name="ce13">
            <text:p>15~22</text:p>
          </table:table-cell>
          <table:table-cell office:value-type="string" table:content-validation-name="val2" table:style-name="ce14">
            <text:p>정진호</text:p>
          </table:table-cell>
          <table:table-cell office:value-type="string" table:style-name="ce14">
            <text:p>Saju</text:p>
          </table:table-cell>
          <table:table-cell office:value-type="string" table:style-name="ce14">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N110]-[.M110]"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17">
            <text:p>오탐으로 확인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1]);&quot;진행중&quot;;&quot;완료&quot;)" table:style-name="ce10">
            <text:p>완료</text:p>
          </table:table-cell>
          <table:table-cell office:value-type="time" office:time-value="PT0H1M0S" table:style-name="ce11">
            <text:p>0:01:00</text:p>
          </table:table-cell>
          <table:table-cell office:value-type="string" table:style-name="ce12">
            <text:p>2022.06.08</text:p>
          </table:table-cell>
          <table:table-cell office:value-type="string" table:style-name="ce13">
            <text:p>08~15</text:p>
          </table:table-cell>
          <table:table-cell office:value-type="string" table:content-validation-name="val2" table:style-name="ce14">
            <text:p>심명보</text:p>
          </table:table-cell>
          <table:table-cell office:value-type="string" table:style-name="ce14">
            <text:p>고희경</text:p>
          </table:table-cell>
          <table:table-cell table:style-name="ce14"/>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N111]-[.M111]"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17">
            <text:p>담당자 확인시 아직 미운영 서버 이며 VM 재기동 후 장애 해소</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19">
            <text:p>6월</text:p>
          </table:table-cell>
          <table:table-cell office:value-type="string" table:style-name="ce19">
            <text:p>EU</text:p>
          </table:table-cell>
          <table:table-cell office:value-type="string" table:style-name="ce3">
            <text:p>1센터</text:p>
          </table:table-cell>
          <table:table-cell office:value-type="string" table:style-name="ce20">
            <text:p>PRD</text:p>
          </table:table-cell>
          <table:table-cell office:value-type="string" office:string-value="완료" table:formula="of:=IF(ISBLANK([.Q112]);&quot;진행중&quot;;&quot;완료&quot;)" table:style-name="ce20">
            <text:p>완료</text:p>
          </table:table-cell>
          <table:table-cell office:value-type="time" office:time-value="PT3H31M0S" table:style-name="ce11">
            <text:p>3:31:00</text:p>
          </table:table-cell>
          <table:table-cell office:value-type="string" table:style-name="ce21">
            <text:p>2022.06.09</text:p>
          </table:table-cell>
          <table:table-cell office:value-type="string" table:style-name="ce22">
            <text:p>22~08</text:p>
          </table:table-cell>
          <table:table-cell office:value-type="string" table:content-validation-name="val2" table:style-name="ce23">
            <text:p>Mohamed</text:p>
          </table:table-cell>
          <table:table-cell office:value-type="string" table:style-name="ce23">
            <text:p>Thulasiraj</text:p>
          </table:table-cell>
          <table:table-cell table:style-name="ce23"/>
          <table:table-cell office:value-type="date" office:date-value="2022-06-08T21:29:00" table:style-name="ce24">
            <text:p>22-6-8 21:29</text:p>
          </table:table-cell>
          <table:table-cell office:value-type="date" office:date-value="2022-06-09T01:00:00" table:style-name="ce24">
            <text:p>22-6-9 1:00</text:p>
          </table:table-cell>
          <table:table-cell office:value-type="time" office:time-value="PT3H31M0S" table:formula="of:=[.N112]-[.M112]" table:style-name="ce25">
            <text:p>3:31:00</text:p>
          </table:table-cell>
          <table:table-cell office:value-type="string" table:style-name="ce23">
            <text:p>Kakao</text:p>
          </table:table-cell>
          <table:table-cell office:value-type="date" office:date-value="2022-06-09T01:00:00" table:style-name="ce24">
            <text:p>22-6-9 1:00</text:p>
          </table:table-cell>
          <table:table-cell office:value-type="string" table:style-name="ce26">
            <text:p>EUCLOUDNETAPP01: free size on agg_node02_data less than 10%</text:p>
          </table:table-cell>
          <table:table-cell office:value-type="string" table:style-name="ce26">
            <text:p>Deleted old snapshots</text:p>
          </table:table-cell>
          <table:table-cell table:style-name="ce26"/>
          <table:table-cell table:content-validation-name="val1" table:style-name="ce23"/>
          <table:table-cell table:content-validation-name="val1" table:style-name="ce23"/>
          <table:table-cell table:style-name="ce2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3]);&quot;진행중&quot;;&quot;완료&quot;)" table:style-name="ce10">
            <text:p>완료</text:p>
          </table:table-cell>
          <table:table-cell office:value-type="time" office:time-value="PT0H2M0S" table:style-name="ce11">
            <text:p>0:02:00</text:p>
          </table:table-cell>
          <table:table-cell office:value-type="string" table:style-name="ce12">
            <text:p>2022.06.09</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임예슬, 우전성</text:p>
          </table:table-cell>
          <table:table-cell table:style-name="ce14"/>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N113]-[.M113]"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17">
            <text:p>프로메테우스 서버 재설치 건으로 확인 박상선 책임께 확인 요청 화인결과 담당팀에서 재기동 진행 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09</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임예슬, 고희경</text:p>
          </table:table-cell>
          <table:table-cell table:style-name="ce14"/>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N114]-[.M114]"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17">
            <text:p>Fan 상태 alert 지속 발생 호스트로 RMA 진행 중, DB VM 제외 해당 호스트 VM 라이브마이그레이션 진행 완료</text:p>
          </table:table-cell>
          <table:table-cell office:value-type="string" table:style-name="ce17">
            <text:p>EUCLOUD-2341</text:p>
          </table:table-cell>
          <table:table-cell office:value-type="string" table:content-validation-name="val1" table:style-name="ce14">
            <text:p>X</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09</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오창민, 임예슬</text:p>
          </table:table-cell>
          <table:table-cell table:style-name="ce14"/>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N115]-[.M115]"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17">
            <text:p>A10 장비 확인시 실제 포트 다운 이력 없으며 바로 해소 알람 발생 하여, 오탐으로 확인, 추가 자빅스쪽 확인 예정</text:p>
          </table:table-cell>
          <table:table-cell office:value-type="string" table:style-name="ce17">
            <text:p>EUCLOUD-2360</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6]);&quot;진행중&quot;;&quot;완료&quot;)" table:style-name="ce10">
            <text:p>완료</text:p>
          </table:table-cell>
          <table:table-cell office:value-type="time" office:time-value="PT0H0M0S" table:style-name="ce11">
            <text:p>0:00:00</text:p>
          </table:table-cell>
          <table:table-cell office:value-type="string" table:style-name="ce12">
            <text:p>2022.06.10</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오창민, 임예슬</text:p>
          </table:table-cell>
          <table:table-cell table:style-name="ce14"/>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N116]-[.M116]"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17">
            <text:p>EU 운영계 호스트는 413까지 존재(COC 운용중인호스트 X), eucloudprdcomd414 박지현 책임 증설 작업 확인 완료</text:p>
          </table:table-cell>
          <table:table-cell office:value-type="string" table:style-name="ce17">
            <text:p>EUCLOUD-2367</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7]);&quot;진행중&quot;;&quot;완료&quot;)" table:style-name="ce10">
            <text:p>완료</text:p>
          </table:table-cell>
          <table:table-cell office:value-type="time" office:time-value="PT0H0M0S" table:style-name="ce11">
            <text:p>0:00:00</text:p>
          </table:table-cell>
          <table:table-cell office:value-type="string" table:style-name="ce12">
            <text:p>2022.06.10</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오창민, 임예슬</text:p>
          </table:table-cell>
          <table:table-cell table:style-name="ce14"/>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N117]-[.M117]"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17">
            <text:p>EU 운영계 호스트는 413까지 존재(COC 운용중인호스트 X), eucloudprdcomd415 박지현 책임 증설 작업 확인 완료</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8]);&quot;진행중&quot;;&quot;완료&quot;)" table:style-name="ce10">
            <text:p>완료</text:p>
          </table:table-cell>
          <table:table-cell office:value-type="time" office:time-value="PT0H0M0S" table:style-name="ce11">
            <text:p>0:00: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N118]-[.M118]"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17">
            <text:p>Informed through kakao &amp; Email.</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50"/>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19]);&quot;진행중&quot;;&quot;완료&quot;)"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Ashok &amp; Aslam</text:p>
          </table:table-cell>
          <table:table-cell table:style-name="ce14"/>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N119]-[.M119]"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17">
            <text:p>We have deleted the old snapshots to recover the space</text:p>
          </table:table-cell>
          <table:table-cell office:value-type="string" table:style-name="ce17">
            <text:p>EUCLOUD-2411</text:p>
          </table:table-cell>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20]);&quot;진행중&quot;;&quot;완료&quot;)"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08~15</text:p>
          </table:table-cell>
          <table:table-cell office:value-type="string" table:content-validation-name="val2" table:style-name="ce14">
            <text:p>고희경</text:p>
          </table:table-cell>
          <table:table-cell table:style-name="ce14"/>
          <table:table-cell office:value-type="string" table:style-name="ce14">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N120]-[.M120]"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17">
            <text:p>Zabbix 오탐으로 확인됨</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21]);&quot;진행중&quot;;&quot;완료&quot;)" table:style-name="ce10">
            <text:p>완료</text:p>
          </table:table-cell>
          <table:table-cell office:value-type="time" office:time-value="PT0H2M0S" table:style-name="ce11">
            <text:p>0:02:00</text:p>
          </table:table-cell>
          <table:table-cell office:value-type="string" table:style-name="ce12">
            <text:p>2022.06.17</text:p>
          </table:table-cell>
          <table:table-cell office:value-type="string" table:style-name="ce13">
            <text:p>15~22</text:p>
          </table:table-cell>
          <table:table-cell office:value-type="string" table:content-validation-name="val2" table:style-name="ce14">
            <text:p>장재봉</text:p>
          </table:table-cell>
          <table:table-cell table:style-name="ce14"/>
          <table:table-cell office:value-type="string" table:style-name="ce14">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N121]-[.M121]"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17">
            <text:p>Vendor tech support schedul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22]);&quot;진행중&quot;;&quot;완료&quot;)" table:style-name="ce10">
            <text:p>완료</text:p>
          </table:table-cell>
          <table:table-cell office:value-type="time" office:time-value="PT0H2M1S" table:style-name="ce11">
            <text:p>0:02:01</text:p>
          </table:table-cell>
          <table:table-cell office:value-type="string" table:style-name="ce12">
            <text:p>2022.06.18</text:p>
          </table:table-cell>
          <table:table-cell office:value-type="string" table:style-name="ce13">
            <text:p>22~09</text:p>
          </table:table-cell>
          <table:table-cell office:value-type="string" table:content-validation-name="val2" table:style-name="ce14">
            <text:p>Radhika</text:p>
          </table:table-cell>
          <table:table-cell table:number-columns-repeated="2" table:style-name="ce14"/>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N122]-[.M122]"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17">
            <text:p>Deleted the snapshot</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23]);&quot;진행중&quot;;&quot;완료&quot;)" table:style-name="ce10">
            <text:p>완료</text:p>
          </table:table-cell>
          <table:table-cell office:value-type="time" office:time-value="PT0H1M0S" table:style-name="ce11">
            <text:p>0:01:00</text:p>
          </table:table-cell>
          <table:table-cell office:value-type="string" table:style-name="ce12">
            <text:p>2022.06.21</text:p>
          </table:table-cell>
          <table:table-cell office:value-type="string" table:style-name="ce13">
            <text:p>16~22</text:p>
          </table:table-cell>
          <table:table-cell office:value-type="string" table:content-validation-name="val2" table:style-name="ce14">
            <text:p>김의현</text:p>
          </table:table-cell>
          <table:table-cell office:value-type="string" table:style-name="ce14">
            <text:p>오창민</text:p>
          </table:table-cell>
          <table:table-cell table:style-name="ce14"/>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N123]-[.M123]"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17">
            <text:p><text:s/>ccseuspap-loadbalancer 10.115.189.15 VIP is down</text:p>
          </table:table-cell>
          <table:table-cell office:value-type="string" table:style-name="ce17">
            <text:p>오창민 매니저 확인 결과 오탐으로 확인</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22</text:p>
          </table:table-cell>
          <table:table-cell office:value-type="string" table:style-name="ce13">
            <text:p>21~08</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N124]-[.M124]"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17">
            <text:p>Automatically got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EU</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3</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6-23T13:55:00" table:style-name="ce48">
            <text:p>22-6-23 13:55</text:p>
          </table:table-cell>
          <table:table-cell office:value-type="date" office:date-value="2022-06-23T13:57:00" table:style-name="ce48">
            <text:p>22-6-23 13:57</text:p>
          </table:table-cell>
          <table:table-cell office:value-type="time" office:time-value="PT0H2M0S" table:formula="of:=[.N125]-[.M125]" table:style-name="ce16">
            <text:p>0:02:00</text:p>
          </table:table-cell>
          <table:table-cell office:value-type="string" table:style-name="ce47">
            <text:p>Kakao</text:p>
          </table:table-cell>
          <table:table-cell office:value-type="date" office:date-value="2022-06-23T14:11:00" table:style-name="ce48">
            <text:p>22-6-23 14:11</text:p>
          </table:table-cell>
          <table:table-cell office:value-type="string" table:style-name="ce49">
            <text:p>EUCloudPrdSL-R2-A Reboot</text:p>
          </table:table-cell>
          <table:table-cell office:value-type="string" table:style-name="ce49">
            <text:p>작일 발생하여 tech엔지니어에게 분석요청하였으며, 아직 action plan 전달받지 못한 상태</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EU</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3M0S" table:style-name="ce11">
            <text:p>0:03:00</text:p>
          </table:table-cell>
          <table:table-cell office:value-type="string" table:style-name="ce45">
            <text:p>2022.06.24</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6-24T10:05:00" table:style-name="ce48">
            <text:p>22-6-24 10:05</text:p>
          </table:table-cell>
          <table:table-cell office:value-type="date" office:date-value="2022-06-24T10:08:00" table:style-name="ce48">
            <text:p>22-6-24 10:08</text:p>
          </table:table-cell>
          <table:table-cell office:value-type="time" office:time-value="PT0H3M0S" table:formula="of:=[.N126]-[.M126]" table:style-name="ce16">
            <text:p>0:03:00</text:p>
          </table:table-cell>
          <table:table-cell office:value-type="string" table:style-name="ce47">
            <text:p>KaKao</text:p>
          </table:table-cell>
          <table:table-cell office:value-type="date" office:date-value="2022-06-24T10:06:00" table:style-name="ce48">
            <text:p>22-6-24 10:06</text:p>
          </table:table-cell>
          <table:table-cell office:value-type="string" table:style-name="ce49">
            <text:p>EUCloudpPrdSL-R4-A Link down</text:p>
          </table:table-cell>
          <table:table-cell office:value-type="string" table:style-name="ce49">
            <text:p>해당 인터페이스에 연결되어있는 eucloudprdcomd414 호스트 유럽 법인에서 테스트중이며, eucloudprdcomd415 호스트와 7월까지 테스트 진행.</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EU</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4</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6-24T14:50:00" table:style-name="ce48">
            <text:p>22-6-24 14:50</text:p>
          </table:table-cell>
          <table:table-cell office:value-type="date" office:date-value="2022-06-24T14:51:00" table:style-name="ce48">
            <text:p>22-6-24 14:51</text:p>
          </table:table-cell>
          <table:table-cell office:value-type="time" office:time-value="PT0H1M0S" table:formula="of:=[.N127]-[.M127]" table:style-name="ce16">
            <text:p>0:01:00</text:p>
          </table:table-cell>
          <table:table-cell office:value-type="string" table:style-name="ce47">
            <text:p>KaKao</text:p>
          </table:table-cell>
          <table:table-cell office:value-type="date" office:date-value="2022-06-24T15:00:00" table:style-name="ce48">
            <text:p>22-6-24 15:00</text:p>
          </table:table-cell>
          <table:table-cell office:value-type="string" table:style-name="ce49">
            <text:p>gcseudkc2gplcdbp01,02 has just been restarted/High</text:p>
          </table:table-cell>
          <table:table-cell office:value-type="string" table:style-name="ce49">
            <text:p>해당 리붓 현재 운영중인 서버 아니며, 작업중 발생한 알람으로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10">
            <text:p>EU</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5</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Saju &amp; Aslam</text:p>
          </table:table-cell>
          <table:table-cell table:style-name="ce47"/>
          <table:table-cell office:value-type="date" office:date-value="2022-06-24T20:43:00" table:style-name="ce48">
            <text:p>22-6-24 20:43</text:p>
          </table:table-cell>
          <table:table-cell office:value-type="date" office:date-value="2022-06-24T20:44:00" table:style-name="ce48">
            <text:p>22-6-24 20:44</text:p>
          </table:table-cell>
          <table:table-cell office:value-type="time" office:time-value="PT0H1M0S" table:formula="of:=[.N128]-[.M128]" table:style-name="ce16">
            <text:p>0:01:00</text:p>
          </table:table-cell>
          <table:table-cell office:value-type="string" table:style-name="ce47">
            <text:p>Kakao</text:p>
          </table:table-cell>
          <table:table-cell office:value-type="date" office:date-value="2022-06-24T20:46:00" table:style-name="ce48">
            <text:p>22-6-24 20:46</text:p>
          </table:table-cell>
          <table:table-cell office:value-type="string" table:style-name="ce49">
            <text:p>/EUCLOUDNetapp01 : free size on aggr_node02_data less than 10%<text:s/></text:p>
          </table:table-cell>
          <table:table-cell office:value-type="string" table:style-name="ce49">
            <text:p>Deleted old snapsho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IN</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0M0S" table:style-name="ce11">
            <text:p>0:10:00</text:p>
          </table:table-cell>
          <table:table-cell office:value-type="string" table:style-name="ce12">
            <text:p>2022.06.02</text:p>
          </table:table-cell>
          <table:table-cell office:value-type="string" table:style-name="ce13">
            <text:p>13~22</text:p>
          </table:table-cell>
          <table:table-cell office:value-type="string" table:content-validation-name="val2" table:style-name="ce14">
            <text:p>김지윤</text:p>
          </table:table-cell>
          <table:table-cell office:value-type="string" table:style-name="ce14">
            <text:p>Ganesh</text:p>
          </table:table-cell>
          <table:table-cell table:style-name="ce14"/>
          <table:table-cell office:value-type="date" office:date-value="2022-06-01T20:17:00" table:style-name="ce15">
            <text:p>22-6-1 20:17</text:p>
          </table:table-cell>
          <table:table-cell office:value-type="date" office:date-value="2022-06-01T20:27:00" table:style-name="ce15">
            <text:p>22-6-1 20:27</text:p>
          </table:table-cell>
          <table:table-cell office:value-type="time" office:time-value="PT0H10M0S" table:formula="of:=[.N129]-[.M129]" table:style-name="ce16">
            <text:p>0:10:00</text:p>
          </table:table-cell>
          <table:table-cell office:value-type="string" table:style-name="ce14">
            <text:p>mail</text:p>
          </table:table-cell>
          <table:table-cell table:style-name="ce15"/>
          <table:table-cell office:value-type="string" table:style-name="ce17">
            <text:p>D: Disk size 6 % capacity left : kinspws01</text:p>
          </table:table-cell>
          <table:table-cell office:value-type="string" table:style-name="ce17">
            <text:p>put the servers in the India PRD group that are adjusted alert level. informed vijay baskar he is saying he dont know the application owner of that serv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0]);&quot;진행중&quot;;&quot;완료&quot;)" table:style-name="ce10">
            <text:p>완료</text:p>
          </table:table-cell>
          <table:table-cell office:value-type="time" office:time-value="PT0H1M0S" table:style-name="ce11">
            <text:p>0:01:00</text:p>
          </table:table-cell>
          <table:table-cell office:value-type="string" table:style-name="ce12">
            <text:p>2022.06.02</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Saju, Ashok</text:p>
          </table:table-cell>
          <table:table-cell table:style-name="ce14"/>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N130]-[.M130]"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17">
            <text:p>Issue resolved. Comprossed the old logs.</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1]);&quot;진행중&quot;;&quot;완료&quot;)" table:style-name="ce10">
            <text:p>완료</text:p>
          </table:table-cell>
          <table:table-cell office:value-type="time" office:time-value="PT0H27M0S" table:style-name="ce11">
            <text:p>0:27:00</text:p>
          </table:table-cell>
          <table:table-cell office:value-type="string" table:style-name="ce12">
            <text:p>2022.06.06</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Pethuraj</text:p>
          </table:table-cell>
          <table:table-cell table:style-name="ce14"/>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N131]-[.M131]"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17">
            <text:p>After restarting the Mangodb service on ccskrotamgdbp03.krcloud and came up</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06</text:p>
          </table:table-cell>
          <table:table-cell office:value-type="string" table:style-name="ce13">
            <text:p>15~22</text:p>
          </table:table-cell>
          <table:table-cell office:value-type="string" table:content-validation-name="val2" table:style-name="ce14">
            <text:p>김의현</text:p>
          </table:table-cell>
          <table:table-cell office:value-type="string" table:style-name="ce14">
            <text:p>김의현</text:p>
          </table:table-cell>
          <table:table-cell table:style-name="ce14"/>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17">
            <text:p>Host : krcloudprdcomdr1601 memory error 영향</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06</text:p>
          </table:table-cell>
          <table:table-cell office:value-type="string" table:style-name="ce13">
            <text:p>15~22</text:p>
          </table:table-cell>
          <table:table-cell office:value-type="string" table:content-validation-name="val2" table:style-name="ce14">
            <text:p>김의현</text:p>
          </table:table-cell>
          <table:table-cell office:value-type="string" table:style-name="ce14">
            <text:p>김의현</text:p>
          </table:table-cell>
          <table:table-cell table:style-name="ce14"/>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17">
            <text:p>Host : krcloudprdcomdr1601 memory error 영향</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49M0S" table:style-name="ce11">
            <text:p>0:49:00</text:p>
          </table:table-cell>
          <table:table-cell office:value-type="string" table:style-name="ce12">
            <text:p>2022.06.06</text:p>
          </table:table-cell>
          <table:table-cell office:value-type="string" table:style-name="ce13">
            <text:p>15~22</text:p>
          </table:table-cell>
          <table:table-cell office:value-type="string" table:content-validation-name="val2" table:style-name="ce14">
            <text:p>김의현</text:p>
          </table:table-cell>
          <table:table-cell office:value-type="string" table:style-name="ce14">
            <text:p>김의현</text:p>
          </table:table-cell>
          <table:table-cell table:style-name="ce14"/>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N134]-[.M134]"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17">
            <text:p>Created the Ticket -&gt; KRCLOUD-4994</text:p>
          </table:table-cell>
          <table:table-cell office:value-type="string" table:style-name="ce17">
            <text:p>KRCLOUD-4994</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5]);&quot;진행중&quot;;&quot;완료&quot;)" table:style-name="ce10">
            <text:p>완료</text:p>
          </table:table-cell>
          <table:table-cell office:value-type="time" office:time-value="PT0H1M0S" table:style-name="ce11">
            <text:p>0:01:00</text:p>
          </table:table-cell>
          <table:table-cell office:value-type="string" table:style-name="ce12">
            <text:p>2022.06.08</text:p>
          </table:table-cell>
          <table:table-cell office:value-type="string" table:style-name="ce13">
            <text:p>08~15</text:p>
          </table:table-cell>
          <table:table-cell office:value-type="string" table:content-validation-name="val2" table:style-name="ce14">
            <text:p>심명보</text:p>
          </table:table-cell>
          <table:table-cell office:value-type="string" table:style-name="ce14">
            <text:p>김효은</text:p>
          </table:table-cell>
          <table:table-cell table:style-name="ce14"/>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N135]-[.M135]"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17">
            <text:p>DB 작업중 shut off 발생하여 VM 재기동 후 장애 해소(DB 마스터 정상 절체 확인)</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6]);&quot;진행중&quot;;&quot;완료&quot;)" table:style-name="ce10">
            <text:p>완료</text:p>
          </table:table-cell>
          <table:table-cell office:value-type="time" office:time-value="PT0H1M0S" table:style-name="ce11">
            <text:p>0:01:00</text:p>
          </table:table-cell>
          <table:table-cell office:value-type="string" table:style-name="ce12">
            <text:p>2022.06.08</text:p>
          </table:table-cell>
          <table:table-cell office:value-type="string" table:style-name="ce13">
            <text:p>15~22</text:p>
          </table:table-cell>
          <table:table-cell office:value-type="string" table:content-validation-name="val2" table:style-name="ce14">
            <text:p>정진호</text:p>
          </table:table-cell>
          <table:table-cell table:style-name="ce14"/>
          <table:table-cell office:value-type="string" table:style-name="ce14">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N136]-[.M136]"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17">
            <text:p>위 건으로 재부팅 알람 발생</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08</text:p>
          </table:table-cell>
          <table:table-cell office:value-type="string" table:style-name="ce13">
            <text:p>08~15</text:p>
          </table:table-cell>
          <table:table-cell office:value-type="string" table:style-name="ce14">
            <text:p>심명보</text:p>
          </table:table-cell>
          <table:table-cell table:style-name="ce14"/>
          <table:table-cell table:content-validation-name="val2" table:style-name="ce14"/>
          <table:table-cell office:value-type="date" office:date-value="2022-06-08T13:14:00" table:style-name="ce15">
            <text:p>22-6-8 13:14</text:p>
          </table:table-cell>
          <table:table-cell office:value-type="date" office:date-value="2022-06-08T13:14:00" table:style-name="ce15">
            <text:p>22-6-8 13:14</text:p>
          </table:table-cell>
          <table:table-cell office:value-type="time" office:time-value="PT0H0M0S" table:formula="of:=[.N137]-[.M137]" table:style-name="ce16">
            <text:p>0:00:00</text:p>
          </table:table-cell>
          <table:table-cell office:value-type="string" table:style-name="ce14">
            <text:p>Kakao</text:p>
          </table:table-cell>
          <table:table-cell office:value-type="date" office:date-value="2022-06-08T13:17:00" table:style-name="ce15">
            <text:p>22-6-8 13:17</text:p>
          </table:table-cell>
          <table:table-cell office:value-type="string" table:style-name="ce17">
            <text:p>Problem: Disk 2)Virtual Disk 1): Virtual disk is in warning state</text:p>
          </table:table-cell>
          <table:table-cell office:value-type="string" table:style-name="ce17">
            <text:p>22.05.30 디스크 failt 확인 되어 금일 교체 진행하였으며, 작업 완료 후 장애 해소</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09</text:p>
          </table:table-cell>
          <table:table-cell office:value-type="string" table:style-name="ce13">
            <text:p>15~22</text:p>
          </table:table-cell>
          <table:table-cell office:value-type="string" table:content-validation-name="val2" table:style-name="ce14">
            <text:p>심명보</text:p>
          </table:table-cell>
          <table:table-cell table:number-columns-repeated="2" table:style-name="ce14"/>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N138]-[.M138]"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17">
            <text:p>금일 메인보드 및 펌웨어 업데이트 서버로 펌웨어 버전 변경으로 인한 알람 서비스 영향도 없음</text:p>
          </table:table-cell>
          <table:table-cell office:value-type="string" table:style-name="ce17">
            <text:p>KRCLOUD-4980</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39]);&quot;진행중&quot;;&quot;완료&quot;)" table:style-name="ce10">
            <text:p>완료</text:p>
          </table:table-cell>
          <table:table-cell office:value-type="time" office:time-value="PT0H0M0S" table:style-name="ce11">
            <text:p>0:00: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asiraj</text:p>
          </table:table-cell>
          <table:table-cell table:style-name="ce14"/>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N139]-[.M139]"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17">
            <text:p>Informed through kakao and owner fixed the issu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5M0S" table:style-name="ce11">
            <text:p>0:15: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N140]-[.M140]"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17">
            <text:p>Informed through kakao and owner said to ignore the alert</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asiraj</text:p>
          </table:table-cell>
          <table:table-cell table:style-name="ce14"/>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N141]-[.M141]"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17">
            <text:p>Informed through kakao and email.</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12</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Thulasiraj</text:p>
          </table:table-cell>
          <table:table-cell table:style-name="ce14"/>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N142]-[.M142]" table:style-name="ce16">
            <text:p>0:00:00</text:p>
          </table:table-cell>
          <table:table-cell office:value-type="string" table:style-name="ce14">
            <text:p>Kakao</text:p>
          </table:table-cell>
          <table:table-cell table:style-name="ce15"/>
          <table:table-cell office:value-type="string" table:style-name="ce17">
            <text:p>/data/logs dis size 10% capacity left : ccskrccspvapip01</text:p>
          </table:table-cell>
          <table:table-cell office:value-type="string" table:style-name="ce17">
            <text:p>Informed through kakao to VM owner. He chekcing on it.</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43]);&quot;진행중&quot;;&quot;완료&quot;)"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08~15</text:p>
          </table:table-cell>
          <table:table-cell office:value-type="string" table:content-validation-name="val2" table:style-name="ce14">
            <text:p>고희경</text:p>
          </table:table-cell>
          <table:table-cell table:style-name="ce14"/>
          <table:table-cell office:value-type="string" table:style-name="ce14">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N143]-[.M143]"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17">
            <text:p>Scale-Down 으로 인해 VM Shut Down</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44]);&quot;진행중&quot;;&quot;완료&quot;)" table:style-name="ce10">
            <text:p>완료</text:p>
          </table:table-cell>
          <table:table-cell office:value-type="time" office:time-value="PT0H1M0S" table:style-name="ce11">
            <text:p>0:01:00</text:p>
          </table:table-cell>
          <table:table-cell office:value-type="string" table:style-name="ce12">
            <text:p>2022.06.1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N144]-[.M144]"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17">
            <text:p>Informed VM Owner 김용진 on kakao and he is working on it.</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45]);&quot;진행중&quot;;&quot;완료&quot;)" table:style-name="ce10">
            <text:p>완료</text:p>
          </table:table-cell>
          <table:table-cell office:value-type="time" office:time-value="PT0H2M0S" table:style-name="ce11">
            <text:p>0:02:00</text:p>
          </table:table-cell>
          <table:table-cell office:value-type="string" table:style-name="ce12">
            <text:p>2022.06.21</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N145]-[.M145]"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17">
            <text:p>담당자에게 메일 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46]);&quot;진행중&quot;;&quot;완료&quot;)" table:style-name="ce10">
            <text:p>완료</text:p>
          </table:table-cell>
          <table:table-cell office:value-type="time" office:time-value="PT0H6M0S" table:style-name="ce11">
            <text:p>0:06:00</text:p>
          </table:table-cell>
          <table:table-cell office:value-type="string" table:style-name="ce12">
            <text:p>2022.06.21</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N146]-[.M146]"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3">
            <text:p>/var/lib/docker/containers, /var/lib/docker/overlay2 Disk size 10% capacity left : ccskrbigparsorp01.krcloud</text:p>
          </table:table-cell>
          <table:table-cell office:value-type="string" table:style-name="ce17">
            <text:p>담당자에게 메일 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21</text:p>
          </table:table-cell>
          <table:table-cell office:value-type="string" table:style-name="ce13">
            <text:p>16~22</text:p>
          </table:table-cell>
          <table:table-cell office:value-type="string" table:content-validation-name="val2" table:style-name="ce14">
            <text:p>김의현</text:p>
          </table:table-cell>
          <table:table-cell office:value-type="string" table:style-name="ce14">
            <text:p>오창민</text:p>
          </table:table-cell>
          <table:table-cell table:style-name="ce14"/>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N147]-[.M147]"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17">
            <text:p>담당자 선동한 책임매니저에게 메일 전달 -&gt; ignore Alert. VM owner request exception handling</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2"/>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5M0S" table:style-name="ce11">
            <text:p>0:05:00</text:p>
          </table:table-cell>
          <table:table-cell office:value-type="string" table:style-name="ce12">
            <text:p>2022.06.21</text:p>
          </table:table-cell>
          <table:table-cell office:value-type="string" table:style-name="ce13">
            <text:p>08~15</text:p>
          </table:table-cell>
          <table:table-cell office:value-type="string" table:content-validation-name="val2" table:style-name="ce14">
            <text:p>채한길</text:p>
          </table:table-cell>
          <table:table-cell table:content-validation-name="val2" table:style-name="ce14"/>
          <table:table-cell table:style-name="ce14"/>
          <table:table-cell office:value-type="date" office:date-value="2022-06-21T12:42:00" table:style-name="ce15">
            <text:p>22-6-21 12:42</text:p>
          </table:table-cell>
          <table:table-cell office:value-type="date" office:date-value="2022-06-21T12:47:00" table:style-name="ce15">
            <text:p>22-6-21 12:47</text:p>
          </table:table-cell>
          <table:table-cell office:value-type="time" office:time-value="PT0H5M0S" table:formula="of:=[.N148]-[.M148]" table:style-name="ce16">
            <text:p>0:05:00</text:p>
          </table:table-cell>
          <table:table-cell office:value-type="string" table:style-name="ce14">
            <text:p>KaKao</text:p>
          </table:table-cell>
          <table:table-cell table:style-name="ce15"/>
          <table:table-cell office:value-type="string" table:style-name="ce17">
            <text:p>Interface Ethernet3(UW_CCS_SF_BB_02:::n/a:::192.168.26.5::::uw(7331227673):::edge): Link down</text:p>
          </table:table-cell>
          <table:table-cell office:value-type="string" table:style-name="ce17">
            <text:p>정종인,이시형 매니저 확인, 인터페이스 확인결과 정상이며 이한선 책임님께 전달드림</text:p>
          </table:table-cell>
          <table:table-cell table:style-name="ce17"/>
          <table:table-cell table:content-validation-name="val1" table:style-name="ce14"/>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3M0S"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3"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N149]-[.M149]"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3"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N150]-[.M150]"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4</text:p>
          </table:table-cell>
          <table:table-cell office:value-type="string" table:style-name="ce46">
            <text:p>08~15</text:p>
          </table:table-cell>
          <table:table-cell office:value-type="string" table:content-validation-name="val2" table:style-name="ce47">
            <text:p>이시형</text:p>
          </table:table-cell>
          <table:table-cell office:value-type="string" table:style-name="ce47">
            <text:p>심명보</text:p>
          </table:table-cell>
          <table:table-cell table:style-name="ce47"/>
          <table:table-cell office:value-type="date" office:date-value="2022-06-24T13:42:00" table:style-name="ce48">
            <text:p>22-6-24 13:42</text:p>
          </table:table-cell>
          <table:table-cell office:value-type="date" office:date-value="2022-06-24T13:44:00" table:style-name="ce48">
            <text:p>22-6-24 13:44</text:p>
          </table:table-cell>
          <table:table-cell office:value-type="time" office:time-value="PT0H2M0S" table:formula="of:=[.N151]-[.M151]" table:style-name="ce16">
            <text:p>0:02:00</text:p>
          </table:table-cell>
          <table:table-cell office:value-type="string" table:style-name="ce47">
            <text:p>KaKao</text:p>
          </table:table-cell>
          <table:table-cell office:value-type="date" office:date-value="2022-06-24T13:47:00" table:style-name="ce48">
            <text:p>22-6-24 13:47</text:p>
          </table:table-cell>
          <table:table-cell office:value-type="string" table:style-name="ce49">
            <text:p>ccskrvtwinkwp02.krcloud: Ping failed/High</text:p>
          </table:table-cell>
          <table:table-cell office:value-type="string" table:style-name="ce49">
            <text:p>해당 VM OOM 발생하여 담당자 컨태 후 재기동 이후 정상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4</text:p>
          </table:table-cell>
          <table:table-cell office:value-type="string" table:style-name="ce46">
            <text:p>08~15</text:p>
          </table:table-cell>
          <table:table-cell office:value-type="string" table:content-validation-name="val2" table:style-name="ce47">
            <text:p>이시형</text:p>
          </table:table-cell>
          <table:table-cell office:value-type="string" table:style-name="ce47">
            <text:p>심명보</text:p>
          </table:table-cell>
          <table:table-cell table:style-name="ce47"/>
          <table:table-cell office:value-type="date" office:date-value="2022-06-24T13:54:00" table:style-name="ce48">
            <text:p>22-6-24 13:54</text:p>
          </table:table-cell>
          <table:table-cell office:value-type="date" office:date-value="2022-06-24T13:55:00" table:style-name="ce48">
            <text:p>22-6-24 13:55</text:p>
          </table:table-cell>
          <table:table-cell office:value-type="time" office:time-value="PT0H1M0S" table:formula="of:=[.N152]-[.M152]" table:style-name="ce16">
            <text:p>0:01:00</text:p>
          </table:table-cell>
          <table:table-cell office:value-type="string" table:style-name="ce47">
            <text:p>KaKao</text:p>
          </table:table-cell>
          <table:table-cell office:value-type="date" office:date-value="2022-06-24T13:57:00" table:style-name="ce48">
            <text:p>22-6-24 13:57</text:p>
          </table:table-cell>
          <table:table-cell office:value-type="string" table:style-name="ce49">
            <text:p>ccskrvtwinkwp04.krcloud: Ping failed/High</text:p>
          </table:table-cell>
          <table:table-cell office:value-type="string" table:style-name="ce49">
            <text:p>해당 VM OOM 발생하여 담당자 컨태 후 재기동 이후 정상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4</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6-24T16:47:00" table:style-name="ce48">
            <text:p>22-6-24 16:47</text:p>
          </table:table-cell>
          <table:table-cell office:value-type="date" office:date-value="2022-06-24T16:48:00" table:style-name="ce48">
            <text:p>22-6-24 16:48</text:p>
          </table:table-cell>
          <table:table-cell office:value-type="time" office:time-value="PT0H1M0S" table:formula="of:=[.N153]-[.M153]" table:style-name="ce16">
            <text:p>0:01:00</text:p>
          </table:table-cell>
          <table:table-cell office:value-type="string" table:style-name="ce47">
            <text:p>KaKao &amp; Mail</text:p>
          </table:table-cell>
          <table:table-cell office:value-type="date" office:date-value="2022-06-24T17:59:00" table:style-name="ce48">
            <text:p>22-6-24 17:59</text:p>
          </table:table-cell>
          <table:table-cell office:value-type="string" table:style-name="ce49">
            <text:p>/postgres_data Disk size 9.97% capacity left : ccskrvtwintimescaledbp01</text:p>
          </table:table-cell>
          <table:table-cell office:value-type="string" table:style-name="ce49">
            <text:p>DB data 볼륨 사용량 알람으로 담당자에게 메일로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45">
            <text:p>2022.06.25</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Saju &amp; Aslam</text:p>
          </table:table-cell>
          <table:table-cell table:style-name="ce47"/>
          <table:table-cell office:value-type="date" office:date-value="2022-06-24T19:14:00" table:style-name="ce48">
            <text:p>22-6-24 19:14</text:p>
          </table:table-cell>
          <table:table-cell office:value-type="date" office:date-value="2022-06-24T19:14:00" table:style-name="ce48">
            <text:p>22-6-24 19:14</text:p>
          </table:table-cell>
          <table:table-cell office:value-type="time" office:time-value="PT0H0M0S" table:formula="of:=[.N154]-[.M154]" table:style-name="ce16">
            <text:p>0:00:00</text:p>
          </table:table-cell>
          <table:table-cell office:value-type="string" table:style-name="ce47">
            <text:p>Kakao</text:p>
          </table:table-cell>
          <table:table-cell office:value-type="date" office:date-value="2022-06-24T19:22:00" table:style-name="ce48">
            <text:p>22-6-24 19:22</text:p>
          </table:table-cell>
          <table:table-cell office:value-type="string" table:style-name="ce49">
            <text:p>/postgres_data disk size : 9.95% capacity left: ccskrvtwintimescaledbp01</text:p>
          </table:table-cell>
          <table:table-cell office:value-type="string" table:style-name="ce49">
            <text:p>Informed vm owner and cleared the old logs</text:p>
          </table:table-cell>
          <table:table-cell table:style-name="ce49"/>
          <table:table-cell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8</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8T18:30:00" table:style-name="ce48">
            <text:p>22-6-28 18:30</text:p>
          </table:table-cell>
          <table:table-cell office:value-type="date" office:date-value="2022-06-28T18:32:00" table:style-name="ce48">
            <text:p>22-6-28 18:32</text:p>
          </table:table-cell>
          <table:table-cell office:value-type="time" office:time-value="PT0H2M0S" table:formula="of:=[.N155]-[.M155]" table:style-name="ce16">
            <text:p>0:02:00</text:p>
          </table:table-cell>
          <table:table-cell office:value-type="string" table:style-name="ce47">
            <text:p>KaKao &amp; Mail</text:p>
          </table:table-cell>
          <table:table-cell office:value-type="date" office:date-value="2022-06-28T19:50:00" table:style-name="ce48">
            <text:p>22-6-28 19:50</text:p>
          </table:table-cell>
          <table:table-cell office:value-type="string" table:style-name="ce49">
            <text:p>postgres_data Disk size 9.94% capacity left : ccskrvtwintimescaledbp05/High</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1센터</text:p>
          </table:table-cell>
          <table:table-cell office:value-type="string" table:style-name="ce10">
            <text:p>PRD</text:p>
          </table:table-cell>
          <table:table-cell office:value-type="string" table:style-name="ce10">
            <text:p>완료</text:p>
          </table:table-cell>
          <table:table-cell office:value-type="time" office:time-value="PT0H5M0S" table:style-name="ce11">
            <text:p>0:05:00</text:p>
          </table:table-cell>
          <table:table-cell office:value-type="string" table:style-name="ce51">
            <text:p>2022.06.28</text:p>
          </table:table-cell>
          <table:table-cell office:value-type="string" table:style-name="ce52">
            <text:p>15~22</text:p>
          </table:table-cell>
          <table:table-cell office:value-type="string" table:content-validation-name="val2" table:style-name="ce53">
            <text:p>이시형</text:p>
          </table:table-cell>
          <table:table-cell table:style-name="ce53"/>
          <table:table-cell office:value-type="string" table:style-name="ce53">
            <text:p>장재봉</text:p>
          </table:table-cell>
          <table:table-cell office:value-type="date" office:date-value="2022-06-28T19:41:00" table:style-name="ce54">
            <text:p>22-6-28 19:41</text:p>
          </table:table-cell>
          <table:table-cell office:value-type="date" office:date-value="2022-06-28T19:46:00" table:style-name="ce54">
            <text:p>22-6-28 19:46</text:p>
          </table:table-cell>
          <table:table-cell office:value-type="time" office:time-value="PT0H5M0S" table:formula="of:=[.N156]-[.M156]" table:style-name="ce16">
            <text:p>0:05:00</text:p>
          </table:table-cell>
          <table:table-cell office:value-type="string" table:style-name="ce53">
            <text:p>kakao</text:p>
          </table:table-cell>
          <table:table-cell office:value-type="date" office:date-value="2022-06-28T21:56:00" table:style-name="ce54">
            <text:p>22-6-28 21:56</text:p>
          </table:table-cell>
          <table:table-cell office:value-type="string" table:style-name="ce55">
            <text:p>블루링크 장애 이벤트 발생 수신 (From VOC 운영)</text:p>
          </table:table-cell>
          <table:table-cell office:value-type="string" table:style-name="ce56">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57"/>
          <table:table-cell table:content-validation-name="val1" table:style-name="ce53"/>
          <table:table-cell table:content-validation-name="val1" table:style-name="ce53"/>
          <table:table-cell table:style-name="ce5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9</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9T18:03:00" table:style-name="ce48">
            <text:p>22-6-29 18:03</text:p>
          </table:table-cell>
          <table:table-cell office:value-type="date" office:date-value="2022-06-29T18:04:00" table:style-name="ce48">
            <text:p>22-6-29 18:04</text:p>
          </table:table-cell>
          <table:table-cell office:value-type="time" office:time-value="PT0H1M0S" table:formula="of:=[.N157]-[.M157]" table:style-name="ce16">
            <text:p>0:01:00</text:p>
          </table:table-cell>
          <table:table-cell office:value-type="string" table:style-name="ce47">
            <text:p>kakao</text:p>
          </table:table-cell>
          <table:table-cell table:style-name="ce48"/>
          <table:table-cell office:value-type="string" table:style-name="ce49">
            <text:p>ccskrdkc2hpllgwp01.ap-northeast-2.prd.h53 Unavailable by ICMP ping</text:p>
          </table:table-cell>
          <table:table-cell office:value-type="string" table:style-name="ce49">
            <text:p>해당 VM정보 확인이 안되어, 담당자가 삭제한것 같음.</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9</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9T18:03:00" table:style-name="ce48">
            <text:p>22-6-29 18:03</text:p>
          </table:table-cell>
          <table:table-cell office:value-type="date" office:date-value="2022-06-29T18:04:00" table:style-name="ce48">
            <text:p>22-6-29 18:04</text:p>
          </table:table-cell>
          <table:table-cell office:value-type="time" office:time-value="PT0H1M0S" table:formula="of:=[.N158]-[.M158]" table:style-name="ce16">
            <text:p>0:01:00</text:p>
          </table:table-cell>
          <table:table-cell office:value-type="string" table:style-name="ce47">
            <text:p>kakao</text:p>
          </table:table-cell>
          <table:table-cell table:style-name="ce48"/>
          <table:table-cell office:value-type="string" table:style-name="ce49">
            <text:p>ccskrdkc2hpllgwp02.ap-northeast-2.prd.h53 Unavailable by ICMP ping</text:p>
          </table:table-cell>
          <table:table-cell office:value-type="string" table:style-name="ce49">
            <text:p>해당 VM정보 확인이 안되어, 담당자가 삭제한것 같음.</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30</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6-30T10:53:00" table:style-name="ce48">
            <text:p>22-6-30 10:53</text:p>
          </table:table-cell>
          <table:table-cell office:value-type="date" office:date-value="2022-06-30T10:54:00" table:style-name="ce48">
            <text:p>22-6-30 10:54</text:p>
          </table:table-cell>
          <table:table-cell office:value-type="time" office:time-value="PT0H1M0S" table:formula="of:=[.N159]-[.M159]" table:style-name="ce16">
            <text:p>0:01:00</text:p>
          </table:table-cell>
          <table:table-cell office:value-type="string" table:style-name="ce47">
            <text:p>Kakao &amp; Email</text:p>
          </table:table-cell>
          <table:table-cell office:value-type="date" office:date-value="2022-06-30T11:00:00" table:style-name="ce48">
            <text:p>22-6-30 11:00</text:p>
          </table:table-cell>
          <table:table-cell office:value-type="string" table:style-name="ce49">
            <text:p>/postgres_data Disk size 9.94 % capacity left : ccskrvtwintimescaledbp02</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1센터</text:p>
          </table:table-cell>
          <table:table-cell office:value-type="string" table:style-name="ce10">
            <text:p>PRD</text:p>
          </table:table-cell>
          <table:table-cell office:value-type="string" table:style-name="ce10">
            <text:p>완료</text:p>
          </table:table-cell>
          <table:table-cell office:value-type="time" office:time-value="PT0H11M0S" table:style-name="ce11">
            <text:p>0:11:00</text:p>
          </table:table-cell>
          <table:table-cell office:value-type="string" table:style-name="ce45">
            <text:p>2022.06.30</text:p>
          </table:table-cell>
          <table:table-cell office:value-type="string" table:style-name="ce46">
            <text:p>21~08</text:p>
          </table:table-cell>
          <table:table-cell office:value-type="string" table:content-validation-name="val2" table:style-name="ce47">
            <text:p>임정현</text:p>
          </table:table-cell>
          <table:table-cell table:style-name="ce47"/>
          <table:table-cell office:value-type="string" table:style-name="ce58">
            <text:p>Ahmed</text:p>
            <text:p>채한길</text:p>
          </table:table-cell>
          <table:table-cell office:value-type="date" office:date-value="2022-06-30T21:12:00" table:style-name="ce48">
            <text:p>22-6-30 21:12</text:p>
          </table:table-cell>
          <table:table-cell office:value-type="date" office:date-value="2022-06-30T21:23:00" table:style-name="ce48">
            <text:p>22-6-30 21:23</text:p>
          </table:table-cell>
          <table:table-cell office:value-type="time" office:time-value="PT0H11M0S" table:formula="of:=[.N160]-[.M160]" table:style-name="ce16">
            <text:p>0:11:00</text:p>
          </table:table-cell>
          <table:table-cell office:value-type="string" table:style-name="ce47">
            <text:p>Call</text:p>
          </table:table-cell>
          <table:table-cell office:value-type="date" office:date-value="2022-06-30T21:44:00" table:style-name="ce48">
            <text:p>22-6-30 21:44</text:p>
          </table:table-cell>
          <table:table-cell office:value-type="string" table:style-name="ce49">
            <text:p>21:12에 /postgres_data full 발생하여 DB down 발생하였습니다.</text:p>
          </table:table-cell>
          <table:table-cell office:value-type="string" table:style-name="ce59">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49">
            <text:p>KRCLOUD-5136</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03</text:p>
          </table:table-cell>
          <table:table-cell office:value-type="string" table:style-name="ce13">
            <text:p>08~15</text:p>
          </table:table-cell>
          <table:table-cell office:value-type="string" table:content-validation-name="val2" table:style-name="ce14">
            <text:p>임정현</text:p>
          </table:table-cell>
          <table:table-cell table:number-columns-repeated="2" table:style-name="ce14"/>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N161]-[.M161]"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17">
            <text:p>담당자에게 확인요청 메일 발송</text:p>
          </table:table-cell>
          <table:table-cell table:style-name="ce17"/>
          <table:table-cell office:value-type="string" table:content-validation-name="val1" table:style-name="ce14">
            <text:p>X</text:p>
          </table:table-cell>
          <table:table-cell office:value-type="string" table:content-validation-name="val1" table:style-name="ce14">
            <text:p>O</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162]);&quot;진행중&quot;;&quot;완료&quot;)" table:style-name="ce10">
            <text:p>완료</text:p>
          </table:table-cell>
          <table:table-cell office:value-type="time" office:time-value="PT0H2M0S" table:style-name="ce11">
            <text:p>0:02:00</text:p>
          </table:table-cell>
          <table:table-cell office:value-type="string" table:style-name="ce12">
            <text:p>2022.06.05</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N162]-[.M162]"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17">
            <text:p>Automatically got resolved.</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163]);&quot;진행중&quot;;&quot;완료&quot;)" table:style-name="ce10">
            <text:p>완료</text:p>
          </table:table-cell>
          <table:table-cell office:value-type="time" office:time-value="PT0H1M0S" table:style-name="ce11">
            <text:p>0:01:00</text:p>
          </table:table-cell>
          <table:table-cell office:value-type="string" table:style-name="ce12">
            <text:p>2022.06.05</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6T12:19:00" table:style-name="ce15">
            <text:p>22-6-6 12:19</text:p>
          </table:table-cell>
          <table:table-cell office:value-type="date" office:date-value="2022-06-06T12:20:00" table:style-name="ce15">
            <text:p>22-6-6 12:20</text:p>
          </table:table-cell>
          <table:table-cell office:value-type="time" office:time-value="PT0H1M0S" table:formula="of:=[.N163]-[.M163]" table:style-name="ce16">
            <text:p>0:01:00</text:p>
          </table:table-cell>
          <table:table-cell office:value-type="string" table:style-name="ce14">
            <text:p>Kakao &amp; Email</text:p>
          </table:table-cell>
          <table:table-cell office:value-type="date" office:date-value="2022-06-06T13:04:00" table:style-name="ce15">
            <text:p>22-6-6 13:04</text:p>
          </table:table-cell>
          <table:table-cell office:value-type="string" table:style-name="ce17">
            <text:p>/data disk size is 10% capacity left: es01.ap-northeast-2prd.h53</text:p>
          </table:table-cell>
          <table:table-cell office:value-type="string" table:style-name="ce17">
            <text:p>Issue resolved automatically. Informed VM owner through kakao &amp; email.</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4M0S" table:style-name="ce11">
            <text:p>0:04:00</text:p>
          </table:table-cell>
          <table:table-cell office:value-type="string" table:style-name="ce12">
            <text:p>2022.06.10</text:p>
          </table:table-cell>
          <table:table-cell office:value-type="string" table:style-name="ce13">
            <text:p>08~15</text:p>
          </table:table-cell>
          <table:table-cell office:value-type="string" table:content-validation-name="val2" table:style-name="ce14">
            <text:p>이후승</text:p>
          </table:table-cell>
          <table:table-cell table:number-columns-repeated="2" table:style-name="ce14"/>
          <table:table-cell office:value-type="date" office:date-value="2022-06-11T09:35:00" table:style-name="ce15">
            <text:p>22-6-11 9:35</text:p>
          </table:table-cell>
          <table:table-cell office:value-type="date" office:date-value="2022-06-11T09:39:00" table:style-name="ce15">
            <text:p>22-6-11 9:39</text:p>
          </table:table-cell>
          <table:table-cell office:value-type="time" office:time-value="PT0H4M0S" table:formula="of:=[.N164]-[.M164]" table:style-name="ce16">
            <text:p>0:04:00</text:p>
          </table:table-cell>
          <table:table-cell office:value-type="string" table:style-name="ce14">
            <text:p>Kakao, M+</text:p>
          </table:table-cell>
          <table:table-cell table:style-name="ce15"/>
          <table:table-cell office:value-type="string" table:style-name="ce17">
            <text:p>restart : es01.ap-northeast-2.prd~es05.ap-northeast-2.prd</text:p>
          </table:table-cell>
          <table:table-cell office:value-type="string" table:style-name="ce17">
            <text:p>담당자 정상 작동중인것 확인, 현재 이관중이라 당분간 알람이 올것이라 확인받음</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14</text:p>
          </table:table-cell>
          <table:table-cell office:value-type="string" table:style-name="ce13">
            <text:p>15~22</text:p>
          </table:table-cell>
          <table:table-cell office:value-type="string" table:content-validation-name="val2" table:style-name="ce14">
            <text:p>이한새</text:p>
          </table:table-cell>
          <table:table-cell table:style-name="ce14"/>
          <table:table-cell office:value-type="string" table:style-name="ce14">
            <text:p>이후승</text:p>
          </table:table-cell>
          <table:table-cell office:value-type="date" office:date-value="2022-06-14T19:44:00" table:style-name="ce15">
            <text:p>22-6-14 19:44</text:p>
          </table:table-cell>
          <table:table-cell office:value-type="date" office:date-value="2022-06-14T19:45:00" table:style-name="ce15">
            <text:p>22-6-14 19:45</text:p>
          </table:table-cell>
          <table:table-cell office:value-type="time" office:time-value="PT0H1M0S" table:formula="of:=[.N165]-[.M165]" table:style-name="ce16">
            <text:p>0:01:00</text:p>
          </table:table-cell>
          <table:table-cell office:value-type="string" table:style-name="ce14">
            <text:p>Kakao &amp; mail</text:p>
          </table:table-cell>
          <table:table-cell table:style-name="ce15"/>
          <table:table-cell office:value-type="string" table:style-name="ce17">
            <text:p>Interface Enthernet50/1(Peer-to-Spine02):Link down</text:p>
          </table:table-cell>
          <table:table-cell office:value-type="string" table:style-name="ce17">
            <text:p>2선 네트워크 파트에 이슈 공유, 3선 이한선 책임님께 상황 공유 후 메일로 정리</text:p>
          </table:table-cell>
          <table:table-cell table:style-name="ce17"/>
          <table:table-cell table:content-validation-name="val1" table:style-name="ce14"/>
          <table:table-cell office:value-type="string" table:content-validation-name="val1" table:style-name="ce14">
            <text:p>O</text:p>
          </table:table-cell>
          <table:table-cell office:value-type="string" table:style-name="ce17">
            <text:p>RMA 예정</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5M0S" table:style-name="ce11">
            <text:p>0:05:00</text:p>
          </table:table-cell>
          <table:table-cell office:value-type="string" table:style-name="ce12">
            <text:p>2022.06.14</text:p>
          </table:table-cell>
          <table:table-cell office:value-type="string" table:style-name="ce13">
            <text:p>15~22</text:p>
          </table:table-cell>
          <table:table-cell office:value-type="string" table:content-validation-name="val2" table:style-name="ce14">
            <text:p>이한새</text:p>
          </table:table-cell>
          <table:table-cell table:style-name="ce14"/>
          <table:table-cell office:value-type="string" table:style-name="ce14">
            <text:p>이후승</text:p>
          </table:table-cell>
          <table:table-cell office:value-type="date" office:date-value="2022-06-14T19:49:00" table:style-name="ce15">
            <text:p>22-6-14 19:49</text:p>
          </table:table-cell>
          <table:table-cell office:value-type="date" office:date-value="2022-06-14T19:54:00" table:style-name="ce15">
            <text:p>22-6-14 19:54</text:p>
          </table:table-cell>
          <table:table-cell office:value-type="time" office:time-value="PT0H5M0S" table:formula="of:=[.N166]-[.M166]" table:style-name="ce16">
            <text:p>0:05:00</text:p>
          </table:table-cell>
          <table:table-cell office:value-type="string" table:style-name="ce14">
            <text:p>Kakao &amp; mail</text:p>
          </table:table-cell>
          <table:table-cell table:style-name="ce15"/>
          <table:table-cell office:value-type="string" table:style-name="ce17">
            <text:p>Interface Enthernet8/1(Peer-to-CL03-D-01R08):Link down</text:p>
          </table:table-cell>
          <table:table-cell office:value-type="string" table:style-name="ce17">
            <text:p>2선 네트워크 파트에 이슈 공유, 3선 이한선 책임님께 상황 공유 후 메일로 정리</text:p>
          </table:table-cell>
          <table:table-cell table:style-name="ce17"/>
          <table:table-cell table:content-validation-name="val1" table:style-name="ce14"/>
          <table:table-cell office:value-type="string" table:content-validation-name="val1" table:style-name="ce14">
            <text:p>O</text:p>
          </table:table-cell>
          <table:table-cell office:value-type="string" table:style-name="ce17">
            <text:p>RMA 예정</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office:string-value="완료" table:formula="of:=IF(ISBLANK([.Q167]);&quot;진행중&quot;;&quot;완료&quot;)" table:style-name="ce10">
            <text:p>완료</text:p>
          </table:table-cell>
          <table:table-cell office:value-type="time" office:time-value="PT0H3M0S" table:style-name="ce11">
            <text:p>0:03:00</text:p>
          </table:table-cell>
          <table:table-cell office:value-type="string" table:style-name="ce12">
            <text:p>2022.06.15</text:p>
          </table:table-cell>
          <table:table-cell office:value-type="string" table:style-name="ce13">
            <text:p>15~22</text:p>
          </table:table-cell>
          <table:table-cell office:value-type="string" table:content-validation-name="val2" table:style-name="ce14">
            <text:p>이한새</text:p>
          </table:table-cell>
          <table:table-cell table:style-name="ce14"/>
          <table:table-cell office:value-type="string" table:style-name="ce14">
            <text:p>이후승</text:p>
          </table:table-cell>
          <table:table-cell office:value-type="date" office:date-value="2022-06-15T18:09:00" table:style-name="ce15">
            <text:p>22-6-15 18:09</text:p>
          </table:table-cell>
          <table:table-cell office:value-type="date" office:date-value="2022-06-15T18:12:00" table:style-name="ce15">
            <text:p>22-6-15 18:12</text:p>
          </table:table-cell>
          <table:table-cell office:value-type="time" office:time-value="PT0H3M0S" table:formula="of:=[.N167]-[.M167]" table:style-name="ce16">
            <text:p>0:03:00</text:p>
          </table:table-cell>
          <table:table-cell office:value-type="string" table:style-name="ce14">
            <text:p>Kakao</text:p>
          </table:table-cell>
          <table:table-cell office:value-type="date" office:date-value="2022-06-15T18:09:00" table:style-name="ce15">
            <text:p>22-6-15 18:09</text:p>
          </table:table-cell>
          <table:table-cell office:value-type="string" table:style-name="ce17">
            <text:p>2center-BM CS_LB_PRD_EXTRA_Servicehub_INNER service are degraded 95 pct</text:p>
          </table:table-cell>
          <table:table-cell office:value-type="string" table:style-name="ce17">
            <text:p>2선 네트워크 파트에 이슈 공유, 3선 정슬기책임님께 상황 공유 후 메일로 정리</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15</text:p>
          </table:table-cell>
          <table:table-cell office:value-type="string" table:style-name="ce13">
            <text:p>15~22</text:p>
          </table:table-cell>
          <table:table-cell office:value-type="string" table:content-validation-name="val2" table:style-name="ce14">
            <text:p>이한새</text:p>
          </table:table-cell>
          <table:table-cell table:style-name="ce14"/>
          <table:table-cell office:value-type="string" table:style-name="ce14">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N168]-[.M168]"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17">
            <text:p>박재민 연구원님께 해당 내용 유선으로 공유 및 메일로 내용 전달</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office:string-value="완료" table:formula="of:=IF(ISBLANK([.Q169]);&quot;진행중&quot;;&quot;완료&quot;)" table:style-name="ce10">
            <text:p>완료</text:p>
          </table:table-cell>
          <table:table-cell office:value-type="time" office:time-value="PT0H1M1S" table:style-name="ce11">
            <text:p>0:01:01</text:p>
          </table:table-cell>
          <table:table-cell office:value-type="string" table:style-name="ce12">
            <text:p>2022.06.18</text:p>
          </table:table-cell>
          <table:table-cell office:value-type="string" table:style-name="ce13">
            <text:p>22~09</text:p>
          </table:table-cell>
          <table:table-cell office:value-type="string" table:content-validation-name="val2" table:style-name="ce14">
            <text:p>Radhika</text:p>
          </table:table-cell>
          <table:table-cell table:number-columns-repeated="2" table:style-name="ce14"/>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N169]-[.M169]"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17">
            <text:p>informed owner</text:p>
          </table:table-cell>
          <table:table-cell office:value-type="string" table:style-name="ce17">
            <text:p>KRCLOUD-5058</text:p>
          </table:table-cell>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18</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18T17:53:00" table:style-name="ce15">
            <text:p>22-6-18 17:53</text:p>
          </table:table-cell>
          <table:table-cell office:value-type="date" office:date-value="2022-06-18T17:53:00" table:style-name="ce15">
            <text:p>22-6-18 17:53</text:p>
          </table:table-cell>
          <table:table-cell office:value-type="time" office:time-value="PT0H0M0S" table:formula="of:=[.N170]-[.M170]" table:style-name="ce16">
            <text:p>0:00:00</text:p>
          </table:table-cell>
          <table:table-cell office:value-type="string" table:style-name="ce14">
            <text:p>Kakao</text:p>
          </table:table-cell>
          <table:table-cell office:value-type="date" office:date-value="2022-06-18T17:55:00" table:style-name="ce15">
            <text:p>22-6-18 17:55</text:p>
          </table:table-cell>
          <table:table-cell office:value-type="string" table:style-name="ce17">
            <text:p>CS_LB_PRD_VR_serviceHub_Outer state down : prd-a-vpx1</text:p>
          </table:table-cell>
          <table:table-cell office:value-type="string" table:style-name="ce17">
            <text:p>Informed in kakao and Resolved automatically</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3M0S" table:style-name="ce11">
            <text:p>0:03:00</text:p>
          </table:table-cell>
          <table:table-cell office:value-type="string" table:style-name="ce12">
            <text:p>2022.06.19</text:p>
          </table:table-cell>
          <table:table-cell office:value-type="string" table:style-name="ce13">
            <text:p>09~21</text:p>
          </table:table-cell>
          <table:table-cell office:value-type="string" table:content-validation-name="val2" table:style-name="ce14">
            <text:p>Radhika</text:p>
          </table:table-cell>
          <table:table-cell office:value-type="string" table:style-name="ce14">
            <text:p>Ganesh</text:p>
          </table:table-cell>
          <table:table-cell office:value-type="string" table:style-name="ce14">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N171]-[.M171]"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17">
            <text:p>informed in kakao and created ticket</text:p>
          </table:table-cell>
          <table:table-cell office:value-type="string" table:style-name="ce17">
            <text:p>KRCLOUD-5059</text:p>
          </table:table-cell>
          <table:table-cell table:content-validation-name="val1" table:style-name="ce14"/>
          <table:table-cell office:value-type="string" table:content-validation-name="val1" table:style-name="ce14">
            <text:p>O</text:p>
          </table:table-cell>
          <table:table-cell office:value-type="string" table:style-name="ce17">
            <text:p>RMA예정</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3M0S" table:style-name="ce11">
            <text:p>0:03:00</text:p>
          </table:table-cell>
          <table:table-cell office:value-type="string" table:style-name="ce12">
            <text:p>2022.06.20</text:p>
          </table:table-cell>
          <table:table-cell office:value-type="string" table:style-name="ce13">
            <text:p>15~22</text:p>
          </table:table-cell>
          <table:table-cell office:value-type="string" table:content-validation-name="val2" table:style-name="ce14">
            <text:p>김의현</text:p>
          </table:table-cell>
          <table:table-cell office:value-type="string" table:style-name="ce14">
            <text:p>오창민</text:p>
          </table:table-cell>
          <table:table-cell office:value-type="string" table:style-name="ce14">
            <text:p>오창민</text:p>
          </table:table-cell>
          <table:table-cell office:value-type="date" office:date-value="2022-06-20T18:07:00" table:style-name="ce15">
            <text:p>22-6-20 18:07</text:p>
          </table:table-cell>
          <table:table-cell office:value-type="date" office:date-value="2022-06-20T18:10:00" table:style-name="ce15">
            <text:p>22-6-20 18:10</text:p>
          </table:table-cell>
          <table:table-cell office:value-type="time" office:time-value="PT0H3M0S" table:formula="of:=[.N172]-[.M172]" table:style-name="ce16">
            <text:p>0:03:00</text:p>
          </table:table-cell>
          <table:table-cell office:value-type="string" table:style-name="ce14">
            <text:p>Kakao</text:p>
          </table:table-cell>
          <table:table-cell office:value-type="date" office:date-value="2022-06-20T18:25:00" table:style-name="ce15">
            <text:p>22-6-20 18:25</text:p>
          </table:table-cell>
          <table:table-cell office:value-type="string" table:style-name="ce17">
            <text:p>Citrix LB svchub port down</text:p>
          </table:table-cell>
          <table:table-cell office:value-type="string" table:style-name="ce17">
            <text:p>오창민 매니저 확인, 담당자 최성우, 박재욱 연구원에게 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11M0S" table:style-name="ce11">
            <text:p>0:11:00</text:p>
          </table:table-cell>
          <table:table-cell office:value-type="string" table:style-name="ce12">
            <text:p>2022.06.21</text:p>
          </table:table-cell>
          <table:table-cell office:value-type="string" table:style-name="ce13">
            <text:p>08~16</text:p>
          </table:table-cell>
          <table:table-cell office:value-type="string" table:content-validation-name="val2" table:style-name="ce14">
            <text:p>채한길</text:p>
          </table:table-cell>
          <table:table-cell table:number-columns-repeated="2" table:style-name="ce14"/>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N173]-[.M173]"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17">
            <text:p>오창민 매니저 확인, 담당자 유선 및 메신저 컨택하여 확인해보니 서비스 배포작업 중 발생한 알람으로 확인됨.</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41"/>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4M0S" table:style-name="ce11">
            <text:p>0:04:00</text:p>
          </table:table-cell>
          <table:table-cell office:value-type="string" table:style-name="ce12">
            <text:p>2022.06.21</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1T14:01:00" table:style-name="ce15">
            <text:p>22-6-21 14:01</text:p>
          </table:table-cell>
          <table:table-cell office:value-type="date" office:date-value="2022-06-21T14:05:00" table:style-name="ce15">
            <text:p>22-6-21 14:05</text:p>
          </table:table-cell>
          <table:table-cell office:value-type="time" office:time-value="PT0H4M0S" table:formula="of:=[.N174]-[.M174]" table:style-name="ce16">
            <text:p>0:04:00</text:p>
          </table:table-cell>
          <table:table-cell office:value-type="string" table:style-name="ce14">
            <text:p>KaKao &amp; Call</text:p>
          </table:table-cell>
          <table:table-cell office:value-type="date" office:date-value="2022-06-21T14:06:00" table:style-name="ce15">
            <text:p>22-6-21 14:06</text:p>
          </table:table-cell>
          <table:table-cell office:value-type="string" table:style-name="ce17">
            <text:p>vServer LB_mof2.mozen.com_8004_outer, CS_LB_PRD_VR_ServiceHub_OUTER services are degraded: 91 pct</text:p>
          </table:table-cell>
          <table:table-cell office:value-type="string" table:style-name="ce17">
            <text:p>오창민 매니저 확인, 로그 확인상 서비스 다운되었다가 올라온 로그확인 됨. 담당자 유선 컨택하여 확인해보니 서비스 배포 작업중에 발생한 알람으로 확인됨.</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21</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1T09:29:00" table:style-name="ce15">
            <text:p>22-6-21 9:29</text:p>
          </table:table-cell>
          <table:table-cell office:value-type="date" office:date-value="2022-06-21T09:30:00" table:style-name="ce15">
            <text:p>22-6-21 9:30</text:p>
          </table:table-cell>
          <table:table-cell office:value-type="time" office:time-value="PT0H1M0S" table:formula="of:=[.N175]-[.M175]" table:style-name="ce16">
            <text:p>0:01:00</text:p>
          </table:table-cell>
          <table:table-cell office:value-type="string" table:style-name="ce14">
            <text:p>KaKao</text:p>
          </table:table-cell>
          <table:table-cell table:style-name="ce15"/>
          <table:table-cell office:value-type="string" table:style-name="ce17">
            <text:p>Interface Ethernet50/1(Peer-to-Spine02): Link down</text:p>
          </table:table-cell>
          <table:table-cell office:value-type="string" table:style-name="ce17">
            <text:p>정종인,이시형 매니저 확인, 벤더 RMA 추가 진행예정</text:p>
          </table:table-cell>
          <table:table-cell table:style-name="ce17"/>
          <table:table-cell table:content-validation-name="val1" table:style-name="ce14"/>
          <table:table-cell office:value-type="string" table:content-validation-name="val1" table:style-name="ce14">
            <text:p>O</text:p>
          </table:table-cell>
          <table:table-cell office:value-type="string" table:style-name="ce17">
            <text:p>RMA 예정</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3">
            <text:p>PRD</text:p>
          </table:table-cell>
          <table:table-cell office:value-type="string" table:style-name="ce10">
            <text:p>완료</text:p>
          </table:table-cell>
          <table:table-cell office:value-type="time" office:time-value="PT0H11M0S" table:style-name="ce11">
            <text:p>0:11:00</text:p>
          </table:table-cell>
          <table:table-cell office:value-type="string" table:style-name="ce12">
            <text:p>2022.06.22</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2T08:38:00" table:style-name="ce15">
            <text:p>22-6-22 8:38</text:p>
          </table:table-cell>
          <table:table-cell office:value-type="date" office:date-value="2022-06-22T08:49:00" table:style-name="ce15">
            <text:p>22-6-22 8:49</text:p>
          </table:table-cell>
          <table:table-cell office:value-type="time" office:time-value="PT0H11M0S" table:formula="of:=[.N176]-[.M176]" table:style-name="ce16">
            <text:p>0:11:00</text:p>
          </table:table-cell>
          <table:table-cell office:value-type="string" table:style-name="ce14">
            <text:p>KaKao &amp; Mail</text:p>
          </table:table-cell>
          <table:table-cell table:style-name="ce15"/>
          <table:table-cell office:value-type="string" table:style-name="ce17">
            <text:p>/data Disk size 9.99% capacity left : es01.ap-northeast-2.prd.h53</text:p>
          </table:table-cell>
          <table:table-cell office:value-type="string" table:style-name="ce17">
            <text:p>이은도 매니저 확인 및 담당자 메일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KR</text:p>
          </table:table-cell>
          <table:table-cell office:value-type="string" table:style-name="ce3">
            <text:p>2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22</text:p>
          </table:table-cell>
          <table:table-cell office:value-type="string" table:style-name="ce13">
            <text:p>15~22</text:p>
          </table:table-cell>
          <table:table-cell office:value-type="string" table:content-validation-name="val2" table:style-name="ce14">
            <text:p>김의현</text:p>
          </table:table-cell>
          <table:table-cell office:value-type="string" table:style-name="ce14">
            <text:p>오창민</text:p>
          </table:table-cell>
          <table:table-cell table:style-name="ce14"/>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N177]-[.M177]"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17">
            <text:p>담당자 전병우책임에게 전달, 서비스문제없으며 LB추가확인요청</text:p>
          </table:table-cell>
          <table:table-cell office:value-type="string" table:style-name="ce17">
            <text:p>KRCLOUD-5089</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table:style-name="ce10">
            <text:p>완료</text:p>
          </table:table-cell>
          <table:table-cell office:value-type="time" office:time-value="PT0H4M0S" table:style-name="ce11">
            <text:p>0:04:00</text:p>
          </table:table-cell>
          <table:table-cell office:value-type="string" table:style-name="ce45">
            <text:p>2022.06.23</text:p>
          </table:table-cell>
          <table:table-cell office:value-type="string" table:style-name="ce46">
            <text:p>15~22</text:p>
          </table:table-cell>
          <table:table-cell office:value-type="string" table:content-validation-name="val2" table:style-name="ce47">
            <text:p>채한길</text:p>
          </table:table-cell>
          <table:table-cell table:number-columns-repeated="2" table:style-name="ce47"/>
          <table:table-cell office:value-type="date" office:date-value="2022-06-23T16:49:00" table:style-name="ce48">
            <text:p>22-6-23 16:49</text:p>
          </table:table-cell>
          <table:table-cell office:value-type="date" office:date-value="2022-06-23T16:53:00" table:style-name="ce48">
            <text:p>22-6-23 16:53</text:p>
          </table:table-cell>
          <table:table-cell office:value-type="time" office:time-value="PT0H4M0S" table:formula="of:=[.N178]-[.M178]" table:style-name="ce16">
            <text:p>0:04:00</text:p>
          </table:table-cell>
          <table:table-cell office:value-type="string" table:style-name="ce47">
            <text:p>KaKao &amp; Mail</text:p>
          </table:table-cell>
          <table:table-cell table:style-name="ce48"/>
          <table:table-cell office:value-type="string" table:style-name="ce49">
            <text:p>CS_LB_PRD_VCRM_ServiceHub_INNER services are degraded 95 pct</text:p>
          </table:table-cell>
          <table:table-cell office:value-type="string" table:style-name="ce49">
            <text:p>담당자에게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3">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4</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6-24T18:05:00" table:style-name="ce48">
            <text:p>22-6-24 18:05</text:p>
          </table:table-cell>
          <table:table-cell office:value-type="date" office:date-value="2022-06-24T18:07:00" table:style-name="ce48">
            <text:p>22-6-24 18:07</text:p>
          </table:table-cell>
          <table:table-cell office:value-type="time" office:time-value="PT0H2M0S" table:formula="of:=[.N179]-[.M179]" table:style-name="ce16">
            <text:p>0:02:00</text:p>
          </table:table-cell>
          <table:table-cell office:value-type="string" table:style-name="ce47">
            <text:p>KaKao &amp; Mail</text:p>
          </table:table-cell>
          <table:table-cell office:value-type="date" office:date-value="2022-06-24T19:03:00" table:style-name="ce48">
            <text:p>22-6-24 19:03</text:p>
          </table:table-cell>
          <table:table-cell office:value-type="string" table:style-name="ce49">
            <text:p>Problem: vServer prd-svchub-kr2-31020 services are degraded: 95 pct</text:p>
          </table:table-cell>
          <table:table-cell office:value-type="string" table:style-name="ce49">
            <text:p>VPX log 확인 시 특정 VM에서 서비스 UP, DOWN 반복 알람 확인 담당자에게 확인 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3">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5</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Ashok</text:p>
          </table:table-cell>
          <table:table-cell table:style-name="ce47"/>
          <table:table-cell office:value-type="date" office:date-value="2022-06-24T16:11:00" table:style-name="ce48">
            <text:p>22-6-24 16:11</text:p>
          </table:table-cell>
          <table:table-cell office:value-type="date" office:date-value="2022-06-24T16:13:00" table:style-name="ce48">
            <text:p>22-6-24 16:13</text:p>
          </table:table-cell>
          <table:table-cell office:value-type="time" office:time-value="PT0H2M0S" table:formula="of:=[.N180]-[.M180]" table:style-name="ce16">
            <text:p>0:02:00</text:p>
          </table:table-cell>
          <table:table-cell office:value-type="string" table:style-name="ce47">
            <text:p>Kakao</text:p>
          </table:table-cell>
          <table:table-cell table:style-name="ce48"/>
          <table:table-cell office:value-type="string" table:style-name="ce49">
            <text:p>/data disk size 9.97% capacity left : es01-ap-northeast-2.prd.h53</text:p>
          </table:table-cell>
          <table:table-cell office:value-type="string" table:style-name="ce49">
            <text:p>Informed VM owner through kakao</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45">
            <text:p>2022.06.26</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Ashok</text:p>
          </table:table-cell>
          <table:table-cell table:style-name="ce47"/>
          <table:table-cell office:value-type="date" office:date-value="2022-06-26T15:07:00" table:style-name="ce48">
            <text:p>22-6-26 15:07</text:p>
          </table:table-cell>
          <table:table-cell office:value-type="date" office:date-value="2022-06-26T15:07:00" table:style-name="ce48">
            <text:p>22-6-26 15:07</text:p>
          </table:table-cell>
          <table:table-cell office:value-type="time" office:time-value="PT0H0M0S" table:formula="of:=[.N181]-[.M181]" table:style-name="ce16">
            <text:p>0:00:00</text:p>
          </table:table-cell>
          <table:table-cell office:value-type="string" table:style-name="ce47">
            <text:p>Kakao</text:p>
          </table:table-cell>
          <table:table-cell office:value-type="date" office:date-value="2022-06-26T15:15:00" table:style-name="ce48">
            <text:p>22-6-26 15:15</text:p>
          </table:table-cell>
          <table:table-cell office:value-type="string" table:style-name="ce49">
            <text:p>iaas-web02-down-alert</text:p>
          </table:table-cell>
          <table:table-cell office:value-type="string" table:style-name="ce49">
            <text:p>Resolved automatically</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2]);&quot;진행중&quot;;&quot;완료&quot;)" table:style-name="ce10">
            <text:p>완료</text:p>
          </table:table-cell>
          <table:table-cell office:value-type="time" office:time-value="PT0H1M0S" table:style-name="ce11">
            <text:p>0:01:00</text:p>
          </table:table-cell>
          <table:table-cell office:value-type="string" table:style-name="ce45">
            <text:p>2022.06.27</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7T15:43:00" table:style-name="ce48">
            <text:p>22-6-27 15:43</text:p>
          </table:table-cell>
          <table:table-cell office:value-type="date" office:date-value="2022-06-27T15:44:00" table:style-name="ce48">
            <text:p>22-6-27 15:44</text:p>
          </table:table-cell>
          <table:table-cell office:value-type="time" office:time-value="PT0H1M0S" table:formula="of:=[.N182]-[.M182]" table:style-name="ce16">
            <text:p>0:01:00</text:p>
          </table:table-cell>
          <table:table-cell office:value-type="string" table:style-name="ce47">
            <text:p>KaKao &amp; Mail</text:p>
          </table:table-cell>
          <table:table-cell office:value-type="date" office:date-value="2022-06-27T15:43:00" table:style-name="ce48">
            <text:p>22-6-27 15:43</text:p>
          </table:table-cell>
          <table:table-cell office:value-type="string" table:style-name="ce49">
            <text:p>vServer h2-prd-consul services are degraded: 92 pct</text:p>
          </table:table-cell>
          <table:table-cell office:value-type="string" table:style-name="ce49">
            <text:p>해당 LB 담당자에게 확인요청 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3]);&quot;진행중&quot;;&quot;완료&quot;)" table:style-name="ce10">
            <text:p>완료</text:p>
          </table:table-cell>
          <table:table-cell office:value-type="time" office:time-value="PT0H1M0S" table:style-name="ce11">
            <text:p>0:01:00</text:p>
          </table:table-cell>
          <table:table-cell office:value-type="string" table:style-name="ce45">
            <text:p>2022.06.27</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7T16:29:00" table:style-name="ce48">
            <text:p>22-6-27 16:29</text:p>
          </table:table-cell>
          <table:table-cell office:value-type="date" office:date-value="2022-06-27T16:30:00" table:style-name="ce48">
            <text:p>22-6-27 16:30</text:p>
          </table:table-cell>
          <table:table-cell office:value-type="time" office:time-value="PT0H1M0S" table:formula="of:=[.N183]-[.M183]" table:style-name="ce16">
            <text:p>0:01:00</text:p>
          </table:table-cell>
          <table:table-cell office:value-type="string" table:style-name="ce47">
            <text:p>KaKao &amp; Mail</text:p>
          </table:table-cell>
          <table:table-cell office:value-type="date" office:date-value="2022-06-27T16:30:00" table:style-name="ce48">
            <text:p>22-6-27 16:30</text:p>
          </table:table-cell>
          <table:table-cell office:value-type="string" table:style-name="ce49">
            <text:p>prd-svchub-kr2-32010-AZ1 services are down</text:p>
          </table:table-cell>
          <table:table-cell office:value-type="string" table:style-name="ce49">
            <text:p>해당 LB 서비스 정상으로 확인하였으며, 담당자에게 추가확인 요청 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4]);&quot;진행중&quot;;&quot;완료&quot;)" table:style-name="ce10">
            <text:p>완료</text:p>
          </table:table-cell>
          <table:table-cell office:value-type="time" office:time-value="PT0H0M0S" table:style-name="ce11">
            <text:p>0:00:00</text:p>
          </table:table-cell>
          <table:table-cell office:value-type="string" table:style-name="ce45">
            <text:p>2022.06.27</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7T18:09:00" table:style-name="ce48">
            <text:p>22-6-27 18:09</text:p>
          </table:table-cell>
          <table:table-cell office:value-type="date" office:date-value="2022-06-27T18:09:00" table:style-name="ce48">
            <text:p>22-6-27 18:09</text:p>
          </table:table-cell>
          <table:table-cell office:value-type="time" office:time-value="PT0H0M0S" table:formula="of:=[.N184]-[.M184]" table:style-name="ce16">
            <text:p>0:00:00</text:p>
          </table:table-cell>
          <table:table-cell office:value-type="string" table:style-name="ce47">
            <text:p>KaKao &amp; Mail</text:p>
          </table:table-cell>
          <table:table-cell office:value-type="date" office:date-value="2022-06-27T18:12:00" table:style-name="ce48">
            <text:p>22-6-27 18:12</text:p>
          </table:table-cell>
          <table:table-cell office:value-type="string" table:style-name="ce49">
            <text:p>CS_LB_PRD_LOS_ServiceHub_INNER services are degraded: 95 pct</text:p>
          </table:table-cell>
          <table:table-cell office:value-type="string" table:style-name="ce49">
            <text:p>담당자에게 확인요청 하였으며, 정상확인 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5]);&quot;진행중&quot;;&quot;완료&quot;)" table:style-name="ce10">
            <text:p>완료</text:p>
          </table:table-cell>
          <table:table-cell office:value-type="time" office:time-value="PT0H0M0S" table:style-name="ce11">
            <text:p>0:00:00</text:p>
          </table:table-cell>
          <table:table-cell office:value-type="string" table:style-name="ce45">
            <text:p>2022.06.27</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7T21:38:00" table:style-name="ce48">
            <text:p>22-6-27 21:38</text:p>
          </table:table-cell>
          <table:table-cell office:value-type="date" office:date-value="2022-06-27T21:38:00" table:style-name="ce48">
            <text:p>22-6-27 21:38</text:p>
          </table:table-cell>
          <table:table-cell office:value-type="time" office:time-value="PT0H0M0S" table:formula="of:=[.N185]-[.M185]" table:style-name="ce16">
            <text:p>0:00:00</text:p>
          </table:table-cell>
          <table:table-cell office:value-type="string" table:style-name="ce47">
            <text:p>KaKao &amp; Mail</text:p>
          </table:table-cell>
          <table:table-cell office:value-type="date" office:date-value="2022-06-27T21:38:00" table:style-name="ce48">
            <text:p>22-6-27 21:38</text:p>
          </table:table-cell>
          <table:table-cell office:value-type="string" table:style-name="ce49">
            <text:p>CS_LB_PRD_LOS_ServiceHub_INNER services are degraded: 95 pct</text:p>
          </table:table-cell>
          <table:table-cell office:value-type="string" table:style-name="ce49">
            <text:p>담당자에게 확인요청 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6]);&quot;진행중&quot;;&quot;완료&quot;)" table:style-name="ce10">
            <text:p>완료</text:p>
          </table:table-cell>
          <table:table-cell office:value-type="time" office:time-value="PT0H0M0S" table:style-name="ce11">
            <text:p>0:00:00</text:p>
          </table:table-cell>
          <table:table-cell office:value-type="string" table:style-name="ce45">
            <text:p>2022.06.28</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8T18:06:00" table:style-name="ce48">
            <text:p>22-6-28 18:06</text:p>
          </table:table-cell>
          <table:table-cell office:value-type="date" office:date-value="2022-06-28T18:06:00" table:style-name="ce48">
            <text:p>22-6-28 18:06</text:p>
          </table:table-cell>
          <table:table-cell office:value-type="time" office:time-value="PT0H0M0S" table:formula="of:=[.N186]-[.M186]" table:style-name="ce16">
            <text:p>0:00:00</text:p>
          </table:table-cell>
          <table:table-cell office:value-type="string" table:style-name="ce47">
            <text:p>KaKao &amp; Mail</text:p>
          </table:table-cell>
          <table:table-cell office:value-type="date" office:date-value="2022-06-28T18:06:00" table:style-name="ce48">
            <text:p>22-6-28 18:06</text:p>
          </table:table-cell>
          <table:table-cell office:value-type="string" table:style-name="ce49">
            <text:p>CS_LB_PRD_MCP_ServiceHub_INNER services are degraded: 95 pct</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7]);&quot;진행중&quot;;&quot;완료&quot;)" table:style-name="ce10">
            <text:p>완료</text:p>
          </table:table-cell>
          <table:table-cell office:value-type="time" office:time-value="PT0H1M0S" table:style-name="ce11">
            <text:p>0:01:00</text:p>
          </table:table-cell>
          <table:table-cell office:value-type="string" table:style-name="ce45">
            <text:p>2022.06.28</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6-28T19:33:00" table:style-name="ce48">
            <text:p>22-6-28 19:33</text:p>
          </table:table-cell>
          <table:table-cell office:value-type="date" office:date-value="2022-06-28T19:34:00" table:style-name="ce48">
            <text:p>22-6-28 19:34</text:p>
          </table:table-cell>
          <table:table-cell office:value-type="time" office:time-value="PT0H1M0S" table:formula="of:=[.N187]-[.M187]" table:style-name="ce16">
            <text:p>0:01:00</text:p>
          </table:table-cell>
          <table:table-cell office:value-type="string" table:style-name="ce47">
            <text:p>KaKao &amp; Mail</text:p>
          </table:table-cell>
          <table:table-cell office:value-type="date" office:date-value="2022-06-28T19:55:00" table:style-name="ce48">
            <text:p>22-6-28 19:55</text:p>
          </table:table-cell>
          <table:table-cell office:value-type="string" table:style-name="ce49">
            <text:p>CS_LB_PRD_EXTRA_ServiceHub_INNER services are degraded:86pct 를 비롯한 다수의 서비스 다운 알람 발생</text:p>
          </table:table-cell>
          <table:table-cell office:value-type="string" table:style-name="ce49">
            <text:p>담당자에게 확인요청 메일 전달 하였으며, 해당 알람이 자주 발생하여, 벤더사에 문의 후 회신 대기중</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8]);&quot;진행중&quot;;&quot;완료&quot;)" table:style-name="ce10">
            <text:p>완료</text:p>
          </table:table-cell>
          <table:table-cell office:value-type="time" office:time-value="PT0H5M0S" table:style-name="ce11">
            <text:p>0:05:00</text:p>
          </table:table-cell>
          <table:table-cell office:value-type="string" table:style-name="ce51">
            <text:p>2022.06.28</text:p>
          </table:table-cell>
          <table:table-cell office:value-type="string" table:style-name="ce52">
            <text:p>15~22</text:p>
          </table:table-cell>
          <table:table-cell office:value-type="string" table:content-validation-name="val2" table:style-name="ce53">
            <text:p>이시형</text:p>
          </table:table-cell>
          <table:table-cell table:style-name="ce53"/>
          <table:table-cell office:value-type="string" table:style-name="ce53">
            <text:p>장재봉</text:p>
          </table:table-cell>
          <table:table-cell office:value-type="date" office:date-value="2022-06-28T19:41:00" table:style-name="ce54">
            <text:p>22-6-28 19:41</text:p>
          </table:table-cell>
          <table:table-cell office:value-type="date" office:date-value="2022-06-28T19:46:00" table:style-name="ce54">
            <text:p>22-6-28 19:46</text:p>
          </table:table-cell>
          <table:table-cell office:value-type="time" office:time-value="PT0H5M0S" table:formula="of:=[.N188]-[.M188]" table:style-name="ce16">
            <text:p>0:05:00</text:p>
          </table:table-cell>
          <table:table-cell office:value-type="string" table:style-name="ce53">
            <text:p>kakao</text:p>
          </table:table-cell>
          <table:table-cell office:value-type="date" office:date-value="2022-06-28T21:56:00" table:style-name="ce54">
            <text:p>22-6-28 21:56</text:p>
          </table:table-cell>
          <table:table-cell office:value-type="string" table:style-name="ce55">
            <text:p>블루링크 장애 이벤트 발생 수신 (From VOC 운영)</text:p>
          </table:table-cell>
          <table:table-cell office:value-type="string" table:style-name="ce56">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57"/>
          <table:table-cell table:content-validation-name="val1" table:style-name="ce53"/>
          <table:table-cell table:content-validation-name="val1" table:style-name="ce53"/>
          <table:table-cell table:style-name="ce5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KR</text:p>
          </table:table-cell>
          <table:table-cell office:value-type="string" table:style-name="ce10">
            <text:p>2센터</text:p>
          </table:table-cell>
          <table:table-cell office:value-type="string" table:style-name="ce10">
            <text:p>PRD</text:p>
          </table:table-cell>
          <table:table-cell office:value-type="string" office:string-value="완료" table:formula="of:=IF(ISBLANK([.Q189]);&quot;진행중&quot;;&quot;완료&quot;)" table:style-name="ce10">
            <text:p>완료</text:p>
          </table:table-cell>
          <table:table-cell office:value-type="time" office:time-value="PT0H2M0S" table:style-name="ce11">
            <text:p>0:02:00</text:p>
          </table:table-cell>
          <table:table-cell office:value-type="string" table:style-name="ce45">
            <text:p>2022.06.30</text:p>
          </table:table-cell>
          <table:table-cell office:value-type="string" table:style-name="ce46">
            <text:p>08~15</text:p>
          </table:table-cell>
          <table:table-cell office:value-type="string" table:content-validation-name="val2" table:style-name="ce47">
            <text:p>이은도</text:p>
          </table:table-cell>
          <table:table-cell table:style-name="ce47"/>
          <table:table-cell office:value-type="string" table:style-name="ce47">
            <text:p>오창민</text:p>
          </table:table-cell>
          <table:table-cell office:value-type="date" office:date-value="2022-06-30T13:34:00" table:style-name="ce48">
            <text:p>22-6-30 13:34</text:p>
          </table:table-cell>
          <table:table-cell office:value-type="date" office:date-value="2022-06-30T13:36:00" table:style-name="ce48">
            <text:p>22-6-30 13:36</text:p>
          </table:table-cell>
          <table:table-cell office:value-type="time" office:time-value="PT0H2M0S" table:formula="of:=[.N189]-[.M189]" table:style-name="ce16">
            <text:p>0:02:00</text:p>
          </table:table-cell>
          <table:table-cell office:value-type="string" table:style-name="ce47">
            <text:p>Kakao</text:p>
          </table:table-cell>
          <table:table-cell office:value-type="date" office:date-value="2022-06-30T13:50:00" table:style-name="ce48">
            <text:p>22-6-30 13:50</text:p>
          </table:table-cell>
          <table:table-cell office:value-type="string" table:style-name="ce49">
            <text:p>vServer ccs-prd-kibana services are degraded: 7,52,69,97 pct &amp; services are down &amp; state: down(1)</text:p>
          </table:table-cell>
          <table:table-cell office:value-type="string" table:style-name="ce49">
            <text:p>담당자에게 확인 요청 &amp; 알람이 특정시간대 반복확인되어 벤더사 문의(담당자 확인 후 이상없을 시)</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NA</text:p>
          </table:table-cell>
          <table:table-cell office:value-type="string" table:style-name="ce10">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30</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6-30T12:13:00" table:style-name="ce48">
            <text:p>22-6-30 12:13</text:p>
          </table:table-cell>
          <table:table-cell office:value-type="date" office:date-value="2022-06-30T12:14:00" table:style-name="ce48">
            <text:p>22-6-30 12:14</text:p>
          </table:table-cell>
          <table:table-cell office:value-type="time" office:time-value="PT0H1M0S" table:formula="of:=[.N190]-[.M190]" table:style-name="ce16">
            <text:p>0:01:00</text:p>
          </table:table-cell>
          <table:table-cell office:value-type="string" table:style-name="ce47">
            <text:p>Kakao &amp; Email</text:p>
          </table:table-cell>
          <table:table-cell office:value-type="date" office:date-value="2022-06-30T12:48:00" table:style-name="ce48">
            <text:p>22-6-30 12:48</text:p>
          </table:table-cell>
          <table:table-cell office:value-type="string" table:style-name="ce49">
            <text:p>Interface Ethernet12(kmaph00dn003_n0p0): High bandwidth usage &gt;90%</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1]);&quot;진행중&quot;;&quot;완료&quot;)" table:style-name="ce10">
            <text:p>완료</text:p>
          </table:table-cell>
          <table:table-cell office:value-type="time" office:time-value="PT0H1M0S" table:style-name="ce11">
            <text:p>0:01:00</text:p>
          </table:table-cell>
          <table:table-cell office:value-type="string" table:style-name="ce12">
            <text:p>2022.06.02</text:p>
          </table:table-cell>
          <table:table-cell office:value-type="string" table:style-name="ce13">
            <text:p>13~22</text:p>
          </table:table-cell>
          <table:table-cell office:value-type="string" table:content-validation-name="val2" table:style-name="ce14">
            <text:p>김지윤</text:p>
          </table:table-cell>
          <table:table-cell office:value-type="string" table:style-name="ce14">
            <text:p>Ganesh</text:p>
          </table:table-cell>
          <table:table-cell office:value-type="string" table:style-name="ce14">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N191]-[.M191]"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17">
            <text:p>한길매니저님이 디비 재기동, 지난달 발생했던 메모리 누수 이슈와 동일한 이유, 6월초 패치 진행 예정</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3">
            <text:p>PRD</text:p>
          </table:table-cell>
          <table:table-cell office:value-type="string" office:string-value="완료" table:formula="of:=IF(ISBLANK([.Q192]);&quot;진행중&quot;;&quot;완료&quot;)" table:style-name="ce10">
            <text:p>완료</text:p>
          </table:table-cell>
          <table:table-cell office:value-type="time" office:time-value="PT0H1M0S" table:style-name="ce11">
            <text:p>0:01:00</text:p>
          </table:table-cell>
          <table:table-cell office:value-type="string" table:style-name="ce12">
            <text:p>2022.06.02</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01T22:02:00" table:style-name="ce15">
            <text:p>22-6-1 22:02</text:p>
          </table:table-cell>
          <table:table-cell office:value-type="date" office:date-value="2022-06-01T22:03:00" table:style-name="ce15">
            <text:p>22-6-1 22:03</text:p>
          </table:table-cell>
          <table:table-cell office:value-type="time" office:time-value="PT0H1M0S" table:formula="of:=[.N192]-[.M192]" table:style-name="ce16">
            <text:p>0:01:00</text:p>
          </table:table-cell>
          <table:table-cell office:value-type="string" table:style-name="ce14">
            <text:p>Mail</text:p>
          </table:table-cell>
          <table:table-cell office:value-type="date" office:date-value="2022-06-01T22:04:00" table:style-name="ce15">
            <text:p>22-6-1 22:04</text:p>
          </table:table-cell>
          <table:table-cell office:value-type="string" table:style-name="ce17">
            <text:p><text:s/>Disk I/O is overloaded on hmapc00dn003.novalocal</text:p>
          </table:table-cell>
          <table:table-cell office:value-type="string" table:style-name="ce17">
            <text:p>Resolved automatically.</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9M0S" table:style-name="ce11">
            <text:p>0:09:00</text:p>
          </table:table-cell>
          <table:table-cell office:value-type="string" table:style-name="ce12">
            <text:p>2022.06.02</text:p>
          </table:table-cell>
          <table:table-cell office:value-type="string" table:style-name="ce13">
            <text:p>13~22</text:p>
          </table:table-cell>
          <table:table-cell office:value-type="string" table:content-validation-name="val2" table:style-name="ce14">
            <text:p>김지윤</text:p>
          </table:table-cell>
          <table:table-cell office:value-type="string" table:style-name="ce14">
            <text:p>Ganesh</text:p>
          </table:table-cell>
          <table:table-cell table:style-name="ce14"/>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N193]-[.M193]"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17">
            <text:p>mailed to Denny, Chuck Le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02</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01T22:52:00" table:style-name="ce15">
            <text:p>22-6-1 22:52</text:p>
          </table:table-cell>
          <table:table-cell office:value-type="date" office:date-value="2022-06-01T22:53:00" table:style-name="ce15">
            <text:p>22-6-1 22:53</text:p>
          </table:table-cell>
          <table:table-cell office:value-type="time" office:time-value="PT0H1M0S" table:formula="of:=[.N194]-[.M194]" table:style-name="ce16">
            <text:p>0:01:00</text:p>
          </table:table-cell>
          <table:table-cell office:value-type="string" table:style-name="ce14">
            <text:p>Mail</text:p>
          </table:table-cell>
          <table:table-cell table:style-name="ce15"/>
          <table:table-cell office:value-type="string" table:style-name="ce17">
            <text:p>/home Disk size 10.5 % capacity left : kmaph00gn001.pus0c01.hcloud.io</text:p>
          </table:table-cell>
          <table:table-cell office:value-type="string" table:style-name="ce17">
            <text:p>Emailed VM owner and waiting for the response.</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12">
            <text:p>2022.06.02</text:p>
          </table:table-cell>
          <table:table-cell office:value-type="string" table:style-name="ce13">
            <text:p>08~15</text:p>
          </table:table-cell>
          <table:table-cell office:value-type="string" table:content-validation-name="val2" table:style-name="ce14">
            <text:p>이후승</text:p>
          </table:table-cell>
          <table:table-cell office:value-type="string" table:style-name="ce14">
            <text:p>Ahmed</text:p>
          </table:table-cell>
          <table:table-cell table:style-name="ce14"/>
          <table:table-cell office:value-type="date" office:date-value="2022-06-02T10:36:00" table:style-name="ce15">
            <text:p>22-6-2 10:36</text:p>
          </table:table-cell>
          <table:table-cell office:value-type="date" office:date-value="2022-06-02T10:38:00" table:style-name="ce15">
            <text:p>22-6-2 10:38</text:p>
          </table:table-cell>
          <table:table-cell office:value-type="time" office:time-value="PT0H2M0S" table:formula="of:=[.N195]-[.M195]" table:style-name="ce16">
            <text:p>0:02:00</text:p>
          </table:table-cell>
          <table:table-cell office:value-type="string" table:style-name="ce14">
            <text:p>Kakao, Mail</text:p>
          </table:table-cell>
          <table:table-cell table:style-name="ce15"/>
          <table:table-cell office:value-type="string" table:style-name="ce17">
            <text:p>Disk I/O is overloaded on kmapc02dn003~005.pus0c03</text:p>
          </table:table-cell>
          <table:table-cell office:value-type="string" table:style-name="ce17">
            <text:p>지속적으로 알람 반복으로 담당자에게 메일 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6]);&quot;진행중&quot;;&quot;완료&quot;)" table:style-name="ce10">
            <text:p>완료</text:p>
          </table:table-cell>
          <table:table-cell office:value-type="time" office:time-value="PT0H1M0S" table:style-name="ce11">
            <text:p>0:01:00</text:p>
          </table:table-cell>
          <table:table-cell office:value-type="string" table:style-name="ce12">
            <text:p>2022.06.05</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N196]-[.M196]"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17">
            <text:p>Email has been send to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7]);&quot;진행중&quot;;&quot;완료&quot;)" table:style-name="ce10">
            <text:p>완료</text:p>
          </table:table-cell>
          <table:table-cell office:value-type="time" office:time-value="PT0H0M0S" table:style-name="ce11">
            <text:p>0:00:00</text:p>
          </table:table-cell>
          <table:table-cell office:value-type="string" table:style-name="ce12">
            <text:p>2022.06.06</text:p>
          </table:table-cell>
          <table:table-cell office:value-type="string" table:style-name="ce13">
            <text:p>08~15</text:p>
          </table:table-cell>
          <table:table-cell office:value-type="string" table:content-validation-name="val2" table:style-name="ce14">
            <text:p>고희경</text:p>
          </table:table-cell>
          <table:table-cell office:value-type="string" table:style-name="ce14">
            <text:p>고희경</text:p>
          </table:table-cell>
          <table:table-cell table:style-name="ce14"/>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N197]-[.M197]"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17">
            <text:p>Email has been send to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8]);&quot;진행중&quot;;&quot;완료&quot;)" table:style-name="ce10">
            <text:p>완료</text:p>
          </table:table-cell>
          <table:table-cell office:value-type="time" office:time-value="PT0H0M0S" table:style-name="ce11">
            <text:p>0:00:00</text:p>
          </table:table-cell>
          <table:table-cell office:value-type="string" table:style-name="ce12">
            <text:p>2022.06.06</text:p>
          </table:table-cell>
          <table:table-cell office:value-type="string" table:style-name="ce13">
            <text:p>08~15</text:p>
          </table:table-cell>
          <table:table-cell office:value-type="string" table:content-validation-name="val2" table:style-name="ce14">
            <text:p>고희경</text:p>
          </table:table-cell>
          <table:table-cell office:value-type="string" table:style-name="ce14">
            <text:p>고희경</text:p>
          </table:table-cell>
          <table:table-cell table:style-name="ce14"/>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N198]-[.M198]"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17">
            <text:p>채한길 매니저님 VM DB 기동, OOM으로 인한 Port down</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199]);&quot;진행중&quot;;&quot;완료&quot;)" table:style-name="ce10">
            <text:p>완료</text:p>
          </table:table-cell>
          <table:table-cell office:value-type="time" office:time-value="PT0H2M0S" table:style-name="ce11">
            <text:p>0:02:00</text:p>
          </table:table-cell>
          <table:table-cell office:value-type="string" table:style-name="ce12">
            <text:p>2022.06.07</text:p>
          </table:table-cell>
          <table:table-cell office:value-type="string" table:style-name="ce13">
            <text:p>15~22</text:p>
          </table:table-cell>
          <table:table-cell office:value-type="string" table:content-validation-name="val2" table:style-name="ce14">
            <text:p>정진호</text:p>
          </table:table-cell>
          <table:table-cell office:value-type="string" table:style-name="ce14">
            <text:p>Saju</text:p>
          </table:table-cell>
          <table:table-cell office:value-type="string" table:style-name="ce14">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N199]-[.M199]"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17">
            <text:p>Email has been send to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0]);&quot;진행중&quot;;&quot;완료&quot;)" table:style-name="ce10">
            <text:p>완료</text:p>
          </table:table-cell>
          <table:table-cell office:value-type="time" office:time-value="PT0H3M0S" table:style-name="ce11">
            <text:p>0:03:00</text:p>
          </table:table-cell>
          <table:table-cell office:value-type="string" table:style-name="ce12">
            <text:p>2022.06.07</text:p>
          </table:table-cell>
          <table:table-cell office:value-type="string" table:style-name="ce13">
            <text:p>15~22</text:p>
          </table:table-cell>
          <table:table-cell office:value-type="string" table:content-validation-name="val2" table:style-name="ce14">
            <text:p>정진호</text:p>
          </table:table-cell>
          <table:table-cell office:value-type="string" table:style-name="ce14">
            <text:p>Saju</text:p>
          </table:table-cell>
          <table:table-cell office:value-type="string" table:style-name="ce14">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N200]-[.M200]"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17">
            <text:p>지속적 알람 반복으로 리마인드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1]);&quot;진행중&quot;;&quot;완료&quot;)" table:style-name="ce10">
            <text:p>완료</text:p>
          </table:table-cell>
          <table:table-cell office:value-type="time" office:time-value="PT0H1M0S" table:style-name="ce11">
            <text:p>0:01:00</text:p>
          </table:table-cell>
          <table:table-cell office:value-type="string" table:style-name="ce12">
            <text:p>2022.06.07</text:p>
          </table:table-cell>
          <table:table-cell office:value-type="string" table:style-name="ce13">
            <text:p>15~22</text:p>
          </table:table-cell>
          <table:table-cell office:value-type="string" table:content-validation-name="val2" table:style-name="ce14">
            <text:p>정진호</text:p>
          </table:table-cell>
          <table:table-cell office:value-type="string" table:style-name="ce14">
            <text:p>Saju</text:p>
          </table:table-cell>
          <table:table-cell office:value-type="string" table:style-name="ce14">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N201]-[.M201]"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17">
            <text:p>지속적 알람 반복으로 리마인드함</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07</text:p>
          </table:table-cell>
          <table:table-cell office:value-type="string" table:style-name="ce13">
            <text:p>15~22</text:p>
          </table:table-cell>
          <table:table-cell office:value-type="string" table:content-validation-name="val2" table:style-name="ce14">
            <text:p>정진호</text:p>
          </table:table-cell>
          <table:table-cell office:value-type="string" table:style-name="ce14">
            <text:p>Saju</text:p>
          </table:table-cell>
          <table:table-cell office:value-type="string" table:style-name="ce14">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N202]-[.M202]"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17">
            <text:p>Email has been send to VM owner.</text:p>
          </table:table-cell>
          <table:table-cell table:style-name="ce17"/>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3]);&quot;진행중&quot;;&quot;완료&quot;)" table:style-name="ce10">
            <text:p>완료</text:p>
          </table:table-cell>
          <table:table-cell office:value-type="time" office:time-value="PT0H2M0S" table:style-name="ce11">
            <text:p>0:02:00</text:p>
          </table:table-cell>
          <table:table-cell office:value-type="string" table:style-name="ce12">
            <text:p>2022.06.08</text:p>
          </table:table-cell>
          <table:table-cell office:value-type="string" table:style-name="ce13">
            <text:p>15~22</text:p>
          </table:table-cell>
          <table:table-cell office:value-type="string" table:content-validation-name="val2" table:style-name="ce14">
            <text:p>정진호</text:p>
          </table:table-cell>
          <table:table-cell table:style-name="ce14"/>
          <table:table-cell office:value-type="string" table:style-name="ce14">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N203]-[.M203]"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17">
            <text:p>Email has been send to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08</text:p>
          </table:table-cell>
          <table:table-cell office:value-type="string" table:style-name="ce13">
            <text:p>08~15</text:p>
          </table:table-cell>
          <table:table-cell office:value-type="string" table:content-validation-name="val2" table:style-name="ce14">
            <text:p>심명보</text:p>
          </table:table-cell>
          <table:table-cell office:value-type="string" table:style-name="ce14">
            <text:p>Ahmed</text:p>
          </table:table-cell>
          <table:table-cell table:style-name="ce14"/>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N204]-[.M204]"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17">
            <text:p>Email has been send to VM owner.</text:p>
          </table:table-cell>
          <table:table-cell table:style-name="ce17"/>
          <table:table-cell office:value-type="string" table:content-validation-name="val1" table:style-name="ce14">
            <text:p>X</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5]);&quot;진행중&quot;;&quot;완료&quot;)" table:style-name="ce10">
            <text:p>완료</text:p>
          </table:table-cell>
          <table:table-cell office:value-type="time" office:time-value="PT0H1M0S" table:style-name="ce11">
            <text:p>0:01:00</text:p>
          </table:table-cell>
          <table:table-cell office:value-type="string" table:style-name="ce12">
            <text:p>2022.06.10</text:p>
          </table:table-cell>
          <table:table-cell office:value-type="string" table:style-name="ce13">
            <text:p>15~22</text:p>
          </table:table-cell>
          <table:table-cell office:value-type="string" table:content-validation-name="val2" table:style-name="ce14">
            <text:p>심명보</text:p>
          </table:table-cell>
          <table:table-cell office:value-type="string" table:style-name="ce14">
            <text:p>오창민</text:p>
          </table:table-cell>
          <table:table-cell table:style-name="ce14"/>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N205]-[.M205]"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17">
            <text:p>상태 down 알람 발생 후 바로 해재 알람 발생 담당자 확인시 서비스 이상 없음 확인</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N206]-[.M206]"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17">
            <text:p>Informed through kakao &amp; email.</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3">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11</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1T12:35:00" table:style-name="ce15">
            <text:p>22-6-11 12:35</text:p>
          </table:table-cell>
          <table:table-cell office:value-type="date" office:date-value="2022-06-11T12:36:00" table:style-name="ce15">
            <text:p>22-6-11 12:36</text:p>
          </table:table-cell>
          <table:table-cell office:value-type="time" office:time-value="PT0H1M0S" table:formula="of:=[.N207]-[.M207]" table:style-name="ce16">
            <text:p>0:01:00</text:p>
          </table:table-cell>
          <table:table-cell office:value-type="string" table:style-name="ce14">
            <text:p>Kakao &amp; Email</text:p>
          </table:table-cell>
          <table:table-cell table:style-name="ce15"/>
          <table:table-cell office:value-type="string" table:style-name="ce17">
            <text:p>/ Disk size is over 90%: hmatt00dn003.novalocal</text:p>
          </table:table-cell>
          <table:table-cell office:value-type="string" table:style-name="ce17">
            <text:p>Informed through kakao &amp; email. Noc team contacted the ashok but no luck<text:s/></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12">
            <text:p>2022.06.12</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N208]-[.M208]"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17">
            <text:p>Email has been send to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09]);&quot;진행중&quot;;&quot;완료&quot;)" table:style-name="ce10">
            <text:p>완료</text:p>
          </table:table-cell>
          <table:table-cell office:value-type="time" office:time-value="PT0H28M0S" table:style-name="ce11">
            <text:p>0:28:00</text:p>
          </table:table-cell>
          <table:table-cell office:value-type="string" table:style-name="ce12">
            <text:p>2022.06.15</text:p>
          </table:table-cell>
          <table:table-cell office:value-type="string" table:style-name="ce13">
            <text:p>21~09</text:p>
          </table:table-cell>
          <table:table-cell office:value-type="string" table:content-validation-name="val2" table:style-name="ce14">
            <text:p>Radhika</text:p>
          </table:table-cell>
          <table:table-cell office:value-type="string" table:style-name="ce14">
            <text:p>Saju</text:p>
          </table:table-cell>
          <table:table-cell table:style-name="ce14"/>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N209]-[.M209]"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17">
            <text:p>Informed in Kakao</text:p>
          </table:table-cell>
          <table:table-cell office:value-type="string" table:style-name="ce17">
            <text:p>ITSM-128</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10]);&quot;진행중&quot;;&quot;완료&quot;)" table:style-name="ce10">
            <text:p>완료</text:p>
          </table:table-cell>
          <table:table-cell office:value-type="time" office:time-value="PT0H1M0S" table:style-name="ce11">
            <text:p>0:01:00</text:p>
          </table:table-cell>
          <table:table-cell office:value-type="string" table:style-name="ce12">
            <text:p>2022.06.18</text:p>
          </table:table-cell>
          <table:table-cell office:value-type="string" table:style-name="ce13">
            <text:p>21~09</text:p>
          </table:table-cell>
          <table:table-cell office:value-type="string" table:content-validation-name="val2" table:style-name="ce14">
            <text:p>Subramanya</text:p>
          </table:table-cell>
          <table:table-cell office:value-type="string" table:style-name="ce14">
            <text:p>Saju, Thulasi, Aslam</text:p>
          </table:table-cell>
          <table:table-cell table:style-name="ce14"/>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N210]-[.M210]"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40">
            <text:p>Disk space alert ccsnakmasbrmofp01 and ccsnakmasbrmofp02 - /data</text:p>
          </table:table-cell>
          <table:table-cell office:value-type="string" table:style-name="ce60">
            <text:p>We have called and  informed Denny and NOC on the same, Chuck Lee logged in and released the space.  </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5">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5M0S" table:style-name="ce11">
            <text:p>0:05:00</text:p>
          </table:table-cell>
          <table:table-cell office:value-type="string" table:style-name="ce12">
            <text:p>2022.06.19</text:p>
          </table:table-cell>
          <table:table-cell office:value-type="string" table:style-name="ce13">
            <text:p>09~21</text:p>
          </table:table-cell>
          <table:table-cell office:value-type="string" table:content-validation-name="val2" table:style-name="ce14">
            <text:p>Mohamed</text:p>
          </table:table-cell>
          <table:table-cell office:value-type="string" table:style-name="ce14">
            <text:p>Ram</text:p>
          </table:table-cell>
          <table:table-cell table:style-name="ce14"/>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N211]-[.M211]"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17">
            <text:p>Can't find server details details in horizon and openstack<text:s/></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5">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12]);&quot;진행중&quot;;&quot;완료&quot;)" table:style-name="ce10">
            <text:p>완료</text:p>
          </table:table-cell>
          <table:table-cell office:value-type="time" office:time-value="PT0H1M0S" table:style-name="ce11">
            <text:p>0:01:00</text:p>
          </table:table-cell>
          <table:table-cell office:value-type="string" table:style-name="ce12">
            <text:p>2022.06.22</text:p>
          </table:table-cell>
          <table:table-cell office:value-type="string" table:style-name="ce13">
            <text:p>21~08</text:p>
          </table:table-cell>
          <table:table-cell office:value-type="string" table:content-validation-name="val2" table:style-name="ce14">
            <text:p>Mohamed</text:p>
          </table:table-cell>
          <table:table-cell office:value-type="string" table:style-name="ce14">
            <text:p>Ganesh</text:p>
          </table:table-cell>
          <table:table-cell table:style-name="ce14"/>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N212]-[.M212]"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17">
            <text:p>Email has been send to VM owner.</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5">
          <table:table-cell office:value-type="string" table:style-name="ce2">
            <text:p>22년</text:p>
          </table:table-cell>
          <table:table-cell office:value-type="string" table:style-name="ce3">
            <text:p>6월</text:p>
          </table:table-cell>
          <table:table-cell office:value-type="string" table:style-name="ce3">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4M0S" table:style-name="ce11">
            <text:p>0:04:00</text:p>
          </table:table-cell>
          <table:table-cell office:value-type="string" table:style-name="ce12">
            <text:p>2022.06.22</text:p>
          </table:table-cell>
          <table:table-cell office:value-type="string" table:style-name="ce13">
            <text:p>08~15</text:p>
          </table:table-cell>
          <table:table-cell office:value-type="string" table:content-validation-name="val2" table:style-name="ce14">
            <text:p>채한길</text:p>
          </table:table-cell>
          <table:table-cell table:number-columns-repeated="2" table:style-name="ce14"/>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N213]-[.M213]"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17">
            <text:p>채한길 매니저 확인 및 담당자 메일전달</text:p>
          </table:table-cell>
          <table:table-cell table:style-name="ce17"/>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5">
          <table:table-cell office:value-type="string" table:style-name="ce2">
            <text:p>22년</text:p>
          </table:table-cell>
          <table:table-cell office:value-type="string" table:style-name="ce3">
            <text:p>6월</text:p>
          </table:table-cell>
          <table:table-cell office:value-type="string" table:style-name="ce10">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45">
            <text:p>2022.06.23</text:p>
          </table:table-cell>
          <table:table-cell office:value-type="string" table:style-name="ce46">
            <text:p>15~22</text:p>
          </table:table-cell>
          <table:table-cell office:value-type="string" table:content-validation-name="val2" table:style-name="ce47">
            <text:p>채한길</text:p>
          </table:table-cell>
          <table:table-cell table:number-columns-repeated="2" table:style-name="ce47"/>
          <table:table-cell office:value-type="date" office:date-value="2022-06-23T15:53:00" table:style-name="ce48">
            <text:p>22-6-23 15:53</text:p>
          </table:table-cell>
          <table:table-cell office:value-type="date" office:date-value="2022-06-23T15:54:00" table:style-name="ce48">
            <text:p>22-6-23 15:54</text:p>
          </table:table-cell>
          <table:table-cell office:value-type="time" office:time-value="PT0H1M0S" table:formula="of:=[.N214]-[.M214]" table:style-name="ce16">
            <text:p>0:01:00</text:p>
          </table:table-cell>
          <table:table-cell office:value-type="string" table:style-name="ce47">
            <text:p>KaKao &amp; Mail</text:p>
          </table:table-cell>
          <table:table-cell table:style-name="ce48"/>
          <table:table-cell office:value-type="string" table:style-name="ce49">
            <text:p>hmaph00dn029.novalocal: Uavailable by ICMP ping</text:p>
          </table:table-cell>
          <table:table-cell office:value-type="string" table:style-name="ce49">
            <text:p>Ahmed 매니저 확인결과 reboot 확인하였고, RMA 요청할 예정</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45">
            <text:p>2022.06.28</text:p>
          </table:table-cell>
          <table:table-cell office:value-type="string" table:style-name="ce46">
            <text:p>08~15</text:p>
          </table:table-cell>
          <table:table-cell office:value-type="string" table:content-validation-name="val2" table:style-name="ce47">
            <text:p>임정현</text:p>
          </table:table-cell>
          <table:table-cell table:style-name="ce47"/>
          <table:table-cell office:value-type="string" table:style-name="ce47">
            <text:p>Ahmed</text:p>
          </table:table-cell>
          <table:table-cell office:value-type="date" office:date-value="2022-06-28T09:18:00" table:style-name="ce48">
            <text:p>22-6-28 9:18</text:p>
          </table:table-cell>
          <table:table-cell office:value-type="date" office:date-value="2022-06-28T09:20:00" table:style-name="ce48">
            <text:p>22-6-28 9:20</text:p>
          </table:table-cell>
          <table:table-cell office:value-type="time" office:time-value="PT0H2M0S" table:formula="of:=[.N215]-[.M215]" table:style-name="ce16">
            <text:p>0:02:00</text:p>
          </table:table-cell>
          <table:table-cell office:value-type="string" table:style-name="ce47">
            <text:p>Kakao</text:p>
          </table:table-cell>
          <table:table-cell office:value-type="date" office:date-value="2022-06-28T09:32:00" table:style-name="ce48">
            <text:p>22-6-28 9:32</text:p>
          </table:table-cell>
          <table:table-cell office:value-type="string" table:style-name="ce49">
            <text:p>Na-KMA-BIG-PRD-SL-01,2,3,4 Flash: Disk space is critically low</text:p>
          </table:table-cell>
          <table:table-cell office:value-type="string" table:style-name="ce49">
            <text:p>오래된 EOS 파일 삭제하여 해결</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10">
            <text:p>NA</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8M1S" table:style-name="ce11">
            <text:p>0:08:01</text:p>
          </table:table-cell>
          <table:table-cell office:value-type="string" table:style-name="ce45">
            <text:p>2022.06.28</text:p>
          </table:table-cell>
          <table:table-cell office:value-type="string" table:style-name="ce46">
            <text:p>21~09</text:p>
          </table:table-cell>
          <table:table-cell office:value-type="string" table:content-validation-name="val2" table:style-name="ce47">
            <text:p>Radhika</text:p>
          </table:table-cell>
          <table:table-cell table:number-columns-repeated="2" table:style-name="ce47"/>
          <table:table-cell office:value-type="date" office:date-value="2022-06-28T23:57:01" table:style-name="ce48">
            <text:p>22-6-28 23:57</text:p>
          </table:table-cell>
          <table:table-cell office:value-type="date" office:date-value="2022-06-29T00:05:02" table:style-name="ce48">
            <text:p>22-6-29 0:05</text:p>
          </table:table-cell>
          <table:table-cell office:value-type="time" office:time-value="PT0H8M1S" table:formula="of:=[.N216]-[.M216]" table:style-name="ce16">
            <text:p>0:08:01</text:p>
          </table:table-cell>
          <table:table-cell office:value-type="string" table:style-name="ce47">
            <text:p>Messenger</text:p>
          </table:table-cell>
          <table:table-cell table:style-name="ce48"/>
          <table:table-cell office:value-type="string" table:style-name="ce49">
            <text:p>/ Disk size is over 90%: ccsnahmalmskafkap03 and / Disk size is over 90%: ccsnahmalmskafkap02</text:p>
          </table:table-cell>
          <table:table-cell office:value-type="string" table:style-name="ce49">
            <text:p>Need disk expansion</text:p>
          </table:table-cell>
          <table:table-cell office:value-type="string" table:style-name="ce49">
            <text:p>NACLOUD-1479</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19">
            <text:p>6월</text:p>
          </table:table-cell>
          <table:table-cell office:value-type="string" table:style-name="ce19">
            <text:p>RU</text:p>
          </table:table-cell>
          <table:table-cell office:value-type="string" table:style-name="ce3">
            <text:p>1센터</text:p>
          </table:table-cell>
          <table:table-cell office:value-type="string" table:style-name="ce20">
            <text:p>PRD</text:p>
          </table:table-cell>
          <table:table-cell office:value-type="string" table:style-name="ce20">
            <text:p>완료</text:p>
          </table:table-cell>
          <table:table-cell office:value-type="time" office:time-value="PT2H23M0S" table:style-name="ce11">
            <text:p>2:23:00</text:p>
          </table:table-cell>
          <table:table-cell office:value-type="string" table:style-name="ce21">
            <text:p>2022.06.06</text:p>
          </table:table-cell>
          <table:table-cell office:value-type="string" table:style-name="ce22">
            <text:p>21~09</text:p>
          </table:table-cell>
          <table:table-cell office:value-type="string" table:content-validation-name="val2" table:style-name="ce23">
            <text:p>Subramanya</text:p>
          </table:table-cell>
          <table:table-cell office:value-type="string" table:style-name="ce23">
            <text:p>Saju</text:p>
          </table:table-cell>
          <table:table-cell table:style-name="ce23"/>
          <table:table-cell office:value-type="date" office:date-value="2022-06-06T21:10:00" table:style-name="ce24">
            <text:p>22-6-6 21:10</text:p>
          </table:table-cell>
          <table:table-cell office:value-type="date" office:date-value="2022-06-06T23:33:00" table:style-name="ce24">
            <text:p>22-6-6 23:33</text:p>
          </table:table-cell>
          <table:table-cell office:value-type="time" office:time-value="PT2H23M0S" table:formula="of:=[.N217]-[.M217]" table:style-name="ce25">
            <text:p>2:23:00</text:p>
          </table:table-cell>
          <table:table-cell office:value-type="string" table:style-name="ce23">
            <text:p>Kakao</text:p>
          </table:table-cell>
          <table:table-cell table:style-name="ce24"/>
          <table:table-cell office:value-type="string" table:style-name="ce26">
            <text:p>rucloudprdcomdr101.rucloud System status is in critical state</text:p>
          </table:table-cell>
          <table:table-cell office:value-type="string" table:style-name="ce61">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62">
            <text:p>RUCLOUD-694</text:p>
          </table:table-cell>
          <table:table-cell office:value-type="string" table:content-validation-name="val1" table:style-name="ce23">
            <text:p>X</text:p>
          </table:table-cell>
          <table:table-cell table:content-validation-name="val1" table:style-name="ce23"/>
          <table:table-cell table:style-name="ce26"/>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R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18]);&quot;진행중&quot;;&quot;완료&quot;)" table:style-name="ce10">
            <text:p>완료</text:p>
          </table:table-cell>
          <table:table-cell office:value-type="time" office:time-value="PT0H1M0S" table:style-name="ce11">
            <text:p>0:01:00</text:p>
          </table:table-cell>
          <table:table-cell office:value-type="string" table:style-name="ce12">
            <text:p>2022.06.16</text:p>
          </table:table-cell>
          <table:table-cell office:value-type="string" table:style-name="ce13">
            <text:p>08~16</text:p>
          </table:table-cell>
          <table:table-cell office:value-type="string" table:content-validation-name="val2" table:style-name="ce14">
            <text:p>오창민</text:p>
          </table:table-cell>
          <table:table-cell table:style-name="ce14"/>
          <table:table-cell office:value-type="string" table:style-name="ce14">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N218]-[.M218]"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17">
            <text:p>해당 디스크 남은 사이즈가 2%까지 급감하여 담당자(김민승 책임) 유선 컨택 및 메일 공유</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RU</text:p>
          </table:table-cell>
          <table:table-cell office:value-type="string" table:style-name="ce3">
            <text:p>1센터</text:p>
          </table:table-cell>
          <table:table-cell office:value-type="string" table:style-name="ce10">
            <text:p>PRD</text:p>
          </table:table-cell>
          <table:table-cell office:value-type="string" office:string-value="완료" table:formula="of:=IF(ISBLANK([.Q219]);&quot;진행중&quot;;&quot;완료&quot;)" table:style-name="ce10">
            <text:p>완료</text:p>
          </table:table-cell>
          <table:table-cell office:value-type="time" office:time-value="PT0H1M0S" table:style-name="ce11">
            <text:p>0:01:00</text:p>
          </table:table-cell>
          <table:table-cell office:value-type="string" table:style-name="ce12">
            <text:p>2022.06.20</text:p>
          </table:table-cell>
          <table:table-cell office:value-type="string" table:style-name="ce13">
            <text:p>08~15</text:p>
          </table:table-cell>
          <table:table-cell office:value-type="string" table:content-validation-name="val2" table:style-name="ce14">
            <text:p>정종인</text:p>
          </table:table-cell>
          <table:table-cell table:number-columns-repeated="2" table:style-name="ce14"/>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N219]-[.M219]"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17">
            <text:p>Informed in kakao and 오탐으로 확인</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
            <text:p>6월</text:p>
          </table:table-cell>
          <table:table-cell office:value-type="string" table:style-name="ce3">
            <text:p>SG</text:p>
          </table:table-cell>
          <table:table-cell office:value-type="string" table:style-name="ce3">
            <text:p>1센터</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6.22</text:p>
          </table:table-cell>
          <table:table-cell office:value-type="string" table:style-name="ce13">
            <text:p>15~22</text:p>
          </table:table-cell>
          <table:table-cell office:value-type="string" table:content-validation-name="val2" table:style-name="ce14">
            <text:p>김의현</text:p>
          </table:table-cell>
          <table:table-cell table:number-columns-repeated="2" table:style-name="ce14"/>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N220]-[.M220]"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17">
            <text:p>삭제될 VM으로 메인터넌스 시간 오설정으로 발생</text:p>
          </table:table-cell>
          <table:table-cell office:value-type="string" table:style-name="ce17">
            <text:p>SGCLOUD-990</text:p>
          </table:table-cell>
          <table:table-cell table:content-validation-name="val1" table:style-name="ce14"/>
          <table:table-cell table:content-validation-name="val1" table:style-name="ce14"/>
          <table:table-cell table:style-name="ce17"/>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1</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01T09:41:00" table:style-name="ce48">
            <text:p>22-7-1 9:41</text:p>
          </table:table-cell>
          <table:table-cell office:value-type="date" office:date-value="2022-07-01T09:42:00" table:style-name="ce48">
            <text:p>22-7-1 9:42</text:p>
          </table:table-cell>
          <table:table-cell office:value-type="time" office:time-value="PT0H1M0S" table:formula="of:=[.N221]-[.M221]" table:style-name="ce64">
            <text:p>0:01:00</text:p>
          </table:table-cell>
          <table:table-cell office:value-type="string" table:style-name="ce47">
            <text:p>Kakao &amp; Email</text:p>
          </table:table-cell>
          <table:table-cell office:value-type="date" office:date-value="2022-07-01T09:50:00" table:style-name="ce65">
            <text:p>2022-07-01 09:50</text:p>
          </table:table-cell>
          <table:table-cell office:value-type="string" table:style-name="ce49">
            <text:p>/postgres_data Disk size 9.92 % capacity left : ccskrvtwintimescaledbp05</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1</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01T10:22:00" table:style-name="ce48">
            <text:p>22-7-1 10:22</text:p>
          </table:table-cell>
          <table:table-cell office:value-type="date" office:date-value="2022-07-01T10:23:00" table:style-name="ce48">
            <text:p>22-7-1 10:23</text:p>
          </table:table-cell>
          <table:table-cell office:value-type="time" office:time-value="PT0H1M0S" table:formula="of:=[.N222]-[.M222]" table:style-name="ce64">
            <text:p>0:01:00</text:p>
          </table:table-cell>
          <table:table-cell office:value-type="string" table:style-name="ce47">
            <text:p>Kakao &amp; Email</text:p>
          </table:table-cell>
          <table:table-cell office:value-type="date" office:date-value="2022-07-01T11:10:00" table:style-name="ce65">
            <text:p>2022-07-01 11:10</text:p>
          </table:table-cell>
          <table:table-cell office:value-type="string" table:style-name="ce49">
            <text:p>Disk size 9.93417 capacity left : ccskrbigtermp01.krcloud</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1</text:p>
          </table:table-cell>
          <table:table-cell office:value-type="string" table:style-name="ce46">
            <text:p>08~15</text:p>
          </table:table-cell>
          <table:table-cell office:value-type="string" table:content-validation-name="val2" table:style-name="ce47">
            <text:p>이은도</text:p>
          </table:table-cell>
          <table:table-cell table:style-name="ce47"/>
          <table:table-cell office:value-type="string" table:style-name="ce47">
            <text:p>오창민</text:p>
          </table:table-cell>
          <table:table-cell office:value-type="date" office:date-value="2022-07-01T11:08:00" table:style-name="ce48">
            <text:p>22-7-1 11:08</text:p>
          </table:table-cell>
          <table:table-cell office:value-type="date" office:date-value="2022-07-01T11:09:00" table:style-name="ce48">
            <text:p>22-7-1 11:09</text:p>
          </table:table-cell>
          <table:table-cell office:value-type="time" office:time-value="PT0H1M0S" table:formula="of:=[.N223]-[.M223]" table:style-name="ce64">
            <text:p>0:01:00</text:p>
          </table:table-cell>
          <table:table-cell office:value-type="string" table:style-name="ce47">
            <text:p>Kakao &amp; Email</text:p>
          </table:table-cell>
          <table:table-cell office:value-type="date" office:date-value="2022-07-01T11:32:00" table:style-name="ce65">
            <text:p>2022-07-01 11:32</text:p>
          </table:table-cell>
          <table:table-cell office:value-type="string" table:style-name="ce49">
            <text:p>vServer h2-prd-jenkins services are degraded: 42,25,75 pct &amp; services are down &amp; state: down(1)</text:p>
          </table:table-cell>
          <table:table-cell office:value-type="string" table:style-name="ce49">
            <text:p>담당자에게 확인요청 메일 전달 -&gt; 업그레이드 작업으로 인한 알람 발생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2</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02T11:15:00" table:style-name="ce48">
            <text:p>22-7-2 11:15</text:p>
          </table:table-cell>
          <table:table-cell office:value-type="date" office:date-value="2022-07-02T11:15:00" table:style-name="ce48">
            <text:p>22-7-2 11:15</text:p>
          </table:table-cell>
          <table:table-cell office:value-type="time" office:time-value="PT0H0M0S" table:formula="of:=[.N224]-[.M224]" table:style-name="ce64">
            <text:p>0:00:00</text:p>
          </table:table-cell>
          <table:table-cell office:value-type="string" table:style-name="ce47">
            <text:p>Kakao</text:p>
          </table:table-cell>
          <table:table-cell office:value-type="date" office:date-value="2022-07-02T11:20:00" table:style-name="ce65">
            <text:p>2022-07-02 11:20</text:p>
          </table:table-cell>
          <table:table-cell office:value-type="string" table:style-name="ce49">
            <text:p>/postgres_data disk size 9.99% capacity left : ccskrvtwintimescaledbp04</text:p>
          </table:table-cell>
          <table:table-cell office:value-type="string" table:style-name="ce49">
            <text:p>Informed vm owner and cleared the old log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2</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02T12:53:00" table:style-name="ce48">
            <text:p>22-7-2 12:53</text:p>
          </table:table-cell>
          <table:table-cell office:value-type="date" office:date-value="2022-07-02T12:54:00" table:style-name="ce48">
            <text:p>22-7-2 12:54</text:p>
          </table:table-cell>
          <table:table-cell office:value-type="time" office:time-value="PT0H1M0S" table:formula="of:=[.N225]-[.M225]" table:style-name="ce64">
            <text:p>0:01:00</text:p>
          </table:table-cell>
          <table:table-cell office:value-type="string" table:style-name="ce47">
            <text:p>Kakao</text:p>
          </table:table-cell>
          <table:table-cell table:style-name="ce65"/>
          <table:table-cell office:value-type="string" table:style-name="ce49">
            <text:p>ccskrbigtermp01 disk size 9.9% capacity left</text:p>
          </table:table-cell>
          <table:table-cell office:value-type="string" table:style-name="ce49">
            <text:p>Informed vm owner and cleared the old log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NA</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0M0S" table:style-name="ce63">
            <text:p>0:10:00</text:p>
          </table:table-cell>
          <table:table-cell office:value-type="string" table:style-name="ce45">
            <text:p>2022.07.02</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Ganesh</text:p>
          </table:table-cell>
          <table:table-cell table:style-name="ce47"/>
          <table:table-cell office:value-type="date" office:date-value="2022-07-02T16:25:00" table:style-name="ce48">
            <text:p>22-7-2 16:25</text:p>
          </table:table-cell>
          <table:table-cell office:value-type="date" office:date-value="2022-07-02T16:35:00" table:style-name="ce48">
            <text:p>22-7-2 16:35</text:p>
          </table:table-cell>
          <table:table-cell office:value-type="time" office:time-value="PT0H10M0S" table:formula="of:=[.N226]-[.M226]" table:style-name="ce64">
            <text:p>0:10:00</text:p>
          </table:table-cell>
          <table:table-cell office:value-type="string" table:style-name="ce47">
            <text:p>Kakao</text:p>
          </table:table-cell>
          <table:table-cell office:value-type="date" office:date-value="2022-07-02T19:15:00" table:style-name="ce65">
            <text:p>2022-07-02 19:15</text:p>
          </table:table-cell>
          <table:table-cell office:value-type="string" table:style-name="ce49">
            <text:p>zabbix database is not available : nabaremetal<text:s/></text:p>
          </table:table-cell>
          <table:table-cell office:value-type="string" table:style-name="ce49">
            <text:p>Restarted the server issue resolved.</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EU</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2</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Ganesh</text:p>
          </table:table-cell>
          <table:table-cell table:style-name="ce47"/>
          <table:table-cell office:value-type="date" office:date-value="2022-07-02T19:01:00" table:style-name="ce48">
            <text:p>22-7-2 19:01</text:p>
          </table:table-cell>
          <table:table-cell office:value-type="date" office:date-value="2022-07-02T19:01:00" table:style-name="ce48">
            <text:p>22-7-2 19:01</text:p>
          </table:table-cell>
          <table:table-cell office:value-type="time" office:time-value="PT0H0M0S" table:formula="of:=[.N227]-[.M227]" table:style-name="ce64">
            <text:p>0:00:00</text:p>
          </table:table-cell>
          <table:table-cell office:value-type="string" table:style-name="ce47">
            <text:p>kakao</text:p>
          </table:table-cell>
          <table:table-cell table:style-name="ce65"/>
          <table:table-cell office:value-type="string" table:style-name="ce49">
            <text:p>EUFW failover<text:s/></text:p>
          </table:table-cell>
          <table:table-cell table:number-columns-repeated="2"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EU</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4</text:p>
          </table:table-cell>
          <table:table-cell office:value-type="string" table:style-name="ce46">
            <text:p>08~15</text:p>
          </table:table-cell>
          <table:table-cell office:value-type="string" table:content-validation-name="val2" table:style-name="ce47">
            <text:p>심명보</text:p>
          </table:table-cell>
          <table:table-cell table:style-name="ce47"/>
          <table:table-cell office:value-type="string" table:style-name="ce47">
            <text:p>이시형</text:p>
          </table:table-cell>
          <table:table-cell office:value-type="date" office:date-value="2022-07-04T08:32:00" table:style-name="ce48">
            <text:p>22-7-4 8:32</text:p>
          </table:table-cell>
          <table:table-cell office:value-type="date" office:date-value="2022-07-04T08:33:00" table:style-name="ce48">
            <text:p>22-7-4 8:33</text:p>
          </table:table-cell>
          <table:table-cell office:value-type="time" office:time-value="PT0H1M0S" table:formula="of:=[.N228]-[.M228]" table:style-name="ce64">
            <text:p>0:01:00</text:p>
          </table:table-cell>
          <table:table-cell office:value-type="string" table:style-name="ce47">
            <text:p>Kakao &amp; Email</text:p>
          </table:table-cell>
          <table:table-cell office:value-type="date" office:date-value="2022-07-04T08:34:00" table:style-name="ce65">
            <text:p>2022-07-04 08:34</text:p>
          </table:table-cell>
          <table:table-cell office:value-type="string" table:style-name="ce49">
            <text:p>EUFW standy reboot</text:p>
          </table:table-cell>
          <table:table-cell office:value-type="string" table:style-name="ce49">
            <text:p>지난주 금요일에도 발생 하였으며, 벤더 RAM 진행 중입니다.</text:p>
          </table:table-cell>
          <table:table-cell table:style-name="ce49"/>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04</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4T08:50:00" table:style-name="ce48">
            <text:p>22-7-4 8:50</text:p>
          </table:table-cell>
          <table:table-cell office:value-type="date" office:date-value="2022-07-04T08:53:00" table:style-name="ce48">
            <text:p>22-7-4 8:53</text:p>
          </table:table-cell>
          <table:table-cell office:value-type="time" office:time-value="PT0H3M0S" table:formula="of:=[.N229]-[.M229]" table:style-name="ce64">
            <text:p>0:03:00</text:p>
          </table:table-cell>
          <table:table-cell office:value-type="string" table:style-name="ce47">
            <text:p>KaKao, M+</text:p>
          </table:table-cell>
          <table:table-cell office:value-type="date" office:date-value="2022-07-04T09:52:00" table:style-name="ce65">
            <text:p>2022-07-04 09:52</text:p>
          </table:table-cell>
          <table:table-cell office:value-type="string" table:style-name="ce49">
            <text:p>[Alertin] Gitlab Webservice alert [Service Down]</text:p>
          </table:table-cell>
          <table:table-cell office:value-type="string" table:style-name="ce49">
            <text:p>03번 워커 노드 메모리 사용량 알람 발생으로 담당자 확인 후 서버 리부팅 및 서비스 재기동 후 알람 해제</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4</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4T09:40:00" table:style-name="ce48">
            <text:p>22-7-4 9:40</text:p>
          </table:table-cell>
          <table:table-cell office:value-type="date" office:date-value="2022-07-04T09:41:00" table:style-name="ce48">
            <text:p>22-7-4 9:41</text:p>
          </table:table-cell>
          <table:table-cell office:value-type="time" office:time-value="PT0H1M0S" table:formula="of:=[.N230]-[.M230]" table:style-name="ce64">
            <text:p>0:01:00</text:p>
          </table:table-cell>
          <table:table-cell office:value-type="string" table:style-name="ce47">
            <text:p>KaKao, M+</text:p>
          </table:table-cell>
          <table:table-cell office:value-type="date" office:date-value="2022-07-04T10:31:00" table:style-name="ce65">
            <text:p>2022-07-04 10:31</text:p>
          </table:table-cell>
          <table:table-cell office:value-type="string" table:style-name="ce49">
            <text:p>Problem: vServer h2-prd-vault services are down</text:p>
          </table:table-cell>
          <table:table-cell office:value-type="string" table:style-name="ce49">
            <text:p>h2-prd-vault 멤버 단 서비스 다운 확인, 담당자(박상선 책임) 확인 요청 시 무시 해도 된다고 전달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4</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4T12:48:00" table:style-name="ce48">
            <text:p>22-7-4 12:48</text:p>
          </table:table-cell>
          <table:table-cell office:value-type="date" office:date-value="2022-07-04T12:48:00" table:style-name="ce48">
            <text:p>22-7-4 12:48</text:p>
          </table:table-cell>
          <table:table-cell office:value-type="time" office:time-value="PT0H0M0S" table:formula="of:=[.N231]-[.M231]" table:style-name="ce64">
            <text:p>0:00:00</text:p>
          </table:table-cell>
          <table:table-cell office:value-type="string" table:style-name="ce47">
            <text:p>Kakao &amp; Email</text:p>
          </table:table-cell>
          <table:table-cell office:value-type="date" office:date-value="2022-07-04T12:48:00" table:style-name="ce65">
            <text:p>2022-07-04 12:48</text:p>
          </table:table-cell>
          <table:table-cell office:value-type="string" table:style-name="ce49">
            <text:p>2center-BM CS_LB_PRD_EXTRA_Servicehub_INNER service are degraded 95 pct</text:p>
          </table:table-cell>
          <table:table-cell office:value-type="string" table:style-name="ce49">
            <text:p>특정 서버 서비스 다운 순단 발생, 담당자 알람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2">
            <text:p>NA</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4</text:p>
          </table:table-cell>
          <table:table-cell office:value-type="string" table:style-name="ce46">
            <text:p>08~15</text:p>
          </table:table-cell>
          <table:table-cell office:value-type="string" table:content-validation-name="val2" table:style-name="ce47">
            <text:p>심명보</text:p>
          </table:table-cell>
          <table:table-cell table:style-name="ce47"/>
          <table:table-cell office:value-type="string" table:style-name="ce47">
            <text:p>Ahmed</text:p>
          </table:table-cell>
          <table:table-cell office:value-type="date" office:date-value="2022-07-04T14:22:00" table:style-name="ce48">
            <text:p>22-7-4 14:22</text:p>
          </table:table-cell>
          <table:table-cell office:value-type="date" office:date-value="2022-07-04T14:23:00" table:style-name="ce48">
            <text:p>22-7-4 14:23</text:p>
          </table:table-cell>
          <table:table-cell office:value-type="time" office:time-value="PT0H1M0S" table:formula="of:=[.N232]-[.M232]" table:style-name="ce64">
            <text:p>0:01:00</text:p>
          </table:table-cell>
          <table:table-cell office:value-type="string" table:style-name="ce47">
            <text:p>kakao</text:p>
          </table:table-cell>
          <table:table-cell office:value-type="date" office:date-value="2022-07-04T14:36:00" table:style-name="ce65">
            <text:p>2022-07-04 14:36</text:p>
          </table:table-cell>
          <table:table-cell office:value-type="string" table:style-name="ce49">
            <text:p>Problem: kmaph00dn005 : Unavailable by ICMP ping</text:p>
          </table:table-cell>
          <table:table-cell office:value-type="string" table:style-name="ce59">
            <text:p>북미 빅데이터 서버 서버 리부팅 발생 후 서버 정상 확인</text:p>
            <text:p>추가로 Uncorrectable ECC Memory Error 확인하여 Ticket 생성함</text:p>
          </table:table-cell>
          <table:table-cell office:value-type="string" table:style-name="ce49">
            <text:p>NACLOUD-1485</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04</text:p>
          </table:table-cell>
          <table:table-cell office:value-type="string" table:style-name="ce46">
            <text:p>15~22</text:p>
          </table:table-cell>
          <table:table-cell office:value-type="string" table:content-validation-name="val2" table:style-name="ce47">
            <text:p>정진호</text:p>
          </table:table-cell>
          <table:table-cell table:number-columns-repeated="2" table:style-name="ce47"/>
          <table:table-cell office:value-type="date" office:date-value="2022-07-04T15:46:00" table:style-name="ce48">
            <text:p>22-7-4 15:46</text:p>
          </table:table-cell>
          <table:table-cell office:value-type="date" office:date-value="2022-07-04T15:48:00" table:style-name="ce48">
            <text:p>22-7-4 15:48</text:p>
          </table:table-cell>
          <table:table-cell office:value-type="time" office:time-value="PT0H2M0S" table:formula="of:=[.N233]-[.M233]" table:style-name="ce64">
            <text:p>0:02:00</text:p>
          </table:table-cell>
          <table:table-cell office:value-type="string" table:style-name="ce47">
            <text:p>kakao</text:p>
          </table:table-cell>
          <table:table-cell office:value-type="date" office:date-value="2022-07-04T15:47:00" table:style-name="ce65">
            <text:p>2022-07-04 15:47</text:p>
          </table:table-cell>
          <table:table-cell office:value-type="string" table:style-name="ce49">
            <text:p>Problem name: High memory utilization (&gt;90% for 5m) Host: paas-prd-rancher01.kr.hcloud.h53.</text:p>
          </table:table-cell>
          <table:table-cell office:value-type="string" table:style-name="ce49">
            <text:p>메모리 사용률 일시적 증가 후 1분 내 해소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NA</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4</text:p>
          </table:table-cell>
          <table:table-cell office:value-type="string" table:style-name="ce46">
            <text:p>15~22</text:p>
          </table:table-cell>
          <table:table-cell office:value-type="string" table:content-validation-name="val2" table:style-name="ce47">
            <text:p>정진호</text:p>
          </table:table-cell>
          <table:table-cell table:style-name="ce47"/>
          <table:table-cell office:value-type="string" table:style-name="ce47">
            <text:p>김의현</text:p>
          </table:table-cell>
          <table:table-cell office:value-type="date" office:date-value="2022-07-04T16:02:00" table:style-name="ce48">
            <text:p>22-7-4 16:02</text:p>
          </table:table-cell>
          <table:table-cell office:value-type="date" office:date-value="2022-07-04T16:03:00" table:style-name="ce48">
            <text:p>22-7-4 16:03</text:p>
          </table:table-cell>
          <table:table-cell office:value-type="time" office:time-value="PT0H1M0S" table:formula="of:=[.N234]-[.M234]" table:style-name="ce64">
            <text:p>0:01:00</text:p>
          </table:table-cell>
          <table:table-cell office:value-type="string" table:style-name="ce47">
            <text:p>kakao</text:p>
          </table:table-cell>
          <table:table-cell office:value-type="date" office:date-value="2022-07-04T16:05:00" table:style-name="ce65">
            <text:p>2022-07-04 16:05</text:p>
          </table:table-cell>
          <table:table-cell office:value-type="string" table:style-name="ce49">
            <text:p>Problem name: MySQL: Service is down Host: ccnarmonitorp01.nacloud</text:p>
          </table:table-cell>
          <table:table-cell office:value-type="string" table:style-name="ce49">
            <text:p>COC 작업으로 인한 재기동</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EU</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04</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Ram &amp; Anand</text:p>
          </table:table-cell>
          <table:table-cell table:style-name="ce47"/>
          <table:table-cell office:value-type="date" office:date-value="2022-07-04T23:46:00" table:style-name="ce48">
            <text:p>22-7-4 23:46</text:p>
          </table:table-cell>
          <table:table-cell office:value-type="date" office:date-value="2022-07-04T23:48:00" table:style-name="ce48">
            <text:p>22-7-4 23:48</text:p>
          </table:table-cell>
          <table:table-cell office:value-type="time" office:time-value="PT0H2M0S" table:formula="of:=[.N235]-[.M235]" table:style-name="ce64">
            <text:p>0:02:00</text:p>
          </table:table-cell>
          <table:table-cell office:value-type="string" table:style-name="ce47">
            <text:p>Kakao &amp; Email</text:p>
          </table:table-cell>
          <table:table-cell office:value-type="date" office:date-value="2022-07-05T01:22:00" table:style-name="ce65">
            <text:p>2022-07-05 01:22</text:p>
          </table:table-cell>
          <table:table-cell office:value-type="string" table:style-name="ce49">
            <text:p><text:s/>EUTMS-FW-A #1: High CPU utilization (over 90% for 5m)</text:p>
          </table:table-cell>
          <table:table-cell office:value-type="string" table:style-name="ce49">
            <text:p>By 01:22 AM it came to normal, load got decreased</text:p>
          </table:table-cell>
          <table:table-cell table:style-name="ce49"/>
          <table:table-cell office:value-type="string" table:content-validation-name="val1" table:style-name="ce47">
            <text:p>O</text:p>
          </table:table-cell>
          <table:table-cell table:content-validation-name="val1" table:style-name="ce47"/>
          <table:table-cell office:value-type="string" table:style-name="ce49">
            <text:p>Known issue</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NA</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45M0S" table:style-name="ce63">
            <text:p>0:45:00</text:p>
          </table:table-cell>
          <table:table-cell office:value-type="string" table:style-name="ce45">
            <text:p>2022.07.04</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Saju</text:p>
          </table:table-cell>
          <table:table-cell table:style-name="ce47"/>
          <table:table-cell office:value-type="date" office:date-value="2022-07-05T07:25:00" table:style-name="ce48">
            <text:p>22-7-5 7:25</text:p>
          </table:table-cell>
          <table:table-cell office:value-type="date" office:date-value="2022-07-05T08:10:00" table:style-name="ce48">
            <text:p>22-7-5 8:10</text:p>
          </table:table-cell>
          <table:table-cell office:value-type="time" office:time-value="PT0H45M0S" table:formula="of:=[.N236]-[.M236]" table:style-name="ce64">
            <text:p>0:45:00</text:p>
          </table:table-cell>
          <table:table-cell office:value-type="string" table:style-name="ce47">
            <text:p>Mail</text:p>
          </table:table-cell>
          <table:table-cell table:style-name="ce65"/>
          <table:table-cell office:value-type="string" table:style-name="ce49">
            <text:p>ccsnahaccvcrmissp01/02 /Data <text:s/>90% filled</text:p>
          </table:table-cell>
          <table:table-cell office:value-type="string" table:style-name="ce49">
            <text:p>There is cronjob to clear the space and we have sent mail to the owner to look into it</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NA</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05</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5T15:12:00" table:style-name="ce48">
            <text:p>22-7-5 15:12</text:p>
          </table:table-cell>
          <table:table-cell office:value-type="date" office:date-value="2022-07-05T15:14:00" table:style-name="ce48">
            <text:p>22-7-5 15:14</text:p>
          </table:table-cell>
          <table:table-cell office:value-type="time" office:time-value="PT0H2M0S" table:formula="of:=[.N237]-[.M237]" table:style-name="ce64">
            <text:p>0:02:00</text:p>
          </table:table-cell>
          <table:table-cell office:value-type="string" table:style-name="ce47">
            <text:p>Kakao &amp; Email</text:p>
          </table:table-cell>
          <table:table-cell table:style-name="ce65"/>
          <table:table-cell office:value-type="string" table:style-name="ce49">
            <text:p>Interface Ethernet12(kmaph00dn003_n0p0): High bandwidth usage &gt;90%</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5</text:p>
          </table:table-cell>
          <table:table-cell office:value-type="string" table:style-name="ce46">
            <text:p>15~22</text:p>
          </table:table-cell>
          <table:table-cell office:value-type="string" table:content-validation-name="val2" table:style-name="ce47">
            <text:p>정진호</text:p>
          </table:table-cell>
          <table:table-cell table:style-name="ce47"/>
          <table:table-cell office:value-type="string" table:style-name="ce47">
            <text:p>심명보</text:p>
          </table:table-cell>
          <table:table-cell office:value-type="date" office:date-value="2022-07-05T15:54:00" table:style-name="ce48">
            <text:p>22-7-5 15:54</text:p>
          </table:table-cell>
          <table:table-cell office:value-type="date" office:date-value="2022-07-05T15:55:00" table:style-name="ce48">
            <text:p>22-7-5 15:55</text:p>
          </table:table-cell>
          <table:table-cell office:value-type="time" office:time-value="PT0H1M0S" table:formula="of:=[.N238]-[.M238]" table:style-name="ce64">
            <text:p>0:01:00</text:p>
          </table:table-cell>
          <table:table-cell office:value-type="string" table:style-name="ce47">
            <text:p>Kakao</text:p>
          </table:table-cell>
          <table:table-cell office:value-type="date" office:date-value="2022-07-05T16:04:00" table:style-name="ce65">
            <text:p>2022-07-05 16:04</text:p>
          </table:table-cell>
          <table:table-cell office:value-type="string" table:style-name="ce49">
            <text:p>Problem name: rabbitmq RSS Memory Host: krcloudprdctrl02</text:p>
          </table:table-cell>
          <table:table-cell office:value-type="string" table:style-name="ce49">
            <text:p>컨트롤러에서 RabbitMQ 순차재기동하여 해소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KR</text:p>
          </table:table-cell>
          <table:table-cell office:value-type="string" table:style-name="ce2">
            <text:p>2센터</text:p>
          </table:table-cell>
          <table:table-cell office:value-type="string" table:style-name="ce2">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5</text:p>
          </table:table-cell>
          <table:table-cell office:value-type="string" table:style-name="ce46">
            <text:p>15~22</text:p>
          </table:table-cell>
          <table:table-cell office:value-type="string" table:content-validation-name="val2" table:style-name="ce47">
            <text:p>정진호</text:p>
          </table:table-cell>
          <table:table-cell table:number-columns-repeated="2" table:style-name="ce47"/>
          <table:table-cell office:value-type="date" office:date-value="2022-07-05T16:00:00" table:style-name="ce48">
            <text:p>22-7-5 16:00</text:p>
          </table:table-cell>
          <table:table-cell office:value-type="date" office:date-value="2022-07-05T16:00:00" table:style-name="ce48">
            <text:p>22-7-5 16:00</text:p>
          </table:table-cell>
          <table:table-cell office:value-type="time" office:time-value="PT0H0M0S" table:formula="of:=[.N239]-[.M239]" table:style-name="ce64">
            <text:p>0:00:00</text:p>
          </table:table-cell>
          <table:table-cell office:value-type="string" table:style-name="ce47">
            <text:p>-</text:p>
          </table:table-cell>
          <table:table-cell office:value-type="date" office:date-value="2022-07-05T16:10:00" table:style-name="ce65">
            <text:p>2022-07-05 16:10</text:p>
          </table:table-cell>
          <table:table-cell office:value-type="string" table:style-name="ce49">
            <text:p>Problem name: openstack status (just check do not notify) Host: cloud-admin-deploy01.kr.hcloud.h53.</text:p>
          </table:table-cell>
          <table:table-cell office:value-type="string" table:style-name="ce49">
            <text:p>이근호 매니저님이 테스트중인 트리거이므로 무시요청 받음</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SG</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5</text:p>
          </table:table-cell>
          <table:table-cell office:value-type="string" table:style-name="ce46">
            <text:p>15~22</text:p>
          </table:table-cell>
          <table:table-cell office:value-type="string" table:content-validation-name="val2" table:style-name="ce47">
            <text:p>정진호</text:p>
          </table:table-cell>
          <table:table-cell table:style-name="ce47"/>
          <table:table-cell office:value-type="string" table:style-name="ce47">
            <text:p>Ahmed</text:p>
          </table:table-cell>
          <table:table-cell office:value-type="date" office:date-value="2022-07-05T17:22:00" table:style-name="ce48">
            <text:p>22-7-5 17:22</text:p>
          </table:table-cell>
          <table:table-cell office:value-type="date" office:date-value="2022-07-05T17:23:00" table:style-name="ce48">
            <text:p>22-7-5 17:23</text:p>
          </table:table-cell>
          <table:table-cell office:value-type="time" office:time-value="PT0H1M0S" table:formula="of:=[.N240]-[.M240]" table:style-name="ce64">
            <text:p>0:01:00</text:p>
          </table:table-cell>
          <table:table-cell office:value-type="string" table:style-name="ce47">
            <text:p>Kakao &amp; Email &amp; Call</text:p>
          </table:table-cell>
          <table:table-cell office:value-type="string" table:style-name="ce65">
            <text:p>-</text:p>
          </table:table-cell>
          <table:table-cell office:value-type="string" table:style-name="ce59">
            <text:p>Problem name: Network Port [e0M] Link Status Host: sg-prd-storage-n-0202</text:p>
          </table:table-cell>
          <table:table-cell office:value-type="string" table:style-name="ce59">
            <text:p>SG 넷앱 0202노드 3,4번 슬롯에 새 스토리지 장비가 추가되어 있는 것으로 확인됨, 새 장비에서 알람발생,</text:p>
            <text:p>COC에 공유된 내용 없음, SG 책임자 정경학 책임님 컨텍시도하였으나 메신저 오프라인/개인번호 없음/</text:p>
            <text:p>컨플에 기재된 SG NOC 전화번호로 연락하였으나 본인들은 SG NOC가 아니라고 하며 다른 번호를 알려줌</text:p>
            <text:p>-&gt; 새로 알려준 번호로 통화 시도하였으나 없는 번호라고 나옴,<text:s/></text:p>
            <text:p>기존 장비에는 이상이 없어 정경학 책임님께 메일 발송하고 명일 재확인하는 것으로 마무리함</text:p>
          </table:table-cell>
          <table:table-cell table:style-name="ce49"/>
          <table:table-cell office:value-type="string" table:content-validation-name="val1" table:style-name="ce47">
            <text:p>X</text:p>
          </table:table-cell>
          <table:table-cell office:value-type="string" table:content-validation-name="val1" table:style-name="ce47">
            <text:p>O</text:p>
          </table:table-cell>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2">
            <text:p>CN</text:p>
          </table:table-cell>
          <table:table-cell office:value-type="string" table:style-name="ce2">
            <text:p>1센터</text:p>
          </table:table-cell>
          <table:table-cell office:value-type="string" table:style-name="ce2">
            <text:p>PRD</text:p>
          </table:table-cell>
          <table:table-cell office:value-type="string" table:style-name="ce39">
            <text:p>완료</text:p>
          </table:table-cell>
          <table:table-cell office:value-type="time" office:time-value="PT0H35M0S" table:style-name="ce63">
            <text:p>0:35:00</text:p>
          </table:table-cell>
          <table:table-cell office:value-type="string" table:style-name="ce45">
            <text:p>2022.07.05</text:p>
          </table:table-cell>
          <table:table-cell office:value-type="string" table:style-name="ce46">
            <text:p>22~09</text:p>
          </table:table-cell>
          <table:table-cell office:value-type="string" table:content-validation-name="val2" table:style-name="ce47">
            <text:p>Radhika</text:p>
          </table:table-cell>
          <table:table-cell table:number-columns-repeated="2" table:style-name="ce47"/>
          <table:table-cell office:value-type="date" office:date-value="2022-07-06T02:24:00" table:style-name="ce48">
            <text:p>22-7-6 2:24</text:p>
          </table:table-cell>
          <table:table-cell office:value-type="date" office:date-value="2022-07-06T02:59:00" table:style-name="ce48">
            <text:p>22-7-6 2:59</text:p>
          </table:table-cell>
          <table:table-cell office:value-type="time" office:time-value="PT0H35M0S" table:formula="of:=[.N241]-[.M241]" table:style-name="ce64">
            <text:p>0:35:00</text:p>
          </table:table-cell>
          <table:table-cell office:value-type="string" table:style-name="ce47">
            <text:p>Kakao</text:p>
          </table:table-cell>
          <table:table-cell table:style-name="ce65"/>
          <table:table-cell office:value-type="string" table:style-name="ce49">
            <text:p>System status is in warning state : cncloudprdComdR102</text:p>
          </table:table-cell>
          <table:table-cell office:value-type="string" table:style-name="ce49">
            <text:p>Correctable memory errors detected for DIMM_B3.</text:p>
          </table:table-cell>
          <table:table-cell office:value-type="string" table:style-name="ce49">
            <text:p>CNCLOUD-2133</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39"/>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08:59:00" table:style-name="ce48">
            <text:p>22-7-6 8:59</text:p>
          </table:table-cell>
          <table:table-cell office:value-type="date" office:date-value="2022-07-06T09:00:00" table:style-name="ce48">
            <text:p>22-7-6 9:00</text:p>
          </table:table-cell>
          <table:table-cell office:value-type="time" office:time-value="PT0H1M0S" table:formula="of:=[.N242]-[.M242]" table:style-name="ce64">
            <text:p>0:01:00</text:p>
          </table:table-cell>
          <table:table-cell office:value-type="string" table:style-name="ce47">
            <text:p>Kakao &amp; Email</text:p>
          </table:table-cell>
          <table:table-cell table:style-name="ce65"/>
          <table:table-cell office:value-type="string" table:style-name="ce49">
            <text:p>/postgres_data disk size 9.89 % capacity left : ccskrvtwintimescaledbp04</text:p>
          </table:table-cell>
          <table:table-cell office:value-type="string" table:style-name="ce49">
            <text:p>담당자에게 확인 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09:21:00" table:style-name="ce48">
            <text:p>22-7-6 9:21</text:p>
          </table:table-cell>
          <table:table-cell office:value-type="date" office:date-value="2022-07-06T09:22:00" table:style-name="ce48">
            <text:p>22-7-6 9:22</text:p>
          </table:table-cell>
          <table:table-cell office:value-type="time" office:time-value="PT0H1M0S" table:formula="of:=[.N243]-[.M243]" table:style-name="ce64">
            <text:p>0:01:00</text:p>
          </table:table-cell>
          <table:table-cell office:value-type="string" table:style-name="ce47">
            <text:p>Kakao &amp; Email</text:p>
          </table:table-cell>
          <table:table-cell table:style-name="ce65"/>
          <table:table-cell office:value-type="string" table:style-name="ce49">
            <text:p>/postgres_data disk size 9.89 % capacity left : ccskrvtwintimescaledbp02</text:p>
          </table:table-cell>
          <table:table-cell office:value-type="string" table:style-name="ce49">
            <text:p>담당자에게 확인 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31M0S" table:style-name="ce63">
            <text:p>0:31: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0:14:00" table:style-name="ce48">
            <text:p>22-7-6 10:14</text:p>
          </table:table-cell>
          <table:table-cell office:value-type="date" office:date-value="2022-07-06T10:45:00" table:style-name="ce48">
            <text:p>22-7-6 10:45</text:p>
          </table:table-cell>
          <table:table-cell office:value-type="time" office:time-value="PT0H31M0S" table:formula="of:=[.N244]-[.M244]" table:style-name="ce64">
            <text:p>0:31:00</text:p>
          </table:table-cell>
          <table:table-cell office:value-type="string" table:style-name="ce47">
            <text:p>KaKao, M+</text:p>
          </table:table-cell>
          <table:table-cell table:style-name="ce65"/>
          <table:table-cell office:value-type="string" table:style-name="ce49">
            <text:p>Problem: vServer bastion state: down</text:p>
          </table:table-cell>
          <table:table-cell office:value-type="string" table:style-name="ce49">
            <text:p>담당자 확인 결과 미사용 LB 삭제 진행 완료</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1M0S" table:style-name="ce63">
            <text:p>0:21: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1:14:00" table:style-name="ce48">
            <text:p>22-7-6 11:14</text:p>
          </table:table-cell>
          <table:table-cell office:value-type="date" office:date-value="2022-07-06T11:35:00" table:style-name="ce48">
            <text:p>22-7-6 11:35</text:p>
          </table:table-cell>
          <table:table-cell office:value-type="time" office:time-value="PT0H21M0S" table:formula="of:=[.N245]-[.M245]" table:style-name="ce64">
            <text:p>0:21:00</text:p>
          </table:table-cell>
          <table:table-cell office:value-type="string" table:style-name="ce47">
            <text:p>Kakao</text:p>
          </table:table-cell>
          <table:table-cell table:style-name="ce65"/>
          <table:table-cell office:value-type="string" table:style-name="ce49">
            <text:p>Problem: ccskrccspgismondbp01, 02 : ping failed</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2:47:00" table:style-name="ce48">
            <text:p>22-7-6 12:47</text:p>
          </table:table-cell>
          <table:table-cell office:value-type="date" office:date-value="2022-07-06T12:50:00" table:style-name="ce48">
            <text:p>22-7-6 12:50</text:p>
          </table:table-cell>
          <table:table-cell office:value-type="time" office:time-value="PT0H3M0S" table:formula="of:=[.N246]-[.M246]" table:style-name="ce64">
            <text:p>0:03:00</text:p>
          </table:table-cell>
          <table:table-cell office:value-type="string" table:style-name="ce47">
            <text:p>Kakao</text:p>
          </table:table-cell>
          <table:table-cell table:style-name="ce65"/>
          <table:table-cell office:value-type="string" table:style-name="ce49">
            <text:p>Problem: Network Port [e0M] Link Status</text:p>
          </table:table-cell>
          <table:table-cell office:value-type="string" table:style-name="ce49">
            <text:p>netapp 스토리지 증설 관련 알람 발생</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4:25:00" table:style-name="ce48">
            <text:p>22-7-6 14:25</text:p>
          </table:table-cell>
          <table:table-cell office:value-type="date" office:date-value="2022-07-06T14:26:00" table:style-name="ce48">
            <text:p>22-7-6 14:26</text:p>
          </table:table-cell>
          <table:table-cell office:value-type="time" office:time-value="PT0H1M0S" table:formula="of:=[.N247]-[.M247]" table:style-name="ce64">
            <text:p>0:01:00</text:p>
          </table:table-cell>
          <table:table-cell office:value-type="string" table:style-name="ce47">
            <text:p>Kakao &amp; Email</text:p>
          </table:table-cell>
          <table:table-cell table:style-name="ce65"/>
          <table:table-cell office:value-type="string" table:style-name="ce49">
            <text:p>/mongodb_data disk size 10 % capacity left : ccskrdtcmgdbp01.krcloud</text:p>
          </table:table-cell>
          <table:table-cell office:value-type="string" table:style-name="ce49">
            <text:p>담당자 메일 전달, 스토리지 증설 티켓 요청 확인</text:p>
          </table:table-cell>
          <table:table-cell office:value-type="string" table:style-name="ce49">
            <text:p>KRCLOUD-5164</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style-name="ce66"/>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5:05:00" table:style-name="ce48">
            <text:p>22-7-6 15:05</text:p>
          </table:table-cell>
          <table:table-cell office:value-type="date" office:date-value="2022-07-06T15:08:00" table:style-name="ce48">
            <text:p>22-7-6 15:08</text:p>
          </table:table-cell>
          <table:table-cell office:value-type="time" office:time-value="PT0H3M0S" table:formula="of:=[.N248]-[.M248]" table:style-name="ce64">
            <text:p>0:03:00</text:p>
          </table:table-cell>
          <table:table-cell office:value-type="string" table:style-name="ce47">
            <text:p>Kakao &amp; Email</text:p>
          </table:table-cell>
          <table:table-cell table:style-name="ce65"/>
          <table:table-cell office:value-type="string" table:style-name="ce49">
            <text:p>Interface Ethernet12(kmaph00dn003_n0p0): High bandwidth usage &gt;90%</text:p>
          </table:table-cell>
          <table:table-cell office:value-type="string" table:style-name="ce49">
            <text:p>담당자 에게 메일 전달 완료</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06</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06T15:50:00" table:style-name="ce48">
            <text:p>22-7-6 15:50</text:p>
          </table:table-cell>
          <table:table-cell office:value-type="date" office:date-value="2022-07-06T15:52:00" table:style-name="ce48">
            <text:p>22-7-6 15:52</text:p>
          </table:table-cell>
          <table:table-cell office:value-type="time" office:time-value="PT0H2M0S" table:formula="of:=[.N249]-[.M249]" table:style-name="ce64">
            <text:p>0:02:00</text:p>
          </table:table-cell>
          <table:table-cell office:value-type="string" table:style-name="ce47">
            <text:p>Kakao</text:p>
          </table:table-cell>
          <table:table-cell table:style-name="ce65"/>
          <table:table-cell office:value-type="string" table:style-name="ce49">
            <text:p>Problem: DB-PG ccskrvtwindbp01.krcloud : wait session/active session &gt; 75%</text:p>
          </table:table-cell>
          <table:table-cell office:value-type="string" table:style-name="ce49">
            <text:p>순담 알람 발생 확인시 resolev 됨</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6</text:p>
          </table:table-cell>
          <table:table-cell office:value-type="string" table:style-name="ce46">
            <text:p>15~22</text:p>
          </table:table-cell>
          <table:table-cell office:value-type="string" table:content-validation-name="val2" table:style-name="ce47">
            <text:p>정진호</text:p>
          </table:table-cell>
          <table:table-cell table:number-columns-repeated="2" table:style-name="ce47"/>
          <table:table-cell office:value-type="date" office:date-value="2022-07-06T17:19:00" table:style-name="ce48">
            <text:p>22-7-6 17:19</text:p>
          </table:table-cell>
          <table:table-cell office:value-type="date" office:date-value="2022-07-06T17:20:00" table:style-name="ce48">
            <text:p>22-7-6 17:20</text:p>
          </table:table-cell>
          <table:table-cell office:value-type="time" office:time-value="PT0H1M0S" table:formula="of:=[.N250]-[.M250]" table:style-name="ce64">
            <text:p>0:01:00</text:p>
          </table:table-cell>
          <table:table-cell office:value-type="string" table:style-name="ce47">
            <text:p>Kakao &amp; Email</text:p>
          </table:table-cell>
          <table:table-cell office:value-type="date" office:date-value="2022-07-06T17:20:00" table:style-name="ce65">
            <text:p>2022-07-06 17:20</text:p>
          </table:table-cell>
          <table:table-cell office:value-type="string" table:style-name="ce49">
            <text:p>Disk size 7.322677 capacity left : ccskrairspeechcip01.krcloud</text:p>
          </table:table-cell>
          <table:table-cell office:value-type="string" table:style-name="ce49">
            <text:p>담당자 에게 메일 전달, 담당자 공병준 책임연구원님이 docker data 경로를 추가디스크쪽으로 변경하여 조치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6</text:p>
          </table:table-cell>
          <table:table-cell office:value-type="string" table:style-name="ce46">
            <text:p>15~22</text:p>
          </table:table-cell>
          <table:table-cell office:value-type="string" table:content-validation-name="val2" table:style-name="ce47">
            <text:p>정진호</text:p>
          </table:table-cell>
          <table:table-cell table:number-columns-repeated="2" table:style-name="ce47"/>
          <table:table-cell office:value-type="date" office:date-value="2022-07-06T20:22:00" table:style-name="ce48">
            <text:p>22-7-6 20:22</text:p>
          </table:table-cell>
          <table:table-cell office:value-type="date" office:date-value="2022-07-06T20:23:00" table:style-name="ce48">
            <text:p>22-7-6 20:23</text:p>
          </table:table-cell>
          <table:table-cell office:value-type="time" office:time-value="PT0H1M0S" table:formula="of:=[.N251]-[.M251]" table:style-name="ce64">
            <text:p>0:01:00</text:p>
          </table:table-cell>
          <table:table-cell office:value-type="string" table:style-name="ce47">
            <text:p>Kakao</text:p>
          </table:table-cell>
          <table:table-cell office:value-type="date" office:date-value="2022-07-06T20:28:00" table:style-name="ce65">
            <text:p>2022-07-06 20:28</text:p>
          </table:table-cell>
          <table:table-cell office:value-type="string" table:style-name="ce49">
            <text:p>kmaph00dn005.pus0c01.hcloud.io: Unavailable by ICMP ping</text:p>
          </table:table-cell>
          <table:table-cell office:value-type="string" table:style-name="ce49">
            <text:p>Uncorrectable memory error 에러로 RMA 진행중인 노드임</text:p>
          </table:table-cell>
          <table:table-cell office:value-type="string" table:style-name="ce49">
            <text:p>NACLOUD-1485</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06</text:p>
          </table:table-cell>
          <table:table-cell office:value-type="string" table:style-name="ce46">
            <text:p>15~22</text:p>
          </table:table-cell>
          <table:table-cell office:value-type="string" table:content-validation-name="val2" table:style-name="ce47">
            <text:p>정진호</text:p>
          </table:table-cell>
          <table:table-cell table:number-columns-repeated="2" table:style-name="ce47"/>
          <table:table-cell office:value-type="date" office:date-value="2022-07-06T20:28:00" table:style-name="ce48">
            <text:p>22-7-6 20:28</text:p>
          </table:table-cell>
          <table:table-cell office:value-type="date" office:date-value="2022-07-06T20:30:00" table:style-name="ce48">
            <text:p>22-7-6 20:30</text:p>
          </table:table-cell>
          <table:table-cell office:value-type="time" office:time-value="PT0H2M0S" table:formula="of:=[.N252]-[.M252]" table:style-name="ce64">
            <text:p>0:02:00</text:p>
          </table:table-cell>
          <table:table-cell office:value-type="string" table:style-name="ce47">
            <text:p>Kakao</text:p>
          </table:table-cell>
          <table:table-cell office:value-type="date" office:date-value="2022-07-06T20:36:00" table:style-name="ce65">
            <text:p>2022-07-06 20:36</text:p>
          </table:table-cell>
          <table:table-cell office:value-type="string" table:style-name="ce49">
            <text:p>kmaph00dn005.pus0c01.hcloud.io has just been restarted</text:p>
          </table:table-cell>
          <table:table-cell office:value-type="string" table:style-name="ce49">
            <text:p>Uncorrectable memory error 에러로 지속적인 재부팅 발생중, <text:s/>RMA 진행중</text:p>
          </table:table-cell>
          <table:table-cell office:value-type="string" table:style-name="ce49">
            <text:p>NACLOUD-1485</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6</text:p>
          </table:table-cell>
          <table:table-cell office:value-type="string" table:style-name="ce46">
            <text:p>21~08</text:p>
          </table:table-cell>
          <table:table-cell office:value-type="string" table:content-validation-name="val2" table:style-name="ce47">
            <text:p>Mohamed</text:p>
          </table:table-cell>
          <table:table-cell table:number-columns-repeated="2" table:style-name="ce47"/>
          <table:table-cell office:value-type="date" office:date-value="2022-07-07T03:50:00" table:style-name="ce48">
            <text:p>22-7-7 3:50</text:p>
          </table:table-cell>
          <table:table-cell office:value-type="date" office:date-value="2022-07-07T03:50:00" table:style-name="ce48">
            <text:p>22-7-7 3:50</text:p>
          </table:table-cell>
          <table:table-cell office:value-type="time" office:time-value="PT0H0M0S" table:formula="of:=[.N253]-[.M253]" table:style-name="ce64">
            <text:p>0:00:00</text:p>
          </table:table-cell>
          <table:table-cell office:value-type="string" table:style-name="ce47">
            <text:p>Kakao&amp; Email</text:p>
          </table:table-cell>
          <table:table-cell table:style-name="ce65"/>
          <table:table-cell office:value-type="string" table:style-name="ce49">
            <text:p>Disk size is over 90% ccsnakuslmsdatap07</text:p>
          </table:table-cell>
          <table:table-cell office:value-type="string" table:style-name="ce49">
            <text:p>Email has been send to VM own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6</text:p>
          </table:table-cell>
          <table:table-cell office:value-type="string" table:style-name="ce46">
            <text:p>21~08</text:p>
          </table:table-cell>
          <table:table-cell office:value-type="string" table:content-validation-name="val2" table:style-name="ce47">
            <text:p>Mohamed</text:p>
          </table:table-cell>
          <table:table-cell table:number-columns-repeated="2" table:style-name="ce47"/>
          <table:table-cell office:value-type="date" office:date-value="2022-07-07T06:59:00" table:style-name="ce48">
            <text:p>22-7-7 6:59</text:p>
          </table:table-cell>
          <table:table-cell office:value-type="date" office:date-value="2022-07-07T06:59:00" table:style-name="ce48">
            <text:p>22-7-7 6:59</text:p>
          </table:table-cell>
          <table:table-cell office:value-type="time" office:time-value="PT0H0M0S" table:formula="of:=[.N254]-[.M254]" table:style-name="ce64">
            <text:p>0:00:00</text:p>
          </table:table-cell>
          <table:table-cell office:value-type="string" table:style-name="ce47">
            <text:p>Kakao</text:p>
          </table:table-cell>
          <table:table-cell office:value-type="date" office:date-value="2022-07-07T07:00:00" table:style-name="ce65">
            <text:p>2022-07-07 07:00</text:p>
          </table:table-cell>
          <table:table-cell office:value-type="string" table:style-name="ce49">
            <text:p>ccskrotascmwasp01 cpu steal time 100%</text:p>
          </table:table-cell>
          <table:table-cell office:value-type="string" table:style-name="ce49">
            <text:p>Automatically got resolved.</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CN</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07</text:p>
          </table:table-cell>
          <table:table-cell office:value-type="string" table:style-name="ce46">
            <text:p>08~15</text:p>
          </table:table-cell>
          <table:table-cell office:value-type="string" table:content-validation-name="val2" table:style-name="ce47">
            <text:p>이후승</text:p>
          </table:table-cell>
          <table:table-cell table:number-columns-repeated="2" table:style-name="ce47"/>
          <table:table-cell office:value-type="date" office:date-value="2022-07-07T08:27:00" table:style-name="ce48">
            <text:p>22-7-7 8:27</text:p>
          </table:table-cell>
          <table:table-cell office:value-type="date" office:date-value="2022-07-07T08:28:00" table:style-name="ce48">
            <text:p>22-7-7 8:28</text:p>
          </table:table-cell>
          <table:table-cell office:value-type="time" office:time-value="PT0H1M0S" table:formula="of:=[.N255]-[.M255]" table:style-name="ce64">
            <text:p>0:01:00</text:p>
          </table:table-cell>
          <table:table-cell office:value-type="string" table:style-name="ce47">
            <text:p>Kakao &amp; Email</text:p>
          </table:table-cell>
          <table:table-cell office:value-type="date" office:date-value="2022-07-07T09:08:00" table:style-name="ce65">
            <text:p>2022-07-07 09:08</text:p>
          </table:table-cell>
          <table:table-cell office:value-type="string" table:style-name="ce49">
            <text:p>/postgres_data Disk size 9.93 % capacity left : ccskrvtwintimescaledbp04</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08~15</text:p>
          </table:table-cell>
          <table:table-cell office:value-type="string" table:content-validation-name="val2" table:style-name="ce47">
            <text:p>이후승</text:p>
          </table:table-cell>
          <table:table-cell table:number-columns-repeated="2" table:style-name="ce47"/>
          <table:table-cell office:value-type="date" office:date-value="2022-07-08T14:57:00" table:style-name="ce48">
            <text:p>22-7-8 14:57</text:p>
          </table:table-cell>
          <table:table-cell office:value-type="date" office:date-value="2022-07-08T14:57:00" table:style-name="ce48">
            <text:p>22-7-8 14:57</text:p>
          </table:table-cell>
          <table:table-cell office:value-type="time" office:time-value="PT0H0M0S" table:formula="of:=[.N256]-[.M256]" table:style-name="ce64">
            <text:p>0:00:00</text:p>
          </table:table-cell>
          <table:table-cell office:value-type="string" table:style-name="ce47">
            <text:p>Kakao &amp; Call</text:p>
          </table:table-cell>
          <table:table-cell office:value-type="date" office:date-value="2022-07-08T14:57:00" table:style-name="ce65">
            <text:p>2022-07-08 14:57</text:p>
          </table:table-cell>
          <table:table-cell office:value-type="string" table:style-name="ce49">
            <text:p>Interface Ethernet6(AWS-DX-1G-2[Equinix-Fabric)_EL02 Link down</text:p>
          </table:table-cell>
          <table:table-cell office:value-type="string" table:style-name="ce49">
            <text:p>담당자에게 유선상으로 미사용중인 포트라고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17:14:00" table:style-name="ce48">
            <text:p>22-7-8 17:14</text:p>
          </table:table-cell>
          <table:table-cell office:value-type="date" office:date-value="2022-07-08T17:14:00" table:style-name="ce48">
            <text:p>22-7-8 17:14</text:p>
          </table:table-cell>
          <table:table-cell office:value-type="time" office:time-value="PT0H0M0S" table:formula="of:=[.N257]-[.M257]" table:style-name="ce64">
            <text:p>0:00:00</text:p>
          </table:table-cell>
          <table:table-cell office:value-type="string" table:style-name="ce47">
            <text:p>Kakao</text:p>
          </table:table-cell>
          <table:table-cell office:value-type="date" office:date-value="2022-07-08T17:14:00" table:style-name="ce65">
            <text:p>2022-07-08 17:14</text:p>
          </table:table-cell>
          <table:table-cell office:value-type="string" table:style-name="ce49">
            <text:p>[Alerting] Keycloak alert [Service Down]</text:p>
          </table:table-cell>
          <table:table-cell office:value-type="string" table:style-name="ce49">
            <text:p>순단 발생 하였으며, 바로 해소 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17:56:00" table:style-name="ce48">
            <text:p>22-7-8 17:56</text:p>
          </table:table-cell>
          <table:table-cell office:value-type="date" office:date-value="2022-07-08T17:56:00" table:style-name="ce48">
            <text:p>22-7-8 17:56</text:p>
          </table:table-cell>
          <table:table-cell office:value-type="time" office:time-value="PT0H0M0S" table:formula="of:=[.N258]-[.M258]" table:style-name="ce64">
            <text:p>0:00:00</text:p>
          </table:table-cell>
          <table:table-cell office:value-type="string" table:style-name="ce47">
            <text:p>Kakao &amp; Email</text:p>
          </table:table-cell>
          <table:table-cell table:style-name="ce65"/>
          <table:table-cell office:value-type="string" table:style-name="ce49">
            <text:p>/DATA Disk size 9.98 % capacity left : ccskrsrchdbp01</text:p>
          </table:table-cell>
          <table:table-cell office:value-type="string" table:style-name="ce49">
            <text:p>담당자에게 확인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18:54:00" table:style-name="ce48">
            <text:p>22-7-8 18:54</text:p>
          </table:table-cell>
          <table:table-cell office:value-type="date" office:date-value="2022-07-08T18:54:00" table:style-name="ce48">
            <text:p>22-7-8 18:54</text:p>
          </table:table-cell>
          <table:table-cell office:value-type="time" office:time-value="PT0H0M0S" table:formula="of:=[.N259]-[.M259]" table:style-name="ce64">
            <text:p>0:00:00</text:p>
          </table:table-cell>
          <table:table-cell office:value-type="string" table:style-name="ce47">
            <text:p>Kakao</text:p>
          </table:table-cell>
          <table:table-cell office:value-type="date" office:date-value="2022-07-08T19:07:00" table:style-name="ce65">
            <text:p>2022-07-08 19:07</text:p>
          </table:table-cell>
          <table:table-cell office:value-type="string" table:style-name="ce49">
            <text:p>[PROBLEM]NATMS_INT_Router_GW Ping Fail/Average</text:p>
          </table:table-cell>
          <table:table-cell office:value-type="string" table:style-name="ce49">
            <text:p>BM 자빅스에서 바라보는 서버 IP가 달라 발생한 알람으로 서비스 영향도 X</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19:17:00" table:style-name="ce48">
            <text:p>22-7-8 19:17</text:p>
          </table:table-cell>
          <table:table-cell office:value-type="date" office:date-value="2022-07-08T19:17:00" table:style-name="ce48">
            <text:p>22-7-8 19:17</text:p>
          </table:table-cell>
          <table:table-cell office:value-type="time" office:time-value="PT0H0M0S" table:formula="of:=[.N260]-[.M260]" table:style-name="ce64">
            <text:p>0:00:00</text:p>
          </table:table-cell>
          <table:table-cell office:value-type="string" table:style-name="ce47">
            <text:p>Kakao</text:p>
          </table:table-cell>
          <table:table-cell table:style-name="ce65"/>
          <table:table-cell office:value-type="string" table:style-name="ce49">
            <text:p>/mongodb Disk size 9.97 % capacity left : ccskrdtcmgdbp03.krcloud</text:p>
          </table:table-cell>
          <table:table-cell office:value-type="string" table:style-name="ce49">
            <text:p>확인 결과 이미 디스크 증설 요청 서버로 티켓 확인</text:p>
          </table:table-cell>
          <table:table-cell office:value-type="string" table:style-name="ce49">
            <text:p>KRCLOUD-5164</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5M0S" table:style-name="ce63">
            <text:p>0:15:00</text:p>
          </table:table-cell>
          <table:table-cell office:value-type="string" table:style-name="ce45">
            <text:p>2022.07.07</text:p>
          </table:table-cell>
          <table:table-cell office:value-type="string" table:style-name="ce46">
            <text:p>15~22</text:p>
          </table:table-cell>
          <table:table-cell office:value-type="string" table:content-validation-name="val2" table:style-name="ce47">
            <text:p>임예슬</text:p>
          </table:table-cell>
          <table:table-cell table:number-columns-repeated="2" table:style-name="ce47"/>
          <table:table-cell office:value-type="date" office:date-value="2022-07-08T20:59:00" table:style-name="ce48">
            <text:p>22-7-8 20:59</text:p>
          </table:table-cell>
          <table:table-cell office:value-type="date" office:date-value="2022-07-08T21:14:00" table:style-name="ce48">
            <text:p>22-7-8 21:14</text:p>
          </table:table-cell>
          <table:table-cell office:value-type="time" office:time-value="PT0H15M0S" table:formula="of:=[.N261]-[.M261]" table:style-name="ce64">
            <text:p>0:15:00</text:p>
          </table:table-cell>
          <table:table-cell office:value-type="string" table:style-name="ce47">
            <text:p>Kakao &amp; Email &amp; Call</text:p>
          </table:table-cell>
          <table:table-cell office:value-type="date" office:date-value="2022-07-08T21:50:00" table:style-name="ce65">
            <text:p>2022-07-08 21:50</text:p>
          </table:table-cell>
          <table:table-cell office:value-type="string" table:style-name="ce49">
            <text:p>인도네시아 도메인 정책 관련 방화벽 deny 이슈 발생</text:p>
          </table:table-cell>
          <table:table-cell office:value-type="string" table:style-name="ce49">
            <text:p>담당자 souce ip 전달 받은 후 SOURCE IP -&gt; IP: untrust-guestFW(ANY), 특정PORT 정책 추가</text:p>
          </table:table-cell>
          <table:table-cell office:value-type="string" table:style-name="ce49">
            <text:p>SGCLOUD-1042</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6M0S" table:style-name="ce63">
            <text:p>0:06:00</text:p>
          </table:table-cell>
          <table:table-cell office:value-type="string" table:style-name="ce45">
            <text:p>2022.07.07</text:p>
          </table:table-cell>
          <table:table-cell office:value-type="string" table:style-name="ce46">
            <text:p>21~08</text:p>
          </table:table-cell>
          <table:table-cell office:value-type="string" table:content-validation-name="val2" table:style-name="ce47">
            <text:p>Subramanya</text:p>
          </table:table-cell>
          <table:table-cell office:value-type="string" table:style-name="ce47">
            <text:p>Ram &amp; Aslam</text:p>
          </table:table-cell>
          <table:table-cell table:style-name="ce47"/>
          <table:table-cell office:value-type="date" office:date-value="2022-07-07T23:31:00" table:style-name="ce48">
            <text:p>22-7-7 23:31</text:p>
          </table:table-cell>
          <table:table-cell office:value-type="date" office:date-value="2022-07-07T23:37:00" table:style-name="ce48">
            <text:p>22-7-7 23:37</text:p>
          </table:table-cell>
          <table:table-cell office:value-type="time" office:time-value="PT0H6M0S" table:formula="of:=[.N262]-[.M262]" table:style-name="ce64">
            <text:p>0:06:00</text:p>
          </table:table-cell>
          <table:table-cell office:value-type="string" table:style-name="ce47">
            <text:p>Kakao &amp; Email</text:p>
          </table:table-cell>
          <table:table-cell office:value-type="date" office:date-value="2022-07-08T01:12:00" table:style-name="ce65">
            <text:p>2022-07-08 01:12</text:p>
          </table:table-cell>
          <table:table-cell office:value-type="string" table:style-name="ce49">
            <text:p><text:s/>EUTMS-FW-A #1: High CPU utilization (over 90% for 5m)</text:p>
          </table:table-cell>
          <table:table-cell office:value-type="string" table:style-name="ce49">
            <text:p>By 01:22 AM it came to normal, load got decreased</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7</text:p>
          </table:table-cell>
          <table:table-cell office:value-type="string" table:style-name="ce46">
            <text:p>21~08</text:p>
          </table:table-cell>
          <table:table-cell office:value-type="string" table:content-validation-name="val2" table:style-name="ce47">
            <text:p>Subramanya</text:p>
          </table:table-cell>
          <table:table-cell office:value-type="string" table:style-name="ce47">
            <text:p>Ashok</text:p>
          </table:table-cell>
          <table:table-cell table:style-name="ce47"/>
          <table:table-cell office:value-type="date" office:date-value="2022-07-08T03:07:00" table:style-name="ce48">
            <text:p>22-7-8 3:07</text:p>
          </table:table-cell>
          <table:table-cell office:value-type="date" office:date-value="2022-07-08T03:07:00" table:style-name="ce48">
            <text:p>22-7-8 3:07</text:p>
          </table:table-cell>
          <table:table-cell office:value-type="time" office:time-value="PT0H0M0S" table:formula="of:=[.N263]-[.M263]" table:style-name="ce64">
            <text:p>0:00:00</text:p>
          </table:table-cell>
          <table:table-cell office:value-type="string" table:style-name="ce47">
            <text:p>Kakao</text:p>
          </table:table-cell>
          <table:table-cell office:value-type="date" office:date-value="2022-07-08T03:23:00" table:style-name="ce65">
            <text:p>2022-07-08 03:23</text:p>
          </table:table-cell>
          <table:table-cell office:value-type="string" table:style-name="ce49">
            <text:p>/logs Disk size 9.91 % capacity left ccskrexccsptmsproxyp02</text:p>
          </table:table-cell>
          <table:table-cell office:value-type="string" table:style-name="ce49">
            <text:p>Cron job to release the space</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8M0S" table:style-name="ce63">
            <text:p>0:08:00</text:p>
          </table:table-cell>
          <table:table-cell office:value-type="string" table:style-name="ce45">
            <text:p>2022.07.07</text:p>
          </table:table-cell>
          <table:table-cell office:value-type="string" table:style-name="ce46">
            <text:p>21~08</text:p>
          </table:table-cell>
          <table:table-cell office:value-type="string" table:content-validation-name="val2" table:style-name="ce47">
            <text:p>Subramanya</text:p>
          </table:table-cell>
          <table:table-cell office:value-type="string" table:style-name="ce47">
            <text:p>Ashok</text:p>
          </table:table-cell>
          <table:table-cell table:style-name="ce47"/>
          <table:table-cell office:value-type="date" office:date-value="2022-07-08T04:47:00" table:style-name="ce48">
            <text:p>22-7-8 4:47</text:p>
          </table:table-cell>
          <table:table-cell office:value-type="date" office:date-value="2022-07-08T04:55:00" table:style-name="ce48">
            <text:p>22-7-8 4:55</text:p>
          </table:table-cell>
          <table:table-cell office:value-type="time" office:time-value="PT0H8M0S" table:formula="of:=[.N264]-[.M264]" table:style-name="ce64">
            <text:p>0:08:00</text:p>
          </table:table-cell>
          <table:table-cell office:value-type="string" table:style-name="ce47">
            <text:p>Kakao &amp; Mail</text:p>
          </table:table-cell>
          <table:table-cell office:value-type="date" office:date-value="2022-07-08T05:02:00" table:style-name="ce65">
            <text:p>2022-07-08 05:02</text:p>
          </table:table-cell>
          <table:table-cell office:value-type="string" table:style-name="ce49">
            <text:p>Disk size is over 90% ccsnakulmsdatap07</text:p>
          </table:table-cell>
          <table:table-cell office:value-type="string" table:style-name="ce49">
            <text:p>Cron job to release the space</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8</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06:08:00" table:style-name="ce48">
            <text:p>22-7-8 6:08</text:p>
          </table:table-cell>
          <table:table-cell office:value-type="date" office:date-value="2022-07-08T06:08:00" table:style-name="ce48">
            <text:p>22-7-8 6:08</text:p>
          </table:table-cell>
          <table:table-cell office:value-type="time" office:time-value="PT0H0M0S" table:formula="of:=[.N265]-[.M265]" table:style-name="ce64">
            <text:p>0:00:00</text:p>
          </table:table-cell>
          <table:table-cell office:value-type="string" table:style-name="ce47">
            <text:p>Kakao &amp; Email</text:p>
          </table:table-cell>
          <table:table-cell table:style-name="ce65"/>
          <table:table-cell office:value-type="string" table:style-name="ce49">
            <text:p>[FIRING:1] (container_cpu_usage(%) alert USWE2 CONTAINERCPUUSWE2)</text:p>
          </table:table-cell>
          <table:table-cell office:value-type="string" table:style-name="ce49">
            <text:p>2센터 K8S 모니터링 알람 발생 확인시, 일부 모니터렁 정부 수집 불가로 담당자 확인 요청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8</text:p>
          </table:table-cell>
          <table:table-cell office:value-type="string" table:style-name="ce46">
            <text:p>15~22</text:p>
          </table:table-cell>
          <table:table-cell office:value-type="string" table:content-validation-name="val2" table:style-name="ce47">
            <text:p>심명보</text:p>
          </table:table-cell>
          <table:table-cell table:number-columns-repeated="2" table:style-name="ce47"/>
          <table:table-cell office:value-type="date" office:date-value="2022-07-08T06:22:00" table:style-name="ce48">
            <text:p>22-7-8 6:22</text:p>
          </table:table-cell>
          <table:table-cell office:value-type="date" office:date-value="2022-07-08T06:22:00" table:style-name="ce48">
            <text:p>22-7-8 6:22</text:p>
          </table:table-cell>
          <table:table-cell office:value-type="time" office:time-value="PT0H0M0S" table:formula="of:=[.N266]-[.M266]" table:style-name="ce64">
            <text:p>0:00:00</text:p>
          </table:table-cell>
          <table:table-cell office:value-type="string" table:style-name="ce47">
            <text:p>Kakao</text:p>
          </table:table-cell>
          <table:table-cell table:style-name="ce65"/>
          <table:table-cell office:value-type="string" table:style-name="ce49">
            <text:p>[Web발생] 유럽_EUCloudPrdSl-R2-B(10.115.184.241_ Eth51/1 [link down]</text:p>
          </table:table-cell>
          <table:table-cell office:value-type="string" table:style-name="ce49">
            <text:p>EUCloudPrdSl-R2-A 장비 메모리 이슈로 RMA 진행 중이며 해당 장비 리부팅 발생 7월9일 or 7월10일 교체 예정</text:p>
          </table:table-cell>
          <table:table-cell office:value-type="string" table:style-name="ce49">
            <text:p>EUCLOUD-2463</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08</text:p>
          </table:table-cell>
          <table:table-cell office:value-type="string" table:style-name="ce46">
            <text:p>15~22</text:p>
          </table:table-cell>
          <table:table-cell office:value-type="string" table:content-validation-name="val2" table:style-name="ce47">
            <text:p>임예슬</text:p>
          </table:table-cell>
          <table:table-cell table:number-columns-repeated="2" table:style-name="ce47"/>
          <table:table-cell office:value-type="date" office:date-value="2022-07-08T09:22:00" table:style-name="ce48">
            <text:p>22-7-8 9:22</text:p>
          </table:table-cell>
          <table:table-cell office:value-type="date" office:date-value="2022-07-08T09:22:00" table:style-name="ce48">
            <text:p>22-7-8 9:22</text:p>
          </table:table-cell>
          <table:table-cell office:value-type="time" office:time-value="PT0H0M0S" table:formula="of:=[.N267]-[.M267]" table:style-name="ce64">
            <text:p>0:00:00</text:p>
          </table:table-cell>
          <table:table-cell office:value-type="string" table:style-name="ce47">
            <text:p>Kakao &amp; Email &amp; Call</text:p>
          </table:table-cell>
          <table:table-cell table:style-name="ce65"/>
          <table:table-cell office:value-type="string" table:style-name="ce49">
            <text:p>EU_FW Disk alrem</text:p>
          </table:table-cell>
          <table:table-cell office:value-type="string" table:style-name="ce49">
            <text:p>EU방화벽 CPU, Disk 알람으로 벤더 엔지니어 컨택 후 추가 확인 예정</text:p>
          </table:table-cell>
          <table:table-cell office:value-type="string" table:style-name="ce49">
            <text:p>EUCLOUD-2621</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0</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0T17:51:00" table:style-name="ce48">
            <text:p>22-7-10 17:51</text:p>
          </table:table-cell>
          <table:table-cell office:value-type="date" office:date-value="2022-07-10T17:51:00" table:style-name="ce48">
            <text:p>22-7-10 17:51</text:p>
          </table:table-cell>
          <table:table-cell office:value-type="time" office:time-value="PT0H0M0S" table:formula="of:=[.N268]-[.M268]" table:style-name="ce64">
            <text:p>0:00:00</text:p>
          </table:table-cell>
          <table:table-cell office:value-type="string" table:style-name="ce47">
            <text:p>Email</text:p>
          </table:table-cell>
          <table:table-cell table:style-name="ce65"/>
          <table:table-cell office:value-type="string" table:style-name="ce49">
            <text:p>lack of available memory on server ccseuapigwp02</text:p>
          </table:table-cell>
          <table:table-cell office:value-type="string" table:style-name="ce49">
            <text:p>Issue has been resolved. Email has been send to vm own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0</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0T18:01:00" table:style-name="ce48">
            <text:p>22-7-10 18:01</text:p>
          </table:table-cell>
          <table:table-cell office:value-type="date" office:date-value="2022-07-10T18:01:00" table:style-name="ce48">
            <text:p>22-7-10 18:01</text:p>
          </table:table-cell>
          <table:table-cell office:value-type="time" office:time-value="PT0H0M0S" table:formula="of:=[.N269]-[.M269]" table:style-name="ce64">
            <text:p>0:00:00</text:p>
          </table:table-cell>
          <table:table-cell office:value-type="string" table:style-name="ce47">
            <text:p>Kakao &amp; Email</text:p>
          </table:table-cell>
          <table:table-cell table:style-name="ce65"/>
          <table:table-cell office:value-type="string" table:style-name="ce49">
            <text:p>Disk size is over 90% ccsnakmavrmofp01</text:p>
          </table:table-cell>
          <table:table-cell office:value-type="string" table:style-name="ce49">
            <text:p>Email has been send to vm own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CN</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0</text:p>
          </table:table-cell>
          <table:table-cell office:value-type="string" table:style-name="ce46">
            <text:p>21~08</text:p>
          </table:table-cell>
          <table:table-cell office:value-type="string" table:content-validation-name="val2" table:style-name="ce47">
            <text:p>Radhika</text:p>
          </table:table-cell>
          <table:table-cell office:value-type="string" table:style-name="ce47">
            <text:p>Ganesh</text:p>
          </table:table-cell>
          <table:table-cell table:style-name="ce47"/>
          <table:table-cell office:value-type="date" office:date-value="2022-07-11T05:33:00" table:style-name="ce48">
            <text:p>22-7-11 5:33</text:p>
          </table:table-cell>
          <table:table-cell office:value-type="date" office:date-value="2022-07-11T05:33:00" table:style-name="ce48">
            <text:p>22-7-11 5:33</text:p>
          </table:table-cell>
          <table:table-cell office:value-type="time" office:time-value="PT0H0M0S" table:formula="of:=[.N270]-[.M270]" table:style-name="ce64">
            <text:p>0:00:00</text:p>
          </table:table-cell>
          <table:table-cell office:value-type="string" table:style-name="ce47">
            <text:p>Kakao</text:p>
          </table:table-cell>
          <table:table-cell table:style-name="ce65"/>
          <table:table-cell office:value-type="string" table:style-name="ce49">
            <text:p>cncloudprdComdR214 host down due to memory issue</text:p>
          </table:table-cell>
          <table:table-cell office:value-type="string" table:style-name="ce49">
            <text:p>cncloudprdComdR214 host was restarted and all the vms under the host were restarted manually.<text:s/></text:p>
          </table:table-cell>
          <table:table-cell office:value-type="string" table:style-name="ce49">
            <text:p>CNCLOUD-2151</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1</text:p>
          </table:table-cell>
          <table:table-cell office:value-type="string" table:style-name="ce46">
            <text:p>08~16</text:p>
          </table:table-cell>
          <table:table-cell office:value-type="string" table:content-validation-name="val2" table:style-name="ce47">
            <text:p>오창민</text:p>
          </table:table-cell>
          <table:table-cell table:number-columns-repeated="2" table:style-name="ce47"/>
          <table:table-cell office:value-type="date" office:date-value="2022-07-11T15:11:00" table:style-name="ce48">
            <text:p>22-7-11 15:11</text:p>
          </table:table-cell>
          <table:table-cell office:value-type="date" office:date-value="2022-07-11T15:11:00" table:style-name="ce48">
            <text:p>22-7-11 15:11</text:p>
          </table:table-cell>
          <table:table-cell office:value-type="time" office:time-value="PT0H0M0S" table:formula="of:=[.N271]-[.M271]" table:style-name="ce64">
            <text:p>0:00:00</text:p>
          </table:table-cell>
          <table:table-cell office:value-type="string" table:style-name="ce47">
            <text:p>Kakao &amp; Email</text:p>
          </table:table-cell>
          <table:table-cell office:value-type="date" office:date-value="2022-07-11T15:15:00" table:style-name="ce67">
            <text:p>2022-7-11 15:15</text:p>
          </table:table-cell>
          <table:table-cell office:value-type="string" table:style-name="ce49">
            <text:p>DB-PG ccskrvtwindbp01.krcloud, wait session/active session &gt; 75%</text:p>
          </table:table-cell>
          <table:table-cell office:value-type="string" table:style-name="ce49">
            <text:p>COC DB팀 및 담당자(김용진책임) 공유</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25M0S" table:style-name="ce63">
            <text:p>0:25:00</text:p>
          </table:table-cell>
          <table:table-cell office:value-type="string" table:style-name="ce45">
            <text:p>2022.07.11</text:p>
          </table:table-cell>
          <table:table-cell office:value-type="string" table:style-name="ce46">
            <text:p>16~22</text:p>
          </table:table-cell>
          <table:table-cell office:value-type="string" table:content-validation-name="val2" table:style-name="ce47">
            <text:p>고희경</text:p>
          </table:table-cell>
          <table:table-cell table:number-columns-repeated="2" table:style-name="ce47"/>
          <table:table-cell office:value-type="date" office:date-value="2022-07-11T17:46:00" table:style-name="ce48">
            <text:p>22-7-11 17:46</text:p>
          </table:table-cell>
          <table:table-cell office:value-type="date" office:date-value="2022-07-11T18:11:00" table:style-name="ce48">
            <text:p>22-7-11 18:11</text:p>
          </table:table-cell>
          <table:table-cell office:value-type="time" office:time-value="PT0H25M0S" table:formula="of:=[.N272]-[.M272]" table:style-name="ce64">
            <text:p>0:25:00</text:p>
          </table:table-cell>
          <table:table-cell office:value-type="string" table:style-name="ce47">
            <text:p>Kakao &amp; Email</text:p>
          </table:table-cell>
          <table:table-cell table:style-name="ce65"/>
          <table:table-cell office:value-type="string" table:style-name="ce49">
            <text:p>Unavailable by ICMP ping : ccskrkc2hpexgwp04.ap-northeast-2.prd</text:p>
          </table:table-cell>
          <table:table-cell office:value-type="string" table:style-name="ce49">
            <text:p>서버 담당자가 직접 서버 삭제함</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12</text:p>
          </table:table-cell>
          <table:table-cell office:value-type="string" table:style-name="ce46">
            <text:p>08~16</text:p>
          </table:table-cell>
          <table:table-cell office:value-type="string" table:content-validation-name="val2" table:style-name="ce47">
            <text:p>오창민</text:p>
          </table:table-cell>
          <table:table-cell table:number-columns-repeated="2" table:style-name="ce47"/>
          <table:table-cell office:value-type="date" office:date-value="2022-07-12T10:54:00" table:style-name="ce48">
            <text:p>22-7-12 10:54</text:p>
          </table:table-cell>
          <table:table-cell office:value-type="date" office:date-value="2022-07-12T10:56:00" table:style-name="ce48">
            <text:p>22-7-12 10:56</text:p>
          </table:table-cell>
          <table:table-cell office:value-type="time" office:time-value="PT0H2M0S" table:formula="of:=[.N273]-[.M273]" table:style-name="ce64">
            <text:p>0:02:00</text:p>
          </table:table-cell>
          <table:table-cell office:value-type="string" table:style-name="ce47">
            <text:p>kakao</text:p>
          </table:table-cell>
          <table:table-cell office:value-type="date" office:date-value="2022-07-12T12:49:00" table:style-name="ce67">
            <text:p>2022-7-12 12:49</text:p>
          </table:table-cell>
          <table:table-cell office:value-type="string" table:style-name="ce49">
            <text:p>경로탐색 일부 서버 프로세스 다운으로 인한 서비스 장애로 LB 인입 차단 및 오픈<text:s/></text:p>
          </table:table-cell>
          <table:table-cell office:value-type="string" table:style-name="ce59">
            <text:p>장애 건으로 F5 LB 상의 일부 서버 인입 차단하였으며 일부 서버 장애 조치(경로탐색개발팀 추성호 책임) 후 인입 오픈하였음.</text:p>
          </table:table-cell>
          <table:table-cell office:value-type="string" table:style-name="ce49">
            <text:p>KRCLOUD-5204</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2</text:p>
          </table:table-cell>
          <table:table-cell office:value-type="string" table:style-name="ce46">
            <text:p>16~22</text:p>
          </table:table-cell>
          <table:table-cell office:value-type="string" table:content-validation-name="val2" table:style-name="ce47">
            <text:p>고희경</text:p>
          </table:table-cell>
          <table:table-cell table:number-columns-repeated="2" table:style-name="ce47"/>
          <table:table-cell office:value-type="date" office:date-value="2022-07-12T17:09:00" table:style-name="ce48">
            <text:p>22-7-12 17:09</text:p>
          </table:table-cell>
          <table:table-cell office:value-type="date" office:date-value="2022-07-12T17:10:00" table:style-name="ce48">
            <text:p>22-7-12 17:10</text:p>
          </table:table-cell>
          <table:table-cell office:value-type="time" office:time-value="PT0H1M0S" table:style-name="ce64">
            <text:p>0:01:00</text:p>
          </table:table-cell>
          <table:table-cell office:value-type="string" table:style-name="ce47">
            <text:p>Kakao &amp; Email</text:p>
          </table:table-cell>
          <table:table-cell table:style-name="ce65"/>
          <table:table-cell office:value-type="string" table:style-name="ce49">
            <text:p>Disk size is over 90%: hmaph01dn012.novalocal</text:p>
          </table:table-cell>
          <table:table-cell office:value-type="string" table:style-name="ce49">
            <text:p>Ashok Eda에게 메일 공유</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2</text:p>
          </table:table-cell>
          <table:table-cell office:value-type="string" table:style-name="ce46">
            <text:p>16~22</text:p>
          </table:table-cell>
          <table:table-cell office:value-type="string" table:content-validation-name="val2" table:style-name="ce47">
            <text:p>고희경</text:p>
          </table:table-cell>
          <table:table-cell table:number-columns-repeated="2" table:style-name="ce47"/>
          <table:table-cell office:value-type="date" office:date-value="2022-07-14T19:50:00" table:style-name="ce48">
            <text:p>22-7-14 19:50</text:p>
          </table:table-cell>
          <table:table-cell office:value-type="date" office:date-value="2022-07-14T19:50:00" table:style-name="ce48">
            <text:p>22-7-14 19:50</text:p>
          </table:table-cell>
          <table:table-cell office:value-type="time" office:time-value="PT0H0M0S" table:formula="of:=[.N275]-[.M275]" table:style-name="ce64">
            <text:p>0:00:00</text:p>
          </table:table-cell>
          <table:table-cell office:value-type="string" table:style-name="ce47">
            <text:p>Kakao &amp; Email</text:p>
          </table:table-cell>
          <table:table-cell table:style-name="ce65"/>
          <table:table-cell office:value-type="string" table:style-name="ce49">
            <text:p>es01.ap-northeast-2.prd.h53 /data Disk size 9.93%</text:p>
          </table:table-cell>
          <table:table-cell office:value-type="string" table:style-name="ce49">
            <text:p>박상선 책임연구원에게 메일로 공유</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9M0S" table:style-name="ce63">
            <text:p>0:09:00</text:p>
          </table:table-cell>
          <table:table-cell office:value-type="string" table:style-name="ce45">
            <text:p>2022.07.13</text:p>
          </table:table-cell>
          <table:table-cell office:value-type="string" table:style-name="ce46">
            <text:p>21~09</text:p>
          </table:table-cell>
          <table:table-cell office:value-type="string" table:content-validation-name="val2" table:style-name="ce47">
            <text:p>Radhika</text:p>
          </table:table-cell>
          <table:table-cell table:number-columns-repeated="2" table:style-name="ce47"/>
          <table:table-cell office:value-type="date" office:date-value="2022-07-13T01:16:00" table:style-name="ce48">
            <text:p>22-7-13 1:16</text:p>
          </table:table-cell>
          <table:table-cell office:value-type="date" office:date-value="2022-07-13T01:25:00" table:style-name="ce48">
            <text:p>22-7-13 1:25</text:p>
          </table:table-cell>
          <table:table-cell office:value-type="time" office:time-value="PT0H9M0S" table:formula="of:=[.N276]-[.M276]" table:style-name="ce64">
            <text:p>0:09:00</text:p>
          </table:table-cell>
          <table:table-cell office:value-type="string" table:style-name="ce47">
            <text:p>Kakao</text:p>
          </table:table-cell>
          <table:table-cell table:style-name="ce65"/>
          <table:table-cell office:value-type="string" table:style-name="ce49">
            <text:p>Interface Ethernet7(kinx:::n/a:::n/a:::trunk:::aws:::dxcon-fg1qhslk): Link down</text:p>
          </table:table-cell>
          <table:table-cell office:value-type="string" table:style-name="ce49">
            <text:p>resolved immediately</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2</text:p>
          </table:table-cell>
          <table:table-cell office:value-type="string" table:style-name="ce46">
            <text:p>21~09</text:p>
          </table:table-cell>
          <table:table-cell office:value-type="string" table:content-validation-name="val2" table:style-name="ce47">
            <text:p>Radhika</text:p>
          </table:table-cell>
          <table:table-cell table:number-columns-repeated="2" table:style-name="ce47"/>
          <table:table-cell office:value-type="date" office:date-value="2022-07-12T22:55:00" table:style-name="ce48">
            <text:p>22-7-12 22:55</text:p>
          </table:table-cell>
          <table:table-cell office:value-type="date" office:date-value="2022-07-12T22:55:00" table:style-name="ce48">
            <text:p>22-7-12 22:55</text:p>
          </table:table-cell>
          <table:table-cell office:value-type="time" office:time-value="PT0H0M0S" table:formula="of:=[.N277]-[.M277]" table:style-name="ce64">
            <text:p>0:00:00</text:p>
          </table:table-cell>
          <table:table-cell office:value-type="string" table:style-name="ce47">
            <text:p>Kakao, call and mail</text:p>
          </table:table-cell>
          <table:table-cell table:style-name="ce65"/>
          <table:table-cell office:value-type="string" table:style-name="ce49">
            <text:p><text:s/>/data Disk size 5.85 % capacity left : ccsnakuslmsdatap04 and critical disk space on other node as well</text:p>
          </table:table-cell>
          <table:table-cell office:value-type="string" table:style-name="ce49">
            <text:p>informed owner, there are checking</text:p>
          </table:table-cell>
          <table:table-cell table:style-name="ce49"/>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3</text:p>
          </table:table-cell>
          <table:table-cell office:value-type="string" table:style-name="ce46">
            <text:p>16~22</text:p>
          </table:table-cell>
          <table:table-cell office:value-type="string" table:content-validation-name="val2" table:style-name="ce47">
            <text:p>고희경</text:p>
          </table:table-cell>
          <table:table-cell table:number-columns-repeated="2" table:style-name="ce47"/>
          <table:table-cell office:value-type="date" office:date-value="2022-07-13T15:47:00" table:style-name="ce48">
            <text:p>22-7-13 15:47</text:p>
          </table:table-cell>
          <table:table-cell office:value-type="date" office:date-value="2022-07-13T15:47:00" table:style-name="ce48">
            <text:p>22-7-13 15:47</text:p>
          </table:table-cell>
          <table:table-cell office:value-type="time" office:time-value="PT0H0M0S" table:formula="of:=[.N278]-[.M278]" table:style-name="ce64">
            <text:p>0:00:00</text:p>
          </table:table-cell>
          <table:table-cell office:value-type="string" table:style-name="ce47">
            <text:p>Kakao, call and mail</text:p>
          </table:table-cell>
          <table:table-cell table:style-name="ce65"/>
          <table:table-cell office:value-type="string" table:style-name="ce49">
            <text:p>Interface Ethernet6(AWS-DX-1G-2[Equinix-Fabric)_EL02 Link down</text:p>
          </table:table-cell>
          <table:table-cell office:value-type="string" table:style-name="ce49">
            <text:p>서비스 미사용 중인 링크로, 현재 개통중(센터 내 회선 체크)으로 알람 발생</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R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3</text:p>
          </table:table-cell>
          <table:table-cell office:value-type="string" table:style-name="ce46">
            <text:p>16~22</text:p>
          </table:table-cell>
          <table:table-cell office:value-type="string" table:content-validation-name="val2" table:style-name="ce47">
            <text:p>고희경</text:p>
          </table:table-cell>
          <table:table-cell table:number-columns-repeated="2" table:style-name="ce47"/>
          <table:table-cell office:value-type="date" office:date-value="2022-07-14T20:26:00" table:style-name="ce48">
            <text:p>22-7-14 20:26</text:p>
          </table:table-cell>
          <table:table-cell office:value-type="date" office:date-value="2022-07-14T20:26:00" table:style-name="ce48">
            <text:p>22-7-14 20:26</text:p>
          </table:table-cell>
          <table:table-cell office:value-type="time" office:time-value="PT0H0M0S" table:formula="of:=[.N279]-[.M279]" table:style-name="ce64">
            <text:p>0:00:00</text:p>
          </table:table-cell>
          <table:table-cell office:value-type="string" table:style-name="ce47">
            <text:p>KaKao</text:p>
          </table:table-cell>
          <table:table-cell table:style-name="ce65"/>
          <table:table-cell office:value-type="string" table:style-name="ce49">
            <text:p>RUTMS eDMZ / iDMZ / INT Router Ping Fail</text:p>
          </table:table-cell>
          <table:table-cell table:style-name="ce49"/>
          <table:table-cell office:value-type="string" table:style-name="ce49">
            <text:p>RUCLOUD-736</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3</text:p>
          </table:table-cell>
          <table:table-cell office:value-type="string" table:style-name="ce46">
            <text:p>21~09</text:p>
          </table:table-cell>
          <table:table-cell office:value-type="string" table:content-validation-name="val2" table:style-name="ce47">
            <text:p>Mohamed</text:p>
          </table:table-cell>
          <table:table-cell office:value-type="string" table:style-name="ce47">
            <text:p>Ashok</text:p>
          </table:table-cell>
          <table:table-cell table:style-name="ce47"/>
          <table:table-cell office:value-type="date" office:date-value="2022-07-13T23:30:00" table:style-name="ce48">
            <text:p>22-7-13 23:30</text:p>
          </table:table-cell>
          <table:table-cell office:value-type="date" office:date-value="2022-07-13T23:31:00" table:style-name="ce48">
            <text:p>22-7-13 23:31</text:p>
          </table:table-cell>
          <table:table-cell office:value-type="time" office:time-value="PT0H1M0S" table:formula="of:=[.N280]-[.M280]" table:style-name="ce64">
            <text:p>0:01:00</text:p>
          </table:table-cell>
          <table:table-cell office:value-type="string" table:style-name="ce47">
            <text:p>Kakao</text:p>
          </table:table-cell>
          <table:table-cell office:value-type="date" office:date-value="2022-07-13T23:59:00" table:style-name="ce67">
            <text:p>2022-7-13 23:59</text:p>
          </table:table-cell>
          <table:table-cell office:value-type="string" table:style-name="ce49">
            <text:p>EUCLOUDNETAPP01: free size on agg_node02_data less than 10%</text:p>
          </table:table-cell>
          <table:table-cell office:value-type="string" table:style-name="ce49">
            <text:p>Deleted old snapsho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3</text:p>
          </table:table-cell>
          <table:table-cell office:value-type="string" table:style-name="ce46">
            <text:p>21~09</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4T01:42:00" table:style-name="ce48">
            <text:p>22-7-14 1:42</text:p>
          </table:table-cell>
          <table:table-cell office:value-type="date" office:date-value="2022-07-14T01:42:00" table:style-name="ce48">
            <text:p>22-7-14 1:42</text:p>
          </table:table-cell>
          <table:table-cell office:value-type="time" office:time-value="PT0H0M0S" table:formula="of:=[.N281]-[.M281]" table:style-name="ce64">
            <text:p>0:00:00</text:p>
          </table:table-cell>
          <table:table-cell office:value-type="string" table:style-name="ce47">
            <text:p>Kakao &amp; Email &amp; Call</text:p>
          </table:table-cell>
          <table:table-cell table:style-name="ce65"/>
          <table:table-cell office:value-type="string" table:style-name="ce49">
            <text:p>Unavailable by ICPM ping : iaas-vm-071101.ap-northeast-2.prd.h53</text:p>
          </table:table-cell>
          <table:table-cell office:value-type="string" table:style-name="ce49">
            <text:p>Informed vm owner through kakao</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3</text:p>
          </table:table-cell>
          <table:table-cell office:value-type="string" table:style-name="ce46">
            <text:p>21~09</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4T02:43:00" table:style-name="ce48">
            <text:p>22-7-14 2:43</text:p>
          </table:table-cell>
          <table:table-cell office:value-type="date" office:date-value="2022-07-14T02:43:00" table:style-name="ce48">
            <text:p>22-7-14 2:43</text:p>
          </table:table-cell>
          <table:table-cell office:value-type="time" office:time-value="PT0H0M0S" table:formula="of:=[.N282]-[.M282]" table:style-name="ce64">
            <text:p>0:00:00</text:p>
          </table:table-cell>
          <table:table-cell office:value-type="string" table:style-name="ce47">
            <text:p>Kakao &amp; Email<text:s/></text:p>
          </table:table-cell>
          <table:table-cell table:style-name="ce65"/>
          <table:table-cell office:value-type="string" table:style-name="ce49">
            <text:p>Unavailable by ICPM ping : hmapb00dn001.novalocal</text:p>
          </table:table-cell>
          <table:table-cell office:value-type="string" table:style-name="ce49">
            <text:p>Processor machine check asserted - Emailed vendor<text:s/></text:p>
          </table:table-cell>
          <table:table-cell office:value-type="string" table:style-name="ce49">
            <text:p>NACLOUD-1498</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3</text:p>
          </table:table-cell>
          <table:table-cell office:value-type="string" table:style-name="ce46">
            <text:p>21~09</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4T05:25:00" table:style-name="ce48">
            <text:p>22-7-14 5:25</text:p>
          </table:table-cell>
          <table:table-cell office:value-type="date" office:date-value="2022-07-14T05:25:00" table:style-name="ce48">
            <text:p>22-7-14 5:25</text:p>
          </table:table-cell>
          <table:table-cell office:value-type="time" office:time-value="PT0H0M0S" table:formula="of:=[.N283]-[.M283]" table:style-name="ce64">
            <text:p>0:00:00</text:p>
          </table:table-cell>
          <table:table-cell office:value-type="string" table:style-name="ce47">
            <text:p>Kakao &amp; Email<text:s/></text:p>
          </table:table-cell>
          <table:table-cell office:value-type="date" office:date-value="2022-07-14T05:30:00" table:style-name="ce67">
            <text:p>2022-7-14 5:30</text:p>
          </table:table-cell>
          <table:table-cell office:value-type="string" table:style-name="ce49">
            <text:p>/data disk size 5.97% capaciy left: ccsnakuslmsdatap02<text:s/></text:p>
          </table:table-cell>
          <table:table-cell office:value-type="string" table:style-name="ce49">
            <text:p>Emailed VM owner and waiting for the response.</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14</text:p>
          </table:table-cell>
          <table:table-cell office:value-type="string" table:style-name="ce46">
            <text:p>08~15</text:p>
          </table:table-cell>
          <table:table-cell office:value-type="string" table:content-validation-name="val2" table:style-name="ce47">
            <text:p>정진호</text:p>
          </table:table-cell>
          <table:table-cell table:number-columns-repeated="2" table:style-name="ce47"/>
          <table:table-cell office:value-type="date" office:date-value="2022-07-14T12:01:00" table:style-name="ce48">
            <text:p>22-7-14 12:01</text:p>
          </table:table-cell>
          <table:table-cell office:value-type="date" office:date-value="2022-07-14T12:03:00" table:style-name="ce48">
            <text:p>22-7-14 12:03</text:p>
          </table:table-cell>
          <table:table-cell office:value-type="time" office:time-value="PT0H2M0S" table:formula="of:=[.N284]-[.M284]" table:style-name="ce64">
            <text:p>0:02:00</text:p>
          </table:table-cell>
          <table:table-cell office:value-type="string" table:style-name="ce47">
            <text:p>KaKao</text:p>
          </table:table-cell>
          <table:table-cell office:value-type="date" office:date-value="2022-07-14T12:03:00" table:style-name="ce67">
            <text:p>2022-7-14 12:03</text:p>
          </table:table-cell>
          <table:table-cell office:value-type="string" table:style-name="ce49">
            <text:p>[FIRING:1] {apc-prd Etcd has a leader change(1h) alert idHgpNX7k)</text:p>
          </table:table-cell>
          <table:table-cell office:value-type="string" table:style-name="ce49">
            <text:p>삭제된 클러스터로 확인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4</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4T14:51:00" table:style-name="ce48">
            <text:p>22-7-14 14:51</text:p>
          </table:table-cell>
          <table:table-cell office:value-type="date" office:date-value="2022-07-14T14:51:00" table:style-name="ce48">
            <text:p>22-7-14 14:51</text:p>
          </table:table-cell>
          <table:table-cell office:value-type="time" office:time-value="PT0H0M0S" table:formula="of:=[.N285]-[.M285]" table:style-name="ce64">
            <text:p>0:00:00</text:p>
          </table:table-cell>
          <table:table-cell office:value-type="string" table:style-name="ce47">
            <text:p>KaKao</text:p>
          </table:table-cell>
          <table:table-cell office:value-type="date" office:date-value="2022-07-14T14:51:00" table:style-name="ce67">
            <text:p>2022-7-14 14:51</text:p>
          </table:table-cell>
          <table:table-cell office:value-type="string" table:style-name="ce49">
            <text:p>[SG] api 1 (10.107.52.68) Down</text:p>
          </table:table-cell>
          <table:table-cell office:value-type="string" table:style-name="ce49">
            <text:p>담당자 alert config 설정작업 중으로 확인되었음.</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4</text:p>
          </table:table-cell>
          <table:table-cell office:value-type="string" table:style-name="ce46">
            <text:p>15~22</text:p>
          </table:table-cell>
          <table:table-cell office:value-type="string" table:content-validation-name="val2" table:style-name="ce47">
            <text:p>이한새</text:p>
          </table:table-cell>
          <table:table-cell table:number-columns-repeated="2" table:style-name="ce47"/>
          <table:table-cell office:value-type="date" office:date-value="2022-07-14T15:55:00" table:style-name="ce48">
            <text:p>22-7-14 15:55</text:p>
          </table:table-cell>
          <table:table-cell office:value-type="date" office:date-value="2022-07-14T15:56:00" table:style-name="ce48">
            <text:p>22-7-14 15:56</text:p>
          </table:table-cell>
          <table:table-cell office:value-type="time" office:time-value="PT0H1M0S" table:formula="of:=[.N286]-[.M286]" table:style-name="ce64">
            <text:p>0:01:00</text:p>
          </table:table-cell>
          <table:table-cell office:value-type="string" table:style-name="ce47">
            <text:p>KaKao &amp; M+</text:p>
          </table:table-cell>
          <table:table-cell office:value-type="date" office:date-value="2022-07-14T16:03:00" table:style-name="ce67">
            <text:p>2022-7-14 16:03</text:p>
          </table:table-cell>
          <table:table-cell office:value-type="string" table:style-name="ce49">
            <text:p>vserver prd-cfs-svchuv-kr2-8080-int service are down</text:p>
          </table:table-cell>
          <table:table-cell office:value-type="string" table:style-name="ce49">
            <text:p>담당자에게 해당 내용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14</text:p>
          </table:table-cell>
          <table:table-cell office:value-type="string" table:style-name="ce46">
            <text:p>15~22</text:p>
          </table:table-cell>
          <table:table-cell office:value-type="string" table:content-validation-name="val2" table:style-name="ce47">
            <text:p>이한새</text:p>
          </table:table-cell>
          <table:table-cell table:number-columns-repeated="2" table:style-name="ce47"/>
          <table:table-cell office:value-type="date" office:date-value="2022-07-14T16:02:00" table:style-name="ce48">
            <text:p>22-7-14 16:02</text:p>
          </table:table-cell>
          <table:table-cell office:value-type="date" office:date-value="2022-07-14T16:04:00" table:style-name="ce48">
            <text:p>22-7-14 16:04</text:p>
          </table:table-cell>
          <table:table-cell office:value-type="time" office:time-value="PT0H2M0S" table:formula="of:=[.N287]-[.M287]" table:style-name="ce64">
            <text:p>0:02:00</text:p>
          </table:table-cell>
          <table:table-cell office:value-type="string" table:style-name="ce47">
            <text:p>KaKao</text:p>
          </table:table-cell>
          <table:table-cell office:value-type="date" office:date-value="2022-07-14T16:04:00" table:style-name="ce67">
            <text:p>2022-7-14 16:04</text:p>
          </table:table-cell>
          <table:table-cell office:value-type="string" table:style-name="ce49">
            <text:p>cpu disk memory 등 7개에서 얼럿 발생</text:p>
          </table:table-cell>
          <table:table-cell office:value-type="string" table:style-name="ce49">
            <text:p>삭제된 클러스터로 확인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4</text:p>
          </table:table-cell>
          <table:table-cell office:value-type="string" table:style-name="ce46">
            <text:p>15~22</text:p>
          </table:table-cell>
          <table:table-cell office:value-type="string" table:content-validation-name="val2" table:style-name="ce47">
            <text:p>이한새</text:p>
          </table:table-cell>
          <table:table-cell table:number-columns-repeated="2" table:style-name="ce47"/>
          <table:table-cell office:value-type="date" office:date-value="2022-07-14T17:43:00" table:style-name="ce48">
            <text:p>22-7-14 17:43</text:p>
          </table:table-cell>
          <table:table-cell office:value-type="date" office:date-value="2022-07-14T17:44:00" table:style-name="ce48">
            <text:p>22-7-14 17:44</text:p>
          </table:table-cell>
          <table:table-cell office:value-type="time" office:time-value="PT0H1M0S" table:formula="of:=[.N288]-[.M288]" table:style-name="ce64">
            <text:p>0:01:00</text:p>
          </table:table-cell>
          <table:table-cell office:value-type="string" table:style-name="ce47">
            <text:p>KaKao</text:p>
          </table:table-cell>
          <table:table-cell office:value-type="date" office:date-value="2022-07-14T17:53:00" table:style-name="ce67">
            <text:p>2022-7-14 17:53</text:p>
          </table:table-cell>
          <table:table-cell office:value-type="string" table:style-name="ce49">
            <text:p>Unavailable by ICMP ping</text:p>
          </table:table-cell>
          <table:table-cell office:value-type="string" table:style-name="ce49">
            <text:p>제2센터 삭제된 vm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4</text:p>
          </table:table-cell>
          <table:table-cell office:value-type="string" table:style-name="ce46">
            <text:p>15~22</text:p>
          </table:table-cell>
          <table:table-cell office:value-type="string" table:content-validation-name="val2" table:style-name="ce47">
            <text:p>이한새</text:p>
          </table:table-cell>
          <table:table-cell table:number-columns-repeated="2" table:style-name="ce47"/>
          <table:table-cell office:value-type="date" office:date-value="2022-07-14T18:04:00" table:style-name="ce48">
            <text:p>22-7-14 18:04</text:p>
          </table:table-cell>
          <table:table-cell office:value-type="date" office:date-value="2022-07-14T18:05:00" table:style-name="ce48">
            <text:p>22-7-14 18:05</text:p>
          </table:table-cell>
          <table:table-cell office:value-type="time" office:time-value="PT0H1M0S" table:formula="of:=[.N289]-[.M289]" table:style-name="ce64">
            <text:p>0:01:00</text:p>
          </table:table-cell>
          <table:table-cell office:value-type="string" table:style-name="ce47">
            <text:p>KaKao</text:p>
          </table:table-cell>
          <table:table-cell office:value-type="date" office:date-value="2022-07-14T18:05:00" table:style-name="ce67">
            <text:p>2022-7-14 18:05</text:p>
          </table:table-cell>
          <table:table-cell office:value-type="string" table:style-name="ce59">
            <text:p>System Board Inlet Temp: Temperature is above warning threshold: &gt;30 Host: krcloudprdcomdr1201</text:p>
          </table:table-cell>
          <table:table-cell office:value-type="string" table:style-name="ce49">
            <text:p>온도 33도가 max 라서 특이사항 아니라고 판단</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4</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Ram &amp; Anand</text:p>
          </table:table-cell>
          <table:table-cell table:style-name="ce47"/>
          <table:table-cell office:value-type="date" office:date-value="2022-07-15T03:41:00" table:style-name="ce48">
            <text:p>22-7-15 3:41</text:p>
          </table:table-cell>
          <table:table-cell office:value-type="date" office:date-value="2022-07-15T03:41:00" table:style-name="ce48">
            <text:p>22-7-15 3:41</text:p>
          </table:table-cell>
          <table:table-cell office:value-type="time" office:time-value="PT0H0M0S" table:formula="of:=[.N290]-[.M290]" table:style-name="ce64">
            <text:p>0:00:00</text:p>
          </table:table-cell>
          <table:table-cell office:value-type="string" table:style-name="ce47">
            <text:p>Kakao</text:p>
          </table:table-cell>
          <table:table-cell office:value-type="date" office:date-value="2022-07-15T03:41:00" table:style-name="ce67">
            <text:p>2022-7-15 3:41</text:p>
          </table:table-cell>
          <table:table-cell office:value-type="string" table:style-name="ce39">
            <text:p>disk failed in krtmsprdnetapp01</text:p>
          </table:table-cell>
          <table:table-cell office:value-type="string" table:style-name="ce49">
            <text:p>We have created the ticket for the same</text:p>
          </table:table-cell>
          <table:table-cell office:value-type="string" table:style-name="ce49">
            <text:p>KRCLOUD-5226</text:p>
          </table:table-cell>
          <table:table-cell office:value-type="string" table:content-validation-name="val1" table:style-name="ce47">
            <text:p>X</text:p>
          </table:table-cell>
          <table:table-cell office:value-type="string" table:content-validation-name="val1" table:style-name="ce47">
            <text:p>O</text:p>
          </table:table-cell>
          <table:table-cell office:value-type="string" table:style-name="ce49">
            <text:p>RMA 신청하였으며, RMA 진행할 예정<text:s/></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0M0S" table:style-name="ce63">
            <text:p>0:10: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5T08:11:00" table:style-name="ce48">
            <text:p>22-7-15 8:11</text:p>
          </table:table-cell>
          <table:table-cell office:value-type="date" office:date-value="2022-07-15T08:21:00" table:style-name="ce48">
            <text:p>22-7-15 8:21</text:p>
          </table:table-cell>
          <table:table-cell office:value-type="time" office:time-value="PT0H10M0S" table:formula="of:=[.N291]-[.M291]" table:style-name="ce64">
            <text:p>0:10:00</text:p>
          </table:table-cell>
          <table:table-cell office:value-type="string" table:style-name="ce47">
            <text:p>KaKao</text:p>
          </table:table-cell>
          <table:table-cell office:value-type="date" office:date-value="2022-07-15T08:21:00" table:style-name="ce65">
            <text:p>2022-07-15 08:21</text:p>
          </table:table-cell>
          <table:table-cell office:value-type="string" table:style-name="ce49">
            <text:p>[FIRING:1] (apc-prd Etcd has a leader change(1h) alert IdHgpNX7k)<text:s/></text:p>
          </table:table-cell>
          <table:table-cell office:value-type="string" table:style-name="ce49">
            <text:p>삭제된 클러스터로 확인되었고, 해당 알람 그라파나 정책에서 삭제 조치함.</text:p>
          </table:table-cell>
          <table:table-cell office:value-type="string" table:style-name="ce49">
            <text:p>KRCLOUD-5227</text:p>
          </table:table-cell>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8M0S" table:style-name="ce63">
            <text:p>0:08: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5T09:58:00" table:style-name="ce48">
            <text:p>22-7-15 9:58</text:p>
          </table:table-cell>
          <table:table-cell office:value-type="date" office:date-value="2022-07-15T10:06:00" table:style-name="ce48">
            <text:p>22-7-15 10:06</text:p>
          </table:table-cell>
          <table:table-cell office:value-type="time" office:time-value="PT0H8M0S" table:formula="of:=[.N292]-[.M292]" table:style-name="ce64">
            <text:p>0:08:00</text:p>
          </table:table-cell>
          <table:table-cell office:value-type="string" table:style-name="ce47">
            <text:p>KaKao &amp; Email</text:p>
          </table:table-cell>
          <table:table-cell table:style-name="ce65"/>
          <table:table-cell office:value-type="string" table:style-name="ce49">
            <text:p>/data Disk size 10% capacity left : es01.ap-northeast-2.prd.h53</text:p>
          </table:table-cell>
          <table:table-cell table:number-columns-repeated="2"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5T11:22:00" table:style-name="ce48">
            <text:p>22-7-15 11:22</text:p>
          </table:table-cell>
          <table:table-cell office:value-type="date" office:date-value="2022-07-15T11:22:00" table:style-name="ce48">
            <text:p>22-7-15 11:22</text:p>
          </table:table-cell>
          <table:table-cell office:value-type="time" office:time-value="PT0H0M0S" table:formula="of:=[.N293]-[.M293]" table:style-name="ce64">
            <text:p>0:00:00</text:p>
          </table:table-cell>
          <table:table-cell office:value-type="string" table:style-name="ce47">
            <text:p>KaKao</text:p>
          </table:table-cell>
          <table:table-cell office:value-type="date" office:date-value="2022-07-15T11:56:00" table:style-name="ce65">
            <text:p>2022-07-15 11:56</text:p>
          </table:table-cell>
          <table:table-cell office:value-type="string" table:style-name="ce49">
            <text:p>System status is in critical state : sg-prd-com-d-0105-01.sg.hcloud.io</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0M0S" table:style-name="ce63">
            <text:p>0:10: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5T12:07:00" table:style-name="ce48">
            <text:p>22-7-15 12:07</text:p>
          </table:table-cell>
          <table:table-cell office:value-type="date" office:date-value="2022-07-15T12:17:00" table:style-name="ce48">
            <text:p>22-7-15 12:17</text:p>
          </table:table-cell>
          <table:table-cell office:value-type="time" office:time-value="PT0H10M0S" table:formula="of:=[.N294]-[.M294]" table:style-name="ce64">
            <text:p>0:10:00</text:p>
          </table:table-cell>
          <table:table-cell office:value-type="string" table:style-name="ce47">
            <text:p>KaKao<text:s/></text:p>
          </table:table-cell>
          <table:table-cell office:value-type="date" office:date-value="2022-07-15T12:17:00" table:style-name="ce67">
            <text:p>2022-7-15 12:17</text:p>
          </table:table-cell>
          <table:table-cell office:value-type="string" table:style-name="ce49">
            <text:p>SG-AL01-U-0wR01 : Interface Ethernet30() Link down</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채한길</text:p>
          </table:table-cell>
          <table:table-cell table:number-columns-repeated="2" table:style-name="ce47"/>
          <table:table-cell office:value-type="date" office:date-value="2022-07-15T12:42:00" table:style-name="ce48">
            <text:p>22-7-15 12:42</text:p>
          </table:table-cell>
          <table:table-cell office:value-type="date" office:date-value="2022-07-15T12:42:00" table:style-name="ce48">
            <text:p>22-7-15 12:42</text:p>
          </table:table-cell>
          <table:table-cell office:value-type="time" office:time-value="PT0H0M0S" table:formula="of:=[.N295]-[.M295]" table:style-name="ce64">
            <text:p>0:00:00</text:p>
          </table:table-cell>
          <table:table-cell office:value-type="string" table:style-name="ce47">
            <text:p>KaKao &amp; Email</text:p>
          </table:table-cell>
          <table:table-cell table:style-name="ce65"/>
          <table:table-cell office:value-type="string" table:style-name="ce49">
            <text:p>/data3 Disk size is over 90%: ccseuvcrmp02</text:p>
          </table:table-cell>
          <table:table-cell table:number-columns-repeated="2"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5</text:p>
          </table:table-cell>
          <table:table-cell office:value-type="string" table:style-name="ce46">
            <text:p>08~15</text:p>
          </table:table-cell>
          <table:table-cell office:value-type="string" table:content-validation-name="val2" table:style-name="ce47">
            <text:p>Ahmed</text:p>
          </table:table-cell>
          <table:table-cell table:style-name="ce47"/>
          <table:table-cell office:value-type="string" table:style-name="ce47">
            <text:p>Subramanya Ambale</text:p>
          </table:table-cell>
          <table:table-cell office:value-type="date" office:date-value="2022-07-15T13:23:00" table:style-name="ce48">
            <text:p>22-7-15 13:23</text:p>
          </table:table-cell>
          <table:table-cell office:value-type="date" office:date-value="2022-07-15T13:23:00" table:style-name="ce48">
            <text:p>22-7-15 13:23</text:p>
          </table:table-cell>
          <table:table-cell office:value-type="time" office:time-value="PT0H0M0S" table:formula="of:=[.N296]-[.M296]" table:style-name="ce64">
            <text:p>0:00:00</text:p>
          </table:table-cell>
          <table:table-cell office:value-type="string" table:style-name="ce47">
            <text:p>KaKao &amp; Email</text:p>
          </table:table-cell>
          <table:table-cell office:value-type="date" office:date-value="2022-07-15T13:23:00" table:style-name="ce67">
            <text:p>2022-7-15 13:23</text:p>
          </table:table-cell>
          <table:table-cell office:value-type="string" table:style-name="ce49">
            <text:p>IN region 6 disks issue</text:p>
          </table:table-cell>
          <table:table-cell office:value-type="string" table:style-name="ce49">
            <text:p>RMA 요청할 예정</text:p>
          </table:table-cell>
          <table:table-cell table:style-name="ce49"/>
          <table:table-cell table:content-validation-name="val1" table:style-name="ce47"/>
          <table:table-cell office:value-type="string" table:content-validation-name="val1" table:style-name="ce47">
            <text:p>O</text:p>
          </table:table-cell>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4M0S" table:style-name="ce63">
            <text:p>0:04:00</text:p>
          </table:table-cell>
          <table:table-cell office:value-type="string" table:style-name="ce45">
            <text:p>2022.07.15</text:p>
          </table:table-cell>
          <table:table-cell office:value-type="string" table:style-name="ce46">
            <text:p>15~22</text:p>
          </table:table-cell>
          <table:table-cell office:value-type="string" table:content-validation-name="val2" table:style-name="ce47">
            <text:p>김의현</text:p>
          </table:table-cell>
          <table:table-cell table:number-columns-repeated="2" table:style-name="ce47"/>
          <table:table-cell office:value-type="date" office:date-value="2022-07-15T17:06:00" table:style-name="ce48">
            <text:p>22-7-15 17:06</text:p>
          </table:table-cell>
          <table:table-cell office:value-type="date" office:date-value="2022-07-15T17:10:00" table:style-name="ce48">
            <text:p>22-7-15 17:10</text:p>
          </table:table-cell>
          <table:table-cell office:value-type="time" office:time-value="PT0H4M0S" table:formula="of:=[.N297]-[.M297]" table:style-name="ce64">
            <text:p>0:04:00</text:p>
          </table:table-cell>
          <table:table-cell office:value-type="string" table:style-name="ce47">
            <text:p>KaKao<text:s/></text:p>
          </table:table-cell>
          <table:table-cell table:style-name="ce65"/>
          <table:table-cell office:value-type="string" table:style-name="ce49">
            <text:p>싱가폴 스위치, 호스트 인터페이스 다수 다운 얼럿 발생</text:p>
          </table:table-cell>
          <table:table-cell office:value-type="string" table:style-name="ce49">
            <text:p>현지에서 작업중으로 전달받음</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6M0S" table:style-name="ce63">
            <text:p>0:06:00</text:p>
          </table:table-cell>
          <table:table-cell office:value-type="string" table:style-name="ce45">
            <text:p>2022.07.15</text:p>
          </table:table-cell>
          <table:table-cell office:value-type="string" table:style-name="ce46">
            <text:p>15~22</text:p>
          </table:table-cell>
          <table:table-cell office:value-type="string" table:content-validation-name="val2" table:style-name="ce47">
            <text:p>김의현</text:p>
          </table:table-cell>
          <table:table-cell table:number-columns-repeated="2" table:style-name="ce47"/>
          <table:table-cell office:value-type="date" office:date-value="2022-07-15T21:40:00" table:style-name="ce48">
            <text:p>22-7-15 21:40</text:p>
          </table:table-cell>
          <table:table-cell office:value-type="date" office:date-value="2022-07-15T21:46:00" table:style-name="ce48">
            <text:p>22-7-15 21:46</text:p>
          </table:table-cell>
          <table:table-cell office:value-type="time" office:time-value="PT0H6M0S" table:formula="of:=[.N298]-[.M298]" table:style-name="ce64">
            <text:p>0:06:00</text:p>
          </table:table-cell>
          <table:table-cell office:value-type="string" table:style-name="ce47">
            <text:p>KaKao<text:s/></text:p>
          </table:table-cell>
          <table:table-cell table:style-name="ce65"/>
          <table:table-cell office:value-type="string" table:style-name="ce49">
            <text:p>EU FMC 디스크 85% 초과로 담당 벤더사 이학주대리님에게 연락, 조치할 수 있는것이 없다고 전달받음</text:p>
          </table:table-cell>
          <table:table-cell table:number-columns-repeated="2"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5</text:p>
          </table:table-cell>
          <table:table-cell office:value-type="string" table:style-name="ce46">
            <text:p>21~09</text:p>
          </table:table-cell>
          <table:table-cell office:value-type="string" table:content-validation-name="val2" table:style-name="ce47">
            <text:p>Radhika</text:p>
          </table:table-cell>
          <table:table-cell table:style-name="ce47"/>
          <table:table-cell office:value-type="string" table:style-name="ce47">
            <text:p>Radhika</text:p>
          </table:table-cell>
          <table:table-cell office:value-type="date" office:date-value="2022-07-16T01:00:00" table:style-name="ce48">
            <text:p>22-7-16 1:00</text:p>
          </table:table-cell>
          <table:table-cell office:value-type="date" office:date-value="2022-07-16T01:00:00" table:style-name="ce48">
            <text:p>22-7-16 1:00</text:p>
          </table:table-cell>
          <table:table-cell office:value-type="time" office:time-value="PT0H0M0S" table:formula="of:=[.N299]-[.M299]" table:style-name="ce64">
            <text:p>0:00:00</text:p>
          </table:table-cell>
          <table:table-cell office:value-type="string" table:style-name="ce47">
            <text:p>Kakao and mail</text:p>
          </table:table-cell>
          <table:table-cell table:style-name="ce65"/>
          <table:table-cell office:value-type="string" table:style-name="ce49">
            <text:p>prd-b-vpx1 and prd-b-vpx2 ports were down <text:s/>vServer prd-svchub-2-kr2:31020 , 31010</text:p>
          </table:table-cell>
          <table:table-cell office:value-type="string" table:style-name="ce49">
            <text:p>owner said its not service region</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5</text:p>
          </table:table-cell>
          <table:table-cell office:value-type="string" table:style-name="ce46">
            <text:p>21~09</text:p>
          </table:table-cell>
          <table:table-cell office:value-type="string" table:content-validation-name="val2" table:style-name="ce47">
            <text:p>Radhika</text:p>
          </table:table-cell>
          <table:table-cell office:value-type="string" table:style-name="ce47">
            <text:p>Ram</text:p>
          </table:table-cell>
          <table:table-cell office:value-type="string" table:style-name="ce47">
            <text:p>Radhika</text:p>
          </table:table-cell>
          <table:table-cell office:value-type="date" office:date-value="2022-07-17T07:19:00" table:style-name="ce48">
            <text:p>22-7-17 7:19</text:p>
          </table:table-cell>
          <table:table-cell office:value-type="date" office:date-value="2022-07-17T07:19:00" table:style-name="ce48">
            <text:p>22-7-17 7:19</text:p>
          </table:table-cell>
          <table:table-cell office:value-type="time" office:time-value="PT0H0M0S" table:formula="of:=[.N300]-[.M300]" table:style-name="ce64">
            <text:p>0:00:00</text:p>
          </table:table-cell>
          <table:table-cell office:value-type="string" table:style-name="ce47">
            <text:p>Kakao and mail</text:p>
          </table:table-cell>
          <table:table-cell table:style-name="ce65"/>
          <table:table-cell office:value-type="string" table:style-name="ce49">
            <text:p>Host krcloudprdcomdr1601-System status is in critical state</text:p>
          </table:table-cell>
          <table:table-cell office:value-type="string" table:style-name="ce49">
            <text:p>live migrated all the vms except 3vm db servers under the host <text:s/>krcloudprdcomdr2015</text:p>
          </table:table-cell>
          <table:table-cell office:value-type="string" table:style-name="ce49">
            <text:p>KRCLOUD-5234</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6</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Ganesh</text:p>
          </table:table-cell>
          <table:table-cell table:style-name="ce47"/>
          <table:table-cell office:value-type="date" office:date-value="2022-07-16T17:00:00" table:style-name="ce48">
            <text:p>22-7-16 17:00</text:p>
          </table:table-cell>
          <table:table-cell office:value-type="date" office:date-value="2022-07-16T17:00:00" table:style-name="ce48">
            <text:p>22-7-16 17:00</text:p>
          </table:table-cell>
          <table:table-cell office:value-type="time" office:time-value="PT0H0M0S" table:formula="of:=[.N301]-[.M301]" table:style-name="ce64">
            <text:p>0:00:00</text:p>
          </table:table-cell>
          <table:table-cell office:value-type="string" table:style-name="ce47">
            <text:p>Kakao</text:p>
          </table:table-cell>
          <table:table-cell table:style-name="ce65"/>
          <table:table-cell office:value-type="string" table:style-name="ce49">
            <text:p>krtmsprdnetapp_bigdata: Usage on Volume[ccskrbigdata_nas02] is 90</text:p>
          </table:table-cell>
          <table:table-cell office:value-type="string" table:style-name="ce49">
            <text:p>It's shared volume and there is no available snapshot to delete.</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6</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Ram</text:p>
          </table:table-cell>
          <table:table-cell table:style-name="ce47"/>
          <table:table-cell office:value-type="date" office:date-value="2022-07-16T17:58:00" table:style-name="ce48">
            <text:p>22-7-16 17:58</text:p>
          </table:table-cell>
          <table:table-cell office:value-type="date" office:date-value="2022-07-16T17:58:00" table:style-name="ce48">
            <text:p>22-7-16 17:58</text:p>
          </table:table-cell>
          <table:table-cell office:value-type="time" office:time-value="PT0H0M0S" table:formula="of:=[.N302]-[.M302]" table:style-name="ce64">
            <text:p>0:00:00</text:p>
          </table:table-cell>
          <table:table-cell office:value-type="string" table:style-name="ce47">
            <text:p>kakao</text:p>
          </table:table-cell>
          <table:table-cell table:style-name="ce65"/>
          <table:table-cell office:value-type="string" table:style-name="ce49">
            <text:p>EDB DB port down on ccseuccspdbp01</text:p>
          </table:table-cell>
          <table:table-cell office:value-type="string" table:style-name="ce49">
            <text:p>Informed DB team and they were worked and fixed the issue.</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8</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8T13:56:00" table:style-name="ce48">
            <text:p>22-7-18 13:56</text:p>
          </table:table-cell>
          <table:table-cell office:value-type="date" office:date-value="2022-07-18T13:56:00" table:style-name="ce48">
            <text:p>22-7-18 13:56</text:p>
          </table:table-cell>
          <table:table-cell office:value-type="time" office:time-value="PT0H0M0S" table:formula="of:=[.N303]-[.M303]" table:style-name="ce64">
            <text:p>0:00:00</text:p>
          </table:table-cell>
          <table:table-cell office:value-type="string" table:style-name="ce47">
            <text:p>KaKao,Mail</text:p>
          </table:table-cell>
          <table:table-cell table:style-name="ce67"/>
          <table:table-cell office:value-type="string" table:style-name="ce49">
            <text:p>2센터 AL01 interface Ethernet50/1 Link down</text:p>
          </table:table-cell>
          <table:table-cell office:value-type="string" table:style-name="ce49">
            <text:p>Link down 되어, 담당자인 이한선 책임연구원께 유선, 메일로 확인요청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8</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8T13:56:00" table:style-name="ce48">
            <text:p>22-7-18 13:56</text:p>
          </table:table-cell>
          <table:table-cell office:value-type="date" office:date-value="2022-07-18T13:56:00" table:style-name="ce48">
            <text:p>22-7-18 13:56</text:p>
          </table:table-cell>
          <table:table-cell office:value-type="time" office:time-value="PT0H0M0S" table:formula="of:=[.N304]-[.M304]" table:style-name="ce64">
            <text:p>0:00:00</text:p>
          </table:table-cell>
          <table:table-cell office:value-type="string" table:style-name="ce47">
            <text:p>KaKao,Mail</text:p>
          </table:table-cell>
          <table:table-cell table:style-name="ce65"/>
          <table:table-cell office:value-type="string" table:style-name="ce49">
            <text:p>2센터 Spine02 interface Ethernet21/1 Link down</text:p>
          </table:table-cell>
          <table:table-cell office:value-type="string" table:style-name="ce49">
            <text:p>Link down 되어, 담당자인 이한선 책임연구원께 유선, 메일로 확인요청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18</text:p>
          </table:table-cell>
          <table:table-cell office:value-type="string" table:style-name="ce46">
            <text:p>15~22</text:p>
          </table:table-cell>
          <table:table-cell office:value-type="string" table:content-validation-name="val2" table:style-name="ce47">
            <text:p>정종인</text:p>
          </table:table-cell>
          <table:table-cell office:value-type="string" table:content-validation-name="val2" table:style-name="ce47">
            <text:p>정종인</text:p>
          </table:table-cell>
          <table:table-cell office:value-type="string" table:style-name="ce47">
            <text:p>채한길</text:p>
          </table:table-cell>
          <table:table-cell office:value-type="date" office:date-value="2022-07-18T18:57:00" table:style-name="ce48">
            <text:p>22-7-18 18:57</text:p>
          </table:table-cell>
          <table:table-cell office:value-type="date" office:date-value="2022-07-18T19:00:00" table:style-name="ce48">
            <text:p>22-7-18 19:00</text:p>
          </table:table-cell>
          <table:table-cell office:value-type="time" office:time-value="PT0H3M0S" table:formula="of:=[.N305]-[.M305]" table:style-name="ce64">
            <text:p>0:03:00</text:p>
          </table:table-cell>
          <table:table-cell office:value-type="string" table:style-name="ce47">
            <text:p>Kakao</text:p>
          </table:table-cell>
          <table:table-cell office:value-type="date" office:date-value="2022-07-18T19:30:00" table:style-name="ce67">
            <text:p>2022-7-18 19:30</text:p>
          </table:table-cell>
          <table:table-cell office:value-type="string" table:style-name="ce49">
            <text:p>CN Cloud Prd Netapp: Free size on aggr_node02_data_cnCLoud less than 10%</text:p>
          </table:table-cell>
          <table:table-cell office:value-type="string" table:style-name="ce49">
            <text:p>Deleted old snapshots</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18</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Ganesh</text:p>
          </table:table-cell>
          <table:table-cell table:style-name="ce47"/>
          <table:table-cell office:value-type="date" office:date-value="2022-07-18T22:41:00" table:style-name="ce48">
            <text:p>22-7-18 22:41</text:p>
          </table:table-cell>
          <table:table-cell office:value-type="date" office:date-value="2022-07-18T22:43:00" table:style-name="ce48">
            <text:p>22-7-18 22:43</text:p>
          </table:table-cell>
          <table:table-cell office:value-type="time" office:time-value="PT0H2M0S" table:formula="of:=[.N306]-[.M306]" table:style-name="ce64">
            <text:p>0:02:00</text:p>
          </table:table-cell>
          <table:table-cell office:value-type="string" table:style-name="ce47">
            <text:p>Kakao</text:p>
          </table:table-cell>
          <table:table-cell table:style-name="ce65"/>
          <table:table-cell office:value-type="string" table:style-name="ce49">
            <text:p>pp01dn012 - bigcpbare170 drive fault -- readonly disk</text:p>
          </table:table-cell>
          <table:table-cell office:value-type="string" table:style-name="ce68">
            <text:p>Big data Team will work on these readonly issues today, Yoon Jun-Byeong update in Kakao</text:p>
          </table:table-cell>
          <table:table-cell office:value-type="string" table:style-name="ce49">
            <text:p>ITSM-386</text:p>
          </table:table-cell>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18</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Saju</text:p>
          </table:table-cell>
          <table:table-cell table:style-name="ce47"/>
          <table:table-cell office:value-type="date" office:date-value="2022-07-19T06:27:00" table:style-name="ce48">
            <text:p>22-7-19 6:27</text:p>
          </table:table-cell>
          <table:table-cell office:value-type="date" office:date-value="2022-07-19T06:28:00" table:style-name="ce48">
            <text:p>22-7-19 6:28</text:p>
          </table:table-cell>
          <table:table-cell office:value-type="time" office:time-value="PT0H1M0S" table:formula="of:=[.N307]-[.M307]" table:style-name="ce64">
            <text:p>0:01:00</text:p>
          </table:table-cell>
          <table:table-cell office:value-type="string" table:style-name="ce47">
            <text:p>Kakao</text:p>
          </table:table-cell>
          <table:table-cell table:style-name="ce65"/>
          <table:table-cell office:value-type="string" table:style-name="ce68">
            <text:p>pb01dn035 : Interface ens6f1: Link down </text:p>
          </table:table-cell>
          <table:table-cell office:value-type="string" table:style-name="ce68">
            <text:p>Update in Kakao and created the ticket for the same. ITSM-387</text:p>
          </table:table-cell>
          <table:table-cell office:value-type="string" table:style-name="ce49">
            <text:p>ITSM-387</text:p>
          </table:table-cell>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CN</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9M0S" table:style-name="ce63">
            <text:p>0:09:00</text:p>
          </table:table-cell>
          <table:table-cell office:value-type="string" table:style-name="ce45">
            <text:p>2022.07.18</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Saju</text:p>
          </table:table-cell>
          <table:table-cell table:style-name="ce47"/>
          <table:table-cell office:value-type="date" office:date-value="2022-07-19T04:23:00" table:style-name="ce48">
            <text:p>22-7-19 4:23</text:p>
          </table:table-cell>
          <table:table-cell office:value-type="date" office:date-value="2022-07-19T04:32:00" table:style-name="ce48">
            <text:p>22-7-19 4:32</text:p>
          </table:table-cell>
          <table:table-cell office:value-type="time" office:time-value="PT0H9M0S" table:formula="of:=[.N308]-[.M308]" table:style-name="ce64">
            <text:p>0:09:00</text:p>
          </table:table-cell>
          <table:table-cell office:value-type="string" table:style-name="ce47">
            <text:p>Kakao &amp; Mail</text:p>
          </table:table-cell>
          <table:table-cell table:style-name="ce65"/>
          <table:table-cell office:value-type="string" table:style-name="ce68">
            <text:p> ccscnimsp01.cntms  -  / Disk size is over 90%: ccscnimsp01.cntms</text:p>
          </table:table-cell>
          <table:table-cell office:value-type="string" table:style-name="ce49">
            <text:p>We have sent a mail to the team lead and team</text:p>
          </table:table-cell>
          <table:table-cell table:style-name="ce49"/>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08:32:00" table:style-name="ce48">
            <text:p>22-7-19 8:32</text:p>
          </table:table-cell>
          <table:table-cell office:value-type="date" office:date-value="2022-07-19T08:32:00" table:style-name="ce48">
            <text:p>22-7-19 8:32</text:p>
          </table:table-cell>
          <table:table-cell office:value-type="time" office:time-value="PT0H0M0S" table:formula="of:=[.N309]-[.M309]" table:style-name="ce64">
            <text:p>0:00:00</text:p>
          </table:table-cell>
          <table:table-cell office:value-type="string" table:style-name="ce47">
            <text:p>KaKao</text:p>
          </table:table-cell>
          <table:table-cell office:value-type="date" office:date-value="2022-07-19T08:36:00" table:style-name="ce67">
            <text:p>2022-7-19 8:36</text:p>
          </table:table-cell>
          <table:table-cell office:value-type="string" table:style-name="ce49">
            <text:p>hubble-influxdb01.kr.hcloud.h53. has been restarted (uptime &lt; 10m)</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08:32:00" table:style-name="ce48">
            <text:p>22-7-19 8:32</text:p>
          </table:table-cell>
          <table:table-cell office:value-type="date" office:date-value="2022-07-19T08:32:00" table:style-name="ce48">
            <text:p>22-7-19 8:32</text:p>
          </table:table-cell>
          <table:table-cell office:value-type="time" office:time-value="PT0H0M0S" table:formula="of:=[.N310]-[.M310]" table:style-name="ce64">
            <text:p>0:00:00</text:p>
          </table:table-cell>
          <table:table-cell office:value-type="string" table:style-name="ce47">
            <text:p>KaKao</text:p>
          </table:table-cell>
          <table:table-cell office:value-type="date" office:date-value="2022-07-19T08:36:00" table:style-name="ce67">
            <text:p>2022-7-19 8:36</text:p>
          </table:table-cell>
          <table:table-cell office:value-type="string" table:style-name="ce49">
            <text:p>Unavailable by ICMP ping Host: hubble-kafka01.kr.hcloud.h53</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11:30:00" table:style-name="ce48">
            <text:p>22-7-19 11:30</text:p>
          </table:table-cell>
          <table:table-cell office:value-type="date" office:date-value="2022-07-19T11:30:00" table:style-name="ce48">
            <text:p>22-7-19 11:30</text:p>
          </table:table-cell>
          <table:table-cell office:value-type="time" office:time-value="PT0H0M0S" table:formula="of:=[.N311]-[.M311]" table:style-name="ce64">
            <text:p>0:00:00</text:p>
          </table:table-cell>
          <table:table-cell office:value-type="string" table:style-name="ce47">
            <text:p>KaKao</text:p>
          </table:table-cell>
          <table:table-cell office:value-type="date" office:date-value="2022-07-19T11:32:00" table:style-name="ce67">
            <text:p>2022-7-19 11:32</text:p>
          </table:table-cell>
          <table:table-cell office:value-type="string" table:style-name="ce49">
            <text:p>SG-Spine02-01R01 : Interface Ethernet18/1() Link down</text:p>
          </table:table-cell>
          <table:table-cell office:value-type="string" table:style-name="ce49">
            <text:p>회선 교체 작업으로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12:24:00" table:style-name="ce48">
            <text:p>22-7-19 12:24</text:p>
          </table:table-cell>
          <table:table-cell office:value-type="date" office:date-value="2022-07-19T12:24:00" table:style-name="ce48">
            <text:p>22-7-19 12:24</text:p>
          </table:table-cell>
          <table:table-cell office:value-type="time" office:time-value="PT0H0M0S" table:formula="of:=[.N312]-[.M312]" table:style-name="ce64">
            <text:p>0:00:00</text:p>
          </table:table-cell>
          <table:table-cell office:value-type="string" table:style-name="ce47">
            <text:p>KaKao</text:p>
          </table:table-cell>
          <table:table-cell office:value-type="date" office:date-value="2022-07-19T13:19:00" table:style-name="ce67">
            <text:p>2022-7-19 13:19</text:p>
          </table:table-cell>
          <table:table-cell office:value-type="string" table:style-name="ce49">
            <text:p>Problem: System Board Inlet Temp:Temperature is above warning threshold: &gt; 30</text:p>
          </table:table-cell>
          <table:table-cell office:value-type="string" table:style-name="ce49">
            <text:p>정경학 책임에게 해당 내용 전달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13:02:00" table:style-name="ce48">
            <text:p>22-7-19 13:02</text:p>
          </table:table-cell>
          <table:table-cell office:value-type="date" office:date-value="2022-07-19T13:02:00" table:style-name="ce48">
            <text:p>22-7-19 13:02</text:p>
          </table:table-cell>
          <table:table-cell office:value-type="time" office:time-value="PT0H0M0S" table:formula="of:=[.N313]-[.M313]" table:style-name="ce64">
            <text:p>0:00:00</text:p>
          </table:table-cell>
          <table:table-cell office:value-type="string" table:style-name="ce47">
            <text:p>KaKao</text:p>
          </table:table-cell>
          <table:table-cell table:style-name="ce65"/>
          <table:table-cell office:value-type="string" table:style-name="ce49">
            <text:p>/tibero_backup Disk size 8.52% capacity left : ccsnahmadkc2dbp01</text:p>
          </table:table-cell>
          <table:table-cell office:value-type="string" table:style-name="ce49">
            <text:p>담당자에게 전달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14:34:00" table:style-name="ce48">
            <text:p>22-7-19 14:34</text:p>
          </table:table-cell>
          <table:table-cell office:value-type="date" office:date-value="2022-07-19T14:34:00" table:style-name="ce48">
            <text:p>22-7-19 14:34</text:p>
          </table:table-cell>
          <table:table-cell office:value-type="time" office:time-value="PT0H0M0S" table:formula="of:=[.N314]-[.M314]" table:style-name="ce64">
            <text:p>0:00:00</text:p>
          </table:table-cell>
          <table:table-cell office:value-type="string" table:style-name="ce47">
            <text:p>KaKao</text:p>
          </table:table-cell>
          <table:table-cell table:style-name="ce65"/>
          <table:table-cell office:value-type="string" table:style-name="ce49">
            <text:p>Problem: SG-EL01-01R01 : Interface Ethernet46(Router02-01R02_et01) Link down</text:p>
          </table:table-cell>
          <table:table-cell office:value-type="string" table:style-name="ce49">
            <text:p>기존 사용하던 라우터 신규 라우터로 변경하는 작업으로 인해 발생한 알람입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19T15:00:00" table:style-name="ce48">
            <text:p>22-7-19 15:00</text:p>
          </table:table-cell>
          <table:table-cell office:value-type="date" office:date-value="2022-07-19T15:00:00" table:style-name="ce48">
            <text:p>22-7-19 15:00</text:p>
          </table:table-cell>
          <table:table-cell office:value-type="time" office:time-value="PT0H0M0S" table:formula="of:=[.N315]-[.M315]" table:style-name="ce64">
            <text:p>0:00:00</text:p>
          </table:table-cell>
          <table:table-cell office:value-type="string" table:style-name="ce47">
            <text:p>KaKao</text:p>
          </table:table-cell>
          <table:table-cell office:value-type="date" office:date-value="2022-07-19T14:58:00" table:style-name="ce67">
            <text:p>2022-7-19 14:58</text:p>
          </table:table-cell>
          <table:table-cell office:value-type="string" table:style-name="ce49">
            <text:p>ccskrdkc2hpgldbp02.ap-northeast-2.prd.h53 has been restarted ( uptime &lt; 10m)</text:p>
          </table:table-cell>
          <table:table-cell office:value-type="string" table:style-name="ce49">
            <text:p>작업 중 발생 알람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19</text:p>
          </table:table-cell>
          <table:table-cell office:value-type="string" table:style-name="ce46">
            <text:p>21~09</text:p>
          </table:table-cell>
          <table:table-cell office:value-type="string" table:content-validation-name="val2" table:style-name="ce47">
            <text:p>Radhika</text:p>
          </table:table-cell>
          <table:table-cell office:value-type="string" table:style-name="ce47">
            <text:p>Ganesh</text:p>
          </table:table-cell>
          <table:table-cell table:style-name="ce47"/>
          <table:table-cell office:value-type="date" office:date-value="2022-07-19T23:24:00" table:style-name="ce48">
            <text:p>22-7-19 23:24</text:p>
          </table:table-cell>
          <table:table-cell office:value-type="date" office:date-value="2022-07-19T23:24:00" table:style-name="ce48">
            <text:p>22-7-19 23:24</text:p>
          </table:table-cell>
          <table:table-cell office:value-type="time" office:time-value="PT0H0M0S" table:formula="of:=[.N316]-[.M316]" table:style-name="ce64">
            <text:p>0:00:00</text:p>
          </table:table-cell>
          <table:table-cell office:value-type="string" table:style-name="ce47">
            <text:p>Kakao</text:p>
          </table:table-cell>
          <table:table-cell table:style-name="ce65"/>
          <table:table-cell office:value-type="string" table:style-name="ce49">
            <text:p><text:s/>There was a readonly Issue on Bigdata disk</text:p>
          </table:table-cell>
          <table:table-cell office:value-type="string" table:style-name="ce49">
            <text:p>Updated in Kakao and created ticket for the same</text:p>
          </table:table-cell>
          <table:table-cell office:value-type="string" table:style-name="ce49">
            <text:p>ITSM-424</text:p>
          </table:table-cell>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20T10:17:00" table:style-name="ce48">
            <text:p>22-7-20 10:17</text:p>
          </table:table-cell>
          <table:table-cell office:value-type="date" office:date-value="2022-07-20T10:17:00" table:style-name="ce48">
            <text:p>22-7-20 10:17</text:p>
          </table:table-cell>
          <table:table-cell office:value-type="time" office:time-value="PT0H0M0S" table:formula="of:=[.N317]-[.M317]" table:style-name="ce64">
            <text:p>0:00:00</text:p>
          </table:table-cell>
          <table:table-cell office:value-type="string" table:style-name="ce47">
            <text:p>KaKao</text:p>
          </table:table-cell>
          <table:table-cell office:value-type="date" office:date-value="2022-07-20T13:25:00" table:style-name="ce67">
            <text:p>2022-7-20 13:25</text:p>
          </table:table-cell>
          <table:table-cell office:value-type="string" table:style-name="ce49">
            <text:p>EUCloudNetapp01:Free Size on aggr_node02_data less than 10%/High</text:p>
          </table:table-cell>
          <table:table-cell office:value-type="string" table:style-name="ce49">
            <text:p>해당 알람 11:23에 재발생하여 , 오래된 스냅샷 삭제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08~15</text:p>
          </table:table-cell>
          <table:table-cell office:value-type="string" table:content-validation-name="val2" table:style-name="ce47">
            <text:p>이시형</text:p>
          </table:table-cell>
          <table:table-cell table:number-columns-repeated="2" table:style-name="ce47"/>
          <table:table-cell office:value-type="date" office:date-value="2022-07-20T13:24:00" table:style-name="ce48">
            <text:p>22-7-20 13:24</text:p>
          </table:table-cell>
          <table:table-cell office:value-type="date" office:date-value="2022-07-20T13:24:00" table:style-name="ce48">
            <text:p>22-7-20 13:24</text:p>
          </table:table-cell>
          <table:table-cell office:value-type="time" office:time-value="PT0H0M0S" table:formula="of:=[.N318]-[.M318]" table:style-name="ce64">
            <text:p>0:00:00</text:p>
          </table:table-cell>
          <table:table-cell office:value-type="string" table:style-name="ce47">
            <text:p>KaKao</text:p>
          </table:table-cell>
          <table:table-cell table:style-name="ce65"/>
          <table:table-cell office:value-type="string" table:style-name="ce49">
            <text:p>Problem : Interface calid0dba79afb4: Link down</text:p>
          </table:table-cell>
          <table:table-cell office:value-type="string" table:style-name="ce49">
            <text:p>해당 알람 삭제된 팟으로 전달받은 알람입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15~22</text:p>
          </table:table-cell>
          <table:table-cell office:value-type="string" table:content-validation-name="val2" table:style-name="ce47">
            <text:p>정종인</text:p>
          </table:table-cell>
          <table:table-cell office:value-type="string" table:style-name="ce47">
            <text:p>정종인</text:p>
          </table:table-cell>
          <table:table-cell table:style-name="ce47"/>
          <table:table-cell office:value-type="date" office:date-value="2022-07-20T16:50:00" table:style-name="ce48">
            <text:p>22-7-20 16:50</text:p>
          </table:table-cell>
          <table:table-cell office:value-type="date" office:date-value="2022-07-20T16:50:00" table:style-name="ce48">
            <text:p>22-7-20 16:50</text:p>
          </table:table-cell>
          <table:table-cell office:value-type="time" office:time-value="PT0H0M0S" table:formula="of:=[.N319]-[.M319]" table:style-name="ce64">
            <text:p>0:00:00</text:p>
          </table:table-cell>
          <table:table-cell office:value-type="string" table:style-name="ce47">
            <text:p>Kakao &amp; Mail</text:p>
          </table:table-cell>
          <table:table-cell table:style-name="ce65"/>
          <table:table-cell office:value-type="string" table:style-name="ce49">
            <text:p>EUCCS PRD ccseuvcrmp01 disk size over 90%</text:p>
          </table:table-cell>
          <table:table-cell office:value-type="string" table:style-name="ce49">
            <text:p>장애전파 및 담당자에게 이메일 &amp; 메신저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15~22</text:p>
          </table:table-cell>
          <table:table-cell office:value-type="string" table:content-validation-name="val2" table:style-name="ce47">
            <text:p>정종인</text:p>
          </table:table-cell>
          <table:table-cell office:value-type="string" table:style-name="ce47">
            <text:p>정종인</text:p>
          </table:table-cell>
          <table:table-cell table:style-name="ce47"/>
          <table:table-cell office:value-type="date" office:date-value="2022-07-20T18:08:00" table:style-name="ce48">
            <text:p>22-7-20 18:08</text:p>
          </table:table-cell>
          <table:table-cell office:value-type="date" office:date-value="2022-07-20T18:08:00" table:style-name="ce48">
            <text:p>22-7-20 18:08</text:p>
          </table:table-cell>
          <table:table-cell office:value-type="time" office:time-value="PT0H0M0S" table:formula="of:=[.N320]-[.M320]" table:style-name="ce64">
            <text:p>0:00:00</text:p>
          </table:table-cell>
          <table:table-cell office:value-type="string" table:style-name="ce47">
            <text:p>Kakao &amp; Mail</text:p>
          </table:table-cell>
          <table:table-cell office:value-type="date" office:date-value="2022-07-20T19:10:00" table:style-name="ce67">
            <text:p>2022-7-20 19:10</text:p>
          </table:table-cell>
          <table:table-cell office:value-type="string" table:style-name="ce49">
            <text:p>KR-apne2-svchub-prd-Cluster Disk usage 90%</text:p>
          </table:table-cell>
          <table:table-cell office:value-type="string" table:style-name="ce49">
            <text:p>담당자 전파 및 모니터링(filebeat 문제로 담당자가 pod 재기동 후 해결)</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21~09</text:p>
          </table:table-cell>
          <table:table-cell office:value-type="string" table:content-validation-name="val2" table:style-name="ce47">
            <text:p>Mohamed</text:p>
          </table:table-cell>
          <table:table-cell table:number-columns-repeated="2" table:style-name="ce47"/>
          <table:table-cell office:value-type="date" office:date-value="2022-07-20T23:04:00" table:style-name="ce48">
            <text:p>22-7-20 23:04</text:p>
          </table:table-cell>
          <table:table-cell office:value-type="date" office:date-value="2022-07-20T23:04:00" table:style-name="ce48">
            <text:p>22-7-20 23:04</text:p>
          </table:table-cell>
          <table:table-cell office:value-type="time" office:time-value="PT0H0M0S" table:formula="of:=[.N321]-[.M321]" table:style-name="ce64">
            <text:p>0:00:00</text:p>
          </table:table-cell>
          <table:table-cell office:value-type="string" table:style-name="ce47">
            <text:p>Kakao</text:p>
          </table:table-cell>
          <table:table-cell office:value-type="date" office:date-value="2022-07-20T23:37:00" table:style-name="ce67">
            <text:p>2022-7-20 23:37</text:p>
          </table:table-cell>
          <table:table-cell office:value-type="string" table:style-name="ce49">
            <text:p>ccskrdvimdbp01.krcloud port down<text:s/></text:p>
          </table:table-cell>
          <table:table-cell office:value-type="string" table:style-name="ce49">
            <text:p>Vm owner request to restart the service to fix the issue.</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21~09</text:p>
          </table:table-cell>
          <table:table-cell office:value-type="string" table:content-validation-name="val2" table:style-name="ce47">
            <text:p>Mohamed</text:p>
          </table:table-cell>
          <table:table-cell table:number-columns-repeated="2" table:style-name="ce47"/>
          <table:table-cell office:value-type="date" office:date-value="2022-07-21T00:49:00" table:style-name="ce48">
            <text:p>22-7-21 0:49</text:p>
          </table:table-cell>
          <table:table-cell office:value-type="date" office:date-value="2022-07-21T00:49:00" table:style-name="ce48">
            <text:p>22-7-21 0:49</text:p>
          </table:table-cell>
          <table:table-cell office:value-type="time" office:time-value="PT0H0M0S" table:formula="of:=[.N322]-[.M322]" table:style-name="ce64">
            <text:p>0:00:00</text:p>
          </table:table-cell>
          <table:table-cell office:value-type="string" table:style-name="ce47">
            <text:p>Kakao</text:p>
          </table:table-cell>
          <table:table-cell table:style-name="ce65"/>
          <table:table-cell office:value-type="string" table:style-name="ce49">
            <text:p>/ disk size is over 90% hmapb00mn001.nova</text:p>
          </table:table-cell>
          <table:table-cell office:value-type="string" table:style-name="ce49">
            <text:p>Send the email to vm own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21~09</text:p>
          </table:table-cell>
          <table:table-cell office:value-type="string" table:content-validation-name="val2" table:style-name="ce47">
            <text:p>Mohamed</text:p>
          </table:table-cell>
          <table:table-cell table:number-columns-repeated="2" table:style-name="ce47"/>
          <table:table-cell office:value-type="date" office:date-value="2022-07-21T03:56:00" table:style-name="ce48">
            <text:p>22-7-21 3:56</text:p>
          </table:table-cell>
          <table:table-cell office:value-type="date" office:date-value="2022-07-21T03:56:00" table:style-name="ce48">
            <text:p>22-7-21 3:56</text:p>
          </table:table-cell>
          <table:table-cell office:value-type="time" office:time-value="PT0H0M0S" table:formula="of:=[.N323]-[.M323]" table:style-name="ce64">
            <text:p>0:00:00</text:p>
          </table:table-cell>
          <table:table-cell office:value-type="string" table:style-name="ce47">
            <text:p>Kakao</text:p>
          </table:table-cell>
          <table:table-cell office:value-type="date" office:date-value="2022-07-21T03:57:00" table:style-name="ce67">
            <text:p>2022-7-21 3:57</text:p>
          </table:table-cell>
          <table:table-cell office:value-type="string" table:style-name="ce49">
            <text:p>ccsnatableaup01 has been restarted.</text:p>
          </table:table-cell>
          <table:table-cell office:value-type="string" table:style-name="ce49">
            <text:p>Restarted performed by vm own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0</text:p>
          </table:table-cell>
          <table:table-cell office:value-type="string" table:style-name="ce46">
            <text:p>21~09</text:p>
          </table:table-cell>
          <table:table-cell office:value-type="string" table:content-validation-name="val2" table:style-name="ce47">
            <text:p>Mohamed</text:p>
          </table:table-cell>
          <table:table-cell table:number-columns-repeated="2" table:style-name="ce47"/>
          <table:table-cell office:value-type="date" office:date-value="2022-07-21T05:21:00" table:style-name="ce48">
            <text:p>22-7-21 5:21</text:p>
          </table:table-cell>
          <table:table-cell office:value-type="date" office:date-value="2022-07-21T05:21:00" table:style-name="ce48">
            <text:p>22-7-21 5:21</text:p>
          </table:table-cell>
          <table:table-cell office:value-type="time" office:time-value="PT0H0M0S" table:formula="of:=[.N324]-[.M324]" table:style-name="ce64">
            <text:p>0:00:00</text:p>
          </table:table-cell>
          <table:table-cell office:value-type="string" table:style-name="ce47">
            <text:p>Kakao &amp; Email</text:p>
          </table:table-cell>
          <table:table-cell table:style-name="ce65"/>
          <table:table-cell office:value-type="string" table:style-name="ce49">
            <text:p>nacloudprdlcomd05 : CPU2 Temp : Temperature is above warning thereshold &gt; 70%</text:p>
          </table:table-cell>
          <table:table-cell table:number-columns-repeated="2"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1</text:p>
          </table:table-cell>
          <table:table-cell office:value-type="string" table:style-name="ce46">
            <text:p>21~09</text:p>
          </table:table-cell>
          <table:table-cell office:value-type="string" table:content-validation-name="val2" table:style-name="ce47">
            <text:p>Subramanya</text:p>
          </table:table-cell>
          <table:table-cell office:value-type="string" table:style-name="ce47">
            <text:p>Ram and Aslam</text:p>
          </table:table-cell>
          <table:table-cell table:style-name="ce47"/>
          <table:table-cell office:value-type="date" office:date-value="2022-07-22T00:16:00" table:style-name="ce48">
            <text:p>22-7-22 0:16</text:p>
          </table:table-cell>
          <table:table-cell office:value-type="date" office:date-value="2022-07-22T00:17:00" table:style-name="ce48">
            <text:p>22-7-22 0:17</text:p>
          </table:table-cell>
          <table:table-cell office:value-type="time" office:time-value="PT0H1M0S" table:formula="of:=[.N325]-[.M325]" table:style-name="ce64">
            <text:p>0:01:00</text:p>
          </table:table-cell>
          <table:table-cell office:value-type="string" table:style-name="ce47">
            <text:p>Kakao &amp; Mail</text:p>
          </table:table-cell>
          <table:table-cell office:value-type="date" office:date-value="2022-07-22T02:33:00" table:style-name="ce67">
            <text:p>2022-7-22 2:33</text:p>
          </table:table-cell>
          <table:table-cell office:value-type="string" table:style-name="ce49">
            <text:p>EUCloudNetapp01 Free Size on aggr_node02_data less than 10%</text:p>
          </table:table-cell>
          <table:table-cell office:value-type="string" table:style-name="ce49">
            <text:p>We have deleted the old snapshot to keep the storage below 90%</text:p>
          </table:table-cell>
          <table:table-cell table:style-name="ce49"/>
          <table:table-cell office:value-type="string" table:content-validation-name="val1" table:style-name="ce47">
            <text:p>O</text:p>
          </table:table-cell>
          <table:table-cell table:content-validation-name="val1" table:style-name="ce47"/>
          <table:table-cell office:value-type="string" table:style-name="ce59">
            <text:p>It was fluctuating near the threshold and we waited for 90min, then we have deleted the old snapshot.</text:p>
          </table:table-cell>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2</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7-22T17:43:00" table:style-name="ce48">
            <text:p>22-7-22 17:43</text:p>
          </table:table-cell>
          <table:table-cell office:value-type="date" office:date-value="2022-07-22T17:43:00" table:style-name="ce48">
            <text:p>22-7-22 17:43</text:p>
          </table:table-cell>
          <table:table-cell office:value-type="time" office:time-value="PT0H0M0S" table:formula="of:=[.N326]-[.M326]" table:style-name="ce64">
            <text:p>0:00:00</text:p>
          </table:table-cell>
          <table:table-cell office:value-type="string" table:style-name="ce47">
            <text:p>KaKao &amp; Mail</text:p>
          </table:table-cell>
          <table:table-cell office:value-type="date" office:date-value="2022-07-22T17:42:00" table:style-name="ce67">
            <text:p>2022-7-22 17:42</text:p>
          </table:table-cell>
          <table:table-cell office:value-type="string" table:style-name="ce49">
            <text:p>Problem: /data Disk size 10% capacity left : es01.ap-northeast-2.prd.h53</text:p>
          </table:table-cell>
          <table:table-cell office:value-type="string" table:style-name="ce49">
            <text:p>담당자에게 전달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2</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7-22T18:51:00" table:style-name="ce48">
            <text:p>22-7-22 18:51</text:p>
          </table:table-cell>
          <table:table-cell office:value-type="date" office:date-value="2022-07-22T18:51:00" table:style-name="ce48">
            <text:p>22-7-22 18:51</text:p>
          </table:table-cell>
          <table:table-cell office:value-type="time" office:time-value="PT0H0M0S" table:formula="of:=[.N327]-[.M327]" table:style-name="ce64">
            <text:p>0:00:00</text:p>
          </table:table-cell>
          <table:table-cell office:value-type="string" table:style-name="ce47">
            <text:p>KaKao &amp; Mail</text:p>
          </table:table-cell>
          <table:table-cell office:value-type="date" office:date-value="2022-07-22T18:53:00" table:style-name="ce67">
            <text:p>2022-7-22 18:53</text:p>
          </table:table-cell>
          <table:table-cell office:value-type="string" table:style-name="ce49">
            <text:p>Problem: DB-PG ccskrccspgtcdbp01.krcloud,wait session /active session -&gt; 75%</text:p>
          </table:table-cell>
          <table:table-cell office:value-type="string" table:style-name="ce49">
            <text:p>담당자분에게 문의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2</text:p>
          </table:table-cell>
          <table:table-cell office:value-type="string" table:style-name="ce46">
            <text:p>15~22</text:p>
          </table:table-cell>
          <table:table-cell office:value-type="string" table:content-validation-name="val2" table:style-name="ce47">
            <text:p>이시형</text:p>
          </table:table-cell>
          <table:table-cell table:number-columns-repeated="2" table:style-name="ce47"/>
          <table:table-cell office:value-type="date" office:date-value="2022-07-22T20:38:00" table:style-name="ce48">
            <text:p>22-7-22 20:38</text:p>
          </table:table-cell>
          <table:table-cell office:value-type="date" office:date-value="2022-07-22T20:38:00" table:style-name="ce48">
            <text:p>22-7-22 20:38</text:p>
          </table:table-cell>
          <table:table-cell office:value-type="time" office:time-value="PT0H0M0S" table:formula="of:=[.N328]-[.M328]" table:style-name="ce64">
            <text:p>0:00:00</text:p>
          </table:table-cell>
          <table:table-cell office:value-type="string" table:style-name="ce47">
            <text:p>KaKao</text:p>
          </table:table-cell>
          <table:table-cell office:value-type="date" office:date-value="2022-07-22T20:48:00" table:style-name="ce67">
            <text:p>2022-7-22 20:48</text:p>
          </table:table-cell>
          <table:table-cell office:value-type="string" table:style-name="ce49">
            <text:p>Problem: Free Size on aggr_node01_NVMe_data less than 10%</text:p>
          </table:table-cell>
          <table:table-cell office:value-type="string" table:style-name="ce49">
            <text:p>오래된 스냅샷 삭제하였습니다.</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2</text:p>
          </table:table-cell>
          <table:table-cell office:value-type="string" table:style-name="ce46">
            <text:p>22~09</text:p>
          </table:table-cell>
          <table:table-cell office:value-type="string" table:content-validation-name="val2" table:style-name="ce47">
            <text:p>Radhika</text:p>
          </table:table-cell>
          <table:table-cell office:value-type="string" table:style-name="ce47">
            <text:p>Ram</text:p>
          </table:table-cell>
          <table:table-cell table:style-name="ce47"/>
          <table:table-cell office:value-type="date" office:date-value="2022-07-22T01:14:00" table:style-name="ce48">
            <text:p>22-7-22 1:14</text:p>
          </table:table-cell>
          <table:table-cell office:value-type="date" office:date-value="2022-07-22T01:14:00" table:style-name="ce48">
            <text:p>22-7-22 1:14</text:p>
          </table:table-cell>
          <table:table-cell office:value-type="time" office:time-value="PT0H0M0S" table:formula="of:=[.N329]-[.M329]" table:style-name="ce64">
            <text:p>0:00:00</text:p>
          </table:table-cell>
          <table:table-cell office:value-type="string" table:style-name="ce47">
            <text:p>KaKao</text:p>
          </table:table-cell>
          <table:table-cell office:value-type="date" office:date-value="2022-07-22T01:32:00" table:style-name="ce67">
            <text:p>2022-7-22 1:32</text:p>
          </table:table-cell>
          <table:table-cell office:value-type="string" table:style-name="ce49">
            <text:p>rabbitmq RSS memory issue : krcloudprdtrl01</text:p>
          </table:table-cell>
          <table:table-cell office:value-type="string" table:style-name="ce49">
            <text:p>restarted rabbitmq in all the three controllers</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3</text:p>
          </table:table-cell>
          <table:table-cell office:value-type="string" table:style-name="ce46">
            <text:p>09~21</text:p>
          </table:table-cell>
          <table:table-cell office:value-type="string" table:content-validation-name="val2" table:style-name="ce47">
            <text:p>Mohamed</text:p>
          </table:table-cell>
          <table:table-cell office:value-type="string" table:style-name="ce47">
            <text:p>Ashok &amp; Anand</text:p>
          </table:table-cell>
          <table:table-cell table:style-name="ce47"/>
          <table:table-cell office:value-type="date" office:date-value="2022-07-23T20:20:00" table:style-name="ce48">
            <text:p>22-7-23 20:20</text:p>
          </table:table-cell>
          <table:table-cell office:value-type="date" office:date-value="2022-07-23T20:20:00" table:style-name="ce48">
            <text:p>22-7-23 20:20</text:p>
          </table:table-cell>
          <table:table-cell office:value-type="time" office:time-value="PT0H0M0S" table:formula="of:=[.N330]-[.M330]" table:style-name="ce64">
            <text:p>0:00:00</text:p>
          </table:table-cell>
          <table:table-cell office:value-type="string" table:style-name="ce47">
            <text:p>Kakao &amp; Email<text:s/></text:p>
          </table:table-cell>
          <table:table-cell table:style-name="ce65"/>
          <table:table-cell office:value-type="string" table:style-name="ce49">
            <text:p>lack of available memory on server ccseuapigwp02</text:p>
          </table:table-cell>
          <table:table-cell office:value-type="string" table:style-name="ce49">
            <text:p>Informed vm owner through kakao &amp; email<tex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5</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5T09:26:00" table:style-name="ce48">
            <text:p>22-7-25 9:26</text:p>
          </table:table-cell>
          <table:table-cell office:value-type="date" office:date-value="2022-07-25T09:27:00" table:style-name="ce48">
            <text:p>22-7-25 9:27</text:p>
          </table:table-cell>
          <table:table-cell office:value-type="time" office:time-value="PT0H1M0S" table:formula="of:=[.N331]-[.M331]" table:style-name="ce64">
            <text:p>0:01:00</text:p>
          </table:table-cell>
          <table:table-cell office:value-type="string" table:style-name="ce47">
            <text:p>Kakao</text:p>
          </table:table-cell>
          <table:table-cell office:value-type="date" office:date-value="2022-07-25T09:29:00" table:style-name="ce67">
            <text:p>2022-7-25 9:29</text:p>
          </table:table-cell>
          <table:table-cell office:value-type="string" table:style-name="ce49">
            <text:p>unavailable by ICMP ping, Host : pp01dn012</text:p>
          </table:table-cell>
          <table:table-cell office:value-type="string" table:style-name="ce49">
            <text:p>작업 중에 일어난 알람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5</text:p>
          </table:table-cell>
          <table:table-cell office:value-type="string" table:style-name="ce46">
            <text:p>15~22</text:p>
          </table:table-cell>
          <table:table-cell office:value-type="string" table:content-validation-name="val2" table:style-name="ce47">
            <text:p>임정현</text:p>
          </table:table-cell>
          <table:table-cell table:style-name="ce47"/>
          <table:table-cell office:value-type="string" table:style-name="ce47">
            <text:p>채한길</text:p>
          </table:table-cell>
          <table:table-cell office:value-type="date" office:date-value="2022-07-25T16:02:00" table:style-name="ce48">
            <text:p>22-7-25 16:02</text:p>
          </table:table-cell>
          <table:table-cell office:value-type="date" office:date-value="2022-07-25T16:03:00" table:style-name="ce48">
            <text:p>22-7-25 16:03</text:p>
          </table:table-cell>
          <table:table-cell office:value-type="time" office:time-value="PT0H1M0S" table:formula="of:=[.N332]-[.M332]" table:style-name="ce64">
            <text:p>0:01:00</text:p>
          </table:table-cell>
          <table:table-cell office:value-type="string" table:style-name="ce47">
            <text:p>Kakao, M+</text:p>
          </table:table-cell>
          <table:table-cell office:value-type="date" office:date-value="2022-07-25T16:22:00" table:style-name="ce67">
            <text:p>2022-7-25 16:22</text:p>
          </table:table-cell>
          <table:table-cell office:value-type="string" table:style-name="ce49">
            <text:p>Tibero process stop on ccscndkc2gplcdbp02</text:p>
          </table:table-cell>
          <table:table-cell office:value-type="string" table:style-name="ce49">
            <text:p>담당자 컨택하여 내용 전달 후 VM restart 하여 해소, 서비스 영향 없는 VM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5</text:p>
          </table:table-cell>
          <table:table-cell office:value-type="string" table:style-name="ce46">
            <text:p>15~22</text:p>
          </table:table-cell>
          <table:table-cell office:value-type="string" table:content-validation-name="val2" table:style-name="ce47">
            <text:p>임정현</text:p>
          </table:table-cell>
          <table:table-cell table:style-name="ce47"/>
          <table:table-cell office:value-type="string" table:style-name="ce47">
            <text:p>Ahmed</text:p>
          </table:table-cell>
          <table:table-cell office:value-type="date" office:date-value="2022-07-25T20:07:00" table:style-name="ce48">
            <text:p>22-7-25 20:07</text:p>
          </table:table-cell>
          <table:table-cell office:value-type="date" office:date-value="2022-07-25T20:08:00" table:style-name="ce48">
            <text:p>22-7-25 20:08</text:p>
          </table:table-cell>
          <table:table-cell office:value-type="time" office:time-value="PT0H1M0S" table:formula="of:=[.N333]-[.M333]" table:style-name="ce64">
            <text:p>0:01:00</text:p>
          </table:table-cell>
          <table:table-cell office:value-type="string" table:style-name="ce47">
            <text:p>Kakao, M+, Call</text:p>
          </table:table-cell>
          <table:table-cell office:value-type="date" office:date-value="2022-07-25T20:33:00" table:style-name="ce67">
            <text:p>2022-7-25 20:33</text:p>
          </table:table-cell>
          <table:table-cell office:value-type="string" table:style-name="ce49">
            <text:p>ccskrdkc2kpelasp01,02.ap-northeast-2.prd.h53Unavailable by ICMP ping</text:p>
          </table:table-cell>
          <table:table-cell office:value-type="string" table:style-name="ce49">
            <text:p>담당자 작업 중 휴먼 에러로 확인, 조치 후 재부팅하여 해소, 서비스 제공 중이 아닌 VM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5</text:p>
          </table:table-cell>
          <table:table-cell office:value-type="string" table:style-name="ce46">
            <text:p>15~22</text:p>
          </table:table-cell>
          <table:table-cell office:value-type="string" table:content-validation-name="val2" table:style-name="ce47">
            <text:p>임정현</text:p>
          </table:table-cell>
          <table:table-cell table:style-name="ce47"/>
          <table:table-cell office:value-type="string" table:style-name="ce47">
            <text:p>Ahmed</text:p>
          </table:table-cell>
          <table:table-cell office:value-type="date" office:date-value="2022-07-25T21:07:00" table:style-name="ce48">
            <text:p>22-7-25 21:07</text:p>
          </table:table-cell>
          <table:table-cell office:value-type="date" office:date-value="2022-07-25T21:08:00" table:style-name="ce48">
            <text:p>22-7-25 21:08</text:p>
          </table:table-cell>
          <table:table-cell office:value-type="time" office:time-value="PT0H1M0S" table:formula="of:=[.N334]-[.M334]" table:style-name="ce64">
            <text:p>0:01:00</text:p>
          </table:table-cell>
          <table:table-cell office:value-type="string" table:style-name="ce47">
            <text:p>Kakao, M+, Call</text:p>
          </table:table-cell>
          <table:table-cell office:value-type="date" office:date-value="2022-07-25T21:12:00" table:style-name="ce67">
            <text:p>2022-7-25 21:12</text:p>
          </table:table-cell>
          <table:table-cell office:value-type="string" table:style-name="ce49">
            <text:p>ccskrdkc2kpelasp03.ap-northeast-2.prd.h53Unavailable by ICMP ping</text:p>
          </table:table-cell>
          <table:table-cell office:value-type="string" table:style-name="ce49">
            <text:p>담당자 작업 중 휴먼 에러로 확인, 조치 후 재부팅하여 해소, 서비스 제공 중이 아닌 VM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6T08:49:00" table:style-name="ce48">
            <text:p>22-7-26 8:49</text:p>
          </table:table-cell>
          <table:table-cell office:value-type="date" office:date-value="2022-07-26T08:49:00" table:style-name="ce48">
            <text:p>22-7-26 8:49</text:p>
          </table:table-cell>
          <table:table-cell office:value-type="time" office:time-value="PT0H0M0S" table:formula="of:=[.N335]-[.M335]" table:style-name="ce64">
            <text:p>0:00:00</text:p>
          </table:table-cell>
          <table:table-cell office:value-type="string" table:style-name="ce47">
            <text:p>Kakao</text:p>
          </table:table-cell>
          <table:table-cell office:value-type="date" office:date-value="2022-07-26T09:00:00" table:style-name="ce67">
            <text:p>2022-7-26 9:00</text:p>
          </table:table-cell>
          <table:table-cell office:value-type="string" table:style-name="ce49">
            <text:p>MySQL: Number of internal temporary tables created per second is high (over 30 for 5m)</text:p>
          </table:table-cell>
          <table:table-cell office:value-type="string" table:style-name="ce49">
            <text:p>db팀에 문의하여, 서비스 영향없는 것으로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6T08:59:00" table:style-name="ce48">
            <text:p>22-7-26 8:59</text:p>
          </table:table-cell>
          <table:table-cell office:value-type="date" office:date-value="2022-07-26T08:59:00" table:style-name="ce48">
            <text:p>22-7-26 8:59</text:p>
          </table:table-cell>
          <table:table-cell office:value-type="time" office:time-value="PT0H0M0S" table:formula="of:=[.N336]-[.M336]" table:style-name="ce64">
            <text:p>0:00:00</text:p>
          </table:table-cell>
          <table:table-cell office:value-type="string" table:style-name="ce47">
            <text:p>Kakao, M+</text:p>
          </table:table-cell>
          <table:table-cell office:value-type="date" office:date-value="2022-07-26T11:17:00" table:style-name="ce67">
            <text:p>2022-7-26 11:17</text:p>
          </table:table-cell>
          <table:table-cell office:value-type="string" table:style-name="ce49">
            <text:p>hubble-kafka02.kr.hcloud.h53 has been restarted (uptime &lt; 10m)</text:p>
          </table:table-cell>
          <table:table-cell office:value-type="string" table:style-name="ce59">
            <text:p>박상설 연구원/ 카클라우드플랫폼개발팀에 확인하여 작업으로 확인함</text:p>
            <text:p>작업내용 : 카프카에 붙어있는 볼륨 ssd 마운트를 다시해서 리스타트 진행</text:p>
            <text:p>리스타트 이유 : 리붓 후에도 잘 붙어오는지 보기 위해서</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style-name="ce47"/>
          <table:table-cell office:value-type="string" table:style-name="ce47">
            <text:p>정종인</text:p>
          </table:table-cell>
          <table:table-cell office:value-type="date" office:date-value="2022-07-26T09:19:00" table:style-name="ce48">
            <text:p>22-7-26 9:19</text:p>
          </table:table-cell>
          <table:table-cell office:value-type="date" office:date-value="2022-07-26T09:20:00" table:style-name="ce48">
            <text:p>22-7-26 9:20</text:p>
          </table:table-cell>
          <table:table-cell office:value-type="time" office:time-value="PT0H1M0S" table:formula="of:=[.N337]-[.M337]" table:style-name="ce64">
            <text:p>0:01:00</text:p>
          </table:table-cell>
          <table:table-cell office:value-type="string" table:style-name="ce47">
            <text:p>Kakao</text:p>
          </table:table-cell>
          <table:table-cell table:style-name="ce65"/>
          <table:table-cell office:value-type="string" table:style-name="ce59">
            <text:p>[CCS-KR-VM] vm들 ping fail</text:p>
          </table:table-cell>
          <table:table-cell office:value-type="string" table:style-name="ce59">
            <text:p>vm들, host들 uptime 확인 결과 reboot은 되지 않은 것으로 확인</text:p>
            <text:p>네트워크 순단이 예상되어서 네트워크팀에 방화벽 확인요청</text:p>
            <text:p>오전 9시 20분경 ping fail 발생 이후 지속적으로 내부망-eDMZ망으로 과트래픽이 발생</text:p>
            <text:p>VM쪽 변경사항이나 배치작업이 있는지 현장대리인방에 확인요청 메시지 남김</text:p>
            <text:p>오전 10시 20분 트래픽 정상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6T12:58:00" table:style-name="ce48">
            <text:p>22-7-26 12:58</text:p>
          </table:table-cell>
          <table:table-cell office:value-type="date" office:date-value="2022-07-26T12:59:00" table:style-name="ce48">
            <text:p>22-7-26 12:59</text:p>
          </table:table-cell>
          <table:table-cell office:value-type="time" office:time-value="PT0H1M0S" table:formula="of:=[.N338]-[.M338]" table:style-name="ce64">
            <text:p>0:01:00</text:p>
          </table:table-cell>
          <table:table-cell office:value-type="string" table:style-name="ce47">
            <text:p>Kakao &amp; Email<text:s/></text:p>
          </table:table-cell>
          <table:table-cell office:value-type="date" office:date-value="2022-07-26T13:45:00" table:style-name="ce67">
            <text:p>2022-7-26 13:45</text:p>
          </table:table-cell>
          <table:table-cell office:value-type="string" table:style-name="ce49">
            <text:p>/data Disk size 9.95 % capacity left : es01.ap-northeast-2.prd.h53</text:p>
          </table:table-cell>
          <table:table-cell office:value-type="string" table:style-name="ce49">
            <text:p>담당자에게 메일 전달</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6T14:11:00" table:style-name="ce48">
            <text:p>22-7-26 14:11</text:p>
          </table:table-cell>
          <table:table-cell office:value-type="date" office:date-value="2022-07-26T14:12:00" table:style-name="ce48">
            <text:p>22-7-26 14:12</text:p>
          </table:table-cell>
          <table:table-cell office:value-type="time" office:time-value="PT0H1M0S" table:formula="of:=[.N339]-[.M339]" table:style-name="ce64">
            <text:p>0:01:00</text:p>
          </table:table-cell>
          <table:table-cell office:value-type="string" table:style-name="ce47">
            <text:p>Kakao, M+</text:p>
          </table:table-cell>
          <table:table-cell office:value-type="date" office:date-value="2022-07-26T14:21:00" table:style-name="ce67">
            <text:p>2022-7-26 14:21</text:p>
          </table:table-cell>
          <table:table-cell office:value-type="string" table:style-name="ce49">
            <text:p>[CCS-KR-VM] ccskrsrchredisp001~003 has just been restarted</text:p>
          </table:table-cell>
          <table:table-cell office:value-type="string" table:style-name="ce49">
            <text:p>담당자 확인 결과 솔루션 설치 관련 작업으로 인한 restart발생으로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style-name="ce47"/>
          <table:table-cell office:value-type="string" table:style-name="ce47">
            <text:p>이후승</text:p>
          </table:table-cell>
          <table:table-cell office:value-type="date" office:date-value="2022-07-26T16:04:00" table:style-name="ce48">
            <text:p>22-7-26 16:04</text:p>
          </table:table-cell>
          <table:table-cell office:value-type="date" office:date-value="2022-07-26T16:05:00" table:style-name="ce48">
            <text:p>22-7-26 16:05</text:p>
          </table:table-cell>
          <table:table-cell office:value-type="time" office:time-value="PT0H1M0S" table:formula="of:=[.N340]-[.M340]" table:style-name="ce64">
            <text:p>0:01:00</text:p>
          </table:table-cell>
          <table:table-cell office:value-type="string" table:style-name="ce47">
            <text:p>Kakao</text:p>
          </table:table-cell>
          <table:table-cell office:value-type="date" office:date-value="2022-07-26T16:26:00" table:style-name="ce67">
            <text:p>2022-7-26 16:26</text:p>
          </table:table-cell>
          <table:table-cell office:value-type="string" table:style-name="ce49">
            <text:p>Free size on aggr_node01_NVMe_data less than 10%</text:p>
          </table:table-cell>
          <table:table-cell office:value-type="string" table:style-name="ce49">
            <text:p>스냅샷 삭제하여 해소</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number-columns-repeated="2" table:style-name="ce47"/>
          <table:table-cell office:value-type="date" office:date-value="2022-07-26T20:53:00" table:style-name="ce48">
            <text:p>22-7-26 20:53</text:p>
          </table:table-cell>
          <table:table-cell office:value-type="date" office:date-value="2022-07-26T20:54:00" table:style-name="ce48">
            <text:p>22-7-26 20:54</text:p>
          </table:table-cell>
          <table:table-cell office:value-type="time" office:time-value="PT0H1M0S" table:formula="of:=[.N341]-[.M341]" table:style-name="ce64">
            <text:p>0:01:00</text:p>
          </table:table-cell>
          <table:table-cell office:value-type="string" table:style-name="ce47">
            <text:p>Kakao, Mail</text:p>
          </table:table-cell>
          <table:table-cell office:value-type="date" office:date-value="2022-07-26T16:26:00" table:style-name="ce67">
            <text:p>2022-7-26 16:26</text:p>
          </table:table-cell>
          <table:table-cell office:value-type="string" table:style-name="ce49">
            <text:p>ccseuissp-loadbalancer 10.115.189.11 VIP is down/High</text:p>
          </table:table-cell>
          <table:table-cell office:value-type="string" table:style-name="ce59">
            <text:p>뒷단 VM 3개 중 3개 모두 헬시체크가 안되어 알람 수신<text:s/></text:p>
            <text:p>담당자에게 VM 상태 확인 요청</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number-columns-repeated="2" table:style-name="ce47"/>
          <table:table-cell office:value-type="date" office:date-value="2022-07-27T08:31:00" table:style-name="ce48">
            <text:p>22-7-27 8:31</text:p>
          </table:table-cell>
          <table:table-cell office:value-type="date" office:date-value="2022-07-27T08:31:00" table:style-name="ce48">
            <text:p>22-7-27 8:31</text:p>
          </table:table-cell>
          <table:table-cell office:value-type="time" office:time-value="PT0H0M0S" table:formula="of:=[.N342]-[.M342]" table:style-name="ce64">
            <text:p>0:00:00</text:p>
          </table:table-cell>
          <table:table-cell office:value-type="string" table:style-name="ce47">
            <text:p>Kakao</text:p>
          </table:table-cell>
          <table:table-cell table:style-name="ce65"/>
          <table:table-cell office:value-type="string" table:style-name="ce49">
            <text:p>ocnexenta 16a : ZFS Pool is in DEGRADED<text:s/></text:p>
          </table:table-cell>
          <table:table-cell office:value-type="string" table:style-name="ce49">
            <text:p>nexenta 16a-poo1-raidz2-10 안에 있는 디스크 1개 fault인 것 확인 -&gt; RMA 프로세스 진행중</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style-name="ce47"/>
          <table:table-cell office:value-type="string" table:style-name="ce47">
            <text:p>임예슬</text:p>
          </table:table-cell>
          <table:table-cell office:value-type="date" office:date-value="2022-07-27T10:10:00" table:style-name="ce48">
            <text:p>22-7-27 10:10</text:p>
          </table:table-cell>
          <table:table-cell office:value-type="date" office:date-value="2022-07-27T10:10:00" table:style-name="ce48">
            <text:p>22-7-27 10:10</text:p>
          </table:table-cell>
          <table:table-cell office:value-type="time" office:time-value="PT0H0M0S" table:formula="of:=[.N343]-[.M343]" table:style-name="ce64">
            <text:p>0:00:00</text:p>
          </table:table-cell>
          <table:table-cell office:value-type="string" table:style-name="ce47">
            <text:p>Kakao</text:p>
          </table:table-cell>
          <table:table-cell office:value-type="date" office:date-value="2022-07-27T10:12:00" table:style-name="ce67">
            <text:p>2022-7-27 10:12</text:p>
          </table:table-cell>
          <table:table-cell office:value-type="string" table:style-name="ce49">
            <text:p>Container /fluentd: Container has been stopped with error code</text:p>
          </table:table-cell>
          <table:table-cell office:value-type="string" table:style-name="ce49">
            <text:p>SGCLOUD-1090 티켓 생성</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08~15</text:p>
          </table:table-cell>
          <table:table-cell office:value-type="string" table:content-validation-name="val2" table:style-name="ce47">
            <text:p>이은도</text:p>
          </table:table-cell>
          <table:table-cell table:style-name="ce47"/>
          <table:table-cell office:value-type="string" table:style-name="ce47">
            <text:p>심명보</text:p>
          </table:table-cell>
          <table:table-cell office:value-type="date" office:date-value="2022-07-27T11:36:00" table:style-name="ce48">
            <text:p>22-7-27 11:36</text:p>
          </table:table-cell>
          <table:table-cell office:value-type="date" office:date-value="2022-07-27T11:37:00" table:style-name="ce48">
            <text:p>22-7-27 11:37</text:p>
          </table:table-cell>
          <table:table-cell office:value-type="time" office:time-value="PT0H1M0S" table:formula="of:=[.N344]-[.M344]" table:style-name="ce64">
            <text:p>0:01:00</text:p>
          </table:table-cell>
          <table:table-cell office:value-type="string" table:style-name="ce47">
            <text:p>Kakao, Mail</text:p>
          </table:table-cell>
          <table:table-cell office:value-type="date" office:date-value="2022-07-27T13:09:00" table:style-name="ce67">
            <text:p>2022-7-27 13:09</text:p>
          </table:table-cell>
          <table:table-cell office:value-type="string" table:style-name="ce49">
            <text:p>[CCS-KR-VM] /postgres_data Disk size 9.99 % capacity left : ccskrccsprgcdbp01.krcloud</text:p>
          </table:table-cell>
          <table:table-cell office:value-type="string" table:style-name="ce49">
            <text:p>담당자에게 메일 전달</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SG</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5M0S" table:style-name="ce63">
            <text:p>0:05: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number-columns-repeated="2" table:style-name="ce47"/>
          <table:table-cell office:value-type="date" office:date-value="2022-07-27T18:30:00" table:style-name="ce48">
            <text:p>22-7-27 18:30</text:p>
          </table:table-cell>
          <table:table-cell office:value-type="date" office:date-value="2022-07-27T18:35:00" table:style-name="ce48">
            <text:p>22-7-27 18:35</text:p>
          </table:table-cell>
          <table:table-cell office:value-type="time" office:time-value="PT0H5M0S" table:formula="of:=[.N345]-[.M345]" table:style-name="ce64">
            <text:p>0:05:00</text:p>
          </table:table-cell>
          <table:table-cell office:value-type="string" table:style-name="ce47">
            <text:p>Kakao, M+</text:p>
          </table:table-cell>
          <table:table-cell office:value-type="date" office:date-value="2022-07-27T18:31:00" table:style-name="ce67">
            <text:p>2022-7-27 18:31</text:p>
          </table:table-cell>
          <table:table-cell office:value-type="string" table:style-name="ce49">
            <text:p>SG-AL02-02R02: interface Eth 5 [mgmt] sg-prd-admin-d-0202-6_p1p1 Link down</text:p>
          </table:table-cell>
          <table:table-cell office:value-type="string" table:style-name="ce49">
            <text:p>담당자에게 확인 요청</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number-columns-repeated="2" table:style-name="ce47"/>
          <table:table-cell office:value-type="date" office:date-value="2022-07-27T19:31:00" table:style-name="ce48">
            <text:p>22-7-27 19:31</text:p>
          </table:table-cell>
          <table:table-cell office:value-type="date" office:date-value="2022-07-27T19:33:00" table:style-name="ce48">
            <text:p>22-7-27 19:33</text:p>
          </table:table-cell>
          <table:table-cell office:value-type="time" office:time-value="PT0H2M0S" table:formula="of:=[.N346]-[.M346]" table:style-name="ce64">
            <text:p>0:02:00</text:p>
          </table:table-cell>
          <table:table-cell office:value-type="string" table:style-name="ce47">
            <text:p>Kakao, M+</text:p>
          </table:table-cell>
          <table:table-cell office:value-type="date" office:date-value="2022-07-27T19:34:00" table:style-name="ce67">
            <text:p>2022-7-27 19:34</text:p>
          </table:table-cell>
          <table:table-cell office:value-type="string" table:style-name="ce49">
            <text:p>pb01dn017 unavailable by icmp ping</text:p>
          </table:table-cell>
          <table:table-cell office:value-type="string" table:style-name="ce49">
            <text:p>담당자에게 확인 요청</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number-columns-repeated="2" table:style-name="ce47"/>
          <table:table-cell office:value-type="date" office:date-value="2022-07-27T21:34:00" table:style-name="ce48">
            <text:p>22-7-27 21:34</text:p>
          </table:table-cell>
          <table:table-cell office:value-type="date" office:date-value="2022-07-27T21:37:00" table:style-name="ce48">
            <text:p>22-7-27 21:37</text:p>
          </table:table-cell>
          <table:table-cell office:value-type="time" office:time-value="PT0H3M0S" table:formula="of:=[.N347]-[.M347]" table:style-name="ce64">
            <text:p>0:03:00</text:p>
          </table:table-cell>
          <table:table-cell office:value-type="string" table:style-name="ce47">
            <text:p>Kakao, Mail</text:p>
          </table:table-cell>
          <table:table-cell office:value-type="date" office:date-value="2022-07-27T21:35:00" table:style-name="ce67">
            <text:p>2022-7-27 21:35</text:p>
          </table:table-cell>
          <table:table-cell office:value-type="string" table:style-name="ce49">
            <text:p>vServer CS_LB_PRD_VCRM_ServiceHub_INNER services are degraded: 95 pct</text:p>
          </table:table-cell>
          <table:table-cell office:value-type="string" table:style-name="ce49">
            <text:p>서비스 담당자에게 서비스 상태 확인 요청</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6</text:p>
          </table:table-cell>
          <table:table-cell office:value-type="string" table:style-name="ce46">
            <text:p>15~22</text:p>
          </table:table-cell>
          <table:table-cell office:value-type="string" table:content-validation-name="val2" table:style-name="ce47">
            <text:p>임정현</text:p>
          </table:table-cell>
          <table:table-cell table:number-columns-repeated="2" table:style-name="ce47"/>
          <table:table-cell office:value-type="date" office:date-value="2022-07-27T21:47:00" table:style-name="ce48">
            <text:p>22-7-27 21:47</text:p>
          </table:table-cell>
          <table:table-cell office:value-type="date" office:date-value="2022-07-27T21:48:00" table:style-name="ce48">
            <text:p>22-7-27 21:48</text:p>
          </table:table-cell>
          <table:table-cell office:value-type="time" office:time-value="PT0H1M0S" table:formula="of:=[.N348]-[.M348]" table:style-name="ce64">
            <text:p>0:01:00</text:p>
          </table:table-cell>
          <table:table-cell office:value-type="string" table:style-name="ce47">
            <text:p>Kakao, Mail</text:p>
          </table:table-cell>
          <table:table-cell table:style-name="ce67"/>
          <table:table-cell office:value-type="string" table:style-name="ce49">
            <text:p>pb01dn010 interface ens6f1: Link down</text:p>
          </table:table-cell>
          <table:table-cell office:value-type="string" table:style-name="ce49">
            <text:p>담당자에게 확인 요청</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E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7</text:p>
          </table:table-cell>
          <table:table-cell office:value-type="string" table:style-name="ce46">
            <text:p>21~08</text:p>
          </table:table-cell>
          <table:table-cell office:value-type="string" table:content-validation-name="val2" table:style-name="ce47">
            <text:p>Mohamed</text:p>
          </table:table-cell>
          <table:table-cell office:value-type="string" table:style-name="ce47">
            <text:p>Saju</text:p>
          </table:table-cell>
          <table:table-cell table:style-name="ce47"/>
          <table:table-cell office:value-type="date" office:date-value="2022-07-28T00:13:00" table:style-name="ce48">
            <text:p>22-7-28 0:13</text:p>
          </table:table-cell>
          <table:table-cell office:value-type="date" office:date-value="2022-07-28T00:13:00" table:style-name="ce48">
            <text:p>22-7-28 0:13</text:p>
          </table:table-cell>
          <table:table-cell office:value-type="time" office:time-value="PT0H0M0S" table:formula="of:=[.N349]-[.M349]" table:style-name="ce64">
            <text:p>0:00:00</text:p>
          </table:table-cell>
          <table:table-cell office:value-type="string" table:style-name="ce47">
            <text:p>Kakao</text:p>
          </table:table-cell>
          <table:table-cell office:value-type="date" office:date-value="2022-07-28T00:14:00" table:style-name="ce67">
            <text:p>2022-7-28 0:14</text:p>
          </table:table-cell>
          <table:table-cell office:value-type="string" table:style-name="ce49">
            <text:p>EUCLOUDNetapp01 : Free size on aggr_node02_data less than 10 % high</text:p>
          </table:table-cell>
          <table:table-cell office:value-type="string" table:style-name="ce49">
            <text:p>Deleted old snapsho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7</text:p>
          </table:table-cell>
          <table:table-cell office:value-type="string" table:style-name="ce46">
            <text:p>21~08</text:p>
          </table:table-cell>
          <table:table-cell office:value-type="string" table:content-validation-name="val2" table:style-name="ce47">
            <text:p>Mohamed</text:p>
          </table:table-cell>
          <table:table-cell office:value-type="string" table:style-name="ce47">
            <text:p>Saju</text:p>
          </table:table-cell>
          <table:table-cell table:style-name="ce47"/>
          <table:table-cell office:value-type="date" office:date-value="2022-07-28T00:14:00" table:style-name="ce48">
            <text:p>22-7-28 0:14</text:p>
          </table:table-cell>
          <table:table-cell office:value-type="date" office:date-value="2022-07-28T00:14:00" table:style-name="ce48">
            <text:p>22-7-28 0:14</text:p>
          </table:table-cell>
          <table:table-cell office:value-type="time" office:time-value="PT0H0M0S" table:formula="of:=[.N350]-[.M350]" table:style-name="ce64">
            <text:p>0:00:00</text:p>
          </table:table-cell>
          <table:table-cell office:value-type="string" table:style-name="ce47">
            <text:p>Kakao &amp; Email<text:s/></text:p>
          </table:table-cell>
          <table:table-cell table:style-name="ce65"/>
          <table:table-cell office:value-type="string" table:style-name="ce49">
            <text:p>UW-KRTMS-BB01(10.10.205.165) Eth12 down</text:p>
          </table:table-cell>
          <table:table-cell office:value-type="string" table:style-name="ce49">
            <text:p>Emailed the Network team to check further.</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7</text:p>
          </table:table-cell>
          <table:table-cell office:value-type="string" table:style-name="ce46">
            <text:p>21~08</text:p>
          </table:table-cell>
          <table:table-cell office:value-type="string" table:content-validation-name="val2" table:style-name="ce47">
            <text:p>Mohamed</text:p>
          </table:table-cell>
          <table:table-cell office:value-type="string" table:style-name="ce47">
            <text:p>Ganesh</text:p>
          </table:table-cell>
          <table:table-cell table:style-name="ce47"/>
          <table:table-cell office:value-type="date" office:date-value="2022-07-28T06:21:00" table:style-name="ce48">
            <text:p>22-7-28 6:21</text:p>
          </table:table-cell>
          <table:table-cell office:value-type="date" office:date-value="2022-07-28T06:21:00" table:style-name="ce48">
            <text:p>22-7-28 6:21</text:p>
          </table:table-cell>
          <table:table-cell office:value-type="time" office:time-value="PT0H0M0S" table:formula="of:=[.N351]-[.M351]" table:style-name="ce64">
            <text:p>0:00:00</text:p>
          </table:table-cell>
          <table:table-cell office:value-type="string" table:style-name="ce47">
            <text:p>Kakao</text:p>
          </table:table-cell>
          <table:table-cell table:style-name="ce65"/>
          <table:table-cell office:value-type="string" table:style-name="ce49">
            <text:p>Switch ASIC Lower Left Corner: Temperature is too low: &lt;5<text:s/></text:p>
          </table:table-cell>
          <table:table-cell office:value-type="string" table:style-name="ce49">
            <text:p>resolved immediately</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08:46:00" table:style-name="ce48">
            <text:p>22-7-28 8:46</text:p>
          </table:table-cell>
          <table:table-cell office:value-type="date" office:date-value="2022-07-28T08:46:00" table:style-name="ce48">
            <text:p>22-7-28 8:46</text:p>
          </table:table-cell>
          <table:table-cell office:value-type="time" office:time-value="PT0H0M0S" table:formula="of:=[.N352]-[.M352]" table:style-name="ce64">
            <text:p>0:00:00</text:p>
          </table:table-cell>
          <table:table-cell office:value-type="string" table:style-name="ce47">
            <text:p>Kakao &amp; Email<text:s/></text:p>
          </table:table-cell>
          <table:table-cell table:style-name="ce65"/>
          <table:table-cell office:value-type="string" table:style-name="ce49">
            <text:p>ccsnahmalmsdatap07 : /data Disk size 6%</text:p>
          </table:table-cell>
          <table:table-cell office:value-type="string" table:style-name="ce49">
            <text:p>담당자에게 확인 요청</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09:00:00" table:style-name="ce48">
            <text:p>22-7-28 9:00</text:p>
          </table:table-cell>
          <table:table-cell office:value-type="date" office:date-value="2022-07-28T09:01:00" table:style-name="ce48">
            <text:p>22-7-28 9:01</text:p>
          </table:table-cell>
          <table:table-cell office:value-type="time" office:time-value="PT0H1M0S" table:formula="of:=[.N353]-[.M353]" table:style-name="ce64">
            <text:p>0:01:00</text:p>
          </table:table-cell>
          <table:table-cell office:value-type="string" table:style-name="ce47">
            <text:p>Kakao</text:p>
          </table:table-cell>
          <table:table-cell table:style-name="ce65"/>
          <table:table-cell office:value-type="string" table:style-name="ce49">
            <text:p>F5 BIG-IP: Less than 7 days left until the certificate expires (/Common/ccskrmaaskmsproxyp_CA_crt.crt)</text:p>
          </table:table-cell>
          <table:table-cell office:value-type="string" table:style-name="ce49">
            <text:p>인증서 만료 알람 해당 LB 미사용 확인</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4M0S" table:style-name="ce63">
            <text:p>0:04: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09:01:00" table:style-name="ce48">
            <text:p>22-7-28 9:01</text:p>
          </table:table-cell>
          <table:table-cell office:value-type="date" office:date-value="2022-07-28T09:05:00" table:style-name="ce48">
            <text:p>22-7-28 9:05</text:p>
          </table:table-cell>
          <table:table-cell office:value-type="time" office:time-value="PT0H4M0S" table:formula="of:=[.N354]-[.M354]" table:style-name="ce64">
            <text:p>0:04:00</text:p>
          </table:table-cell>
          <table:table-cell office:value-type="string" table:style-name="ce47">
            <text:p>Kakao &amp; Email<text:s/></text:p>
          </table:table-cell>
          <table:table-cell table:style-name="ce65"/>
          <table:table-cell office:value-type="string" table:style-name="ce49">
            <text:p>/data Disk size 9.97 % capacity left : es01.ap-northeast-2.prd.h53</text:p>
          </table:table-cell>
          <table:table-cell office:value-type="string" table:style-name="ce49">
            <text:p>담당자에게 확인 요청</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11:01:00" table:style-name="ce48">
            <text:p>22-7-28 11:01</text:p>
          </table:table-cell>
          <table:table-cell office:value-type="date" office:date-value="2022-07-28T11:02:00" table:style-name="ce48">
            <text:p>22-7-28 11:02</text:p>
          </table:table-cell>
          <table:table-cell office:value-type="time" office:time-value="PT0H1M0S" table:formula="of:=[.N355]-[.M355]" table:style-name="ce64">
            <text:p>0:01:00</text:p>
          </table:table-cell>
          <table:table-cell office:value-type="string" table:style-name="ce47">
            <text:p>Kakao</text:p>
          </table:table-cell>
          <table:table-cell office:value-type="date" office:date-value="2022-07-28T11:05:00" table:style-name="ce67">
            <text:p>2022-7-28 11:05</text:p>
          </table:table-cell>
          <table:table-cell office:value-type="string" table:style-name="ce49">
            <text:p>[FIRING:1] (Memory alert STSRtNX7z) pass-prd-rancher03.kr.hcloud.h53 Memory usage abocve 80%</text:p>
          </table:table-cell>
          <table:table-cell office:value-type="string" table:style-name="ce49">
            <text:p>확인 요청 이후 해소 알람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13:33:00" table:style-name="ce48">
            <text:p>22-7-28 13:33</text:p>
          </table:table-cell>
          <table:table-cell office:value-type="date" office:date-value="2022-07-28T13:34:00" table:style-name="ce48">
            <text:p>22-7-28 13:34</text:p>
          </table:table-cell>
          <table:table-cell office:value-type="time" office:time-value="PT0H1M0S" table:formula="of:=[.N356]-[.M356]" table:style-name="ce64">
            <text:p>0:01:00</text:p>
          </table:table-cell>
          <table:table-cell office:value-type="string" table:style-name="ce47">
            <text:p>Kakao &amp; Email<text:s/></text:p>
          </table:table-cell>
          <table:table-cell table:style-name="ce65"/>
          <table:table-cell office:value-type="string" table:style-name="ce49">
            <text:p>ccsnahmalmsdatap02 : /data Disk size 5.76%</text:p>
          </table:table-cell>
          <table:table-cell office:value-type="string" table:style-name="ce49">
            <text:p>담당자에게 확인 요청</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14:24:00" table:style-name="ce48">
            <text:p>22-7-28 14:24</text:p>
          </table:table-cell>
          <table:table-cell office:value-type="date" office:date-value="2022-07-28T14:25:00" table:style-name="ce48">
            <text:p>22-7-28 14:25</text:p>
          </table:table-cell>
          <table:table-cell office:value-type="time" office:time-value="PT0H1M0S" table:formula="of:=[.N357]-[.M357]" table:style-name="ce64">
            <text:p>0:01:00</text:p>
          </table:table-cell>
          <table:table-cell office:value-type="string" table:style-name="ce47">
            <text:p>Kakao, M+</text:p>
          </table:table-cell>
          <table:table-cell office:value-type="date" office:date-value="2022-07-28T14:56:00" table:style-name="ce67">
            <text:p>2022-7-28 14:56</text:p>
          </table:table-cell>
          <table:table-cell office:value-type="string" table:style-name="ce49">
            <text:p>AL01 : interface Ethernet21/1(Peer-to-AL01-02R06):Link down</text:p>
          </table:table-cell>
          <table:table-cell office:value-type="string" table:style-name="ce49">
            <text:p>이한선 책임님 확인 결과 케이블 교체 작업 스위치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8</text:p>
          </table:table-cell>
          <table:table-cell office:value-type="string" table:style-name="ce46">
            <text:p>08~15</text:p>
          </table:table-cell>
          <table:table-cell office:value-type="string" table:content-validation-name="val2" table:style-name="ce47">
            <text:p>심명보</text:p>
          </table:table-cell>
          <table:table-cell table:number-columns-repeated="2" table:style-name="ce47"/>
          <table:table-cell office:value-type="date" office:date-value="2022-07-28T14:48:00" table:style-name="ce48">
            <text:p>22-7-28 14:48</text:p>
          </table:table-cell>
          <table:table-cell office:value-type="date" office:date-value="2022-07-28T14:49:00" table:style-name="ce48">
            <text:p>22-7-28 14:49</text:p>
          </table:table-cell>
          <table:table-cell office:value-type="time" office:time-value="PT0H1M0S" table:formula="of:=[.N358]-[.M358]" table:style-name="ce64">
            <text:p>0:01:00</text:p>
          </table:table-cell>
          <table:table-cell office:value-type="string" table:style-name="ce47">
            <text:p>Kakao</text:p>
          </table:table-cell>
          <table:table-cell office:value-type="date" office:date-value="2022-07-28T14:53:00" table:style-name="ce67">
            <text:p>2022-7-28 14:53</text:p>
          </table:table-cell>
          <table:table-cell office:value-type="string" table:style-name="ce49">
            <text:p>[FIRING:1] (Memory alert STSRtNX7z) pass-prd-rancher03.kr.hcloud.h53 Memory usage abocve 80%</text:p>
          </table:table-cell>
          <table:table-cell office:value-type="string" table:style-name="ce49">
            <text:p>확인 요청 이후 해소 알람 확인</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28</text:p>
          </table:table-cell>
          <table:table-cell office:value-type="string" table:style-name="ce46">
            <text:p>15~22</text:p>
          </table:table-cell>
          <table:table-cell office:value-type="string" table:content-validation-name="val2" table:style-name="ce47">
            <text:p>이은도</text:p>
          </table:table-cell>
          <table:table-cell table:number-columns-repeated="2" table:style-name="ce47"/>
          <table:table-cell office:value-type="date" office:date-value="2022-07-28T16:37:00" table:style-name="ce48">
            <text:p>22-7-28 16:37</text:p>
          </table:table-cell>
          <table:table-cell office:value-type="date" office:date-value="2022-07-28T16:40:00" table:style-name="ce48">
            <text:p>22-7-28 16:40</text:p>
          </table:table-cell>
          <table:table-cell office:value-type="time" office:time-value="PT0H3M0S" table:formula="of:=[.N359]-[.M359]" table:style-name="ce64">
            <text:p>0:03:00</text:p>
          </table:table-cell>
          <table:table-cell office:value-type="string" table:style-name="ce47">
            <text:p>Kakao, M+</text:p>
          </table:table-cell>
          <table:table-cell office:value-type="date" office:date-value="2022-07-28T17:35:00" table:style-name="ce67">
            <text:p>2022-7-28 17:35</text:p>
          </table:table-cell>
          <table:table-cell office:value-type="string" table:style-name="ce49">
            <text:p>vServer prd-ccskrdkc2hpgldbp01_proxy state: down (1)</text:p>
          </table:table-cell>
          <table:table-cell office:value-type="string" table:style-name="ce49">
            <text:p>담당자 확인 -&gt; 아직 서비스 하지 않는 중이라 알람해제 해달라는 요청 받음.</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RU</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8M0S" table:style-name="ce63">
            <text:p>0:08:00</text:p>
          </table:table-cell>
          <table:table-cell office:value-type="string" table:style-name="ce45">
            <text:p>2022.07.28</text:p>
          </table:table-cell>
          <table:table-cell office:value-type="string" table:style-name="ce46">
            <text:p>15~22</text:p>
          </table:table-cell>
          <table:table-cell office:value-type="string" table:content-validation-name="val2" table:style-name="ce47">
            <text:p>이은도</text:p>
          </table:table-cell>
          <table:table-cell table:style-name="ce47"/>
          <table:table-cell office:value-type="string" table:style-name="ce47">
            <text:p>고희경</text:p>
          </table:table-cell>
          <table:table-cell office:value-type="date" office:date-value="2022-07-28T17:50:00" table:style-name="ce48">
            <text:p>22-7-28 17:50</text:p>
          </table:table-cell>
          <table:table-cell office:value-type="date" office:date-value="2022-07-28T17:58:00" table:style-name="ce48">
            <text:p>22-7-28 17:58</text:p>
          </table:table-cell>
          <table:table-cell office:value-type="time" office:time-value="PT0H8M0S" table:formula="of:=[.N360]-[.M360]" table:style-name="ce64">
            <text:p>0:08:00</text:p>
          </table:table-cell>
          <table:table-cell office:value-type="string" table:style-name="ce47">
            <text:p>Kakao</text:p>
          </table:table-cell>
          <table:table-cell office:value-type="date" office:date-value="2022-07-28T18:49:00" table:style-name="ce67">
            <text:p>2022-7-28 18:49</text:p>
          </table:table-cell>
          <table:table-cell office:value-type="string" table:style-name="ce49">
            <text:p>rucloudprdcomdr101.rucloud has just been restarted</text:p>
          </table:table-cell>
          <table:table-cell office:value-type="string" table:style-name="ce49">
            <text:p>메모리 이슈 있는 호스트로 15시 30분경 호스트 재부팅 -&gt; 메인터넌스 시간이 지나 알람 발생 -&gt; 호스트 (ping 및 IPMI 콘솔 확인) 정상<text:s/></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2M0S" table:style-name="ce63">
            <text:p>0:02:00</text:p>
          </table:table-cell>
          <table:table-cell office:value-type="string" table:style-name="ce45">
            <text:p>2022.07.28</text:p>
          </table:table-cell>
          <table:table-cell office:value-type="string" table:style-name="ce46">
            <text:p>15~22</text:p>
          </table:table-cell>
          <table:table-cell office:value-type="string" table:content-validation-name="val2" table:style-name="ce47">
            <text:p>이은도</text:p>
          </table:table-cell>
          <table:table-cell table:style-name="ce47"/>
          <table:table-cell office:value-type="string" table:style-name="ce47">
            <text:p>장재봉</text:p>
          </table:table-cell>
          <table:table-cell office:value-type="date" office:date-value="2022-07-28T20:46:00" table:style-name="ce48">
            <text:p>22-7-28 20:46</text:p>
          </table:table-cell>
          <table:table-cell office:value-type="date" office:date-value="2022-07-28T20:48:00" table:style-name="ce48">
            <text:p>22-7-28 20:48</text:p>
          </table:table-cell>
          <table:table-cell office:value-type="time" office:time-value="PT0H2M0S" table:formula="of:=[.N361]-[.M361]" table:style-name="ce64">
            <text:p>0:02:00</text:p>
          </table:table-cell>
          <table:table-cell office:value-type="string" table:style-name="ce47">
            <text:p>Kakao</text:p>
          </table:table-cell>
          <table:table-cell table:style-name="ce65"/>
          <table:table-cell office:value-type="string" table:style-name="ce49">
            <text:p>[CCS-KR-Old-BM] Lack of available memory on server tmscorebackup01.corecenter.tms</text:p>
          </table:table-cell>
          <table:table-cell office:value-type="string" table:style-name="ce49">
            <text:p>netbackup 장비에서 발생 -&gt; 엔지니어와 컨택해서 확인 할 예정</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9</text:p>
          </table:table-cell>
          <table:table-cell office:value-type="string" table:style-name="ce46">
            <text:p>08~16</text:p>
          </table:table-cell>
          <table:table-cell office:value-type="string" table:content-validation-name="val2" table:style-name="ce47">
            <text:p>오창민</text:p>
          </table:table-cell>
          <table:table-cell table:number-columns-repeated="2" table:style-name="ce47"/>
          <table:table-cell office:value-type="date" office:date-value="2022-07-29T14:09:00" table:style-name="ce48">
            <text:p>22-7-29 14:09</text:p>
          </table:table-cell>
          <table:table-cell office:value-type="date" office:date-value="2022-07-29T14:09:00" table:style-name="ce48">
            <text:p>22-7-29 14:09</text:p>
          </table:table-cell>
          <table:table-cell office:value-type="time" office:time-value="PT0H0M0S" table:formula="of:=[.N362]-[.M362]" table:style-name="ce64">
            <text:p>0:00:00</text:p>
          </table:table-cell>
          <table:table-cell office:value-type="string" table:style-name="ce47">
            <text:p>kakao, mail</text:p>
          </table:table-cell>
          <table:table-cell office:value-type="date" office:date-value="2022-07-29T14:09:00" table:style-name="ce65">
            <text:p>2022-07-29 14:09</text:p>
          </table:table-cell>
          <table:table-cell office:value-type="string" table:style-name="ce49">
            <text:p>Nexus(EXT) alert : Service Down</text:p>
          </table:table-cell>
          <table:table-cell office:value-type="string" table:style-name="ce49">
            <text:p>Ci/CD 담당자 메일 전달</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29</text:p>
          </table:table-cell>
          <table:table-cell office:value-type="string" table:style-name="ce46">
            <text:p>15~22</text:p>
          </table:table-cell>
          <table:table-cell office:value-type="string" table:content-validation-name="val2" table:style-name="ce47">
            <text:p>이은도</text:p>
          </table:table-cell>
          <table:table-cell table:style-name="ce47"/>
          <table:table-cell office:value-type="string" table:style-name="ce47">
            <text:p>김효은</text:p>
          </table:table-cell>
          <table:table-cell office:value-type="date" office:date-value="2022-07-29T16:23:00" table:style-name="ce48">
            <text:p>22-7-29 16:23</text:p>
          </table:table-cell>
          <table:table-cell office:value-type="date" office:date-value="2022-07-29T16:23:00" table:style-name="ce48">
            <text:p>22-7-29 16:23</text:p>
          </table:table-cell>
          <table:table-cell office:value-type="time" office:time-value="PT0H0M0S" table:formula="of:=[.N363]-[.M363]" table:style-name="ce64">
            <text:p>0:00:00</text:p>
          </table:table-cell>
          <table:table-cell office:value-type="string" table:style-name="ce47">
            <text:p>Kakao</text:p>
          </table:table-cell>
          <table:table-cell office:value-type="date" office:date-value="2022-07-29T16:36:00" table:style-name="ce67">
            <text:p>2022-7-29 16:36</text:p>
          </table:table-cell>
          <table:table-cell office:value-type="string" table:style-name="ce49">
            <text:p>DB-PG ccskrccspgtcdbp01.krcloud, wait session/active session &gt; 75%</text:p>
          </table:table-cell>
          <table:table-cell office:value-type="string" table:style-name="ce49">
            <text:p>postgresql 동일 테이블의 동일 일자 파티션에 다량의 insert가 들어옴으로써 발생 -&gt; 현재는 해소된 상태, lock없음</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1M0S" table:style-name="ce63">
            <text:p>0:01:00</text:p>
          </table:table-cell>
          <table:table-cell office:value-type="string" table:style-name="ce45">
            <text:p>2022.07.29</text:p>
          </table:table-cell>
          <table:table-cell office:value-type="string" table:style-name="ce46">
            <text:p>15~22</text:p>
          </table:table-cell>
          <table:table-cell office:value-type="string" table:content-validation-name="val2" table:style-name="ce47">
            <text:p>이은도</text:p>
          </table:table-cell>
          <table:table-cell table:number-columns-repeated="2" table:style-name="ce47"/>
          <table:table-cell office:value-type="date" office:date-value="2022-07-29T21:13:00" table:style-name="ce48">
            <text:p>22-7-29 21:13</text:p>
          </table:table-cell>
          <table:table-cell office:value-type="date" office:date-value="2022-07-29T21:14:00" table:style-name="ce48">
            <text:p>22-7-29 21:14</text:p>
          </table:table-cell>
          <table:table-cell office:value-type="time" office:time-value="PT0H1M0S" table:formula="of:=[.N364]-[.M364]" table:style-name="ce64">
            <text:p>0:01:00</text:p>
          </table:table-cell>
          <table:table-cell office:value-type="string" table:style-name="ce47">
            <text:p>kakao, mail</text:p>
          </table:table-cell>
          <table:table-cell table:style-name="ce65"/>
          <table:table-cell office:value-type="string" table:style-name="ce49">
            <text:p>/data Disk size 9.97 % capacity left : es01.ap-northeast-2.prd.h53</text:p>
          </table:table-cell>
          <table:table-cell office:value-type="string" table:style-name="ce49">
            <text:p>담당자에게 메일 전달</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30</text:p>
          </table:table-cell>
          <table:table-cell office:value-type="string" table:style-name="ce46">
            <text:p>09~21</text:p>
          </table:table-cell>
          <table:table-cell office:value-type="string" table:content-validation-name="val2" table:style-name="ce47">
            <text:p>Mohamed</text:p>
          </table:table-cell>
          <table:table-cell table:number-columns-repeated="2" table:style-name="ce47"/>
          <table:table-cell office:value-type="date" office:date-value="2022-07-30T11:00:00" table:style-name="ce48">
            <text:p>22-7-30 11:00</text:p>
          </table:table-cell>
          <table:table-cell office:value-type="date" office:date-value="2022-07-30T11:00:00" table:style-name="ce48">
            <text:p>22-7-30 11:00</text:p>
          </table:table-cell>
          <table:table-cell office:value-type="time" office:time-value="PT0H0M0S" table:formula="of:=[.N365]-[.M365]" table:style-name="ce64">
            <text:p>0:00:00</text:p>
          </table:table-cell>
          <table:table-cell office:value-type="string" table:style-name="ce47">
            <text:p>Kakao</text:p>
          </table:table-cell>
          <table:table-cell table:style-name="ce65"/>
          <table:table-cell office:value-type="string" table:style-name="ce49">
            <text:p>Trident Bottom Right Outer: Temperature is above warning threshold: &gt; 65 : UW-KRTMS-PRD-SL-4F050-A</text:p>
          </table:table-cell>
          <table:table-cell office:value-type="string" table:style-name="ce49">
            <text:p>Shared in information in kakao group. And it's resolved automatically</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2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30</text:p>
          </table:table-cell>
          <table:table-cell office:value-type="string" table:style-name="ce46">
            <text:p>09~21</text:p>
          </table:table-cell>
          <table:table-cell office:value-type="string" table:content-validation-name="val2" table:style-name="ce47">
            <text:p>Mohamed</text:p>
          </table:table-cell>
          <table:table-cell table:number-columns-repeated="2" table:style-name="ce47"/>
          <table:table-cell office:value-type="date" office:date-value="2022-07-30T12:47:00" table:style-name="ce48">
            <text:p>22-7-30 12:47</text:p>
          </table:table-cell>
          <table:table-cell office:value-type="date" office:date-value="2022-07-30T12:47:00" table:style-name="ce48">
            <text:p>22-7-30 12:47</text:p>
          </table:table-cell>
          <table:table-cell office:value-type="time" office:time-value="PT0H0M0S" table:formula="of:=[.N366]-[.M366]" table:style-name="ce64">
            <text:p>0:00:00</text:p>
          </table:table-cell>
          <table:table-cell office:value-type="string" table:style-name="ce47">
            <text:p>Kakao</text:p>
          </table:table-cell>
          <table:table-cell table:style-name="ce65"/>
          <table:table-cell office:value-type="string" table:style-name="ce49">
            <text:p>/data disk size 9.98% capacity left: es01.ap-northeast-2.prd.h53</text:p>
          </table:table-cell>
          <table:table-cell office:value-type="string" table:style-name="ce49">
            <text:p>Resolved Automatically<tex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30</text:p>
          </table:table-cell>
          <table:table-cell office:value-type="string" table:style-name="ce46">
            <text:p>09~21</text:p>
          </table:table-cell>
          <table:table-cell office:value-type="string" table:content-validation-name="val2" table:style-name="ce47">
            <text:p>Mohamed</text:p>
          </table:table-cell>
          <table:table-cell table:number-columns-repeated="2" table:style-name="ce47"/>
          <table:table-cell office:value-type="date" office:date-value="2022-07-30T13:01:00" table:style-name="ce48">
            <text:p>22-7-30 13:01</text:p>
          </table:table-cell>
          <table:table-cell office:value-type="date" office:date-value="2022-07-30T13:01:00" table:style-name="ce48">
            <text:p>22-7-30 13:01</text:p>
          </table:table-cell>
          <table:table-cell office:value-type="time" office:time-value="PT0H0M0S" table:formula="of:=[.N367]-[.M367]" table:style-name="ce64">
            <text:p>0:00:00</text:p>
          </table:table-cell>
          <table:table-cell office:value-type="string" table:style-name="ce47">
            <text:p>Kakao</text:p>
          </table:table-cell>
          <table:table-cell table:style-name="ce65"/>
          <table:table-cell office:value-type="string" table:style-name="ce49">
            <text:p>/tibero_backup Disk size 8.52% capacity left : ccsnahmadkc2dbp01</text:p>
          </table:table-cell>
          <table:table-cell office:value-type="string" table:style-name="ce49">
            <text:p>COC DB팀 및 공유</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KR</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30</text:p>
          </table:table-cell>
          <table:table-cell office:value-type="string" table:style-name="ce46">
            <text:p>21~09</text:p>
          </table:table-cell>
          <table:table-cell office:value-type="string" table:content-validation-name="val2" table:style-name="ce47">
            <text:p>Subramanya</text:p>
          </table:table-cell>
          <table:table-cell table:number-columns-repeated="2" table:style-name="ce47"/>
          <table:table-cell office:value-type="date" office:date-value="2022-07-30T22:20:00" table:style-name="ce48">
            <text:p>22-7-30 22:20</text:p>
          </table:table-cell>
          <table:table-cell office:value-type="date" office:date-value="2022-07-30T22:20:00" table:style-name="ce48">
            <text:p>22-7-30 22:20</text:p>
          </table:table-cell>
          <table:table-cell office:value-type="time" office:time-value="PT0H0M0S" table:formula="of:=[.N368]-[.M368]" table:style-name="ce64">
            <text:p>0:00:00</text:p>
          </table:table-cell>
          <table:table-cell office:value-type="string" table:style-name="ce47">
            <text:p>Kako, Email, SMS and Call</text:p>
          </table:table-cell>
          <table:table-cell table:style-name="ce65"/>
          <table:table-cell office:value-type="string" table:style-name="ce49">
            <text:p>ccskrccspdsfludentp01 [CCS-KR-VM] /data Disk size 10 % capacity left : ccskrccspdsfludentp01</text:p>
          </table:table-cell>
          <table:table-cell office:value-type="string" table:style-name="ce49">
            <text:p>We have sent a mail and called VM owner but no response so we have sent a SMS<text:s/></text:p>
          </table:table-cell>
          <table:table-cell table:style-name="ce49"/>
          <table:table-cell office:value-type="string" table:content-validation-name="val1" table:style-name="ce47">
            <text:p>X</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3M0S" table:style-name="ce63">
            <text:p>0:03:00</text:p>
          </table:table-cell>
          <table:table-cell office:value-type="string" table:style-name="ce45">
            <text:p>2022.07.30</text:p>
          </table:table-cell>
          <table:table-cell office:value-type="string" table:style-name="ce46">
            <text:p>21~09</text:p>
          </table:table-cell>
          <table:table-cell office:value-type="string" table:content-validation-name="val2" table:style-name="ce47">
            <text:p>Subramanya</text:p>
          </table:table-cell>
          <table:table-cell table:number-columns-repeated="2" table:style-name="ce47"/>
          <table:table-cell office:value-type="date" office:date-value="2022-07-31T00:45:00" table:style-name="ce48">
            <text:p>22-7-31 0:45</text:p>
          </table:table-cell>
          <table:table-cell office:value-type="date" office:date-value="2022-07-31T00:48:00" table:style-name="ce48">
            <text:p>22-7-31 0:48</text:p>
          </table:table-cell>
          <table:table-cell office:value-type="time" office:time-value="PT0H3M0S" table:formula="of:=[.N369]-[.M369]" table:style-name="ce64">
            <text:p>0:03:00</text:p>
          </table:table-cell>
          <table:table-cell office:value-type="string" table:style-name="ce47">
            <text:p>Email, M+ and Call</text:p>
          </table:table-cell>
          <table:table-cell table:style-name="ce65"/>
          <table:table-cell office:value-type="string" table:style-name="ce69">
            <text:p>/data Disk size 5.88 % capacity left : ccsnakmasbrmofp01 &amp; ccsnakmasbrmofp02</text:p>
          </table:table-cell>
          <table:table-cell office:value-type="string" table:style-name="ce49">
            <text:p>We have sent mail and called Denny to action on it.. Issue got resolved</text:p>
          </table:table-cell>
          <table:table-cell table:style-name="ce49"/>
          <table:table-cell office:value-type="string" table:content-validation-name="val1" table:style-name="ce47">
            <text:p>O</text:p>
          </table:table-cell>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style-name="ro2">
          <table:table-cell office:value-type="string" table:style-name="ce2">
            <text:p>22년</text:p>
          </table:table-cell>
          <table:table-cell office:value-type="string" table:style-name="ce39">
            <text:p>7월</text:p>
          </table:table-cell>
          <table:table-cell office:value-type="string" table:style-name="ce39">
            <text:p>NA</text:p>
          </table:table-cell>
          <table:table-cell office:value-type="string" table:style-name="ce39">
            <text:p>1센터</text:p>
          </table:table-cell>
          <table:table-cell office:value-type="string" table:style-name="ce39">
            <text:p>PRD</text:p>
          </table:table-cell>
          <table:table-cell office:value-type="string" table:style-name="ce39">
            <text:p>완료</text:p>
          </table:table-cell>
          <table:table-cell office:value-type="time" office:time-value="PT0H0M0S" table:style-name="ce63">
            <text:p>0:00:00</text:p>
          </table:table-cell>
          <table:table-cell office:value-type="string" table:style-name="ce45">
            <text:p>2022.07.31</text:p>
          </table:table-cell>
          <table:table-cell office:value-type="string" table:style-name="ce46">
            <text:p>09~21</text:p>
          </table:table-cell>
          <table:table-cell office:value-type="string" table:content-validation-name="val2" table:style-name="ce47">
            <text:p>Mohamed</text:p>
          </table:table-cell>
          <table:table-cell table:number-columns-repeated="2" table:style-name="ce47"/>
          <table:table-cell office:value-type="date" office:date-value="2022-07-31T19:44:00" table:style-name="ce48">
            <text:p>22-7-31 19:44</text:p>
          </table:table-cell>
          <table:table-cell office:value-type="date" office:date-value="2022-07-31T19:44:00" table:style-name="ce48">
            <text:p>22-7-31 19:44</text:p>
          </table:table-cell>
          <table:table-cell office:value-type="time" office:time-value="PT0H0M0S" table:formula="of:=[.N370]-[.M370]" table:style-name="ce64">
            <text:p>0:00:00</text:p>
          </table:table-cell>
          <table:table-cell office:value-type="string" table:style-name="ce47">
            <text:p>Kakao &amp; Email<text:s/></text:p>
          </table:table-cell>
          <table:table-cell table:style-name="ce65"/>
          <table:table-cell office:value-type="string" table:style-name="ce49">
            <text:p>CPU2 Temp: Temperature is above warning threshold: &gt; 70 : nacloudprdlcomd05</text:p>
          </table:table-cell>
          <table:table-cell office:value-type="string" table:style-name="ce49">
            <text:p>ccsnahmaissp04 CPU utilization is high and the server hosted in nacloudprdlcomd05. We send the email to vm owner<text:s/></text:p>
          </table:table-cell>
          <table:table-cell table:style-name="ce49"/>
          <table:table-cell table:content-validation-name="val1" table:style-name="ce47"/>
          <table:table-cell table:content-validation-name="val1" table:style-name="ce47"/>
          <table:table-cell table:style-name="ce49"/>
          <table:table-cell office:value-type="string" table:style-name="ce2">
            <text:p>O</text:p>
          </table:table-cell>
          <table:table-cell office:value-type="string" table:style-name="ce2">
            <text:p>O</text:p>
          </table:table-cell>
          <table:table-cell office:value-type="string" table:style-name="ce2">
            <text:p>O</text:p>
          </table:table-cell>
          <table:table-cell table:number-columns-repeated="16358"/>
        </table:table-row>
        <table:table-row table:number-rows-repeated="1048206" table:style-name="ro2">
          <table:table-cell table:number-columns-repeated="16384"/>
        </table:table-row>
      </table:table>
      <table:table table:name="'file:///C:/Users/h2107570/Downloads/장애%20템플릿_초안_20220509_1.ods'#1st_Level" table:style-name="ta2">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2">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2">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2">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table table:name="'file:///C:/Users/H2206536/Documents/인시던트핸들링%20파일/Incident_handling_June2022_v0.2_0622_3.ods'#List" table:style-name="ta2">
        <table:table-source xlink:href="file:///C:/Users/H2206536/Documents/인시던트핸들링%20파일/Incident_handling_June2022_v0.2_0622_3.ods" table:table-name="List" table:mode="copy-results-only"/>
        <table:table-column/>
        <table:table-row table:number-rows-repeated="1048576">
          <table:table-cell table:number-columns-repeated="16384"/>
        </table:table-row>
      </table:table>
      <table:named-expressions>
        <table:named-range table:name="acacacacac" table:cell-range-address="'file:///C:/Users/h2107570/Downloads/장애%20템플릿_초안_20220509_1.ods'#List.$B$3:List.$B$30" table:base-cell-address="7월집계.$A$1"/>
        <table:named-range table:name="당직자" table:cell-range-address="'file:///C:/Users/H2206536/Documents/인시던트핸들링%20파일/Incident_handling_June2022_v0.2_0622_3.ods'#List.$B$3:List.$B$30" table:base-cell-address="7월집계.$A$1"/>
        <table:named-range table:name="장애공유" table:cell-range-address="'file:///C:/Users/H2206536/Documents/인시던트핸들링%20파일/Incident_handling_June2022_v0.2_0622_3.ods'#List.$C$3:List.$C$8" table:base-cell-address="7월집계.$A$1"/>
        <table:named-range table:name="컨택여부" table:cell-range-address="'file:///C:/Users/H2206536/Documents/인시던트핸들링%20파일/Incident_handling_June2022_v0.2_0622_3.ods'#List.$D$3:List.$D$4" table:base-cell-address="7월집계.$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style:font-face style:name="Arial" svg:font-family="Arial"/>
  </office:font-face-decls>
  <office:styles>
    <number:number-style style:name="N0">
      <number:number number:min-integer-digits="1"/>
    </number:number-style>
    <number:time-style style:name="N48P0">
      <number:hours/>
      <number:text>:</number:text>
      <number:minutes number:style="long"/>
      <number:text>:</number:text>
      <number:seconds number:style="long"/>
    </number:time-style>
    <number:text-style style:name="N48">
      <number:text-content/>
      <style:map style:condition="value()&gt;=0" style:apply-style-name="N48P0"/>
    </number:text-style>
    <number:date-style style:name="N49">
      <number:year number:style="long"/>
      <number:text>.</number:text>
      <number:month number:style="long"/>
      <number:text>.</number:text>
      <number:day number:style="long"/>
    </number:date-style>
    <number:date-style style:name="N50P0" number:language="en" number:country="US">
      <number:day/>
      <number:text>-</number:text>
      <number:month number:textual="true"/>
      <number:text>-</number:text>
      <number:year number:style="long"/>
    </number:date-style>
    <number:text-style style:name="N50">
      <number:text-content/>
      <style:map style:condition="value()&gt;=0" style:apply-style-name="N50P0"/>
    </number:text-style>
    <number:date-style style:name="N51P0">
      <number:year/>
      <number:text>-</number:text>
      <number:month/>
      <number:text>-</number:text>
      <number:day/>
      <number:text> </number:text>
      <number:hours/>
      <number:text>:</number:text>
      <number:minutes number:style="long"/>
    </number:date-style>
    <number:text-style style:name="N51">
      <number:text-content/>
      <style:map style:condition="value()&gt;=0" style:apply-style-name="N51P0"/>
    </number:text-style>
    <number:time-style style:name="N52">
      <number:hours/>
      <number:text>:</number:text>
      <number:minutes number:style="long"/>
    </number:time-style>
    <number:date-style style:name="N53">
      <number:year number:style="long"/>
      <number:text>-</number:text>
      <number:month number:style="long"/>
      <number:text>-</number:text>
      <number:day number:style="long"/>
      <number:text> </number:text>
      <number:hours number:style="long"/>
      <number:text>:</number:text>
      <number:minutes number:style="long"/>
    </number:date-style>
    <number:date-style style:name="N54P0">
      <number:year number:style="long"/>
      <number:text>-</number:text>
      <number:month/>
      <number:text>-</number:text>
      <number:day/>
      <number:text> </number:text>
      <number:hours/>
      <number:text>:</number:text>
      <number:minutes number:style="long"/>
    </number:date-style>
    <number:text-style style:name="N54">
      <number:text-content/>
      <style:map style:condition="value()&gt;=0" style:apply-style-name="N54P0"/>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_32_2" style:display-name="표준 2 2" style:family="table-cell" style:data-style-name="N0">
      <style:table-cell-properties style:vertical-align="automatic" fo:background-color="transparent"/>
    </style:style>
    <style:style style:name="_54364__51456__32_3" style:display-name="표준 3" style:family="table-cell" style:data-style-name="N0">
      <style:table-cell-properties style:vertical-align="middle"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AE_GE</meta:initial-creator>
    <dc:creator>PC_Maintenance_2203</dc:creator>
    <meta:creation-date>2022-08-04T05:22:17Z</meta:creation-date>
    <dc:date>2022-08-09T08:28:29Z</dc:date>
  </office:meta>
</office:document-meta>
</file>